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color="#cccccc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fo:color="#cccccc"/>
    </style:style>
    <style:style style:name="ce5" style:family="table-cell" style:parent-style-name="Default" style:data-style-name="N123">
      <style:table-cell-properties fo:background-color="#ccff00"/>
    </style:style>
    <style:style style:name="ce6" style:family="table-cell" style:parent-style-name="Default" style:data-style-name="N123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#ff0000"/>
      <style:map style:condition="cell-content()=1" style:apply-style-name="Untitled3" style:base-cell-address="Sheet1.L1"/>
    </style:style>
    <style:style style:name="ce8" style:family="table-cell" style:parent-style-name="Default">
      <style:map style:condition="cell-content()=1" style:apply-style-name="Untitled3" style:base-cell-address="Sheet1.L1"/>
    </style:style>
    <style:style style:name="ce9" style:family="table-cell" style:parent-style-name="Default">
      <style:table-cell-properties fo:background-color="#ccff00"/>
      <style:map style:condition="cell-content()=1" style:apply-style-name="Untitled3" style:base-cell-address="Sheet1.L1"/>
    </style:style>
    <style:style style:name="ce10" style:family="table-cell" style:parent-style-name="Default" style:data-style-name="N0">
      <style:table-cell-properties fo:background-color="#ff0000"/>
      <style:map style:condition="is-true-formula([Sheet1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1" style:family="table-cell" style:parent-style-name="Default" style:data-style-name="N0">
      <style:map style:condition="is-true-formula([Sheet1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2" style:family="table-cell" style:parent-style-name="Default" style:data-style-name="N43">
      <style:map style:condition="is-true-formula([Sheet1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3" style:family="table-cell" style:parent-style-name="Default" style:data-style-name="N0">
      <style:table-cell-properties fo:background-color="#ccff00"/>
      <style:map style:condition="is-true-formula([Sheet1.L1]=1)" style:apply-style-name="Untitled1" style:base-cell-address="Sheet1.M1"/>
      <style:map style:condition="cell-content()&lt;0" style:apply-style-name="Untitled3" style:base-cell-address="Sheet1.M1"/>
      <style:map style:condition="cell-content()&gt;0.1666666667" style:apply-style-name="Untitled2" style:base-cell-address="Sheet1.M1"/>
      <style:map style:condition="cell-content()&gt;0.0027777" style:apply-style-name="Untitled3" style:base-cell-address="Sheet1.M1"/>
    </style:style>
    <style:style style:name="ce14" style:family="table-cell" style:parent-style-name="Default">
      <style:table-cell-properties fo:background-color="#ff0000"/>
      <style:map style:condition="is-true-formula([Sheet1.L1]=1)" style:apply-style-name="Untitled1" style:base-cell-address="Sheet1.N1"/>
      <style:map style:condition="cell-content()!=0" style:apply-style-name="Untitled3" style:base-cell-address="Sheet1.N1"/>
    </style:style>
    <style:style style:name="ce15" style:family="table-cell" style:parent-style-name="Default">
      <style:map style:condition="is-true-formula([Sheet1.L1]=1)" style:apply-style-name="Untitled1" style:base-cell-address="Sheet1.N1"/>
      <style:map style:condition="cell-content()!=0" style:apply-style-name="Untitled3" style:base-cell-address="Sheet1.N1"/>
    </style:style>
    <style:style style:name="ce16" style:family="table-cell" style:parent-style-name="Default" style:data-style-name="N0">
      <style:map style:condition="is-true-formula([Sheet1.L1]=1)" style:apply-style-name="Untitled1" style:base-cell-address="Sheet1.N1"/>
      <style:map style:condition="cell-content()!=0" style:apply-style-name="Untitled3" style:base-cell-address="Sheet1.N1"/>
    </style:style>
    <style:style style:name="ce17" style:family="table-cell" style:parent-style-name="Default" style:data-style-name="N0">
      <style:table-cell-properties fo:background-color="#ccff00"/>
      <style:map style:condition="is-true-formula([Sheet1.L1]=1)" style:apply-style-name="Untitled1" style:base-cell-address="Sheet1.N1"/>
      <style:map style:condition="cell-content()!=0" style:apply-style-name="Untitled3" style:base-cell-address="Sheet1.N1"/>
    </style:style>
    <style:style style:name="ce18" style:family="table-cell" style:parent-style-name="Default">
      <style:table-cell-properties fo:background-color="#ff0000"/>
      <style:map style:condition="cell-content()=1" style:apply-style-name="Untitled3" style:base-cell-address="Sheet2.L1"/>
    </style:style>
    <style:style style:name="ce19" style:family="table-cell" style:parent-style-name="Default">
      <style:map style:condition="cell-content()=1" style:apply-style-name="Untitled3" style:base-cell-address="Sheet2.L1"/>
    </style:style>
    <style:style style:name="ce20" style:family="table-cell" style:parent-style-name="Default">
      <style:table-cell-properties fo:background-color="#ccff00"/>
      <style:map style:condition="cell-content()=1" style:apply-style-name="Untitled3" style:base-cell-address="Sheet2.L1"/>
    </style:style>
    <style:style style:name="ce21" style:family="table-cell" style:parent-style-name="Default">
      <style:map style:condition="cell-content()=1" style:apply-style-name="Untitled3" style:base-cell-address="Sheet2.L99"/>
    </style:style>
    <style:style style:name="ce22" style:family="table-cell" style:parent-style-name="Default">
      <style:map style:condition="cell-content()=1" style:apply-style-name="Untitled3" style:base-cell-address="Sheet2.L100"/>
    </style:style>
    <style:style style:name="ce23" style:family="table-cell" style:parent-style-name="Default">
      <style:map style:condition="cell-content()=1" style:apply-style-name="Untitled3" style:base-cell-address="Sheet2.L100"/>
    </style:style>
    <style:style style:name="ce24" style:family="table-cell" style:parent-style-name="Default" style:data-style-name="N41">
      <style:table-cell-properties fo:background-color="#ff0000"/>
      <style:map style:condition="is-true-formula([Sheet2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5" style:family="table-cell" style:parent-style-name="Default" style:data-style-name="N41">
      <style:map style:condition="is-true-formula([Sheet2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6" style:family="table-cell" style:parent-style-name="Default" style:data-style-name="N41">
      <style:table-cell-properties fo:background-color="#ccff00"/>
      <style:map style:condition="is-true-formula([Sheet2.L1]=1)" style:apply-style-name="Untitled1" style:base-cell-address="Sheet2.M1"/>
      <style:map style:condition="cell-content()&lt;0" style:apply-style-name="Untitled3" style:base-cell-address="Sheet2.M1"/>
      <style:map style:condition="cell-content()&gt;0.1666666667" style:apply-style-name="Untitled2" style:base-cell-address="Sheet2.M1"/>
      <style:map style:condition="cell-content()&gt;0.0027777" style:apply-style-name="Untitled3" style:base-cell-address="Sheet2.M1"/>
    </style:style>
    <style:style style:name="ce27" style:family="table-cell" style:parent-style-name="Default" style:data-style-name="N41">
      <style:map style:condition="is-true-formula([Sheet2.L99]=1)" style:apply-style-name="Untitled1" style:base-cell-address="Sheet2.M99"/>
      <style:map style:condition="cell-content()&lt;0" style:apply-style-name="Untitled3" style:base-cell-address="Sheet2.M99"/>
      <style:map style:condition="cell-content()&gt;0.1666666667" style:apply-style-name="Untitled2" style:base-cell-address="Sheet2.M99"/>
      <style:map style:condition="cell-content()&gt;0.0027777" style:apply-style-name="Untitled3" style:base-cell-address="Sheet2.M99"/>
    </style:style>
    <style:style style:name="ce28" style:family="table-cell" style:parent-style-name="Default" style:data-style-name="N41">
      <style:map style:condition="is-true-formula([Sheet2.L100]=1)" style:apply-style-name="Untitled1" style:base-cell-address="Sheet2.M100"/>
      <style:map style:condition="cell-content()&lt;0" style:apply-style-name="Untitled3" style:base-cell-address="Sheet2.M100"/>
      <style:map style:condition="cell-content()&gt;0.1666666667" style:apply-style-name="Untitled2" style:base-cell-address="Sheet2.M100"/>
      <style:map style:condition="cell-content()&gt;0.0027777" style:apply-style-name="Untitled3" style:base-cell-address="Sheet2.M100"/>
    </style:style>
    <style:style style:name="ce29" style:family="table-cell" style:parent-style-name="Default" style:data-style-name="N41">
      <style:map style:condition="is-true-formula([Sheet2.L100]=1)" style:apply-style-name="Untitled1" style:base-cell-address="Sheet2.M100"/>
      <style:map style:condition="cell-content()&lt;0" style:apply-style-name="Untitled3" style:base-cell-address="Sheet2.M100"/>
      <style:map style:condition="cell-content()&gt;0.1666666667" style:apply-style-name="Untitled2" style:base-cell-address="Sheet2.M100"/>
      <style:map style:condition="cell-content()&gt;0.0027777" style:apply-style-name="Untitled3" style:base-cell-address="Sheet2.M100"/>
    </style:style>
    <style:style style:name="ce30" style:family="table-cell" style:parent-style-name="Default">
      <style:table-cell-properties fo:background-color="#ff0000"/>
      <style:map style:condition="is-true-formula([Sheet2.L1]=1)" style:apply-style-name="Untitled1" style:base-cell-address="Sheet2.N1"/>
      <style:map style:condition="cell-content()!=0" style:apply-style-name="Untitled3" style:base-cell-address="Sheet2.N1"/>
    </style:style>
    <style:style style:name="ce31" style:family="table-cell" style:parent-style-name="Default">
      <style:map style:condition="is-true-formula([Sheet2.L1]=1)" style:apply-style-name="Untitled1" style:base-cell-address="Sheet2.N1"/>
      <style:map style:condition="cell-content()!=0" style:apply-style-name="Untitled3" style:base-cell-address="Sheet2.N1"/>
    </style:style>
    <style:style style:name="ce32" style:family="table-cell" style:parent-style-name="Default" style:data-style-name="N0">
      <style:map style:condition="is-true-formula([Sheet2.L1]=1)" style:apply-style-name="Untitled1" style:base-cell-address="Sheet2.N1"/>
      <style:map style:condition="cell-content()!=0" style:apply-style-name="Untitled3" style:base-cell-address="Sheet2.N1"/>
    </style:style>
    <style:style style:name="ce33" style:family="table-cell" style:parent-style-name="Default" style:data-style-name="N0">
      <style:table-cell-properties fo:background-color="#ccff00"/>
      <style:map style:condition="is-true-formula([Sheet2.L1]=1)" style:apply-style-name="Untitled1" style:base-cell-address="Sheet2.N1"/>
      <style:map style:condition="cell-content()!=0" style:apply-style-name="Untitled3" style:base-cell-address="Sheet2.N1"/>
    </style:style>
    <style:style style:name="ce34" style:family="table-cell" style:parent-style-name="Default" style:data-style-name="N0">
      <style:map style:condition="is-true-formula([Sheet2.L99]=1)" style:apply-style-name="Untitled1" style:base-cell-address="Sheet2.N99"/>
      <style:map style:condition="cell-content()!=0" style:apply-style-name="Untitled3" style:base-cell-address="Sheet2.N99"/>
    </style:style>
    <style:style style:name="ce35" style:family="table-cell" style:parent-style-name="Default" style:data-style-name="N0">
      <style:map style:condition="is-true-formula([Sheet2.L100]=1)" style:apply-style-name="Untitled1" style:base-cell-address="Sheet2.N100"/>
      <style:map style:condition="cell-content()!=0" style:apply-style-name="Untitled3" style:base-cell-address="Sheet2.N100"/>
    </style:style>
    <style:style style:name="ce36" style:family="table-cell" style:parent-style-name="Default" style:data-style-name="N0">
      <style:map style:condition="is-true-formula([Sheet2.L100]=1)" style:apply-style-name="Untitled1" style:base-cell-address="Sheet2.N100"/>
      <style:map style:condition="cell-content()!=0" style:apply-style-name="Untitled3" style:base-cell-address="Sheet2.N100"/>
    </style:style>
    <style:style style:name="ce37" style:family="table-cell" style:parent-style-name="Default">
      <style:text-properties fo:color="#dddddd"/>
    </style:style>
    <style:style style:name="ce38" style:family="table-cell" style:parent-style-name="Default" style:data-style-name="N100">
      <style:text-properties fo:color="#dddddd"/>
    </style:style>
    <style:style style:name="ce39" style:family="table-cell" style:parent-style-name="Default" style:data-style-name="N100"/>
    <style:style style:name="ce40" style:family="table-cell" style:parent-style-name="Default" style:data-style-name="N41"/>
    <style:style style:name="ce41" style:family="table-cell" style:parent-style-name="Default" style:data-style-name="N41">
      <style:text-properties fo:color="#dddddd"/>
    </style:style>
    <style:style style:name="ce42" style:family="table-cell" style:parent-style-name="Default">
      <style:map style:condition="cell-content()!=0" style:apply-style-name="Untitled2" style:base-cell-address="Sheet3.G1"/>
    </style:style>
    <style:style style:name="ce43" style:family="table-cell" style:parent-style-name="Default" style:data-style-name="N0">
      <style:map style:condition="is-true-formula([Sheet3.G1]&gt;0)" style:apply-style-name="Untitled3" style:base-cell-address="Sheet3.H1"/>
      <style:map style:condition="cell-content()&gt;0.16666667" style:apply-style-name="Untitled2" style:base-cell-address="Sheet3.H1"/>
      <style:map style:condition="is-true-formula([Sheet3.H1]&gt;0.00227777)" style:apply-style-name="Untitled3" style:base-cell-address="Sheet3.H1"/>
    </style:style>
    <style:style style:name="ce44" style:family="table-cell" style:parent-style-name="Default">
      <style:map style:condition="is-true-formula([Sheet3.G1]&gt;0)" style:apply-style-name="Untitled3" style:base-cell-address="Sheet3.I1"/>
      <style:map style:condition="cell-content()!=0" style:apply-style-name="Untitled1" style:base-cell-address="Sheet3.I1"/>
    </style:style>
    <style:style style:name="ce45" style:family="table-cell" style:parent-style-name="Default">
      <style:map style:condition="is-true-formula([Sheet3.G1]&gt;0)" style:apply-style-name="Untitled3" style:base-cell-address="Sheet3.J1"/>
      <style:map style:condition="cell-content()!=0" style:apply-style-name="Untitled1" style:base-cell-address="Sheet3.J1"/>
    </style:style>
    <style:style style:name="ce46" style:family="table-cell" style:parent-style-name="Default" style:data-style-name="N0">
      <style:map style:condition="is-true-formula([Sheet3.M85]=1)" style:apply-style-name="Untitled1" style:base-cell-address="Sheet3.N85"/>
      <style:map style:condition="cell-content()&lt;0" style:apply-style-name="Untitled3" style:base-cell-address="Sheet3.N85"/>
      <style:map style:condition="cell-content()&gt;0.1666666667" style:apply-style-name="Untitled2" style:base-cell-address="Sheet3.N85"/>
      <style:map style:condition="cell-content()&gt;0.0027777" style:apply-style-name="Untitled3" style:base-cell-address="Sheet3.N85"/>
    </style:style>
    <style:style style:name="ce47" style:family="table-cell" style:parent-style-name="Default">
      <style:text-properties fo:color="#808080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fff99" fo:border="none"/>
    </style:style>
    <style:style style:name="ce5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ff99"/>
    </style:style>
    <style:style style:name="ce53" style:family="table-cell" style:parent-style-name="Default">
      <style:table-cell-properties fo:border-bottom="none" fo:background-color="#ffff99" fo:border-left="none" fo:border-right="none" fo:border-top="0.06pt solid #0000ff"/>
      <style:text-properties fo:color="#ff33ff"/>
    </style:style>
    <style:style style:name="ce54" style:family="table-cell" style:parent-style-name="Default">
      <style:table-cell-properties fo:background-color="#ffff99"/>
      <style:text-properties style:use-window-font-color="true"/>
    </style:style>
    <style:style style:name="ce55" style:family="table-cell" style:parent-style-name="Default">
      <style:table-cell-properties fo:border-bottom="0.99pt dotted #0000ff" fo:background-color="#ffff99" fo:border-left="none" fo:border-right="none" fo:border-top="none"/>
      <style:text-properties fo:color="#ff33ff"/>
    </style:style>
    <style:style style:name="ce56" style:family="table-cell" style:parent-style-name="Default">
      <style:table-cell-properties fo:border-bottom="0.06pt solid #0000ff" fo:background-color="#ffff99" fo:border-left="none" fo:border-right="none" fo:border-top="none"/>
      <style:text-properties fo:color="#ff33ff"/>
    </style:style>
    <style:style style:name="ce57" style:family="table-cell" style:parent-style-name="Default" style:data-style-name="N100">
      <style:text-properties fo:color="#808080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fo:border="none"/>
    </style:style>
    <style:style style:name="ce60" style:family="table-cell" style:parent-style-name="Default" style:data-style-name="N100">
      <style:table-cell-properties fo:background-color="#ffff99" fo:border="none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fo:background-color="#ffff99"/>
    </style:style>
    <style:style style:name="ce62" style:family="table-cell" style:parent-style-name="Default" style:data-style-name="N100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00">
      <style:table-cell-properties fo:background-color="#ffff99" fo:border="none"/>
    </style:style>
    <style:style style:name="ce64" style:family="table-cell" style:parent-style-name="Default" style:data-style-name="N100">
      <style:table-cell-properties fo:background-color="#ffff99"/>
      <style:text-properties fo:color="#ff0000"/>
    </style:style>
    <style:style style:name="ce65" style:family="table-cell" style:parent-style-name="Default" style:data-style-name="N100">
      <style:table-cell-properties fo:border-bottom="none" fo:background-color="#ffff99" fo:border-left="none" fo:border-right="none" fo:border-top="0.06pt solid #0000ff"/>
      <style:text-properties fo:color="#ff33ff"/>
    </style:style>
    <style:style style:name="ce66" style:family="table-cell" style:parent-style-name="Default" style:data-style-name="N100">
      <style:table-cell-properties fo:background-color="#ffff99"/>
      <style:text-properties style:use-window-font-color="true"/>
    </style:style>
    <style:style style:name="ce67" style:family="table-cell" style:parent-style-name="Default" style:data-style-name="N100">
      <style:table-cell-properties fo:border-bottom="0.99pt dotted #0000ff" fo:background-color="#ffff99" fo:border-left="none" fo:border-right="none" fo:border-top="none"/>
      <style:text-properties fo:color="#ff33ff"/>
    </style:style>
    <style:style style:name="ce68" style:family="table-cell" style:parent-style-name="Default" style:data-style-name="N100">
      <style:table-cell-properties fo:border-bottom="0.06pt solid #0000ff" fo:background-color="#ffff99" fo:border-left="none" fo:border-right="none" fo:border-top="none"/>
      <style:text-properties fo:color="#ff33ff"/>
    </style:style>
    <style:style style:name="ce69" style:family="table-cell" style:parent-style-name="Default">
      <style:table-cell-properties fo:background-color="#ffff99"/>
    </style:style>
    <style:style style:name="ce70" style:family="table-cell" style:parent-style-name="Default">
      <style:table-cell-properties fo:border-bottom="0.06pt solid #0000ff" fo:background-color="#ffff99" fo:border-left="none" fo:border-right="none" fo:border-top="none"/>
      <style:text-properties fo:color="#ff33ff"/>
    </style:style>
    <style:style style:name="ce71" style:family="table-cell" style:parent-style-name="Default">
      <style:text-properties fo:color="#000000"/>
    </style:style>
    <style:style style:name="ce72" style:family="table-cell" style:parent-style-name="Default">
      <style:table-cell-properties fo:background-color="#ffff99" fo:border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fo:border-left="0.06pt solid #ff6600" fo:border-right="none" fo:border-top="0.06pt solid #ff6600"/>
      <style:map style:condition="cell-content()!=0" style:apply-style-name="Untitled2" style:base-cell-address="Sheet4.H1"/>
    </style:style>
    <style:style style:name="ce74" style:family="table-cell" style:parent-style-name="Default">
      <style:table-cell-properties fo:border-bottom="0.06pt solid #ff6600" fo:border-left="0.06pt solid #ff6600" fo:border-right="none" fo:border-top="none"/>
      <style:map style:condition="cell-content()!=0" style:apply-style-name="Untitled2" style:base-cell-address="Sheet4.H1"/>
    </style:style>
    <style:style style:name="ce75" style:family="table-cell" style:parent-style-name="Default">
      <style:map style:condition="cell-content()!=0" style:apply-style-name="Untitled2" style:base-cell-address="Sheet4.H1"/>
    </style:style>
    <style:style style:name="ce76" style:family="table-cell" style:parent-style-name="Default">
      <style:table-cell-properties fo:border="none"/>
      <style:map style:condition="cell-content()!=0" style:apply-style-name="Untitled2" style:base-cell-address="Sheet4.H1"/>
    </style:style>
    <style:style style:name="ce77" style:family="table-cell" style:parent-style-name="Default">
      <style:table-cell-properties fo:background-color="#ffff99"/>
      <style:map style:condition="cell-content()!=0" style:apply-style-name="Untitled2" style:base-cell-address="Sheet4.H1"/>
    </style:style>
    <style:style style:name="ce78" style:family="table-cell" style:parent-style-name="Default">
      <style:table-cell-properties fo:background-color="#ffff99" fo:border="none"/>
      <style:map style:condition="cell-content()!=0" style:apply-style-name="Untitled2" style:base-cell-address="Sheet4.H1"/>
    </style:style>
    <style:style style:name="ce79" style:family="table-cell" style:parent-style-name="Default">
      <style:table-cell-properties fo:border-bottom="none" fo:background-color="#ffff99" fo:border-left="none" fo:border-right="none" fo:border-top="0.06pt solid #0000ff"/>
      <style:text-properties fo:color="#ff33ff"/>
      <style:map style:condition="cell-content()!=0" style:apply-style-name="Untitled2" style:base-cell-address="Sheet4.H1"/>
    </style:style>
    <style:style style:name="ce80" style:family="table-cell" style:parent-style-name="Default">
      <style:table-cell-properties fo:background-color="#ffff99"/>
      <style:text-properties style:use-window-font-color="true"/>
      <style:map style:condition="cell-content()!=0" style:apply-style-name="Untitled2" style:base-cell-address="Sheet4.H1"/>
    </style:style>
    <style:style style:name="ce81" style:family="table-cell" style:parent-style-name="Default">
      <style:table-cell-properties fo:background-color="#ffff99"/>
      <style:map style:condition="cell-content()!=0" style:apply-style-name="Untitled2" style:base-cell-address="Sheet4.H1"/>
    </style:style>
    <style:style style:name="ce82" style:family="table-cell" style:parent-style-name="Default">
      <style:table-cell-properties fo:border-bottom="0.99pt dotted #0000ff" fo:background-color="#ffff99" fo:border-left="none" fo:border-right="none" fo:border-top="none"/>
      <style:text-properties fo:color="#ff33ff"/>
      <style:map style:condition="cell-content()!=0" style:apply-style-name="Untitled2" style:base-cell-address="Sheet4.H1"/>
    </style:style>
    <style:style style:name="ce83" style:family="table-cell" style:parent-style-name="Default">
      <style:table-cell-properties fo:border-bottom="0.06pt solid #0000ff" fo:background-color="#ffff99" fo:border-left="none" fo:border-right="none" fo:border-top="none"/>
      <style:text-properties fo:color="#ff33ff"/>
      <style:map style:condition="cell-content()!=0" style:apply-style-name="Untitled2" style:base-cell-address="Sheet4.H1"/>
    </style:style>
    <style:style style:name="ce84" style:family="table-cell" style:parent-style-name="Default" style:data-style-name="N41">
      <style:table-cell-properties fo:border-bottom="none" fo:border-left="none" fo:border-right="0.06pt solid #ff6600" fo:border-top="0.06pt solid #ff6600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85" style:family="table-cell" style:parent-style-name="Default" style:data-style-name="N41">
      <style:table-cell-properties fo:border-bottom="0.06pt solid #ff6600" fo:border-left="none" fo:border-right="0.06pt solid #ff6600" fo:border-top="none"/>
      <style:text-properties style:font-name="Liberation Sans" style:font-name-asian="WenQuanYi Micro Hei" style:font-name-complex="Lohit Devanagari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86" style:family="table-cell" style:parent-style-name="Default" style:data-style-name="N41"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87" style:family="table-cell" style:parent-style-name="Default" style:data-style-name="N41">
      <style:table-cell-properties fo:border="none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88" style:family="table-cell" style:parent-style-name="Default" style:data-style-name="N41">
      <style:table-cell-properties fo:background-color="#ffff99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89" style:family="table-cell" style:parent-style-name="Default" style:data-style-name="N41">
      <style:table-cell-properties fo:background-color="#ffff99" fo:border="none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90" style:family="table-cell" style:parent-style-name="Default" style:data-style-name="N41">
      <style:table-cell-properties fo:border-bottom="none" fo:background-color="#ffff99" fo:border-left="none" fo:border-right="none" fo:border-top="0.06pt solid #0000ff"/>
      <style:text-properties fo:color="#ff33ff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91" style:family="table-cell" style:parent-style-name="Default" style:data-style-name="N41">
      <style:table-cell-properties fo:background-color="#ffff99"/>
      <style:text-properties style:use-window-font-color="true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92" style:family="table-cell" style:parent-style-name="Default" style:data-style-name="N41">
      <style:table-cell-properties fo:background-color="#ffff99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93" style:family="table-cell" style:parent-style-name="Default" style:data-style-name="N41">
      <style:table-cell-properties fo:border-bottom="0.99pt dotted #0000ff" fo:background-color="#ffff99" fo:border-left="none" fo:border-right="none" fo:border-top="none"/>
      <style:text-properties fo:color="#ff33ff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94" style:family="table-cell" style:parent-style-name="Default" style:data-style-name="N41">
      <style:table-cell-properties fo:border-bottom="0.06pt solid #0000ff" fo:background-color="#ffff99" fo:border-left="none" fo:border-right="none" fo:border-top="none"/>
      <style:text-properties fo:color="#ff33ff"/>
      <style:map style:condition="is-true-formula([Sheet4.H1]&gt;0)" style:apply-style-name="Untitled3" style:base-cell-address="Sheet4.I1"/>
      <style:map style:condition="cell-content()&gt;[$Sheet4.$I$1]" style:apply-style-name="Untitled3" style:base-cell-address="Sheet4.I1"/>
    </style:style>
    <style:style style:name="ce95" style:family="table-cell" style:parent-style-name="Default">
      <style:map style:condition="is-true-formula([Sheet4.H1]&gt;0)" style:apply-style-name="Untitled3" style:base-cell-address="Sheet4.J1"/>
    </style:style>
    <style:style style:name="ce96" style:family="table-cell" style:parent-style-name="Default">
      <style:table-cell-properties fo:border="none"/>
      <style:map style:condition="is-true-formula([Sheet4.H1]&gt;0)" style:apply-style-name="Untitled3" style:base-cell-address="Sheet4.J1"/>
    </style:style>
    <style:style style:name="ce97" style:family="table-cell" style:parent-style-name="Default">
      <style:table-cell-properties fo:background-color="#ffff99"/>
      <style:map style:condition="is-true-formula([Sheet4.H1]&gt;0)" style:apply-style-name="Untitled3" style:base-cell-address="Sheet4.J1"/>
    </style:style>
    <style:style style:name="ce98" style:family="table-cell" style:parent-style-name="Default">
      <style:table-cell-properties fo:background-color="#ffff99" fo:border="none"/>
      <style:map style:condition="is-true-formula([Sheet4.H1]&gt;0)" style:apply-style-name="Untitled3" style:base-cell-address="Sheet4.J1"/>
    </style:style>
    <style:style style:name="ce99" style:family="table-cell" style:parent-style-name="Default">
      <style:table-cell-properties fo:border-bottom="none" fo:background-color="#ffff99" fo:border-left="none" fo:border-right="none" fo:border-top="0.06pt solid #0000ff"/>
      <style:text-properties fo:color="#ff33ff"/>
      <style:map style:condition="is-true-formula([Sheet4.H1]&gt;0)" style:apply-style-name="Untitled3" style:base-cell-address="Sheet4.J1"/>
    </style:style>
    <style:style style:name="ce100" style:family="table-cell" style:parent-style-name="Default">
      <style:table-cell-properties fo:background-color="#ffff99"/>
      <style:text-properties style:use-window-font-color="true"/>
      <style:map style:condition="is-true-formula([Sheet4.H1]&gt;0)" style:apply-style-name="Untitled3" style:base-cell-address="Sheet4.J1"/>
    </style:style>
    <style:style style:name="ce101" style:family="table-cell" style:parent-style-name="Default">
      <style:table-cell-properties fo:background-color="#ffff99"/>
      <style:map style:condition="is-true-formula([Sheet4.H1]&gt;0)" style:apply-style-name="Untitled3" style:base-cell-address="Sheet4.J1"/>
    </style:style>
    <style:style style:name="ce102" style:family="table-cell" style:parent-style-name="Default">
      <style:table-cell-properties fo:border-bottom="0.99pt dotted #0000ff" fo:background-color="#ffff99" fo:border-left="none" fo:border-right="none" fo:border-top="none"/>
      <style:text-properties fo:color="#ff33ff"/>
      <style:map style:condition="is-true-formula([Sheet4.H1]&gt;0)" style:apply-style-name="Untitled3" style:base-cell-address="Sheet4.J1"/>
    </style:style>
    <style:style style:name="ce103" style:family="table-cell" style:parent-style-name="Default">
      <style:table-cell-properties fo:border-bottom="0.06pt solid #0000ff" fo:background-color="#ffff99" fo:border-left="none" fo:border-right="none" fo:border-top="none"/>
      <style:text-properties fo:color="#ff33ff"/>
      <style:map style:condition="is-true-formula([Sheet4.H1]&gt;0)" style:apply-style-name="Untitled3" style:base-cell-address="Sheet4.J1"/>
    </style:style>
    <style:style style:name="ce104" style:family="table-cell" style:parent-style-name="Default">
      <style:map style:condition="is-true-formula([Sheet4.H1]&gt;0)" style:apply-style-name="Untitled3" style:base-cell-address="Sheet4.K1"/>
    </style:style>
    <style:style style:name="ce105" style:family="table-cell" style:parent-style-name="Default">
      <style:table-cell-properties fo:border="none"/>
      <style:map style:condition="is-true-formula([Sheet4.H1]&gt;0)" style:apply-style-name="Untitled3" style:base-cell-address="Sheet4.K1"/>
    </style:style>
    <style:style style:name="ce106" style:family="table-cell" style:parent-style-name="Default">
      <style:table-cell-properties fo:background-color="#ffff99" fo:border="none"/>
      <style:map style:condition="is-true-formula([Sheet4.H1]&gt;0)" style:apply-style-name="Untitled3" style:base-cell-address="Sheet4.K1"/>
    </style:style>
    <style:style style:name="ce107" style:family="table-cell" style:parent-style-name="Default">
      <style:table-cell-properties fo:background-color="#ffff99"/>
      <style:map style:condition="is-true-formula([Sheet4.H1]&gt;0)" style:apply-style-name="Untitled3" style:base-cell-address="Sheet4.K1"/>
    </style:style>
    <style:style style:name="ce108" style:family="table-cell" style:parent-style-name="Default">
      <style:table-cell-properties fo:border-bottom="none" fo:background-color="#ffff99" fo:border-left="none" fo:border-right="none" fo:border-top="0.06pt solid #0000ff"/>
      <style:text-properties fo:color="#ff33ff"/>
      <style:map style:condition="is-true-formula([Sheet4.H1]&gt;0)" style:apply-style-name="Untitled3" style:base-cell-address="Sheet4.K1"/>
    </style:style>
    <style:style style:name="ce109" style:family="table-cell" style:parent-style-name="Default">
      <style:table-cell-properties fo:background-color="#ffff99"/>
      <style:text-properties style:use-window-font-color="true"/>
      <style:map style:condition="is-true-formula([Sheet4.H1]&gt;0)" style:apply-style-name="Untitled3" style:base-cell-address="Sheet4.K1"/>
    </style:style>
    <style:style style:name="ce110" style:family="table-cell" style:parent-style-name="Default">
      <style:table-cell-properties fo:background-color="#ffff99"/>
      <style:map style:condition="is-true-formula([Sheet4.H1]&gt;0)" style:apply-style-name="Untitled3" style:base-cell-address="Sheet4.K1"/>
    </style:style>
    <style:style style:name="ce111" style:family="table-cell" style:parent-style-name="Default">
      <style:table-cell-properties fo:border-bottom="0.99pt dotted #0000ff" fo:background-color="#ffff99" fo:border-left="none" fo:border-right="none" fo:border-top="none"/>
      <style:text-properties fo:color="#ff33ff"/>
      <style:map style:condition="is-true-formula([Sheet4.H1]&gt;0)" style:apply-style-name="Untitled3" style:base-cell-address="Sheet4.K1"/>
    </style:style>
    <style:style style:name="ce112" style:family="table-cell" style:parent-style-name="Default">
      <style:table-cell-properties fo:border-bottom="0.06pt solid #0000ff" fo:background-color="#ffff99" fo:border-left="none" fo:border-right="none" fo:border-top="none"/>
      <style:text-properties fo:color="#ff33ff"/>
      <style:map style:condition="is-true-formula([Sheet4.H1]&gt;0)" style:apply-style-name="Untitled3" style:base-cell-address="Sheet4.K1"/>
    </style:style>
    <style:style style:name="ce113" style:family="table-cell" style:parent-style-name="Default">
      <style:table-cell-properties fo:border-bottom="0.06pt solid #000080" fo:border-left="none" fo:border-right="0.06pt solid #000080" fo:border-top="0.06pt solid #000080"/>
    </style:style>
    <style:style style:name="ce114" style:family="table-cell" style:parent-style-name="Default">
      <style:table-cell-properties fo:background-color="#ffffff"/>
    </style:style>
    <style:style style:name="ce115" style:family="table-cell" style:parent-style-name="Default" style:data-style-name="N41">
      <style:table-cell-properties fo:background-color="#ffffff"/>
    </style:style>
    <style:style style:name="ce11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7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1" table:default-cell-style-name="ce8"/>
        <table:table-column table:style-name="co4" table:default-cell-style-name="ce11"/>
        <table:table-column table:style-name="co1" table:number-columns-repeated="2" table:default-cell-style-name="ce16"/>
        <table:table-column table:style-name="co1" table:default-cell-style-name="Default"/>
        <table:table-row table:style-name="ro1"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 table:number-columns-repeated="2"/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/>
          <table:table-cell table:style-name="ce7" office:value-type="string" calcext:value-type="string">
            <text:p>new ID</text:p>
          </table:table-cell>
          <table:table-cell table:style-name="ce10" office:value-type="string" calcext:value-type="string">
            <text:p>Time diff</text:p>
          </table:table-cell>
          <table:table-cell table:number-columns-repeated="2" table:style-name="ce14" office:value-type="string" calcext:value-type="string">
            <text:p>has moved</text:p>
          </table:table-cell>
          <table:table-cell/>
        </table:table-row>
        <table:table-row table:style-name="ro1">
          <table:table-cell table:style-name="ce1" office:value-type="float" office:value="55555556" calcext:value-type="float">
            <text:p>55555556</text:p>
          </table:table-cell>
          <table:table-cell table:style-name="ce4" office:value-type="date" office:date-value="1899-12-30T13:10:09" calcext:value-type="date">
            <text:p>12-30-1899 13:10:09</text:p>
          </table:table-cell>
          <table:table-cell table:style-name="ce1" office:value-type="float" office:value="114.0397917" calcext:value-type="float">
            <text:p>114.0397917</text:p>
          </table:table-cell>
          <table:table-cell table:style-name="ce1" office:value-type="float" office:value="22.5740278" calcext:value-type="float">
            <text:p>22.5740278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3:10:09" calcext:value-type="date">
            <text:p>12-30-1899 13:10:09</text:p>
          </table:table-cell>
          <table:table-cell office:value-type="float" office:value="114.0397917" calcext:value-type="float">
            <text:p>114.0397917</text:p>
          </table:table-cell>
          <table:table-cell office:value-type="float" office:value="22.5740278" calcext:value-type="float">
            <text:p>22.5740278</text:p>
          </table:table-cell>
          <table:table-cell/>
          <table:table-cell office:value-type="string" calcext:value-type="string">
            <text:p>this is/is not new user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/>
          <table:table-cell table:formula="of:=[Sheet1.A3]-[Sheet1.G2]" office:value-type="float" office:value="0" calcext:value-type="float">
            <text:p>0</text:p>
          </table:table-cell>
          <table:table-cell table:style-name="ce12" table:formula="of:=[Sheet1.B3]-[Sheet1.H2]" office:value-type="time" office:time-value="PT02H58M21S" calcext:value-type="time">
            <text:p>02:58:21 AM</text:p>
          </table:table-cell>
          <table:table-cell table:formula="of:=[Sheet1.C3]-[Sheet1.I2]" office:value-type="float" office:value="-0.234097300000002" calcext:value-type="float">
            <text:p>-0.2340973</text:p>
          </table:table-cell>
          <table:table-cell table:formula="of:=[Sheet1.D3]-[Sheet1.J2]" office:value-type="float" office:value="0.1873611" calcext:value-type="float">
            <text:p>0.1873611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/>
          <table:table-cell table:formula="of:=[Sheet1.A4]-[Sheet1.G3]" office:value-type="float" office:value="0" calcext:value-type="float">
            <text:p>0</text:p>
          </table:table-cell>
          <table:table-cell table:style-name="ce12" table:formula="of:=[Sheet1.B4]-[Sheet1.H3]" office:value-type="time" office:time-value="PT01H30M38S" calcext:value-type="time">
            <text:p>01:30:38 AM</text:p>
          </table:table-cell>
          <table:table-cell table:formula="of:=[Sheet1.C4]-[Sheet1.I3]" office:value-type="float" office:value="0.00333340000000248" calcext:value-type="float">
            <text:p>0.0033334</text:p>
          </table:table-cell>
          <table:table-cell table:formula="of:=[Sheet1.D4]-[Sheet1.J3]" office:value-type="float" office:value="-0.00520829999999961" calcext:value-type="float">
            <text:p>-0.0052083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Sheet1.A5]-[Sheet1.G4]" office:value-type="float" office:value="0" calcext:value-type="float">
            <text:p>0</text:p>
          </table:table-cell>
          <table:table-cell table:style-name="ce12" table:formula="of:=[Sheet1.B5]-[Sheet1.H4]" office:value-type="time" office:time-value="PT03H11M09S" calcext:value-type="time">
            <text:p>03:11:09 AM</text:p>
          </table:table-cell>
          <table:table-cell table:formula="of:=[Sheet1.C5]-[Sheet1.I4]" office:value-type="float" office:value="0.0375694000000095" calcext:value-type="float">
            <text:p>0.0375694</text:p>
          </table:table-cell>
          <table:table-cell table:formula="of:=[Sheet1.D5]-[Sheet1.J4]" office:value-type="float" office:value="0.0163194000000004" calcext:value-type="float">
            <text:p>0.0163194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/>
          <table:table-cell table:formula="of:=[Sheet1.A6]-[Sheet1.G5]" office:value-type="float" office:value="0" calcext:value-type="float">
            <text:p>0</text:p>
          </table:table-cell>
          <table:table-cell table:style-name="ce12" table:formula="of:=[Sheet1.B6]-[Sheet1.H5]" office:value-type="time" office:time-value="PT03H02M50S" calcext:value-type="time">
            <text:p>03:02:50 AM</text:p>
          </table:table-cell>
          <table:table-cell table:formula="of:=[Sheet1.C6]-[Sheet1.I5]" office:value-type="float" office:value="0.179791699999996" calcext:value-type="float">
            <text:p>0.1797917</text:p>
          </table:table-cell>
          <table:table-cell table:formula="of:=[Sheet1.D6]-[Sheet1.J5]" office:value-type="float" office:value="-0.146458300000003" calcext:value-type="float">
            <text:p>-0.1464583</text:p>
          </table:table-cell>
          <table:table-cell/>
        </table:table-row>
        <table:table-row table:style-name="ro1"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7]-[Sheet1.G6]" office:value-type="float" office:value="1" calcext:value-type="float">
            <text:p>1</text:p>
          </table:table-cell>
          <table:table-cell table:style-name="ce12" table:formula="of:=[Sheet1.B7]-[Sheet1.H6]" office:value-type="time" office:time-value="-PT00H13M44S" calcext:value-type="time">
            <text:p>11:46:16 PM</text:p>
          </table:table-cell>
          <table:table-cell table:formula="of:=[Sheet1.C7]-[Sheet1.I6]" office:value-type="float" office:value="0.0174650999999955" calcext:value-type="float">
            <text:p>0.0174651</text:p>
          </table:table-cell>
          <table:table-cell table:formula="of:=[Sheet1.D7]-[Sheet1.J6]" office:value-type="float" office:value="-0.095284699999997" calcext:value-type="float">
            <text:p>-0.0952847</text:p>
          </table:table-cell>
          <table:table-cell/>
        </table:table-row>
        <table:table-row table:style-name="ro1"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8]-[Sheet1.G7]" office:value-type="float" office:value="1" calcext:value-type="float">
            <text:p>1</text:p>
          </table:table-cell>
          <table:table-cell table:style-name="ce12" table:formula="of:=[Sheet1.B8]-[Sheet1.H7]" office:value-type="time" office:time-value="-PT01H25M56S" calcext:value-type="time">
            <text:p>10:34:04 PM</text:p>
          </table:table-cell>
          <table:table-cell table:formula="of:=[Sheet1.C8]-[Sheet1.I7]" office:value-type="float" office:value="0" calcext:value-type="float">
            <text:p>0</text:p>
          </table:table-cell>
          <table:table-cell table:formula="of:=[Sheet1.D8]-[Sheet1.J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9]-[Sheet1.G8]" office:value-type="float" office:value="1" calcext:value-type="float">
            <text:p>1</text:p>
          </table:table-cell>
          <table:table-cell table:style-name="ce12" table:formula="of:=[Sheet1.B9]-[Sheet1.H8]" office:value-type="time" office:time-value="PT01H19M31S" calcext:value-type="time">
            <text:p>01:19:31 AM</text:p>
          </table:table-cell>
          <table:table-cell table:formula="of:=[Sheet1.C9]-[Sheet1.I8]" office:value-type="float" office:value="0" calcext:value-type="float">
            <text:p>0</text:p>
          </table:table-cell>
          <table:table-cell table:formula="of:=[Sheet1.D9]-[Sheet1.J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10]-[Sheet1.G9]" office:value-type="float" office:value="1" calcext:value-type="float">
            <text:p>1</text:p>
          </table:table-cell>
          <table:table-cell table:style-name="ce12" table:formula="of:=[Sheet1.B10]-[Sheet1.H9]" office:value-type="time" office:time-value="-PT00H17M34S" calcext:value-type="time">
            <text:p>11:42:26 PM</text:p>
          </table:table-cell>
          <table:table-cell table:formula="of:=[Sheet1.C10]-[Sheet1.I9]" office:value-type="float" office:value="0" calcext:value-type="float">
            <text:p>0</text:p>
          </table:table-cell>
          <table:table-cell table:formula="of:=[Sheet1.D10]-[Sheet1.J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11]-[Sheet1.G10]" office:value-type="float" office:value="1" calcext:value-type="float">
            <text:p>1</text:p>
          </table:table-cell>
          <table:table-cell table:style-name="ce12" table:formula="of:=[Sheet1.B11]-[Sheet1.H10]" office:value-type="time" office:time-value="PT00H36M19S" calcext:value-type="time">
            <text:p>12:36:19 AM</text:p>
          </table:table-cell>
          <table:table-cell table:formula="of:=[Sheet1.C11]-[Sheet1.I10]" office:value-type="float" office:value="0" calcext:value-type="float">
            <text:p>0</text:p>
          </table:table-cell>
          <table:table-cell table:formula="of:=[Sheet1.D11]-[Sheet1.J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12]-[Sheet1.G11]" office:value-type="float" office:value="0" calcext:value-type="float">
            <text:p>0</text:p>
          </table:table-cell>
          <table:table-cell table:style-name="ce13" table:formula="of:=[Sheet1.B12]-[Sheet1.H11]" office:value-type="float" office:value="0.00085648148148143" calcext:value-type="float">
            <text:p>0.0008564815</text:p>
          </table:table-cell>
          <table:table-cell table:style-name="ce17" table:formula="of:=[Sheet1.C12]-[Sheet1.I11]" office:value-type="float" office:value="0" calcext:value-type="float">
            <text:p>0</text:p>
          </table:table-cell>
          <table:table-cell table:style-name="ce17" table:formula="of:=[Sheet1.D12]-[Sheet1.J1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 table:number-columns-repeated="2"/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/>
          <table:table-cell table:formula="of:=[Sheet1.A13]-[Sheet1.G12]" office:value-type="float" office:value="1" calcext:value-type="float">
            <text:p>1</text:p>
          </table:table-cell>
          <table:table-cell table:style-name="ce12" table:formula="of:=[Sheet1.B13]-[Sheet1.H12]" office:value-type="time" office:time-value="-PT00H12M45.000000001S" calcext:value-type="time">
            <text:p>11:47:15 PM</text:p>
          </table:table-cell>
          <table:table-cell table:formula="of:=[Sheet1.C13]-[Sheet1.I12]" office:value-type="float" office:value="0.0204516000000012" calcext:value-type="float">
            <text:p>0.0204516</text:p>
          </table:table-cell>
          <table:table-cell table:formula="of:=[Sheet1.D13]-[Sheet1.J12]" office:value-type="float" office:value="0.1047291" calcext:value-type="float">
            <text:p>0.1047291</text:p>
          </table:table-cell>
          <table:table-cell/>
        </table:table-row>
        <table:table-row table:style-name="ro1"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14]-[Sheet1.G13]" office:value-type="float" office:value="1" calcext:value-type="float">
            <text:p>1</text:p>
          </table:table-cell>
          <table:table-cell table:style-name="ce12" table:formula="of:=[Sheet1.B14]-[Sheet1.H13]" office:value-type="time" office:time-value="-PT00H00M43.999999999S" calcext:value-type="time">
            <text:p>11:59:16 PM</text:p>
          </table:table-cell>
          <table:table-cell table:formula="of:=[Sheet1.C14]-[Sheet1.I13]" office:value-type="float" office:value="-0.0204516000000012" calcext:value-type="float">
            <text:p>-0.0204516</text:p>
          </table:table-cell>
          <table:table-cell table:formula="of:=[Sheet1.D14]-[Sheet1.J13]" office:value-type="float" office:value="-0.1047291" calcext:value-type="float">
            <text:p>-0.1047291</text:p>
          </table:table-cell>
          <table:table-cell/>
        </table:table-row>
        <table:table-row table:style-name="ro1"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15]-[Sheet1.G14]" office:value-type="float" office:value="1" calcext:value-type="float">
            <text:p>1</text:p>
          </table:table-cell>
          <table:table-cell table:style-name="ce12" table:formula="of:=[Sheet1.B15]-[Sheet1.H14]" office:value-type="time" office:time-value="-PT00H23M54S" calcext:value-type="time">
            <text:p>11:36:06 PM</text:p>
          </table:table-cell>
          <table:table-cell table:formula="of:=[Sheet1.C15]-[Sheet1.I14]" office:value-type="float" office:value="0" calcext:value-type="float">
            <text:p>0</text:p>
          </table:table-cell>
          <table:table-cell table:formula="of:=[Sheet1.D15]-[Sheet1.J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 table:number-columns-repeated="2"/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/>
          <table:table-cell table:formula="of:=[Sheet1.A16]-[Sheet1.G15]" office:value-type="float" office:value="1" calcext:value-type="float">
            <text:p>1</text:p>
          </table:table-cell>
          <table:table-cell table:style-name="ce12" table:formula="of:=[Sheet1.B16]-[Sheet1.H15]" office:value-type="time" office:time-value="-PT04H45M06S" calcext:value-type="time">
            <text:p>07:14:54 PM</text:p>
          </table:table-cell>
          <table:table-cell table:formula="of:=[Sheet1.C16]-[Sheet1.I15]" office:value-type="float" office:value="-0.223715099999993" calcext:value-type="float">
            <text:p>-0.2237151</text:p>
          </table:table-cell>
          <table:table-cell table:formula="of:=[Sheet1.D16]-[Sheet1.J15]" office:value-type="float" office:value="0.220076299999999" calcext:value-type="float">
            <text:p>0.2200763</text:p>
          </table:table-cell>
          <table:table-cell/>
        </table:table-row>
        <table:table-row table:style-name="ro1"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 table:number-columns-repeated="2"/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/>
          <table:table-cell table:style-name="ce9" table:formula="of:=[Sheet1.A17]-[Sheet1.G16]" office:value-type="float" office:value="0" calcext:value-type="float">
            <text:p>0</text:p>
          </table:table-cell>
          <table:table-cell table:style-name="ce13" table:formula="of:=[Sheet1.B17]-[Sheet1.H16]" office:value-type="float" office:value="0.000185185185185177" calcext:value-type="float">
            <text:p>0.0001851852</text:p>
          </table:table-cell>
          <table:table-cell table:style-name="ce17" table:formula="of:=[Sheet1.C17]-[Sheet1.I16]" office:value-type="float" office:value="0" calcext:value-type="float">
            <text:p>0</text:p>
          </table:table-cell>
          <table:table-cell table:style-name="ce17" table:formula="of:=[Sheet1.D17]-[Sheet1.J1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18]-[Sheet1.G17]" office:value-type="float" office:value="1" calcext:value-type="float">
            <text:p>1</text:p>
          </table:table-cell>
          <table:table-cell table:style-name="ce12" table:formula="of:=[Sheet1.B18]-[Sheet1.H17]" office:value-type="time" office:time-value="PT04H47M41S" calcext:value-type="time">
            <text:p>04:47:41 AM</text:p>
          </table:table-cell>
          <table:table-cell table:formula="of:=[Sheet1.C18]-[Sheet1.I17]" office:value-type="float" office:value="0.223715099999993" calcext:value-type="float">
            <text:p>0.2237151</text:p>
          </table:table-cell>
          <table:table-cell table:formula="of:=[Sheet1.D18]-[Sheet1.J17]" office:value-type="float" office:value="-0.220076299999999" calcext:value-type="float">
            <text:p>-0.2200763</text:p>
          </table:table-cell>
          <table:table-cell/>
        </table:table-row>
        <table:table-row table:style-name="ro1"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19]-[Sheet1.G18]" office:value-type="float" office:value="1" calcext:value-type="float">
            <text:p>1</text:p>
          </table:table-cell>
          <table:table-cell table:style-name="ce12" table:formula="of:=[Sheet1.B19]-[Sheet1.H18]" office:value-type="time" office:time-value="PT00H26M43S" calcext:value-type="time">
            <text:p>12:26:43 AM</text:p>
          </table:table-cell>
          <table:table-cell table:formula="of:=[Sheet1.C19]-[Sheet1.I18]" office:value-type="float" office:value="0" calcext:value-type="float">
            <text:p>0</text:p>
          </table:table-cell>
          <table:table-cell table:formula="of:=[Sheet1.D19]-[Sheet1.J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20]-[Sheet1.G19]" office:value-type="float" office:value="1" calcext:value-type="float">
            <text:p>1</text:p>
          </table:table-cell>
          <table:table-cell table:style-name="ce12" table:formula="of:=[Sheet1.B20]-[Sheet1.H19]" office:value-type="time" office:time-value="-PT00H31M50S" calcext:value-type="time">
            <text:p>11:28:10 PM</text:p>
          </table:table-cell>
          <table:table-cell table:formula="of:=[Sheet1.C20]-[Sheet1.I19]" office:value-type="float" office:value="0" calcext:value-type="float">
            <text:p>0</text:p>
          </table:table-cell>
          <table:table-cell table:formula="of:=[Sheet1.D20]-[Sheet1.J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21]-[Sheet1.G20]" office:value-type="float" office:value="1" calcext:value-type="float">
            <text:p>1</text:p>
          </table:table-cell>
          <table:table-cell table:style-name="ce12" table:formula="of:=[Sheet1.B21]-[Sheet1.H20]" office:value-type="time" office:time-value="PT00H45M38S" calcext:value-type="time">
            <text:p>12:45:38 AM</text:p>
          </table:table-cell>
          <table:table-cell table:formula="of:=[Sheet1.C21]-[Sheet1.I20]" office:value-type="float" office:value="0" calcext:value-type="float">
            <text:p>0</text:p>
          </table:table-cell>
          <table:table-cell table:formula="of:=[Sheet1.D21]-[Sheet1.J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22]-[Sheet1.G21]" office:value-type="float" office:value="1" calcext:value-type="float">
            <text:p>1</text:p>
          </table:table-cell>
          <table:table-cell table:style-name="ce12" table:formula="of:=[Sheet1.B22]-[Sheet1.H21]" office:value-type="time" office:time-value="-PT01H25M46S" calcext:value-type="time">
            <text:p>10:34:14 PM</text:p>
          </table:table-cell>
          <table:table-cell table:formula="of:=[Sheet1.C22]-[Sheet1.I21]" office:value-type="float" office:value="0" calcext:value-type="float">
            <text:p>0</text:p>
          </table:table-cell>
          <table:table-cell table:formula="of:=[Sheet1.D22]-[Sheet1.J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23]-[Sheet1.G22]" office:value-type="float" office:value="0" calcext:value-type="float">
            <text:p>0</text:p>
          </table:table-cell>
          <table:table-cell table:style-name="ce13" table:formula="of:=[Sheet1.B23]-[Sheet1.H22]" office:value-type="float" office:value="0.00229166666666669" calcext:value-type="float">
            <text:p>0.0022916667</text:p>
          </table:table-cell>
          <table:table-cell table:style-name="ce17" table:formula="of:=[Sheet1.C23]-[Sheet1.I22]" office:value-type="float" office:value="0" calcext:value-type="float">
            <text:p>0</text:p>
          </table:table-cell>
          <table:table-cell table:style-name="ce17" table:formula="of:=[Sheet1.D23]-[Sheet1.J2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24]-[Sheet1.G23]" office:value-type="float" office:value="1" calcext:value-type="float">
            <text:p>1</text:p>
          </table:table-cell>
          <table:table-cell table:style-name="ce12" table:formula="of:=[Sheet1.B24]-[Sheet1.H23]" office:value-type="time" office:time-value="PT01H07M31S" calcext:value-type="time">
            <text:p>01:07:31 AM</text:p>
          </table:table-cell>
          <table:table-cell table:formula="of:=[Sheet1.C24]-[Sheet1.I23]" office:value-type="float" office:value="0" calcext:value-type="float">
            <text:p>0</text:p>
          </table:table-cell>
          <table:table-cell table:formula="of:=[Sheet1.D24]-[Sheet1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25]-[Sheet1.G24]" office:value-type="float" office:value="0" calcext:value-type="float">
            <text:p>0</text:p>
          </table:table-cell>
          <table:table-cell table:style-name="ce12" table:formula="of:=[Sheet1.B25]-[Sheet1.H24]" office:value-type="time" office:time-value="PT00H04M24S" calcext:value-type="time">
            <text:p>12:04:24 AM</text:p>
          </table:table-cell>
          <table:table-cell table:formula="of:=[Sheet1.C25]-[Sheet1.I24]" office:value-type="float" office:value="0" calcext:value-type="float">
            <text:p>0</text:p>
          </table:table-cell>
          <table:table-cell table:formula="of:=[Sheet1.D25]-[Sheet1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26]-[Sheet1.G25]" office:value-type="float" office:value="1" calcext:value-type="float">
            <text:p>1</text:p>
          </table:table-cell>
          <table:table-cell table:style-name="ce12" table:formula="of:=[Sheet1.B26]-[Sheet1.H25]" office:value-type="time" office:time-value="-PT00H30M34S" calcext:value-type="time">
            <text:p>11:29:26 PM</text:p>
          </table:table-cell>
          <table:table-cell table:formula="of:=[Sheet1.C26]-[Sheet1.I25]" office:value-type="float" office:value="0" calcext:value-type="float">
            <text:p>0</text:p>
          </table:table-cell>
          <table:table-cell table:formula="of:=[Sheet1.D26]-[Sheet1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27]-[Sheet1.G26]" office:value-type="float" office:value="1" calcext:value-type="float">
            <text:p>1</text:p>
          </table:table-cell>
          <table:table-cell table:style-name="ce12" table:formula="of:=[Sheet1.B27]-[Sheet1.H26]" office:value-type="time" office:time-value="PT00H01M57S" calcext:value-type="time">
            <text:p>12:01:57 AM</text:p>
          </table:table-cell>
          <table:table-cell table:formula="of:=[Sheet1.C27]-[Sheet1.I26]" office:value-type="float" office:value="0" calcext:value-type="float">
            <text:p>0</text:p>
          </table:table-cell>
          <table:table-cell table:formula="of:=[Sheet1.D27]-[Sheet1.J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28]-[Sheet1.G27]" office:value-type="float" office:value="0" calcext:value-type="float">
            <text:p>0</text:p>
          </table:table-cell>
          <table:table-cell table:style-name="ce13" table:formula="of:=[Sheet1.B28]-[Sheet1.H27]" office:value-type="float" office:value="0.00085648148148143" calcext:value-type="float">
            <text:p>0.0008564815</text:p>
          </table:table-cell>
          <table:table-cell table:style-name="ce17" table:formula="of:=[Sheet1.C28]-[Sheet1.I27]" office:value-type="float" office:value="0" calcext:value-type="float">
            <text:p>0</text:p>
          </table:table-cell>
          <table:table-cell table:style-name="ce17" table:formula="of:=[Sheet1.D28]-[Sheet1.J2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29]-[Sheet1.G28]" office:value-type="float" office:value="1" calcext:value-type="float">
            <text:p>1</text:p>
          </table:table-cell>
          <table:table-cell table:style-name="ce12" table:formula="of:=[Sheet1.B29]-[Sheet1.H28]" office:value-type="time" office:time-value="PT00H25M12S" calcext:value-type="time">
            <text:p>12:25:12 AM</text:p>
          </table:table-cell>
          <table:table-cell table:formula="of:=[Sheet1.C29]-[Sheet1.I28]" office:value-type="float" office:value="0" calcext:value-type="float">
            <text:p>0</text:p>
          </table:table-cell>
          <table:table-cell table:formula="of:=[Sheet1.D29]-[Sheet1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30]-[Sheet1.G29]" office:value-type="float" office:value="1" calcext:value-type="float">
            <text:p>1</text:p>
          </table:table-cell>
          <table:table-cell table:style-name="ce12" table:formula="of:=[Sheet1.B30]-[Sheet1.H29]" office:value-type="time" office:time-value="-PT01H06M11.000000001S" calcext:value-type="time">
            <text:p>10:53:49 PM</text:p>
          </table:table-cell>
          <table:table-cell table:formula="of:=[Sheet1.C30]-[Sheet1.I29]" office:value-type="float" office:value="0" calcext:value-type="float">
            <text:p>0</text:p>
          </table:table-cell>
          <table:table-cell table:formula="of:=[Sheet1.D30]-[Sheet1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31]-[Sheet1.G30]" office:value-type="float" office:value="0" calcext:value-type="float">
            <text:p>0</text:p>
          </table:table-cell>
          <table:table-cell table:style-name="ce12" table:formula="of:=[Sheet1.B31]-[Sheet1.H30]" office:value-type="time" office:time-value="PT00H06M31.999999999S" calcext:value-type="time">
            <text:p>12:06:32 AM</text:p>
          </table:table-cell>
          <table:table-cell table:formula="of:=[Sheet1.C31]-[Sheet1.I30]" office:value-type="float" office:value="0" calcext:value-type="float">
            <text:p>0</text:p>
          </table:table-cell>
          <table:table-cell table:formula="of:=[Sheet1.D31]-[Sheet1.J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32]-[Sheet1.G31]" office:value-type="float" office:value="0" calcext:value-type="float">
            <text:p>0</text:p>
          </table:table-cell>
          <table:table-cell table:style-name="ce13" table:formula="of:=[Sheet1.B32]-[Sheet1.H31]" office:value-type="float" office:value="0.000416666666689824" calcext:value-type="float">
            <text:p>0.0004166667</text:p>
          </table:table-cell>
          <table:table-cell table:style-name="ce17" table:formula="of:=[Sheet1.C32]-[Sheet1.I31]" office:value-type="float" office:value="0" calcext:value-type="float">
            <text:p>0</text:p>
          </table:table-cell>
          <table:table-cell table:style-name="ce17" table:formula="of:=[Sheet1.D32]-[Sheet1.J3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Sheet1.A33]-[Sheet1.G32]" office:value-type="float" office:value="1" calcext:value-type="float">
            <text:p>1</text:p>
          </table:table-cell>
          <table:table-cell table:style-name="ce12" table:formula="of:=[Sheet1.B33]-[Sheet1.H32]" office:value-type="time" office:time-value="-PT02H15M21S" calcext:value-type="time">
            <text:p>09:44:39 PM</text:p>
          </table:table-cell>
          <table:table-cell table:formula="of:=[Sheet1.C33]-[Sheet1.I32]" office:value-type="float" office:value="-0.0117706999999996" calcext:value-type="float">
            <text:p>-0.0117707</text:p>
          </table:table-cell>
          <table:table-cell table:formula="of:=[Sheet1.D33]-[Sheet1.J32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 table:number-columns-repeated="2"/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/>
          <table:table-cell table:formula="of:=[Sheet1.A34]-[Sheet1.G33]" office:value-type="float" office:value="1" calcext:value-type="float">
            <text:p>1</text:p>
          </table:table-cell>
          <table:table-cell table:style-name="ce12" table:formula="of:=[Sheet1.B34]-[Sheet1.H33]" office:value-type="time" office:time-value="-PT01H58M30S" calcext:value-type="time">
            <text:p>10:01:30 PM</text:p>
          </table:table-cell>
          <table:table-cell table:formula="of:=[Sheet1.C34]-[Sheet1.I33]" office:value-type="float" office:value="-0.127050299999993" calcext:value-type="float">
            <text:p>-0.1270503</text:p>
          </table:table-cell>
          <table:table-cell table:formula="of:=[Sheet1.D34]-[Sheet1.J33]" office:value-type="float" office:value="0.137291899999997" calcext:value-type="float">
            <text:p>0.1372919</text:p>
          </table:table-cell>
          <table:table-cell/>
        </table:table-row>
        <table:table-row table:style-name="ro1"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35]-[Sheet1.G34]" office:value-type="float" office:value="1" calcext:value-type="float">
            <text:p>1</text:p>
          </table:table-cell>
          <table:table-cell table:style-name="ce12" table:formula="of:=[Sheet1.B35]-[Sheet1.H34]" office:value-type="time" office:time-value="PT04H44M03S" calcext:value-type="time">
            <text:p>04:44:03 AM</text:p>
          </table:table-cell>
          <table:table-cell table:formula="of:=[Sheet1.C35]-[Sheet1.I34]" office:value-type="float" office:value="0.138820999999993" calcext:value-type="float">
            <text:p>0.138821</text:p>
          </table:table-cell>
          <table:table-cell table:formula="of:=[Sheet1.D35]-[Sheet1.J34]" office:value-type="float" office:value="-0.234520999999997" calcext:value-type="float">
            <text:p>-0.234521</text:p>
          </table:table-cell>
          <table:table-cell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 table:number-columns-repeated="2"/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/>
          <table:table-cell table:formula="of:=[Sheet1.A36]-[Sheet1.G35]" office:value-type="float" office:value="1" calcext:value-type="float">
            <text:p>1</text:p>
          </table:table-cell>
          <table:table-cell table:style-name="ce12" table:formula="of:=[Sheet1.B36]-[Sheet1.H35]" office:value-type="time" office:time-value="-PT00H57M52.000000001S" calcext:value-type="time">
            <text:p>11:02:08 PM</text:p>
          </table:table-cell>
          <table:table-cell table:formula="of:=[Sheet1.C36]-[Sheet1.I35]" office:value-type="float" office:value="-0.12531229999999" calcext:value-type="float">
            <text:p>-0.1253123</text:p>
          </table:table-cell>
          <table:table-cell table:formula="of:=[Sheet1.D36]-[Sheet1.J35]" office:value-type="float" office:value="0.246881899999998" calcext:value-type="float">
            <text:p>0.2468819</text:p>
          </table:table-cell>
          <table:table-cell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9" table:formula="of:=[Sheet1.A37]-[Sheet1.G36]" office:value-type="float" office:value="0" calcext:value-type="float">
            <text:p>0</text:p>
          </table:table-cell>
          <table:table-cell table:style-name="ce13" table:formula="of:=[Sheet1.B37]-[Sheet1.H36]" office:value-type="float" office:value="0.000324074074039338" calcext:value-type="float">
            <text:p>0.0003240741</text:p>
          </table:table-cell>
          <table:table-cell table:style-name="ce17" table:formula="of:=[Sheet1.C37]-[Sheet1.I36]" office:value-type="float" office:value="0" calcext:value-type="float">
            <text:p>0</text:p>
          </table:table-cell>
          <table:table-cell table:style-name="ce17" table:formula="of:=[Sheet1.D37]-[Sheet1.J3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9" table:formula="of:=[Sheet1.A38]-[Sheet1.G37]" office:value-type="float" office:value="0" calcext:value-type="float">
            <text:p>0</text:p>
          </table:table-cell>
          <table:table-cell table:style-name="ce13" table:formula="of:=[Sheet1.B38]-[Sheet1.H37]" office:value-type="float" office:value="0.0020486111111343" calcext:value-type="float">
            <text:p>0.0020486111</text:p>
          </table:table-cell>
          <table:table-cell table:style-name="ce17" table:formula="of:=[Sheet1.C38]-[Sheet1.I37]" office:value-type="float" office:value="0" calcext:value-type="float">
            <text:p>0</text:p>
          </table:table-cell>
          <table:table-cell table:style-name="ce17" table:formula="of:=[Sheet1.D38]-[Sheet1.J3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39]-[Sheet1.G38]" office:value-type="float" office:value="1" calcext:value-type="float">
            <text:p>1</text:p>
          </table:table-cell>
          <table:table-cell table:style-name="ce12" table:formula="of:=[Sheet1.B39]-[Sheet1.H38]" office:value-type="time" office:time-value="PT01H20M33.000000002S" calcext:value-type="time">
            <text:p>01:20:33 AM</text:p>
          </table:table-cell>
          <table:table-cell table:formula="of:=[Sheet1.C39]-[Sheet1.I38]" office:value-type="float" office:value="0.12531229999999" calcext:value-type="float">
            <text:p>0.1253123</text:p>
          </table:table-cell>
          <table:table-cell table:formula="of:=[Sheet1.D39]-[Sheet1.J38]" office:value-type="float" office:value="-0.246881899999998" calcext:value-type="float">
            <text:p>-0.2468819</text:p>
          </table:table-cell>
          <table:table-cell/>
        </table:table-row>
        <table:table-row table:style-name="ro1"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Sheet1.A40]-[Sheet1.G39]" office:value-type="float" office:value="1" calcext:value-type="float">
            <text:p>1</text:p>
          </table:table-cell>
          <table:table-cell table:style-name="ce12" table:formula="of:=[Sheet1.B40]-[Sheet1.H39]" office:value-type="time" office:time-value="-PT00H16M23S" calcext:value-type="time">
            <text:p>11:43:37 PM</text:p>
          </table:table-cell>
          <table:table-cell table:formula="of:=[Sheet1.C40]-[Sheet1.I39]" office:value-type="float" office:value="-0.0101733999999993" calcext:value-type="float">
            <text:p>-0.0101734</text:p>
          </table:table-cell>
          <table:table-cell table:formula="of:=[Sheet1.D40]-[Sheet1.J39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41]-[Sheet1.G40]" office:value-type="float" office:value="1" calcext:value-type="float">
            <text:p>1</text:p>
          </table:table-cell>
          <table:table-cell table:style-name="ce12" table:formula="of:=[Sheet1.B41]-[Sheet1.H40]" office:value-type="time" office:time-value="PT00H11M58.999999999S" calcext:value-type="time">
            <text:p>12:11:59 AM</text:p>
          </table:table-cell>
          <table:table-cell table:formula="of:=[Sheet1.C41]-[Sheet1.I40]" office:value-type="float" office:value="0.0101733999999993" calcext:value-type="float">
            <text:p>0.0101734</text:p>
          </table:table-cell>
          <table:table-cell table:formula="of:=[Sheet1.D41]-[Sheet1.J40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Sheet1.A42]-[Sheet1.G41]" office:value-type="float" office:value="1" calcext:value-type="float">
            <text:p>1</text:p>
          </table:table-cell>
          <table:table-cell table:style-name="ce12" table:formula="of:=[Sheet1.B42]-[Sheet1.H41]" office:value-type="time" office:time-value="-PT02H47M19.999999999S" calcext:value-type="time">
            <text:p>09:12:40 PM</text:p>
          </table:table-cell>
          <table:table-cell table:formula="of:=[Sheet1.C42]-[Sheet1.I41]" office:value-type="float" office:value="-0.00253459999998995" calcext:value-type="float">
            <text:p>-0.0025346</text:p>
          </table:table-cell>
          <table:table-cell table:formula="of:=[Sheet1.D42]-[Sheet1.J41]" office:value-type="float" office:value="0.102506899999998" calcext:value-type="float">
            <text:p>0.1025069</text:p>
          </table:table-cell>
          <table:table-cell/>
        </table:table-row>
        <table:table-row table:style-name="ro1"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 table:number-columns-repeated="2"/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/>
          <table:table-cell table:formula="of:=[Sheet1.A43]-[Sheet1.G42]" office:value-type="float" office:value="1" calcext:value-type="float">
            <text:p>1</text:p>
          </table:table-cell>
          <table:table-cell table:style-name="ce12" table:formula="of:=[Sheet1.B43]-[Sheet1.H42]" office:value-type="time" office:time-value="PT02H19M32S" calcext:value-type="time">
            <text:p>02:19:32 AM</text:p>
          </table:table-cell>
          <table:table-cell table:formula="of:=[Sheet1.C43]-[Sheet1.I42]" office:value-type="float" office:value="-0.1540277" calcext:value-type="float">
            <text:p>-0.1540277</text:p>
          </table:table-cell>
          <table:table-cell table:formula="of:=[Sheet1.D43]-[Sheet1.J42]" office:value-type="float" office:value="0.168541700000002" calcext:value-type="float">
            <text:p>0.1685417</text:p>
          </table:table-cell>
          <table:table-cell/>
        </table:table-row>
        <table:table-row table:style-name="ro1"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44]-[Sheet1.G43]" office:value-type="float" office:value="1" calcext:value-type="float">
            <text:p>1</text:p>
          </table:table-cell>
          <table:table-cell table:style-name="ce12" table:formula="of:=[Sheet1.B44]-[Sheet1.H43]" office:value-type="time" office:time-value="PT00H04M04.999999998S" calcext:value-type="time">
            <text:p>12:04:05 AM</text:p>
          </table:table-cell>
          <table:table-cell table:formula="of:=[Sheet1.C44]-[Sheet1.I43]" office:value-type="float" office:value="0.15656229999999" calcext:value-type="float">
            <text:p>0.1565623</text:p>
          </table:table-cell>
          <table:table-cell table:formula="of:=[Sheet1.D44]-[Sheet1.J43]" office:value-type="float" office:value="-0.2710486" calcext:value-type="float">
            <text:p>-0.2710486</text:p>
          </table:table-cell>
          <table:table-cell/>
        </table:table-row>
        <table:table-row table:style-name="ro1"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45]-[Sheet1.G44]" office:value-type="float" office:value="1" calcext:value-type="float">
            <text:p>1</text:p>
          </table:table-cell>
          <table:table-cell table:style-name="ce12" table:formula="of:=[Sheet1.B45]-[Sheet1.H44]" office:value-type="time" office:time-value="-PT01H00M42.000000001S" calcext:value-type="time">
            <text:p>10:59:18 PM</text:p>
          </table:table-cell>
          <table:table-cell table:formula="of:=[Sheet1.C45]-[Sheet1.I44]" office:value-type="float" office:value="0" calcext:value-type="float">
            <text:p>0</text:p>
          </table:table-cell>
          <table:table-cell table:formula="of:=[Sheet1.D45]-[Sheet1.J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46]-[Sheet1.G45]" office:value-type="float" office:value="1" calcext:value-type="float">
            <text:p>1</text:p>
          </table:table-cell>
          <table:table-cell table:style-name="ce12" table:formula="of:=[Sheet1.B46]-[Sheet1.H45]" office:value-type="time" office:time-value="PT01H03M20.000000003S" calcext:value-type="time">
            <text:p>01:03:20 AM</text:p>
          </table:table-cell>
          <table:table-cell table:formula="of:=[Sheet1.C46]-[Sheet1.I45]" office:value-type="float" office:value="0" calcext:value-type="float">
            <text:p>0</text:p>
          </table:table-cell>
          <table:table-cell table:formula="of:=[Sheet1.D46]-[Sheet1.J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Sheet1.A47]-[Sheet1.G46]" office:value-type="float" office:value="1" calcext:value-type="float">
            <text:p>1</text:p>
          </table:table-cell>
          <table:table-cell table:style-name="ce12" table:formula="of:=[Sheet1.B47]-[Sheet1.H46]" office:value-type="time" office:time-value="-PT02H34M50S" calcext:value-type="time">
            <text:p>09:25:10 PM</text:p>
          </table:table-cell>
          <table:table-cell table:formula="of:=[Sheet1.C47]-[Sheet1.I46]" office:value-type="float" office:value="-0.0117706999999996" calcext:value-type="float">
            <text:p>-0.0117707</text:p>
          </table:table-cell>
          <table:table-cell table:formula="of:=[Sheet1.D47]-[Sheet1.J46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 table:number-columns-repeated="2"/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/>
          <table:table-cell table:formula="of:=[Sheet1.A48]-[Sheet1.G47]" office:value-type="float" office:value="1" calcext:value-type="float">
            <text:p>1</text:p>
          </table:table-cell>
          <table:table-cell table:style-name="ce12" table:formula="of:=[Sheet1.B48]-[Sheet1.H47]" office:value-type="time" office:time-value="PT01H24M49.999999998S" calcext:value-type="time">
            <text:p>01:24:50 AM</text:p>
          </table:table-cell>
          <table:table-cell table:formula="of:=[Sheet1.C48]-[Sheet1.I47]" office:value-type="float" office:value="0.00763890000000345" calcext:value-type="float">
            <text:p>0.0076389</text:p>
          </table:table-cell>
          <table:table-cell table:formula="of:=[Sheet1.D48]-[Sheet1.J47]" office:value-type="float" office:value="-0.00493050000000039" calcext:value-type="float">
            <text:p>-0.0049305</text:p>
          </table:table-cell>
          <table:table-cell/>
        </table:table-row>
        <table:table-row table:style-name="ro1"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49]-[Sheet1.G48]" office:value-type="float" office:value="1" calcext:value-type="float">
            <text:p>1</text:p>
          </table:table-cell>
          <table:table-cell table:style-name="ce12" table:formula="of:=[Sheet1.B49]-[Sheet1.H48]" office:value-type="time" office:time-value="PT00H29M18.000000002S" calcext:value-type="time">
            <text:p>12:29:18 AM</text:p>
          </table:table-cell>
          <table:table-cell table:formula="of:=[Sheet1.C49]-[Sheet1.I48]" office:value-type="float" office:value="0.00413179999999613" calcext:value-type="float">
            <text:p>0.0041318</text:p>
          </table:table-cell>
          <table:table-cell table:formula="of:=[Sheet1.D49]-[Sheet1.J48]" office:value-type="float" office:value="-0.0922985999999995" calcext:value-type="float">
            <text:p>-0.0922986</text:p>
          </table:table-cell>
          <table:table-cell/>
        </table:table-row>
        <table:table-row table:style-name="ro1"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50]-[Sheet1.G49]" office:value-type="float" office:value="1" calcext:value-type="float">
            <text:p>1</text:p>
          </table:table-cell>
          <table:table-cell table:style-name="ce12" table:formula="of:=[Sheet1.B50]-[Sheet1.H49]" office:value-type="time" office:time-value="PT00H47M34S" calcext:value-type="time">
            <text:p>12:47:34 AM</text:p>
          </table:table-cell>
          <table:table-cell table:formula="of:=[Sheet1.C50]-[Sheet1.I49]" office:value-type="float" office:value="0" calcext:value-type="float">
            <text:p>0</text:p>
          </table:table-cell>
          <table:table-cell table:formula="of:=[Sheet1.D50]-[Sheet1.J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Sheet1.A51]-[Sheet1.G50]" office:value-type="float" office:value="1" calcext:value-type="float">
            <text:p>1</text:p>
          </table:table-cell>
          <table:table-cell table:style-name="ce12" table:formula="of:=[Sheet1.B51]-[Sheet1.H50]" office:value-type="time" office:time-value="-PT01H35M03S" calcext:value-type="time">
            <text:p>10:24:57 PM</text:p>
          </table:table-cell>
          <table:table-cell table:formula="of:=[Sheet1.C51]-[Sheet1.I50]" office:value-type="float" office:value="-0.0117706999999996" calcext:value-type="float">
            <text:p>-0.0117707</text:p>
          </table:table-cell>
          <table:table-cell table:formula="of:=[Sheet1.D51]-[Sheet1.J50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/>
          <table:table-cell table:formula="of:=[Sheet1.A52]-[Sheet1.G51]" office:value-type="float" office:value="1" calcext:value-type="float">
            <text:p>1</text:p>
          </table:table-cell>
          <table:table-cell table:style-name="ce12" table:formula="of:=[Sheet1.B52]-[Sheet1.H51]" office:value-type="time" office:time-value="-PT11H09M42S" calcext:value-type="time">
            <text:p>12:50:18 PM</text:p>
          </table:table-cell>
          <table:table-cell table:formula="of:=[Sheet1.C52]-[Sheet1.I51]" office:value-type="float" office:value="0.018194500000007" calcext:value-type="float">
            <text:p>0.0181945</text:p>
          </table:table-cell>
          <table:table-cell table:formula="of:=[Sheet1.D52]-[Sheet1.J51]" office:value-type="float" office:value="-0.0789583" calcext:value-type="float">
            <text:p>-0.0789583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Sheet1.A53]-[Sheet1.G52]" office:value-type="float" office:value="0" calcext:value-type="float">
            <text:p>0</text:p>
          </table:table-cell>
          <table:table-cell table:style-name="ce12" table:formula="of:=[Sheet1.B53]-[Sheet1.H52]" office:value-type="time" office:time-value="PT11H25M58S" calcext:value-type="time">
            <text:p>11:25:58 AM</text:p>
          </table:table-cell>
          <table:table-cell table:formula="of:=[Sheet1.C53]-[Sheet1.I52]" office:value-type="float" office:value="0.00756939999999418" calcext:value-type="float">
            <text:p>0.0075694</text:p>
          </table:table-cell>
          <table:table-cell table:formula="of:=[Sheet1.D53]-[Sheet1.J52]" office:value-type="float" office:value="0.0687499999999979" calcext:value-type="float">
            <text:p>0.06875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Sheet1.A54]-[Sheet1.G53]" office:value-type="float" office:value="0" calcext:value-type="float">
            <text:p>0</text:p>
          </table:table-cell>
          <table:table-cell table:style-name="ce12" table:formula="of:=[Sheet1.B54]-[Sheet1.H53]" office:value-type="time" office:time-value="PT00H05M45S" calcext:value-type="time">
            <text:p>12:05:45 AM</text:p>
          </table:table-cell>
          <table:table-cell table:formula="of:=[Sheet1.C54]-[Sheet1.I53]" office:value-type="float" office:value="0" calcext:value-type="float">
            <text:p>0</text:p>
          </table:table-cell>
          <table:table-cell table:formula="of:=[Sheet1.D54]-[Sheet1.J5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 table:number-columns-repeated="2"/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/>
          <table:table-cell table:style-name="ce9" table:formula="of:=[Sheet1.A55]-[Sheet1.G54]" office:value-type="float" office:value="0" calcext:value-type="float">
            <text:p>0</text:p>
          </table:table-cell>
          <table:table-cell table:style-name="ce13" table:formula="of:=[Sheet1.B55]-[Sheet1.H54]" office:value-type="float" office:value="0.000416666666666732" calcext:value-type="float">
            <text:p>0.0004166667</text:p>
          </table:table-cell>
          <table:table-cell table:style-name="ce17" table:formula="of:=[Sheet1.C55]-[Sheet1.I54]" office:value-type="float" office:value="0" calcext:value-type="float">
            <text:p>0</text:p>
          </table:table-cell>
          <table:table-cell table:style-name="ce17" table:formula="of:=[Sheet1.D55]-[Sheet1.J54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Sheet1.A56]-[Sheet1.G55]" office:value-type="float" office:value="1" calcext:value-type="float">
            <text:p>1</text:p>
          </table:table-cell>
          <table:table-cell table:style-name="ce12" table:formula="of:=[Sheet1.B56]-[Sheet1.H55]" office:value-type="time" office:time-value="-PT01H40M46S" calcext:value-type="time">
            <text:p>10:19:14 PM</text:p>
          </table:table-cell>
          <table:table-cell table:formula="of:=[Sheet1.C56]-[Sheet1.I55]" office:value-type="float" office:value="-0.0690972000000016" calcext:value-type="float">
            <text:p>-0.0690972</text:p>
          </table:table-cell>
          <table:table-cell table:formula="of:=[Sheet1.D56]-[Sheet1.J55]" office:value-type="float" office:value="0.0635416000000006" calcext:value-type="float">
            <text:p>0.0635416</text:p>
          </table:table-cell>
          <table:table-cell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Sheet1.A57]-[Sheet1.G56]" office:value-type="float" office:value="0" calcext:value-type="float">
            <text:p>0</text:p>
          </table:table-cell>
          <table:table-cell table:style-name="ce12" table:formula="of:=[Sheet1.B57]-[Sheet1.H56]" office:value-type="time" office:time-value="PT00H00M56S" calcext:value-type="time">
            <text:p>12:00:56 AM</text:p>
          </table:table-cell>
          <table:table-cell table:formula="of:=[Sheet1.C57]-[Sheet1.I56]" office:value-type="float" office:value="0" calcext:value-type="float">
            <text:p>0</text:p>
          </table:table-cell>
          <table:table-cell table:formula="of:=[Sheet1.D57]-[Sheet1.J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Sheet1.A58]-[Sheet1.G57]" office:value-type="float" office:value="1" calcext:value-type="float">
            <text:p>1</text:p>
          </table:table-cell>
          <table:table-cell table:style-name="ce12" table:formula="of:=[Sheet1.B58]-[Sheet1.H57]" office:value-type="time" office:time-value="PT02H08M38S" calcext:value-type="time">
            <text:p>02:08:38 AM</text:p>
          </table:table-cell>
          <table:table-cell table:formula="of:=[Sheet1.C58]-[Sheet1.I57]" office:value-type="float" office:value="0.0449306000000007" calcext:value-type="float">
            <text:p>0.0449306</text:p>
          </table:table-cell>
          <table:table-cell table:formula="of:=[Sheet1.D58]-[Sheet1.J57]" office:value-type="float" office:value="-0.0663887999999986" calcext:value-type="float">
            <text:p>-0.0663888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Sheet1.A59]-[Sheet1.G58]" office:value-type="float" office:value="0" calcext:value-type="float">
            <text:p>0</text:p>
          </table:table-cell>
          <table:table-cell table:style-name="ce12" table:formula="of:=[Sheet1.B59]-[Sheet1.H58]" office:value-type="time" office:time-value="PT00H00M31.999999999S" calcext:value-type="time">
            <text:p>12:00:32 AM</text:p>
          </table:table-cell>
          <table:table-cell table:formula="of:=[Sheet1.C59]-[Sheet1.I58]" office:value-type="float" office:value="0" calcext:value-type="float">
            <text:p>0</text:p>
          </table:table-cell>
          <table:table-cell table:formula="of:=[Sheet1.D59]-[Sheet1.J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Sheet1.A60]-[Sheet1.G59]" office:value-type="float" office:value="0" calcext:value-type="float">
            <text:p>0</text:p>
          </table:table-cell>
          <table:table-cell table:style-name="ce12" table:formula="of:=[Sheet1.B60]-[Sheet1.H59]" office:value-type="time" office:time-value="PT00H25M49.000000001S" calcext:value-type="time">
            <text:p>12:25:49 AM</text:p>
          </table:table-cell>
          <table:table-cell table:formula="of:=[Sheet1.C60]-[Sheet1.I59]" office:value-type="float" office:value="-0.00868059999999105" calcext:value-type="float">
            <text:p>-0.0086806</text:p>
          </table:table-cell>
          <table:table-cell table:formula="of:=[Sheet1.D60]-[Sheet1.J59]" office:value-type="float" office:value="-0.000347300000001383" calcext:value-type="float">
            <text:p>-0.0003473</text:p>
          </table:table-cell>
          <table:table-cell/>
        </table:table-row>
        <table:table-row table:style-name="ro1"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 table:number-columns-repeated="2"/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/>
          <table:table-cell table:style-name="ce9" table:formula="of:=[Sheet1.A61]-[Sheet1.G60]" office:value-type="float" office:value="0" calcext:value-type="float">
            <text:p>0</text:p>
          </table:table-cell>
          <table:table-cell table:style-name="ce13" table:formula="of:=[Sheet1.B61]-[Sheet1.H60]" office:value-type="float" office:value="0.000405092592592693" calcext:value-type="float">
            <text:p>0.0004050926</text:p>
          </table:table-cell>
          <table:table-cell table:style-name="ce17" table:formula="of:=[Sheet1.C61]-[Sheet1.I60]" office:value-type="float" office:value="0" calcext:value-type="float">
            <text:p>0</text:p>
          </table:table-cell>
          <table:table-cell table:style-name="ce17" table:formula="of:=[Sheet1.D61]-[Sheet1.J60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Sheet1.A62]-[Sheet1.G61]" office:value-type="float" office:value="0" calcext:value-type="float">
            <text:p>0</text:p>
          </table:table-cell>
          <table:table-cell table:style-name="ce12" table:formula="of:=[Sheet1.B62]-[Sheet1.H61]" office:value-type="time" office:time-value="PT00H05M17.999999998S" calcext:value-type="time">
            <text:p>12:05:18 AM</text:p>
          </table:table-cell>
          <table:table-cell table:formula="of:=[Sheet1.C62]-[Sheet1.I61]" office:value-type="float" office:value="0" calcext:value-type="float">
            <text:p>0</text:p>
          </table:table-cell>
          <table:table-cell table:formula="of:=[Sheet1.D62]-[Sheet1.J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 table:number-columns-repeated="2"/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/>
          <table:table-cell table:formula="of:=[Sheet1.A63]-[Sheet1.G62]" office:value-type="float" office:value="1" calcext:value-type="float">
            <text:p>1</text:p>
          </table:table-cell>
          <table:table-cell table:style-name="ce12" table:formula="of:=[Sheet1.B63]-[Sheet1.H62]" office:value-type="time" office:time-value="-PT06H53M16S" calcext:value-type="time">
            <text:p>05:06:44 PM</text:p>
          </table:table-cell>
          <table:table-cell table:formula="of:=[Sheet1.C63]-[Sheet1.I62]" office:value-type="float" office:value="-0.1419444" calcext:value-type="float">
            <text:p>-0.1419444</text:p>
          </table:table-cell>
          <table:table-cell table:formula="of:=[Sheet1.D63]-[Sheet1.J62]" office:value-type="float" office:value="0.1739584" calcext:value-type="float">
            <text:p>0.1739584</text:p>
          </table:table-cell>
          <table:table-cell/>
        </table:table-row>
        <table:table-row table:style-name="ro1"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64]-[Sheet1.G63]" office:value-type="float" office:value="1" calcext:value-type="float">
            <text:p>1</text:p>
          </table:table-cell>
          <table:table-cell table:style-name="ce12" table:formula="of:=[Sheet1.B64]-[Sheet1.H63]" office:value-type="time" office:time-value="PT03H50M04.000000002S" calcext:value-type="time">
            <text:p>03:50:04 AM</text:p>
          </table:table-cell>
          <table:table-cell table:formula="of:=[Sheet1.C64]-[Sheet1.I63]" office:value-type="float" office:value="0.16079839999999" calcext:value-type="float">
            <text:p>0.1607984</text:p>
          </table:table-cell>
          <table:table-cell table:formula="of:=[Sheet1.D64]-[Sheet1.J63]" office:value-type="float" office:value="-0.257784699999998" calcext:value-type="float">
            <text:p>-0.2577847</text:p>
          </table:table-cell>
          <table:table-cell/>
        </table:table-row>
        <table:table-row table:style-name="ro1"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 table:number-columns-repeated="2"/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/>
          <table:table-cell table:formula="of:=[Sheet1.A65]-[Sheet1.G64]" office:value-type="float" office:value="1" calcext:value-type="float">
            <text:p>1</text:p>
          </table:table-cell>
          <table:table-cell table:style-name="ce12" table:formula="of:=[Sheet1.B65]-[Sheet1.H64]" office:value-type="time" office:time-value="-PT04H21M30S" calcext:value-type="time">
            <text:p>07:38:30 PM</text:p>
          </table:table-cell>
          <table:table-cell table:formula="of:=[Sheet1.C65]-[Sheet1.I64]" office:value-type="float" office:value="-0.0999569999999892" calcext:value-type="float">
            <text:p>-0.099957</text:p>
          </table:table-cell>
          <table:table-cell table:formula="of:=[Sheet1.D65]-[Sheet1.J64]" office:value-type="float" office:value="0.259978" calcext:value-type="float">
            <text:p>0.259978</text:p>
          </table:table-cell>
          <table:table-cell/>
        </table:table-row>
        <table:table-row table:style-name="ro1"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 table:number-columns-repeated="2"/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/>
          <table:table-cell table:formula="of:=[Sheet1.A66]-[Sheet1.G65]" office:value-type="float" office:value="1" calcext:value-type="float">
            <text:p>1</text:p>
          </table:table-cell>
          <table:table-cell table:style-name="ce12" table:formula="of:=[Sheet1.B66]-[Sheet1.H65]" office:value-type="time" office:time-value="-PT01H45M09S" calcext:value-type="time">
            <text:p>10:14:51 PM</text:p>
          </table:table-cell>
          <table:table-cell table:formula="of:=[Sheet1.C66]-[Sheet1.I65]" office:value-type="float" office:value="0.106874999999988" calcext:value-type="float">
            <text:p>0.106875</text:p>
          </table:table-cell>
          <table:table-cell table:formula="of:=[Sheet1.D66]-[Sheet1.J65]" office:value-type="float" office:value="-0.221026000000002" calcext:value-type="float">
            <text:p>-0.221026</text:p>
          </table:table-cell>
          <table:table-cell/>
        </table:table-row>
        <table:table-row table:style-name="ro1"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Sheet1.A67]-[Sheet1.G66]" office:value-type="float" office:value="1" calcext:value-type="float">
            <text:p>1</text:p>
          </table:table-cell>
          <table:table-cell table:style-name="ce12" table:formula="of:=[Sheet1.B67]-[Sheet1.H66]" office:value-type="time" office:time-value="PT01H48M21S" calcext:value-type="time">
            <text:p>01:48:21 AM</text:p>
          </table:table-cell>
          <table:table-cell table:formula="of:=[Sheet1.C67]-[Sheet1.I66]" office:value-type="float" office:value="-0.20417479999999" calcext:value-type="float">
            <text:p>-0.2041748</text:p>
          </table:table-cell>
          <table:table-cell table:formula="of:=[Sheet1.D67]-[Sheet1.J66]" office:value-type="float" office:value="0.202791000000001" calcext:value-type="float">
            <text:p>0.202791</text:p>
          </table:table-cell>
          <table:table-cell/>
        </table:table-row>
        <table:table-row table:style-name="ro1"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68]-[Sheet1.G67]" office:value-type="float" office:value="1" calcext:value-type="float">
            <text:p>1</text:p>
          </table:table-cell>
          <table:table-cell table:style-name="ce12" table:formula="of:=[Sheet1.B68]-[Sheet1.H67]" office:value-type="time" office:time-value="PT08H07M03S" calcext:value-type="time">
            <text:p>08:07:03 AM</text:p>
          </table:table-cell>
          <table:table-cell table:formula="of:=[Sheet1.C68]-[Sheet1.I67]" office:value-type="float" office:value="0.197256799999991" calcext:value-type="float">
            <text:p>0.1972568</text:p>
          </table:table-cell>
          <table:table-cell table:formula="of:=[Sheet1.D68]-[Sheet1.J67]" office:value-type="float" office:value="-0.241743" calcext:value-type="float">
            <text:p>-0.241743</text:p>
          </table:table-cell>
          <table:table-cell/>
        </table:table-row>
        <table:table-row table:style-name="ro1"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Sheet1.A69]-[Sheet1.G68]" office:value-type="float" office:value="1" calcext:value-type="float">
            <text:p>1</text:p>
          </table:table-cell>
          <table:table-cell table:style-name="ce12" table:formula="of:=[Sheet1.B69]-[Sheet1.H68]" office:value-type="time" office:time-value="-PT00H36M05S" calcext:value-type="time">
            <text:p>11:23:55 PM</text:p>
          </table:table-cell>
          <table:table-cell table:formula="of:=[Sheet1.C69]-[Sheet1.I68]" office:value-type="float" office:value="-0.0101733999999993" calcext:value-type="float">
            <text:p>-0.0101734</text:p>
          </table:table-cell>
          <table:table-cell table:formula="of:=[Sheet1.D69]-[Sheet1.J68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70]-[Sheet1.G69]" office:value-type="float" office:value="1" calcext:value-type="float">
            <text:p>1</text:p>
          </table:table-cell>
          <table:table-cell table:style-name="ce12" table:formula="of:=[Sheet1.B70]-[Sheet1.H69]" office:value-type="time" office:time-value="PT00H22M55S" calcext:value-type="time">
            <text:p>12:22:55 AM</text:p>
          </table:table-cell>
          <table:table-cell table:formula="of:=[Sheet1.C70]-[Sheet1.I69]" office:value-type="float" office:value="0.0101733999999993" calcext:value-type="float">
            <text:p>0.0101734</text:p>
          </table:table-cell>
          <table:table-cell table:formula="of:=[Sheet1.D70]-[Sheet1.J69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71]-[Sheet1.G70]" office:value-type="float" office:value="1" calcext:value-type="float">
            <text:p>1</text:p>
          </table:table-cell>
          <table:table-cell table:style-name="ce12" table:formula="of:=[Sheet1.B71]-[Sheet1.H70]" office:value-type="time" office:time-value="PT00H11M29S" calcext:value-type="time">
            <text:p>12:11:29 AM</text:p>
          </table:table-cell>
          <table:table-cell table:formula="of:=[Sheet1.C71]-[Sheet1.I70]" office:value-type="float" office:value="0" calcext:value-type="float">
            <text:p>0</text:p>
          </table:table-cell>
          <table:table-cell table:formula="of:=[Sheet1.D71]-[Sheet1.J7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72]-[Sheet1.G71]" office:value-type="float" office:value="0" calcext:value-type="float">
            <text:p>0</text:p>
          </table:table-cell>
          <table:table-cell table:style-name="ce13" table:formula="of:=[Sheet1.B72]-[Sheet1.H71]" office:value-type="float" office:value="0.000763888888888897" calcext:value-type="float">
            <text:p>0.0007638889</text:p>
          </table:table-cell>
          <table:table-cell table:style-name="ce17" table:formula="of:=[Sheet1.C72]-[Sheet1.I71]" office:value-type="float" office:value="0" calcext:value-type="float">
            <text:p>0</text:p>
          </table:table-cell>
          <table:table-cell table:style-name="ce17" table:formula="of:=[Sheet1.D72]-[Sheet1.J7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73]-[Sheet1.G72]" office:value-type="float" office:value="0" calcext:value-type="float">
            <text:p>0</text:p>
          </table:table-cell>
          <table:table-cell table:style-name="ce13" table:formula="of:=[Sheet1.B73]-[Sheet1.H72]" office:value-type="float" office:value="0.000486111111111076" calcext:value-type="float">
            <text:p>0.0004861111</text:p>
          </table:table-cell>
          <table:table-cell table:style-name="ce17" table:formula="of:=[Sheet1.C73]-[Sheet1.I72]" office:value-type="float" office:value="0" calcext:value-type="float">
            <text:p>0</text:p>
          </table:table-cell>
          <table:table-cell table:style-name="ce17" table:formula="of:=[Sheet1.D73]-[Sheet1.J7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Sheet1.A74]-[Sheet1.G73]" office:value-type="float" office:value="1" calcext:value-type="float">
            <text:p>1</text:p>
          </table:table-cell>
          <table:table-cell table:style-name="ce12" table:formula="of:=[Sheet1.B74]-[Sheet1.H73]" office:value-type="time" office:time-value="-PT03H49M24S" calcext:value-type="time">
            <text:p>08:10:36 PM</text:p>
          </table:table-cell>
          <table:table-cell table:formula="of:=[Sheet1.C74]-[Sheet1.I73]" office:value-type="float" office:value="-0.204826199999999" calcext:value-type="float">
            <text:p>-0.2048262</text:p>
          </table:table-cell>
          <table:table-cell table:formula="of:=[Sheet1.D74]-[Sheet1.J73]" office:value-type="float" office:value="0.239104099999999" calcext:value-type="float">
            <text:p>0.2391041</text:p>
          </table:table-cell>
          <table:table-cell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/>
          <table:table-cell table:formula="of:=[Sheet1.A75]-[Sheet1.G74]" office:value-type="float" office:value="0" calcext:value-type="float">
            <text:p>0</text:p>
          </table:table-cell>
          <table:table-cell table:style-name="ce12" table:formula="of:=[Sheet1.B75]-[Sheet1.H74]" office:value-type="time" office:time-value="PT00H00M27S" calcext:value-type="time">
            <text:p>12:00:27 AM</text:p>
          </table:table-cell>
          <table:table-cell table:formula="of:=[Sheet1.C75]-[Sheet1.I74]" office:value-type="float" office:value="0.00625000000000853" calcext:value-type="float">
            <text:p>0.00625</text:p>
          </table:table-cell>
          <table:table-cell table:formula="of:=[Sheet1.D75]-[Sheet1.J74]" office:value-type="float" office:value="-0.00930549999999997" calcext:value-type="float">
            <text:p>-0.0093055</text:p>
          </table:table-cell>
          <table:table-cell/>
        </table:table-row>
        <table:table-row table:style-name="ro1"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76]-[Sheet1.G75]" office:value-type="float" office:value="1" calcext:value-type="float">
            <text:p>1</text:p>
          </table:table-cell>
          <table:table-cell table:style-name="ce12" table:formula="of:=[Sheet1.B76]-[Sheet1.H75]" office:value-type="time" office:time-value="PT03H42M32S" calcext:value-type="time">
            <text:p>03:42:32 AM</text:p>
          </table:table-cell>
          <table:table-cell table:formula="of:=[Sheet1.C76]-[Sheet1.I75]" office:value-type="float" office:value="0.198576199999991" calcext:value-type="float">
            <text:p>0.1985762</text:p>
          </table:table-cell>
          <table:table-cell table:formula="of:=[Sheet1.D76]-[Sheet1.J75]" office:value-type="float" office:value="-0.229798599999999" calcext:value-type="float">
            <text:p>-0.2297986</text:p>
          </table:table-cell>
          <table:table-cell/>
        </table:table-row>
        <table:table-row table:style-name="ro1"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 table:number-columns-repeated="2"/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/>
          <table:table-cell table:formula="of:=[Sheet1.A77]-[Sheet1.G76]" office:value-type="float" office:value="1" calcext:value-type="float">
            <text:p>1</text:p>
          </table:table-cell>
          <table:table-cell table:style-name="ce12" table:formula="of:=[Sheet1.B77]-[Sheet1.H76]" office:value-type="time" office:time-value="-PT07H49M06.000000002S" calcext:value-type="time">
            <text:p>04:10:54 PM</text:p>
          </table:table-cell>
          <table:table-cell table:formula="of:=[Sheet1.C77]-[Sheet1.I76]" office:value-type="float" office:value="-0.203020699999996" calcext:value-type="float">
            <text:p>-0.2030207</text:p>
          </table:table-cell>
          <table:table-cell table:formula="of:=[Sheet1.D77]-[Sheet1.J76]" office:value-type="float" office:value="0.235006899999998" calcext:value-type="float">
            <text:p>0.2350069</text:p>
          </table:table-cell>
          <table:table-cell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78]-[Sheet1.G77]" office:value-type="float" office:value="1" calcext:value-type="float">
            <text:p>1</text:p>
          </table:table-cell>
          <table:table-cell table:style-name="ce12" table:formula="of:=[Sheet1.B78]-[Sheet1.H77]" office:value-type="time" office:time-value="PT07H43M14.000000001S" calcext:value-type="time">
            <text:p>07:43:14 AM</text:p>
          </table:table-cell>
          <table:table-cell table:formula="of:=[Sheet1.C78]-[Sheet1.I77]" office:value-type="float" office:value="0.203020699999996" calcext:value-type="float">
            <text:p>0.2030207</text:p>
          </table:table-cell>
          <table:table-cell table:formula="of:=[Sheet1.D78]-[Sheet1.J77]" office:value-type="float" office:value="-0.235006899999998" calcext:value-type="float">
            <text:p>-0.2350069</text:p>
          </table:table-cell>
          <table:table-cell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79]-[Sheet1.G78]" office:value-type="float" office:value="0" calcext:value-type="float">
            <text:p>0</text:p>
          </table:table-cell>
          <table:table-cell table:style-name="ce13" table:formula="of:=[Sheet1.B79]-[Sheet1.H78]" office:value-type="float" office:value="0.000775462962974594" calcext:value-type="float">
            <text:p>0.000775463</text:p>
          </table:table-cell>
          <table:table-cell table:style-name="ce17" table:formula="of:=[Sheet1.C79]-[Sheet1.I78]" office:value-type="float" office:value="0" calcext:value-type="float">
            <text:p>0</text:p>
          </table:table-cell>
          <table:table-cell table:style-name="ce17" table:formula="of:=[Sheet1.D79]-[Sheet1.J78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80]-[Sheet1.G79]" office:value-type="float" office:value="0" calcext:value-type="float">
            <text:p>0</text:p>
          </table:table-cell>
          <table:table-cell table:style-name="ce13" table:formula="of:=[Sheet1.B80]-[Sheet1.H79]" office:value-type="float" office:value="0.000451388888888848" calcext:value-type="float">
            <text:p>0.0004513889</text:p>
          </table:table-cell>
          <table:table-cell table:style-name="ce17" table:formula="of:=[Sheet1.C80]-[Sheet1.I79]" office:value-type="float" office:value="0" calcext:value-type="float">
            <text:p>0</text:p>
          </table:table-cell>
          <table:table-cell table:style-name="ce17" table:formula="of:=[Sheet1.D80]-[Sheet1.J7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Sheet1.A81]-[Sheet1.G80]" office:value-type="float" office:value="1" calcext:value-type="float">
            <text:p>1</text:p>
          </table:table-cell>
          <table:table-cell table:style-name="ce12" table:formula="of:=[Sheet1.B81]-[Sheet1.H80]" office:value-type="time" office:time-value="-PT03H19M25S" calcext:value-type="time">
            <text:p>08:40:35 PM</text:p>
          </table:table-cell>
          <table:table-cell table:formula="of:=[Sheet1.C81]-[Sheet1.I80]" office:value-type="float" office:value="-0.197256799999991" calcext:value-type="float">
            <text:p>-0.1972568</text:p>
          </table:table-cell>
          <table:table-cell table:formula="of:=[Sheet1.D81]-[Sheet1.J80]" office:value-type="float" office:value="0.241743" calcext:value-type="float">
            <text:p>0.241743</text:p>
          </table:table-cell>
          <table:table-cell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Sheet1.A82]-[Sheet1.G81]" office:value-type="float" office:value="0" calcext:value-type="float">
            <text:p>0</text:p>
          </table:table-cell>
          <table:table-cell table:style-name="ce12" table:formula="of:=[Sheet1.B82]-[Sheet1.H81]" office:value-type="time" office:time-value="PT00H00M47S" calcext:value-type="time">
            <text:p>12:00:47 AM</text:p>
          </table:table-cell>
          <table:table-cell table:formula="of:=[Sheet1.C82]-[Sheet1.I81]" office:value-type="float" office:value="-0.00756940000000839" calcext:value-type="float">
            <text:p>-0.0075694</text:p>
          </table:table-cell>
          <table:table-cell table:formula="of:=[Sheet1.D82]-[Sheet1.J81]" office:value-type="float" office:value="-0.00263890000000089" calcext:value-type="float">
            <text:p>-0.0026389</text:p>
          </table:table-cell>
          <table:table-cell/>
        </table:table-row>
        <table:table-row table:style-name="ro1"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Sheet1.A83]-[Sheet1.G82]" office:value-type="float" office:value="1" calcext:value-type="float">
            <text:p>1</text:p>
          </table:table-cell>
          <table:table-cell table:style-name="ce12" table:formula="of:=[Sheet1.B83]-[Sheet1.H82]" office:value-type="time" office:time-value="PT01H32M33S" calcext:value-type="time">
            <text:p>01:32:33 AM</text:p>
          </table:table-cell>
          <table:table-cell table:formula="of:=[Sheet1.C83]-[Sheet1.I82]" office:value-type="float" office:value="0.202291600000009" calcext:value-type="float">
            <text:p>0.2022916</text:p>
          </table:table-cell>
          <table:table-cell table:formula="of:=[Sheet1.D83]-[Sheet1.J82]" office:value-type="float" office:value="-0.136597200000001" calcext:value-type="float">
            <text:p>-0.1365972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Sheet1.A84]-[Sheet1.G83]" office:value-type="float" office:value="1" calcext:value-type="float">
            <text:p>1</text:p>
          </table:table-cell>
          <table:table-cell table:style-name="ce12" table:formula="of:=[Sheet1.B84]-[Sheet1.H83]" office:value-type="time" office:time-value="PT01H36M28S" calcext:value-type="time">
            <text:p>01:36:28 AM</text:p>
          </table:table-cell>
          <table:table-cell table:formula="of:=[Sheet1.C84]-[Sheet1.I83]" office:value-type="float" office:value="-0.0294444000000027" calcext:value-type="float">
            <text:p>-0.0294444</text:p>
          </table:table-cell>
          <table:table-cell table:formula="of:=[Sheet1.D84]-[Sheet1.J83]" office:value-type="float" office:value="0.0383333000000015" calcext:value-type="float">
            <text:p>0.0383333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Sheet1.A85]-[Sheet1.G84]" office:value-type="float" office:value="0" calcext:value-type="float">
            <text:p>0</text:p>
          </table:table-cell>
          <table:table-cell table:style-name="ce12" table:formula="of:=[Sheet1.B85]-[Sheet1.H84]" office:value-type="time" office:time-value="PT00H18M53S" calcext:value-type="time">
            <text:p>12:18:53 AM</text:p>
          </table:table-cell>
          <table:table-cell table:formula="of:=[Sheet1.C85]-[Sheet1.I84]" office:value-type="float" office:value="0" calcext:value-type="float">
            <text:p>0</text:p>
          </table:table-cell>
          <table:table-cell table:formula="of:=[Sheet1.D85]-[Sheet1.J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86]-[Sheet1.G85]" office:value-type="float" office:value="1" calcext:value-type="float">
            <text:p>1</text:p>
          </table:table-cell>
          <table:table-cell table:style-name="ce12" table:formula="of:=[Sheet1.B86]-[Sheet1.H85]" office:value-type="time" office:time-value="-PT01H12M00.000000002S" calcext:value-type="time">
            <text:p>10:48:00 PM</text:p>
          </table:table-cell>
          <table:table-cell table:formula="of:=[Sheet1.C86]-[Sheet1.I85]" office:value-type="float" office:value="0.0319789999999927" calcext:value-type="float">
            <text:p>0.031979</text:p>
          </table:table-cell>
          <table:table-cell table:formula="of:=[Sheet1.D86]-[Sheet1.J85]" office:value-type="float" office:value="-0.1408402" calcext:value-type="float">
            <text:p>-0.1408402</text:p>
          </table:table-cell>
          <table:table-cell/>
        </table:table-row>
        <table:table-row table:style-name="ro1"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87]-[Sheet1.G86]" office:value-type="float" office:value="1" calcext:value-type="float">
            <text:p>1</text:p>
          </table:table-cell>
          <table:table-cell table:style-name="ce12" table:formula="of:=[Sheet1.B87]-[Sheet1.H86]" office:value-type="time" office:time-value="PT01H02M22.000000001S" calcext:value-type="time">
            <text:p>01:02:22 AM</text:p>
          </table:table-cell>
          <table:table-cell table:formula="of:=[Sheet1.C87]-[Sheet1.I86]" office:value-type="float" office:value="0" calcext:value-type="float">
            <text:p>0</text:p>
          </table:table-cell>
          <table:table-cell table:formula="of:=[Sheet1.D87]-[Sheet1.J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88]-[Sheet1.G87]" office:value-type="float" office:value="1" calcext:value-type="float">
            <text:p>1</text:p>
          </table:table-cell>
          <table:table-cell table:style-name="ce12" table:formula="of:=[Sheet1.B88]-[Sheet1.H87]" office:value-type="time" office:time-value="-PT00H04M48.999999999S" calcext:value-type="time">
            <text:p>11:55:11 PM</text:p>
          </table:table-cell>
          <table:table-cell table:formula="of:=[Sheet1.C88]-[Sheet1.I87]" office:value-type="float" office:value="0" calcext:value-type="float">
            <text:p>0</text:p>
          </table:table-cell>
          <table:table-cell table:formula="of:=[Sheet1.D88]-[Sheet1.J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1.A89]-[Sheet1.G88]" office:value-type="float" office:value="0" calcext:value-type="float">
            <text:p>0</text:p>
          </table:table-cell>
          <table:table-cell table:style-name="ce12" table:formula="of:=[Sheet1.B89]-[Sheet1.H88]" office:value-type="time" office:time-value="PT00H04M24S" calcext:value-type="time">
            <text:p>12:04:24 AM</text:p>
          </table:table-cell>
          <table:table-cell table:formula="of:=[Sheet1.C89]-[Sheet1.I88]" office:value-type="float" office:value="0" calcext:value-type="float">
            <text:p>0</text:p>
          </table:table-cell>
          <table:table-cell table:formula="of:=[Sheet1.D89]-[Sheet1.J8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9" table:formula="of:=[Sheet1.A90]-[Sheet1.G89]" office:value-type="float" office:value="0" calcext:value-type="float">
            <text:p>0</text:p>
          </table:table-cell>
          <table:table-cell table:style-name="ce13" table:formula="of:=[Sheet1.B90]-[Sheet1.H89]" office:value-type="float" office:value="0.00124999999999997" calcext:value-type="float">
            <text:p>0.00125</text:p>
          </table:table-cell>
          <table:table-cell table:style-name="ce17" table:formula="of:=[Sheet1.C90]-[Sheet1.I89]" office:value-type="float" office:value="0" calcext:value-type="float">
            <text:p>0</text:p>
          </table:table-cell>
          <table:table-cell table:style-name="ce17" table:formula="of:=[Sheet1.D90]-[Sheet1.J8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/>
          <table:table-cell office:value-type="date" office:date-value="1899-12-30T12:04:00" calcext:value-type="date">
            <text:p>12-30-1899 12:04:00</text:p>
          </table:table-cell>
          <table:table-cell table:number-columns-repeated="5"/>
          <table:table-cell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Sheet1.A91]-[Sheet1.G90]" office:value-type="float" office:value="-55555614" calcext:value-type="float">
            <text:p>-55555614</text:p>
          </table:table-cell>
          <table:table-cell table:style-name="ce12" table:formula="of:=[Sheet1.B91]-[Sheet1.H90]" office:value-type="time" office:time-value="-PT11H45M36S" calcext:value-type="time">
            <text:p>12:14:24 PM</text:p>
          </table:table-cell>
          <table:table-cell table:formula="of:=[Sheet1.C91]-[Sheet1.I90]" office:value-type="float" office:value="-114.043854" calcext:value-type="float">
            <text:p>-114.043854</text:p>
          </table:table-cell>
          <table:table-cell table:formula="of:=[Sheet1.D91]-[Sheet1.J90]" office:value-type="float" office:value="-22.530757" calcext:value-type="float">
            <text:p>-22.530757</text:p>
          </table:table-cell>
          <table:table-cell/>
        </table:table-row>
        <table:table-row table:style-name="ro1">
          <table:table-cell/>
          <table:table-cell office:value-type="date" office:date-value="1899-12-30T16:04:00" calcext:value-type="date">
            <text:p>12-30-1899 16:04:00</text:p>
          </table:table-cell>
          <table:table-cell table:number-columns-repeated="5"/>
          <table:table-cell table:style-name="ce6"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Sheet1.A92]-[Sheet1.G91]" office:value-type="float" office:value="0" calcext:value-type="float">
            <text:p>0</text:p>
          </table:table-cell>
          <table:table-cell table:style-name="ce12" table:formula="of:=[Sheet1.B92]-[Sheet1.H91]" office:value-type="time" office:time-value="PT04H00M00S" calcext:value-type="time">
            <text:p>04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899-12-30T12:14:00" calcext:value-type="date">
            <text:p>12-30-1899 12:14:00</text:p>
          </table:table-cell>
          <table:table-cell table:number-columns-repeated="9"/>
          <table:table-cell table:formula="of:=[Sheet1.A93]-[Sheet1.G92]" office:value-type="float" office:value="0" calcext:value-type="float">
            <text:p>0</text:p>
          </table:table-cell>
          <table:table-cell table:style-name="ce12" table:formula="of:=[Sheet1.B93]-[Sheet1.H92]" office:value-type="time" office:time-value="PT00H10M00S" calcext:value-type="time">
            <text:p>12:10:00 AM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Sheet1.A94]-[Sheet1.G93]" office:value-type="float" office:value="0" calcext:value-type="float">
            <text:p>0</text:p>
          </table:table-cell>
          <table:table-cell table:formula="of:=[Sheet1.B94]-[Sheet1.H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Sheet1.A95]-[Sheet1.G94]" office:value-type="float" office:value="0" calcext:value-type="float">
            <text:p>0</text:p>
          </table:table-cell>
          <table:table-cell table:formula="of:=[Sheet1.B95]-[Sheet1.H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Sheet1.A96]-[Sheet1.G95]" office:value-type="float" office:value="0" calcext:value-type="float">
            <text:p>0</text:p>
          </table:table-cell>
          <table:table-cell table:formula="of:=[Sheet1.B96]-[Sheet1.H9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47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L1:Sheet1.L1048576">
            <calcext:condition calcext:apply-style-name="Untitled3" calcext:value="=1" calcext:base-cell-address="Sheet1.L1"/>
          </calcext:conditional-format>
          <calcext:conditional-format calcext:target-range-address="Sheet1.M1:Sheet1.M1048576">
            <calcext:condition calcext:apply-style-name="Untitled1" calcext:value="formula-is([Sheet1.L1]=1)" calcext:base-cell-address="Sheet1.M1"/>
            <calcext:condition calcext:apply-style-name="Untitled3" calcext:value="&lt;0" calcext:base-cell-address="Sheet1.M1"/>
            <calcext:condition calcext:apply-style-name="Untitled2" calcext:value="&gt;0.1666666667" calcext:base-cell-address="Sheet1.M1"/>
            <calcext:condition calcext:apply-style-name="Untitled3" calcext:value="&gt;0.0027777" calcext:base-cell-address="Sheet1.M1"/>
          </calcext:conditional-format>
          <calcext:conditional-format calcext:target-range-address="Sheet1.N1:Sheet1.O1048576">
            <calcext:condition calcext:apply-style-name="Untitled1" calcext:value="formula-is([Sheet1.L1]=1)" calcext:base-cell-address="Sheet1.N1"/>
            <calcext:condition calcext:apply-style-name="Untitled3" calcext:value="!=0" calcext:base-cell-address="Sheet1.N1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1" table:default-cell-style-name="ce19"/>
        <table:table-column table:style-name="co4" table:default-cell-style-name="ce25"/>
        <table:table-column table:style-name="co1" table:number-columns-repeated="2" table:default-cell-style-name="ce32"/>
        <table:table-column table:style-name="co1" table:default-cell-style-name="Default"/>
        <table:table-row table:style-name="ro1"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 table:number-columns-repeated="2"/>
          <table:table-cell office:value-type="string" calcext:value-type="string">
            <text:p>SIM Card 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Latitude</text:p>
          </table:table-cell>
          <table:table-cell office:value-type="string" calcext:value-type="string">
            <text:p><text:s/>Longitude</text:p>
          </table:table-cell>
          <table:table-cell/>
          <table:table-cell table:style-name="ce18" office:value-type="string" calcext:value-type="string">
            <text:p>new ID</text:p>
          </table:table-cell>
          <table:table-cell table:style-name="ce24" office:value-type="string" calcext:value-type="string">
            <text:p>Time diff</text:p>
          </table:table-cell>
          <table:table-cell table:number-columns-repeated="2" table:style-name="ce30" office:value-type="string" calcext:value-type="string">
            <text:p>has moved</text:p>
          </table:table-cell>
          <table:table-cell/>
        </table:table-row>
        <table:table-row table:style-name="ro1">
          <table:table-cell table:style-name="ce1" office:value-type="float" office:value="55555556" calcext:value-type="float">
            <text:p>55555556</text:p>
          </table:table-cell>
          <table:table-cell table:style-name="ce4" office:value-type="date" office:date-value="1899-12-30T13:10:09" calcext:value-type="date">
            <text:p>12-30-1899 13:10:09</text:p>
          </table:table-cell>
          <table:table-cell table:style-name="ce1" office:value-type="float" office:value="114.0397917" calcext:value-type="float">
            <text:p>114.0397917</text:p>
          </table:table-cell>
          <table:table-cell table:style-name="ce1" office:value-type="float" office:value="22.5740278" calcext:value-type="float">
            <text:p>22.5740278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3:10:09" calcext:value-type="date">
            <text:p>12-30-1899 13:10:09</text:p>
          </table:table-cell>
          <table:table-cell office:value-type="float" office:value="114.0397917" calcext:value-type="float">
            <text:p>114.0397917</text:p>
          </table:table-cell>
          <table:table-cell office:value-type="float" office:value="22.5740278" calcext:value-type="float">
            <text:p>22.5740278</text:p>
          </table:table-cell>
          <table:table-cell/>
          <table:table-cell office:value-type="string" calcext:value-type="string">
            <text:p>this is/is not new user</text:p>
          </table:table-cell>
          <table:table-cell/>
          <table:table-cell table:style-name="ce31" table:number-columns-repeated="2"/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6:08:30" calcext:value-type="date">
            <text:p>12-30-1899 16:08:30</text:p>
          </table:table-cell>
          <table:table-cell office:value-type="float" office:value="113.8056944" calcext:value-type="float">
            <text:p>113.8056944</text:p>
          </table:table-cell>
          <table:table-cell office:value-type="float" office:value="22.7613889" calcext:value-type="float">
            <text:p>22.7613889</text:p>
          </table:table-cell>
          <table:table-cell/>
          <table:table-cell table:formula="of:=[Sheet2.A3]-[Sheet2.G2]" office:value-type="float" office:value="0" calcext:value-type="float">
            <text:p>0</text:p>
          </table:table-cell>
          <table:table-cell table:formula="of:=[Sheet2.B3]-[Sheet2.H2]" office:value-type="time" office:time-value="PT02H58M21S" calcext:value-type="time">
            <text:p>02:58:21</text:p>
          </table:table-cell>
          <table:table-cell table:formula="of:=[Sheet2.C3]-[Sheet2.I2]" office:value-type="float" office:value="-0.234097300000002" calcext:value-type="float">
            <text:p>-0.2340973</text:p>
          </table:table-cell>
          <table:table-cell table:formula="of:=[Sheet2.D3]-[Sheet2.J2]" office:value-type="float" office:value="0.1873611" calcext:value-type="float">
            <text:p>0.1873611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17:39:08.00000000001" calcext:value-type="date">
            <text:p>12-30-1899 17:39:08</text:p>
          </table:table-cell>
          <table:table-cell office:value-type="float" office:value="113.8090278" calcext:value-type="float">
            <text:p>113.8090278</text:p>
          </table:table-cell>
          <table:table-cell office:value-type="float" office:value="22.7561806" calcext:value-type="float">
            <text:p>22.7561806</text:p>
          </table:table-cell>
          <table:table-cell/>
          <table:table-cell table:formula="of:=[Sheet2.A4]-[Sheet2.G3]" office:value-type="float" office:value="0" calcext:value-type="float">
            <text:p>0</text:p>
          </table:table-cell>
          <table:table-cell table:formula="of:=[Sheet2.B4]-[Sheet2.H3]" office:value-type="time" office:time-value="PT01H30M38S" calcext:value-type="time">
            <text:p>01:30:38</text:p>
          </table:table-cell>
          <table:table-cell table:formula="of:=[Sheet2.C4]-[Sheet2.I3]" office:value-type="float" office:value="0.00333340000000248" calcext:value-type="float">
            <text:p>0.0033334</text:p>
          </table:table-cell>
          <table:table-cell table:formula="of:=[Sheet2.D4]-[Sheet2.J3]" office:value-type="float" office:value="-0.00520829999999961" calcext:value-type="float">
            <text:p>-0.0052083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0:50:17" calcext:value-type="date">
            <text:p>12-30-1899 20:50:17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Sheet2.A5]-[Sheet2.G4]" office:value-type="float" office:value="0" calcext:value-type="float">
            <text:p>0</text:p>
          </table:table-cell>
          <table:table-cell table:formula="of:=[Sheet2.B5]-[Sheet2.H4]" office:value-type="time" office:time-value="PT03H11M09S" calcext:value-type="time">
            <text:p>03:11:09</text:p>
          </table:table-cell>
          <table:table-cell table:formula="of:=[Sheet2.C5]-[Sheet2.I4]" office:value-type="float" office:value="0.0375694000000095" calcext:value-type="float">
            <text:p>0.0375694</text:p>
          </table:table-cell>
          <table:table-cell table:formula="of:=[Sheet2.D5]-[Sheet2.J4]" office:value-type="float" office:value="0.0163194000000004" calcext:value-type="float">
            <text:p>0.0163194</text:p>
          </table:table-cell>
          <table:table-cell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office:value-type="date" office:date-value="1899-12-30T23:53:07" calcext:value-type="date">
            <text:p>12-30-1899 23:53:07</text:p>
          </table:table-cell>
          <table:table-cell office:value-type="float" office:value="114.0263889" calcext:value-type="float">
            <text:p>114.0263889</text:p>
          </table:table-cell>
          <table:table-cell office:value-type="float" office:value="22.6260417" calcext:value-type="float">
            <text:p>22.6260417</text:p>
          </table:table-cell>
          <table:table-cell/>
          <table:table-cell table:formula="of:=[Sheet2.A6]-[Sheet2.G5]" office:value-type="float" office:value="0" calcext:value-type="float">
            <text:p>0</text:p>
          </table:table-cell>
          <table:table-cell table:formula="of:=[Sheet2.B6]-[Sheet2.H5]" office:value-type="time" office:time-value="PT03H02M50S" calcext:value-type="time">
            <text:p>03:02:50</text:p>
          </table:table-cell>
          <table:table-cell table:formula="of:=[Sheet2.C6]-[Sheet2.I5]" office:value-type="float" office:value="0.179791699999996" calcext:value-type="float">
            <text:p>0.1797917</text:p>
          </table:table-cell>
          <table:table-cell table:formula="of:=[Sheet2.D6]-[Sheet2.J5]" office:value-type="float" office:value="-0.146458300000003" calcext:value-type="float">
            <text:p>-0.1464583</text:p>
          </table:table-cell>
          <table:table-cell/>
        </table:table-row>
        <table:table-row table:style-name="ro1"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7" calcext:value-type="float">
            <text:p>55555557</text:p>
          </table:table-cell>
          <table:table-cell office:value-type="date" office:date-value="1899-12-30T23:39:23.00000000001" calcext:value-type="date">
            <text:p>12-30-1899 23:39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7]-[Sheet2.G6]" office:value-type="float" office:value="1" calcext:value-type="float">
            <text:p>1</text:p>
          </table:table-cell>
          <table:table-cell table:formula="of:=[Sheet2.B7]-[Sheet2.H6]" office:value-type="time" office:time-value="-PT00H13M44S" calcext:value-type="time">
            <text:p>23:46:16</text:p>
          </table:table-cell>
          <table:table-cell table:formula="of:=[Sheet2.C7]-[Sheet2.I6]" office:value-type="float" office:value="0.0174650999999955" calcext:value-type="float">
            <text:p>0.0174651</text:p>
          </table:table-cell>
          <table:table-cell table:formula="of:=[Sheet2.D7]-[Sheet2.J6]" office:value-type="float" office:value="-0.095284699999997" calcext:value-type="float">
            <text:p>-0.0952847</text:p>
          </table:table-cell>
          <table:table-cell/>
        </table:table-row>
        <table:table-row table:style-name="ro1"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8" calcext:value-type="float">
            <text:p>55555558</text:p>
          </table:table-cell>
          <table:table-cell office:value-type="date" office:date-value="1899-12-30T22:13:27" calcext:value-type="date">
            <text:p>12-30-1899 22:1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8]-[Sheet2.G7]" office:value-type="float" office:value="1" calcext:value-type="float">
            <text:p>1</text:p>
          </table:table-cell>
          <table:table-cell table:formula="of:=[Sheet2.B8]-[Sheet2.H7]" office:value-type="time" office:time-value="-PT01H25M56S" calcext:value-type="time">
            <text:p>22:34:04</text:p>
          </table:table-cell>
          <table:table-cell table:formula="of:=[Sheet2.C8]-[Sheet2.I7]" office:value-type="float" office:value="0" calcext:value-type="float">
            <text:p>0</text:p>
          </table:table-cell>
          <table:table-cell table:formula="of:=[Sheet2.D8]-[Sheet2.J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59" calcext:value-type="float">
            <text:p>55555559</text:p>
          </table:table-cell>
          <table:table-cell office:value-type="date" office:date-value="1899-12-30T23:32:58.00000000001" calcext:value-type="date">
            <text:p>12-30-1899 23:32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9]-[Sheet2.G8]" office:value-type="float" office:value="1" calcext:value-type="float">
            <text:p>1</text:p>
          </table:table-cell>
          <table:table-cell table:formula="of:=[Sheet2.B9]-[Sheet2.H8]" office:value-type="time" office:time-value="PT01H19M31S" calcext:value-type="time">
            <text:p>01:19:31</text:p>
          </table:table-cell>
          <table:table-cell table:formula="of:=[Sheet2.C9]-[Sheet2.I8]" office:value-type="float" office:value="0" calcext:value-type="float">
            <text:p>0</text:p>
          </table:table-cell>
          <table:table-cell table:formula="of:=[Sheet2.D9]-[Sheet2.J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0" calcext:value-type="float">
            <text:p>55555560</text:p>
          </table:table-cell>
          <table:table-cell office:value-type="date" office:date-value="1899-12-30T23:15:24" calcext:value-type="date">
            <text:p>12-30-1899 23:15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10]-[Sheet2.G9]" office:value-type="float" office:value="1" calcext:value-type="float">
            <text:p>1</text:p>
          </table:table-cell>
          <table:table-cell table:formula="of:=[Sheet2.B10]-[Sheet2.H9]" office:value-type="time" office:time-value="-PT00H17M34S" calcext:value-type="time">
            <text:p>23:42:26</text:p>
          </table:table-cell>
          <table:table-cell table:formula="of:=[Sheet2.C10]-[Sheet2.I9]" office:value-type="float" office:value="0" calcext:value-type="float">
            <text:p>0</text:p>
          </table:table-cell>
          <table:table-cell table:formula="of:=[Sheet2.D10]-[Sheet2.J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1" calcext:value-type="float">
            <text:p>55555561</text:p>
          </table:table-cell>
          <table:table-cell office:value-type="date" office:date-value="1899-12-30T23:51:43.00000000001" calcext:value-type="date">
            <text:p>12-30-1899 23:51:4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11]-[Sheet2.G10]" office:value-type="float" office:value="1" calcext:value-type="float">
            <text:p>1</text:p>
          </table:table-cell>
          <table:table-cell table:formula="of:=[Sheet2.B11]-[Sheet2.H10]" office:value-type="time" office:time-value="PT00H36M19S" calcext:value-type="time">
            <text:p>00:36:19</text:p>
          </table:table-cell>
          <table:table-cell table:formula="of:=[Sheet2.C11]-[Sheet2.I10]" office:value-type="float" office:value="0" calcext:value-type="float">
            <text:p>0</text:p>
          </table:table-cell>
          <table:table-cell table:formula="of:=[Sheet2.D11]-[Sheet2.J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61" calcext:value-type="float">
            <text:p>55555561</text:p>
          </table:table-cell>
          <table:table-cell table:style-name="ce5" office:value-type="date" office:date-value="1899-12-30T23:52:57" calcext:value-type="date">
            <text:p>12-30-1899 23:52:57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12]-[Sheet2.G11]" office:value-type="float" office:value="0" calcext:value-type="float">
            <text:p>0</text:p>
          </table:table-cell>
          <table:table-cell table:style-name="ce26" table:formula="of:=[Sheet2.B12]-[Sheet2.H11]" office:value-type="time" office:time-value="PT00H01M14S" calcext:value-type="time">
            <text:p>00:01:14</text:p>
          </table:table-cell>
          <table:table-cell table:style-name="ce33" table:formula="of:=[Sheet2.C12]-[Sheet2.I11]" office:value-type="float" office:value="0" calcext:value-type="float">
            <text:p>0</text:p>
          </table:table-cell>
          <table:table-cell table:style-name="ce33" table:formula="of:=[Sheet2.D12]-[Sheet2.J1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 table:number-columns-repeated="2"/>
          <table:table-cell office:value-type="float" office:value="55555562" calcext:value-type="float">
            <text:p>55555562</text:p>
          </table:table-cell>
          <table:table-cell office:value-type="date" office:date-value="1899-12-30T23:40:11.999999999" calcext:value-type="date">
            <text:p>12-30-1899 23:40:12</text:p>
          </table:table-cell>
          <table:table-cell office:value-type="float" office:value="114.0643056" calcext:value-type="float">
            <text:p>114.0643056</text:p>
          </table:table-cell>
          <table:table-cell office:value-type="float" office:value="22.6354861" calcext:value-type="float">
            <text:p>22.6354861</text:p>
          </table:table-cell>
          <table:table-cell/>
          <table:table-cell table:formula="of:=[Sheet2.A13]-[Sheet2.G12]" office:value-type="float" office:value="1" calcext:value-type="float">
            <text:p>1</text:p>
          </table:table-cell>
          <table:table-cell table:formula="of:=[Sheet2.B13]-[Sheet2.H12]" office:value-type="time" office:time-value="-PT00H12M45.000000001S" calcext:value-type="time">
            <text:p>23:47:15</text:p>
          </table:table-cell>
          <table:table-cell table:formula="of:=[Sheet2.C13]-[Sheet2.I12]" office:value-type="float" office:value="0.0204516000000012" calcext:value-type="float">
            <text:p>0.0204516</text:p>
          </table:table-cell>
          <table:table-cell table:formula="of:=[Sheet2.D13]-[Sheet2.J12]" office:value-type="float" office:value="0.1047291" calcext:value-type="float">
            <text:p>0.1047291</text:p>
          </table:table-cell>
          <table:table-cell/>
        </table:table-row>
        <table:table-row table:style-name="ro1"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3" calcext:value-type="float">
            <text:p>55555563</text:p>
          </table:table-cell>
          <table:table-cell office:value-type="date" office:date-value="1899-12-30T23:39:28.00000000001" calcext:value-type="date">
            <text:p>12-30-1899 23:39:2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14]-[Sheet2.G13]" office:value-type="float" office:value="1" calcext:value-type="float">
            <text:p>1</text:p>
          </table:table-cell>
          <table:table-cell table:formula="of:=[Sheet2.B14]-[Sheet2.H13]" office:value-type="time" office:time-value="-PT00H00M43.999999999S" calcext:value-type="time">
            <text:p>23:59:16</text:p>
          </table:table-cell>
          <table:table-cell table:formula="of:=[Sheet2.C14]-[Sheet2.I13]" office:value-type="float" office:value="-0.0204516000000012" calcext:value-type="float">
            <text:p>-0.0204516</text:p>
          </table:table-cell>
          <table:table-cell table:formula="of:=[Sheet2.D14]-[Sheet2.J13]" office:value-type="float" office:value="-0.1047291" calcext:value-type="float">
            <text:p>-0.1047291</text:p>
          </table:table-cell>
          <table:table-cell/>
        </table:table-row>
        <table:table-row table:style-name="ro1"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4" calcext:value-type="float">
            <text:p>55555564</text:p>
          </table:table-cell>
          <table:table-cell office:value-type="date" office:date-value="1899-12-30T23:15:34" calcext:value-type="date">
            <text:p>12-30-1899 23:15:3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15]-[Sheet2.G14]" office:value-type="float" office:value="1" calcext:value-type="float">
            <text:p>1</text:p>
          </table:table-cell>
          <table:table-cell table:formula="of:=[Sheet2.B15]-[Sheet2.H14]" office:value-type="time" office:time-value="-PT00H23M54S" calcext:value-type="time">
            <text:p>23:36:06</text:p>
          </table:table-cell>
          <table:table-cell table:formula="of:=[Sheet2.C15]-[Sheet2.I14]" office:value-type="float" office:value="0" calcext:value-type="float">
            <text:p>0</text:p>
          </table:table-cell>
          <table:table-cell table:formula="of:=[Sheet2.D15]-[Sheet2.J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 table:number-columns-repeated="2"/>
          <table:table-cell office:value-type="float" office:value="55555565" calcext:value-type="float">
            <text:p>55555565</text:p>
          </table:table-cell>
          <table:table-cell office:value-type="date" office:date-value="1899-12-30T18:30:28" calcext:value-type="date">
            <text:p>12-30-1899 18:30:28</text:p>
          </table:table-cell>
          <table:table-cell office:value-type="float" office:value="113.8201389" calcext:value-type="float">
            <text:p>113.8201389</text:p>
          </table:table-cell>
          <table:table-cell office:value-type="float" office:value="22.7508333" calcext:value-type="float">
            <text:p>22.7508333</text:p>
          </table:table-cell>
          <table:table-cell/>
          <table:table-cell table:formula="of:=[Sheet2.A16]-[Sheet2.G15]" office:value-type="float" office:value="1" calcext:value-type="float">
            <text:p>1</text:p>
          </table:table-cell>
          <table:table-cell table:formula="of:=[Sheet2.B16]-[Sheet2.H15]" office:value-type="time" office:time-value="-PT04H45M06S" calcext:value-type="time">
            <text:p>19:14:54</text:p>
          </table:table-cell>
          <table:table-cell table:formula="of:=[Sheet2.C16]-[Sheet2.I15]" office:value-type="float" office:value="-0.223715099999993" calcext:value-type="float">
            <text:p>-0.2237151</text:p>
          </table:table-cell>
          <table:table-cell table:formula="of:=[Sheet2.D16]-[Sheet2.J15]" office:value-type="float" office:value="0.220076299999999" calcext:value-type="float">
            <text:p>0.2200763</text:p>
          </table:table-cell>
          <table:table-cell/>
        </table:table-row>
        <table:table-row table:style-name="ro1"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 table:number-columns-repeated="2"/>
          <table:table-cell table:style-name="ce2" office:value-type="float" office:value="55555565" calcext:value-type="float">
            <text:p>55555565</text:p>
          </table:table-cell>
          <table:table-cell table:style-name="ce5" office:value-type="date" office:date-value="1899-12-30T18:30:44.00000000001" calcext:value-type="date">
            <text:p>12-30-1899 18:30:44</text:p>
          </table:table-cell>
          <table:table-cell table:style-name="ce2" office:value-type="float" office:value="113.8201389" calcext:value-type="float">
            <text:p>113.8201389</text:p>
          </table:table-cell>
          <table:table-cell table:style-name="ce2" office:value-type="float" office:value="22.7508333" calcext:value-type="float">
            <text:p>22.7508333</text:p>
          </table:table-cell>
          <table:table-cell table:style-name="ce2"/>
          <table:table-cell table:style-name="ce20" table:formula="of:=[Sheet2.A17]-[Sheet2.G16]" office:value-type="float" office:value="0" calcext:value-type="float">
            <text:p>0</text:p>
          </table:table-cell>
          <table:table-cell table:style-name="ce26" table:formula="of:=[Sheet2.B17]-[Sheet2.H16]" office:value-type="time" office:time-value="PT00H00M16S" calcext:value-type="time">
            <text:p>00:00:16</text:p>
          </table:table-cell>
          <table:table-cell table:style-name="ce33" table:formula="of:=[Sheet2.C17]-[Sheet2.I16]" office:value-type="float" office:value="0" calcext:value-type="float">
            <text:p>0</text:p>
          </table:table-cell>
          <table:table-cell table:style-name="ce33" table:formula="of:=[Sheet2.D17]-[Sheet2.J1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6" calcext:value-type="float">
            <text:p>55555566</text:p>
          </table:table-cell>
          <table:table-cell office:value-type="date" office:date-value="1899-12-30T23:18:25" calcext:value-type="date">
            <text:p>12-30-1899 23:18:25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18]-[Sheet2.G17]" office:value-type="float" office:value="1" calcext:value-type="float">
            <text:p>1</text:p>
          </table:table-cell>
          <table:table-cell table:formula="of:=[Sheet2.B18]-[Sheet2.H17]" office:value-type="time" office:time-value="PT04H47M41S" calcext:value-type="time">
            <text:p>04:47:41</text:p>
          </table:table-cell>
          <table:table-cell table:formula="of:=[Sheet2.C18]-[Sheet2.I17]" office:value-type="float" office:value="0.223715099999993" calcext:value-type="float">
            <text:p>0.2237151</text:p>
          </table:table-cell>
          <table:table-cell table:formula="of:=[Sheet2.D18]-[Sheet2.J17]" office:value-type="float" office:value="-0.220076299999999" calcext:value-type="float">
            <text:p>-0.2200763</text:p>
          </table:table-cell>
          <table:table-cell/>
        </table:table-row>
        <table:table-row table:style-name="ro1"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7" calcext:value-type="float">
            <text:p>55555567</text:p>
          </table:table-cell>
          <table:table-cell office:value-type="date" office:date-value="1899-12-30T23:45:08" calcext:value-type="date">
            <text:p>12-30-1899 23:45:0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19]-[Sheet2.G18]" office:value-type="float" office:value="1" calcext:value-type="float">
            <text:p>1</text:p>
          </table:table-cell>
          <table:table-cell table:formula="of:=[Sheet2.B19]-[Sheet2.H18]" office:value-type="time" office:time-value="PT00H26M43S" calcext:value-type="time">
            <text:p>00:26:43</text:p>
          </table:table-cell>
          <table:table-cell table:formula="of:=[Sheet2.C19]-[Sheet2.I18]" office:value-type="float" office:value="0" calcext:value-type="float">
            <text:p>0</text:p>
          </table:table-cell>
          <table:table-cell table:formula="of:=[Sheet2.D19]-[Sheet2.J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8" calcext:value-type="float">
            <text:p>55555568</text:p>
          </table:table-cell>
          <table:table-cell office:value-type="date" office:date-value="1899-12-30T23:13:18" calcext:value-type="date">
            <text:p>12-30-1899 23:13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20]-[Sheet2.G19]" office:value-type="float" office:value="1" calcext:value-type="float">
            <text:p>1</text:p>
          </table:table-cell>
          <table:table-cell table:formula="of:=[Sheet2.B20]-[Sheet2.H19]" office:value-type="time" office:time-value="-PT00H31M50S" calcext:value-type="time">
            <text:p>23:28:10</text:p>
          </table:table-cell>
          <table:table-cell table:formula="of:=[Sheet2.C20]-[Sheet2.I19]" office:value-type="float" office:value="0" calcext:value-type="float">
            <text:p>0</text:p>
          </table:table-cell>
          <table:table-cell table:formula="of:=[Sheet2.D20]-[Sheet2.J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69" calcext:value-type="float">
            <text:p>55555569</text:p>
          </table:table-cell>
          <table:table-cell office:value-type="date" office:date-value="1899-12-30T23:58:56" calcext:value-type="date">
            <text:p>12-30-1899 23:58:5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21]-[Sheet2.G20]" office:value-type="float" office:value="1" calcext:value-type="float">
            <text:p>1</text:p>
          </table:table-cell>
          <table:table-cell table:formula="of:=[Sheet2.B21]-[Sheet2.H20]" office:value-type="time" office:time-value="PT00H45M38S" calcext:value-type="time">
            <text:p>00:45:38</text:p>
          </table:table-cell>
          <table:table-cell table:formula="of:=[Sheet2.C21]-[Sheet2.I20]" office:value-type="float" office:value="0" calcext:value-type="float">
            <text:p>0</text:p>
          </table:table-cell>
          <table:table-cell table:formula="of:=[Sheet2.D21]-[Sheet2.J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0" calcext:value-type="float">
            <text:p>55555570</text:p>
          </table:table-cell>
          <table:table-cell office:value-type="date" office:date-value="1899-12-30T22:33:10" calcext:value-type="date">
            <text:p>12-30-1899 22:33:1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22]-[Sheet2.G21]" office:value-type="float" office:value="1" calcext:value-type="float">
            <text:p>1</text:p>
          </table:table-cell>
          <table:table-cell table:formula="of:=[Sheet2.B22]-[Sheet2.H21]" office:value-type="time" office:time-value="-PT01H25M46S" calcext:value-type="time">
            <text:p>22:34:14</text:p>
          </table:table-cell>
          <table:table-cell table:formula="of:=[Sheet2.C22]-[Sheet2.I21]" office:value-type="float" office:value="0" calcext:value-type="float">
            <text:p>0</text:p>
          </table:table-cell>
          <table:table-cell table:formula="of:=[Sheet2.D22]-[Sheet2.J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0" calcext:value-type="float">
            <text:p>55555570</text:p>
          </table:table-cell>
          <table:table-cell table:style-name="ce5" office:value-type="date" office:date-value="1899-12-30T22:36:28" calcext:value-type="date">
            <text:p>12-30-1899 22:36:28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23]-[Sheet2.G22]" office:value-type="float" office:value="0" calcext:value-type="float">
            <text:p>0</text:p>
          </table:table-cell>
          <table:table-cell table:style-name="ce26" table:formula="of:=[Sheet2.B23]-[Sheet2.H22]" office:value-type="time" office:time-value="PT00H03M18S" calcext:value-type="time">
            <text:p>00:03:18</text:p>
          </table:table-cell>
          <table:table-cell table:style-name="ce33" table:formula="of:=[Sheet2.C23]-[Sheet2.I22]" office:value-type="float" office:value="0" calcext:value-type="float">
            <text:p>0</text:p>
          </table:table-cell>
          <table:table-cell table:style-name="ce33" table:formula="of:=[Sheet2.D23]-[Sheet2.J2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3:59.00000000001" calcext:value-type="date">
            <text:p>12-30-1899 23:43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24]-[Sheet2.G23]" office:value-type="float" office:value="1" calcext:value-type="float">
            <text:p>1</text:p>
          </table:table-cell>
          <table:table-cell table:formula="of:=[Sheet2.B24]-[Sheet2.H23]" office:value-type="time" office:time-value="PT01H07M31S" calcext:value-type="time">
            <text:p>01:07:31</text:p>
          </table:table-cell>
          <table:table-cell table:formula="of:=[Sheet2.C24]-[Sheet2.I23]" office:value-type="float" office:value="0" calcext:value-type="float">
            <text:p>0</text:p>
          </table:table-cell>
          <table:table-cell table:formula="of:=[Sheet2.D24]-[Sheet2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1" calcext:value-type="float">
            <text:p>55555571</text:p>
          </table:table-cell>
          <table:table-cell office:value-type="date" office:date-value="1899-12-30T23:48:23" calcext:value-type="date">
            <text:p>12-30-1899 23:48:2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25]-[Sheet2.G24]" office:value-type="float" office:value="0" calcext:value-type="float">
            <text:p>0</text:p>
          </table:table-cell>
          <table:table-cell table:formula="of:=[Sheet2.B25]-[Sheet2.H24]" office:value-type="time" office:time-value="PT00H04M24S" calcext:value-type="time">
            <text:p>00:04:24</text:p>
          </table:table-cell>
          <table:table-cell table:formula="of:=[Sheet2.C25]-[Sheet2.I24]" office:value-type="float" office:value="0" calcext:value-type="float">
            <text:p>0</text:p>
          </table:table-cell>
          <table:table-cell table:formula="of:=[Sheet2.D25]-[Sheet2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2" calcext:value-type="float">
            <text:p>55555572</text:p>
          </table:table-cell>
          <table:table-cell office:value-type="date" office:date-value="1899-12-30T23:17:49" calcext:value-type="date">
            <text:p>12-30-1899 23:17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26]-[Sheet2.G25]" office:value-type="float" office:value="1" calcext:value-type="float">
            <text:p>1</text:p>
          </table:table-cell>
          <table:table-cell table:formula="of:=[Sheet2.B26]-[Sheet2.H25]" office:value-type="time" office:time-value="-PT00H30M34S" calcext:value-type="time">
            <text:p>23:29:26</text:p>
          </table:table-cell>
          <table:table-cell table:formula="of:=[Sheet2.C26]-[Sheet2.I25]" office:value-type="float" office:value="0" calcext:value-type="float">
            <text:p>0</text:p>
          </table:table-cell>
          <table:table-cell table:formula="of:=[Sheet2.D26]-[Sheet2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3" calcext:value-type="float">
            <text:p>55555573</text:p>
          </table:table-cell>
          <table:table-cell office:value-type="date" office:date-value="1899-12-30T23:19:46" calcext:value-type="date">
            <text:p>12-30-1899 23:19:4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27]-[Sheet2.G26]" office:value-type="float" office:value="1" calcext:value-type="float">
            <text:p>1</text:p>
          </table:table-cell>
          <table:table-cell table:formula="of:=[Sheet2.B27]-[Sheet2.H26]" office:value-type="time" office:time-value="PT00H01M57S" calcext:value-type="time">
            <text:p>00:01:57</text:p>
          </table:table-cell>
          <table:table-cell table:formula="of:=[Sheet2.C27]-[Sheet2.I26]" office:value-type="float" office:value="0" calcext:value-type="float">
            <text:p>0</text:p>
          </table:table-cell>
          <table:table-cell table:formula="of:=[Sheet2.D27]-[Sheet2.J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3" calcext:value-type="float">
            <text:p>55555573</text:p>
          </table:table-cell>
          <table:table-cell table:style-name="ce5" office:value-type="date" office:date-value="1899-12-30T23:21:00.00000000001" calcext:value-type="date">
            <text:p>12-30-1899 23:21:00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28]-[Sheet2.G27]" office:value-type="float" office:value="0" calcext:value-type="float">
            <text:p>0</text:p>
          </table:table-cell>
          <table:table-cell table:style-name="ce26" table:formula="of:=[Sheet2.B28]-[Sheet2.H27]" office:value-type="time" office:time-value="PT00H01M14S" calcext:value-type="time">
            <text:p>00:01:14</text:p>
          </table:table-cell>
          <table:table-cell table:style-name="ce33" table:formula="of:=[Sheet2.C28]-[Sheet2.I27]" office:value-type="float" office:value="0" calcext:value-type="float">
            <text:p>0</text:p>
          </table:table-cell>
          <table:table-cell table:style-name="ce33" table:formula="of:=[Sheet2.D28]-[Sheet2.J2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4" calcext:value-type="float">
            <text:p>55555574</text:p>
          </table:table-cell>
          <table:table-cell office:value-type="date" office:date-value="1899-12-30T23:46:12.00000000001" calcext:value-type="date">
            <text:p>12-30-1899 23:46:12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29]-[Sheet2.G28]" office:value-type="float" office:value="1" calcext:value-type="float">
            <text:p>1</text:p>
          </table:table-cell>
          <table:table-cell table:formula="of:=[Sheet2.B29]-[Sheet2.H28]" office:value-type="time" office:time-value="PT00H25M12S" calcext:value-type="time">
            <text:p>00:25:12</text:p>
          </table:table-cell>
          <table:table-cell table:formula="of:=[Sheet2.C29]-[Sheet2.I28]" office:value-type="float" office:value="0" calcext:value-type="float">
            <text:p>0</text:p>
          </table:table-cell>
          <table:table-cell table:formula="of:=[Sheet2.D29]-[Sheet2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0:00.999999999" calcext:value-type="date">
            <text:p>12-30-1899 22:40:0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30]-[Sheet2.G29]" office:value-type="float" office:value="1" calcext:value-type="float">
            <text:p>1</text:p>
          </table:table-cell>
          <table:table-cell table:formula="of:=[Sheet2.B30]-[Sheet2.H29]" office:value-type="time" office:time-value="-PT01H06M11.000000001S" calcext:value-type="time">
            <text:p>22:53:49</text:p>
          </table:table-cell>
          <table:table-cell table:formula="of:=[Sheet2.C30]-[Sheet2.I29]" office:value-type="float" office:value="0" calcext:value-type="float">
            <text:p>0</text:p>
          </table:table-cell>
          <table:table-cell table:formula="of:=[Sheet2.D30]-[Sheet2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5" calcext:value-type="float">
            <text:p>55555575</text:p>
          </table:table-cell>
          <table:table-cell office:value-type="date" office:date-value="1899-12-30T22:46:32.999999998" calcext:value-type="date">
            <text:p>12-30-1899 22:46:3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31]-[Sheet2.G30]" office:value-type="float" office:value="0" calcext:value-type="float">
            <text:p>0</text:p>
          </table:table-cell>
          <table:table-cell table:formula="of:=[Sheet2.B31]-[Sheet2.H30]" office:value-type="time" office:time-value="PT00H06M31.999999999S" calcext:value-type="time">
            <text:p>00:06:32</text:p>
          </table:table-cell>
          <table:table-cell table:formula="of:=[Sheet2.C31]-[Sheet2.I30]" office:value-type="float" office:value="0" calcext:value-type="float">
            <text:p>0</text:p>
          </table:table-cell>
          <table:table-cell table:formula="of:=[Sheet2.D31]-[Sheet2.J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575" calcext:value-type="float">
            <text:p>55555575</text:p>
          </table:table-cell>
          <table:table-cell table:style-name="ce5" office:value-type="date" office:date-value="1899-12-30T22:47:09" calcext:value-type="date">
            <text:p>12-30-1899 22:47:09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32]-[Sheet2.G31]" office:value-type="float" office:value="0" calcext:value-type="float">
            <text:p>0</text:p>
          </table:table-cell>
          <table:table-cell table:style-name="ce26" table:formula="of:=[Sheet2.B32]-[Sheet2.H31]" office:value-type="time" office:time-value="PT00H00M36.000000002S" calcext:value-type="time">
            <text:p>00:00:36</text:p>
          </table:table-cell>
          <table:table-cell table:style-name="ce33" table:formula="of:=[Sheet2.C32]-[Sheet2.I31]" office:value-type="float" office:value="0" calcext:value-type="float">
            <text:p>0</text:p>
          </table:table-cell>
          <table:table-cell table:style-name="ce33" table:formula="of:=[Sheet2.D32]-[Sheet2.J3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76" calcext:value-type="float">
            <text:p>55555576</text:p>
          </table:table-cell>
          <table:table-cell office:value-type="date" office:date-value="1899-12-30T20:31:48" calcext:value-type="date">
            <text:p>12-30-1899 20:31:4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Sheet2.A33]-[Sheet2.G32]" office:value-type="float" office:value="1" calcext:value-type="float">
            <text:p>1</text:p>
          </table:table-cell>
          <table:table-cell table:formula="of:=[Sheet2.B33]-[Sheet2.H32]" office:value-type="time" office:time-value="-PT02H15M21S" calcext:value-type="time">
            <text:p>21:44:39</text:p>
          </table:table-cell>
          <table:table-cell table:formula="of:=[Sheet2.C33]-[Sheet2.I32]" office:value-type="float" office:value="-0.0117706999999996" calcext:value-type="float">
            <text:p>-0.0117707</text:p>
          </table:table-cell>
          <table:table-cell table:formula="of:=[Sheet2.D33]-[Sheet2.J32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 table:number-columns-repeated="2"/>
          <table:table-cell office:value-type="float" office:value="55555577" calcext:value-type="float">
            <text:p>55555577</text:p>
          </table:table-cell>
          <table:table-cell office:value-type="date" office:date-value="1899-12-30T18:33:18" calcext:value-type="date">
            <text:p>12-30-1899 18:33:18</text:p>
          </table:table-cell>
          <table:table-cell office:value-type="float" office:value="113.905033" calcext:value-type="float">
            <text:p>113.905033</text:p>
          </table:table-cell>
          <table:table-cell office:value-type="float" office:value="22.765278" calcext:value-type="float">
            <text:p>22.765278</text:p>
          </table:table-cell>
          <table:table-cell/>
          <table:table-cell table:formula="of:=[Sheet2.A34]-[Sheet2.G33]" office:value-type="float" office:value="1" calcext:value-type="float">
            <text:p>1</text:p>
          </table:table-cell>
          <table:table-cell table:formula="of:=[Sheet2.B34]-[Sheet2.H33]" office:value-type="time" office:time-value="-PT01H58M30S" calcext:value-type="time">
            <text:p>22:01:30</text:p>
          </table:table-cell>
          <table:table-cell table:formula="of:=[Sheet2.C34]-[Sheet2.I33]" office:value-type="float" office:value="-0.127050299999993" calcext:value-type="float">
            <text:p>-0.1270503</text:p>
          </table:table-cell>
          <table:table-cell table:formula="of:=[Sheet2.D34]-[Sheet2.J33]" office:value-type="float" office:value="0.137291899999997" calcext:value-type="float">
            <text:p>0.1372919</text:p>
          </table:table-cell>
          <table:table-cell/>
        </table:table-row>
        <table:table-row table:style-name="ro1"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78" calcext:value-type="float">
            <text:p>55555578</text:p>
          </table:table-cell>
          <table:table-cell office:value-type="date" office:date-value="1899-12-30T23:17:21" calcext:value-type="date">
            <text:p>12-30-1899 23:17:2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35]-[Sheet2.G34]" office:value-type="float" office:value="1" calcext:value-type="float">
            <text:p>1</text:p>
          </table:table-cell>
          <table:table-cell table:formula="of:=[Sheet2.B35]-[Sheet2.H34]" office:value-type="time" office:time-value="PT04H44M03S" calcext:value-type="time">
            <text:p>04:44:03</text:p>
          </table:table-cell>
          <table:table-cell table:formula="of:=[Sheet2.C35]-[Sheet2.I34]" office:value-type="float" office:value="0.138820999999993" calcext:value-type="float">
            <text:p>0.138821</text:p>
          </table:table-cell>
          <table:table-cell table:formula="of:=[Sheet2.D35]-[Sheet2.J34]" office:value-type="float" office:value="-0.234520999999997" calcext:value-type="float">
            <text:p>-0.234521</text:p>
          </table:table-cell>
          <table:table-cell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 table:number-columns-repeated="2"/>
          <table:table-cell office:value-type="float" office:value="55555579" calcext:value-type="float">
            <text:p>55555579</text:p>
          </table:table-cell>
          <table:table-cell office:value-type="date" office:date-value="1899-12-30T22:19:28.999999999" calcext:value-type="date">
            <text:p>12-30-1899 22:19:29</text:p>
          </table:table-cell>
          <table:table-cell office:value-type="float" office:value="113.9185417" calcext:value-type="float">
            <text:p>113.9185417</text:p>
          </table:table-cell>
          <table:table-cell office:value-type="float" office:value="22.7776389" calcext:value-type="float">
            <text:p>22.7776389</text:p>
          </table:table-cell>
          <table:table-cell/>
          <table:table-cell table:formula="of:=[Sheet2.A36]-[Sheet2.G35]" office:value-type="float" office:value="1" calcext:value-type="float">
            <text:p>1</text:p>
          </table:table-cell>
          <table:table-cell table:formula="of:=[Sheet2.B36]-[Sheet2.H35]" office:value-type="time" office:time-value="-PT00H57M52.000000001S" calcext:value-type="time">
            <text:p>23:02:08</text:p>
          </table:table-cell>
          <table:table-cell table:formula="of:=[Sheet2.C36]-[Sheet2.I35]" office:value-type="float" office:value="-0.12531229999999" calcext:value-type="float">
            <text:p>-0.1253123</text:p>
          </table:table-cell>
          <table:table-cell table:formula="of:=[Sheet2.D36]-[Sheet2.J35]" office:value-type="float" office:value="0.246881899999998" calcext:value-type="float">
            <text:p>0.2468819</text:p>
          </table:table-cell>
          <table:table-cell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19:56.999999996" calcext:value-type="date">
            <text:p>12-30-1899 22:19:57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20" table:formula="of:=[Sheet2.A37]-[Sheet2.G36]" office:value-type="float" office:value="0" calcext:value-type="float">
            <text:p>0</text:p>
          </table:table-cell>
          <table:table-cell table:style-name="ce26" table:formula="of:=[Sheet2.B37]-[Sheet2.H36]" office:value-type="time" office:time-value="PT00H00M27.999999997S" calcext:value-type="time">
            <text:p>00:00:28</text:p>
          </table:table-cell>
          <table:table-cell table:style-name="ce33" table:formula="of:=[Sheet2.C37]-[Sheet2.I36]" office:value-type="float" office:value="0" calcext:value-type="float">
            <text:p>0</text:p>
          </table:table-cell>
          <table:table-cell table:style-name="ce33" table:formula="of:=[Sheet2.D37]-[Sheet2.J36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 table:number-columns-repeated="2"/>
          <table:table-cell table:style-name="ce2" office:value-type="float" office:value="55555579" calcext:value-type="float">
            <text:p>55555579</text:p>
          </table:table-cell>
          <table:table-cell table:style-name="ce5" office:value-type="date" office:date-value="1899-12-30T22:22:53.999999998" calcext:value-type="date">
            <text:p>12-30-1899 22:22:54</text:p>
          </table:table-cell>
          <table:table-cell table:style-name="ce2" office:value-type="float" office:value="113.9185417" calcext:value-type="float">
            <text:p>113.9185417</text:p>
          </table:table-cell>
          <table:table-cell table:style-name="ce2" office:value-type="float" office:value="22.7776389" calcext:value-type="float">
            <text:p>22.7776389</text:p>
          </table:table-cell>
          <table:table-cell table:style-name="ce2"/>
          <table:table-cell table:style-name="ce20" table:formula="of:=[Sheet2.A38]-[Sheet2.G37]" office:value-type="float" office:value="0" calcext:value-type="float">
            <text:p>0</text:p>
          </table:table-cell>
          <table:table-cell table:style-name="ce26" table:formula="of:=[Sheet2.B38]-[Sheet2.H37]" office:value-type="time" office:time-value="PT00H02M57.000000002S" calcext:value-type="time">
            <text:p>00:02:57</text:p>
          </table:table-cell>
          <table:table-cell table:style-name="ce33" table:formula="of:=[Sheet2.C38]-[Sheet2.I37]" office:value-type="float" office:value="0" calcext:value-type="float">
            <text:p>0</text:p>
          </table:table-cell>
          <table:table-cell table:style-name="ce33" table:formula="of:=[Sheet2.D38]-[Sheet2.J37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0" calcext:value-type="float">
            <text:p>55555580</text:p>
          </table:table-cell>
          <table:table-cell office:value-type="date" office:date-value="1899-12-30T23:43:27.00000000001" calcext:value-type="date">
            <text:p>12-30-1899 23:43:27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39]-[Sheet2.G38]" office:value-type="float" office:value="1" calcext:value-type="float">
            <text:p>1</text:p>
          </table:table-cell>
          <table:table-cell table:formula="of:=[Sheet2.B39]-[Sheet2.H38]" office:value-type="time" office:time-value="PT01H20M33.000000002S" calcext:value-type="time">
            <text:p>01:20:33</text:p>
          </table:table-cell>
          <table:table-cell table:formula="of:=[Sheet2.C39]-[Sheet2.I38]" office:value-type="float" office:value="0.12531229999999" calcext:value-type="float">
            <text:p>0.1253123</text:p>
          </table:table-cell>
          <table:table-cell table:formula="of:=[Sheet2.D39]-[Sheet2.J38]" office:value-type="float" office:value="-0.246881899999998" calcext:value-type="float">
            <text:p>-0.2468819</text:p>
          </table:table-cell>
          <table:table-cell/>
        </table:table-row>
        <table:table-row table:style-name="ro1"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81" calcext:value-type="float">
            <text:p>55555581</text:p>
          </table:table-cell>
          <table:table-cell office:value-type="date" office:date-value="1899-12-30T23:27:04" calcext:value-type="date">
            <text:p>12-30-1899 23:27:0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Sheet2.A40]-[Sheet2.G39]" office:value-type="float" office:value="1" calcext:value-type="float">
            <text:p>1</text:p>
          </table:table-cell>
          <table:table-cell table:formula="of:=[Sheet2.B40]-[Sheet2.H39]" office:value-type="time" office:time-value="-PT00H16M23S" calcext:value-type="time">
            <text:p>23:43:37</text:p>
          </table:table-cell>
          <table:table-cell table:formula="of:=[Sheet2.C40]-[Sheet2.I39]" office:value-type="float" office:value="-0.0101733999999993" calcext:value-type="float">
            <text:p>-0.0101734</text:p>
          </table:table-cell>
          <table:table-cell table:formula="of:=[Sheet2.D40]-[Sheet2.J39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2" calcext:value-type="float">
            <text:p>55555582</text:p>
          </table:table-cell>
          <table:table-cell office:value-type="date" office:date-value="1899-12-30T23:39:02.99999999901" calcext:value-type="date">
            <text:p>12-30-1899 23:39:0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41]-[Sheet2.G40]" office:value-type="float" office:value="1" calcext:value-type="float">
            <text:p>1</text:p>
          </table:table-cell>
          <table:table-cell table:formula="of:=[Sheet2.B41]-[Sheet2.H40]" office:value-type="time" office:time-value="PT00H11M58.999999999S" calcext:value-type="time">
            <text:p>00:11:59</text:p>
          </table:table-cell>
          <table:table-cell table:formula="of:=[Sheet2.C41]-[Sheet2.I40]" office:value-type="float" office:value="0.0101733999999993" calcext:value-type="float">
            <text:p>0.0101734</text:p>
          </table:table-cell>
          <table:table-cell table:formula="of:=[Sheet2.D41]-[Sheet2.J40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583" calcext:value-type="float">
            <text:p>55555583</text:p>
          </table:table-cell>
          <table:table-cell office:value-type="date" office:date-value="1899-12-30T20:51:43.00000000001" calcext:value-type="date">
            <text:p>12-30-1899 20:51:43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Sheet2.A42]-[Sheet2.G41]" office:value-type="float" office:value="1" calcext:value-type="float">
            <text:p>1</text:p>
          </table:table-cell>
          <table:table-cell table:formula="of:=[Sheet2.B42]-[Sheet2.H41]" office:value-type="time" office:time-value="-PT02H47M19.999999999S" calcext:value-type="time">
            <text:p>21:12:40</text:p>
          </table:table-cell>
          <table:table-cell table:formula="of:=[Sheet2.C42]-[Sheet2.I41]" office:value-type="float" office:value="-0.00253459999998995" calcext:value-type="float">
            <text:p>-0.0025346</text:p>
          </table:table-cell>
          <table:table-cell table:formula="of:=[Sheet2.D42]-[Sheet2.J41]" office:value-type="float" office:value="0.102506899999998" calcext:value-type="float">
            <text:p>0.1025069</text:p>
          </table:table-cell>
          <table:table-cell/>
        </table:table-row>
        <table:table-row table:style-name="ro1"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 table:number-columns-repeated="2"/>
          <table:table-cell office:value-type="float" office:value="55555584" calcext:value-type="float">
            <text:p>55555584</text:p>
          </table:table-cell>
          <table:table-cell office:value-type="date" office:date-value="1899-12-30T23:11:15" calcext:value-type="date">
            <text:p>12-30-1899 23:11:15</text:p>
          </table:table-cell>
          <table:table-cell office:value-type="float" office:value="113.8872917" calcext:value-type="float">
            <text:p>113.8872917</text:p>
          </table:table-cell>
          <table:table-cell office:value-type="float" office:value="22.8018056" calcext:value-type="float">
            <text:p>22.8018056</text:p>
          </table:table-cell>
          <table:table-cell/>
          <table:table-cell table:formula="of:=[Sheet2.A43]-[Sheet2.G42]" office:value-type="float" office:value="1" calcext:value-type="float">
            <text:p>1</text:p>
          </table:table-cell>
          <table:table-cell table:formula="of:=[Sheet2.B43]-[Sheet2.H42]" office:value-type="time" office:time-value="PT02H19M32S" calcext:value-type="time">
            <text:p>02:19:32</text:p>
          </table:table-cell>
          <table:table-cell table:formula="of:=[Sheet2.C43]-[Sheet2.I42]" office:value-type="float" office:value="-0.1540277" calcext:value-type="float">
            <text:p>-0.1540277</text:p>
          </table:table-cell>
          <table:table-cell table:formula="of:=[Sheet2.D43]-[Sheet2.J42]" office:value-type="float" office:value="0.168541700000002" calcext:value-type="float">
            <text:p>0.1685417</text:p>
          </table:table-cell>
          <table:table-cell/>
        </table:table-row>
        <table:table-row table:style-name="ro1"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5" calcext:value-type="float">
            <text:p>55555585</text:p>
          </table:table-cell>
          <table:table-cell office:value-type="date" office:date-value="1899-12-30T23:15:19.999999998" calcext:value-type="date">
            <text:p>12-30-1899 23:15:2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44]-[Sheet2.G43]" office:value-type="float" office:value="1" calcext:value-type="float">
            <text:p>1</text:p>
          </table:table-cell>
          <table:table-cell table:formula="of:=[Sheet2.B44]-[Sheet2.H43]" office:value-type="time" office:time-value="PT00H04M04.999999998S" calcext:value-type="time">
            <text:p>00:04:05</text:p>
          </table:table-cell>
          <table:table-cell table:formula="of:=[Sheet2.C44]-[Sheet2.I43]" office:value-type="float" office:value="0.15656229999999" calcext:value-type="float">
            <text:p>0.1565623</text:p>
          </table:table-cell>
          <table:table-cell table:formula="of:=[Sheet2.D44]-[Sheet2.J43]" office:value-type="float" office:value="-0.2710486" calcext:value-type="float">
            <text:p>-0.2710486</text:p>
          </table:table-cell>
          <table:table-cell/>
        </table:table-row>
        <table:table-row table:style-name="ro1"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6" calcext:value-type="float">
            <text:p>55555586</text:p>
          </table:table-cell>
          <table:table-cell office:value-type="date" office:date-value="1899-12-30T22:14:37.999999997" calcext:value-type="date">
            <text:p>12-30-1899 22:14:3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45]-[Sheet2.G44]" office:value-type="float" office:value="1" calcext:value-type="float">
            <text:p>1</text:p>
          </table:table-cell>
          <table:table-cell table:formula="of:=[Sheet2.B45]-[Sheet2.H44]" office:value-type="time" office:time-value="-PT01H00M42.000000001S" calcext:value-type="time">
            <text:p>22:59:18</text:p>
          </table:table-cell>
          <table:table-cell table:formula="of:=[Sheet2.C45]-[Sheet2.I44]" office:value-type="float" office:value="0" calcext:value-type="float">
            <text:p>0</text:p>
          </table:table-cell>
          <table:table-cell table:formula="of:=[Sheet2.D45]-[Sheet2.J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87" calcext:value-type="float">
            <text:p>55555587</text:p>
          </table:table-cell>
          <table:table-cell office:value-type="date" office:date-value="1899-12-30T23:17:58" calcext:value-type="date">
            <text:p>12-30-1899 23:17:5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46]-[Sheet2.G45]" office:value-type="float" office:value="1" calcext:value-type="float">
            <text:p>1</text:p>
          </table:table-cell>
          <table:table-cell table:formula="of:=[Sheet2.B46]-[Sheet2.H45]" office:value-type="time" office:time-value="PT01H03M20.000000003S" calcext:value-type="time">
            <text:p>01:03:20</text:p>
          </table:table-cell>
          <table:table-cell table:formula="of:=[Sheet2.C46]-[Sheet2.I45]" office:value-type="float" office:value="0" calcext:value-type="float">
            <text:p>0</text:p>
          </table:table-cell>
          <table:table-cell table:formula="of:=[Sheet2.D46]-[Sheet2.J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88" calcext:value-type="float">
            <text:p>55555588</text:p>
          </table:table-cell>
          <table:table-cell office:value-type="date" office:date-value="1899-12-30T20:43:08.00000000001" calcext:value-type="date">
            <text:p>12-30-1899 20:43:08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Sheet2.A47]-[Sheet2.G46]" office:value-type="float" office:value="1" calcext:value-type="float">
            <text:p>1</text:p>
          </table:table-cell>
          <table:table-cell table:formula="of:=[Sheet2.B47]-[Sheet2.H46]" office:value-type="time" office:time-value="-PT02H34M50S" calcext:value-type="time">
            <text:p>21:25:10</text:p>
          </table:table-cell>
          <table:table-cell table:formula="of:=[Sheet2.C47]-[Sheet2.I46]" office:value-type="float" office:value="-0.0117706999999996" calcext:value-type="float">
            <text:p>-0.0117707</text:p>
          </table:table-cell>
          <table:table-cell table:formula="of:=[Sheet2.D47]-[Sheet2.J46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 table:number-columns-repeated="2"/>
          <table:table-cell office:value-type="float" office:value="55555589" calcext:value-type="float">
            <text:p>55555589</text:p>
          </table:table-cell>
          <table:table-cell office:value-type="date" office:date-value="1899-12-30T22:07:57.999999998" calcext:value-type="date">
            <text:p>12-30-1899 22:07:58</text:p>
          </table:table-cell>
          <table:table-cell office:value-type="float" office:value="114.0397222" calcext:value-type="float">
            <text:p>114.0397222</text:p>
          </table:table-cell>
          <table:table-cell office:value-type="float" office:value="22.6230556" calcext:value-type="float">
            <text:p>22.6230556</text:p>
          </table:table-cell>
          <table:table-cell/>
          <table:table-cell table:formula="of:=[Sheet2.A48]-[Sheet2.G47]" office:value-type="float" office:value="1" calcext:value-type="float">
            <text:p>1</text:p>
          </table:table-cell>
          <table:table-cell table:formula="of:=[Sheet2.B48]-[Sheet2.H47]" office:value-type="time" office:time-value="PT01H24M49.999999998S" calcext:value-type="time">
            <text:p>01:24:50</text:p>
          </table:table-cell>
          <table:table-cell table:formula="of:=[Sheet2.C48]-[Sheet2.I47]" office:value-type="float" office:value="0.00763890000000345" calcext:value-type="float">
            <text:p>0.0076389</text:p>
          </table:table-cell>
          <table:table-cell table:formula="of:=[Sheet2.D48]-[Sheet2.J47]" office:value-type="float" office:value="-0.00493050000000039" calcext:value-type="float">
            <text:p>-0.0049305</text:p>
          </table:table-cell>
          <table:table-cell/>
        </table:table-row>
        <table:table-row table:style-name="ro1"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0" calcext:value-type="float">
            <text:p>55555590</text:p>
          </table:table-cell>
          <table:table-cell office:value-type="date" office:date-value="1899-12-30T22:37:16" calcext:value-type="date">
            <text:p>12-30-1899 22:37:16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49]-[Sheet2.G48]" office:value-type="float" office:value="1" calcext:value-type="float">
            <text:p>1</text:p>
          </table:table-cell>
          <table:table-cell table:formula="of:=[Sheet2.B49]-[Sheet2.H48]" office:value-type="time" office:time-value="PT00H29M18.000000002S" calcext:value-type="time">
            <text:p>00:29:18</text:p>
          </table:table-cell>
          <table:table-cell table:formula="of:=[Sheet2.C49]-[Sheet2.I48]" office:value-type="float" office:value="0.00413179999999613" calcext:value-type="float">
            <text:p>0.0041318</text:p>
          </table:table-cell>
          <table:table-cell table:formula="of:=[Sheet2.D49]-[Sheet2.J48]" office:value-type="float" office:value="-0.0922985999999995" calcext:value-type="float">
            <text:p>-0.0922986</text:p>
          </table:table-cell>
          <table:table-cell/>
        </table:table-row>
        <table:table-row table:style-name="ro1"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1" calcext:value-type="float">
            <text:p>55555591</text:p>
          </table:table-cell>
          <table:table-cell office:value-type="date" office:date-value="1899-12-30T23:24:50.00000000001" calcext:value-type="date">
            <text:p>12-30-1899 23:24:50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50]-[Sheet2.G49]" office:value-type="float" office:value="1" calcext:value-type="float">
            <text:p>1</text:p>
          </table:table-cell>
          <table:table-cell table:formula="of:=[Sheet2.B50]-[Sheet2.H49]" office:value-type="time" office:time-value="PT00H47M34S" calcext:value-type="time">
            <text:p>00:47:34</text:p>
          </table:table-cell>
          <table:table-cell table:formula="of:=[Sheet2.C50]-[Sheet2.I49]" office:value-type="float" office:value="0" calcext:value-type="float">
            <text:p>0</text:p>
          </table:table-cell>
          <table:table-cell table:formula="of:=[Sheet2.D50]-[Sheet2.J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 table:number-columns-repeated="2"/>
          <table:table-cell office:value-type="float" office:value="55555592" calcext:value-type="float">
            <text:p>55555592</text:p>
          </table:table-cell>
          <table:table-cell office:value-type="date" office:date-value="1899-12-30T21:49:47" calcext:value-type="date">
            <text:p>12-30-1899 21:49:47</text:p>
          </table:table-cell>
          <table:table-cell office:value-type="float" office:value="114.0320833" calcext:value-type="float">
            <text:p>114.0320833</text:p>
          </table:table-cell>
          <table:table-cell office:value-type="float" office:value="22.6279861" calcext:value-type="float">
            <text:p>22.6279861</text:p>
          </table:table-cell>
          <table:table-cell/>
          <table:table-cell table:formula="of:=[Sheet2.A51]-[Sheet2.G50]" office:value-type="float" office:value="1" calcext:value-type="float">
            <text:p>1</text:p>
          </table:table-cell>
          <table:table-cell table:formula="of:=[Sheet2.B51]-[Sheet2.H50]" office:value-type="time" office:time-value="-PT01H35M03S" calcext:value-type="time">
            <text:p>22:24:57</text:p>
          </table:table-cell>
          <table:table-cell table:formula="of:=[Sheet2.C51]-[Sheet2.I50]" office:value-type="float" office:value="-0.0117706999999996" calcext:value-type="float">
            <text:p>-0.0117707</text:p>
          </table:table-cell>
          <table:table-cell table:formula="of:=[Sheet2.D51]-[Sheet2.J50]" office:value-type="float" office:value="0.0972290999999998" calcext:value-type="float">
            <text:p>0.0972291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10:40:05" calcext:value-type="date">
            <text:p>12-30-1899 10:40:05</text:p>
          </table:table-cell>
          <table:table-cell office:value-type="float" office:value="114.0502778" calcext:value-type="float">
            <text:p>114.0502778</text:p>
          </table:table-cell>
          <table:table-cell office:value-type="float" office:value="22.5490278" calcext:value-type="float">
            <text:p>22.5490278</text:p>
          </table:table-cell>
          <table:table-cell/>
          <table:table-cell table:formula="of:=[Sheet2.A52]-[Sheet2.G51]" office:value-type="float" office:value="1" calcext:value-type="float">
            <text:p>1</text:p>
          </table:table-cell>
          <table:table-cell table:formula="of:=[Sheet2.B52]-[Sheet2.H51]" office:value-type="time" office:time-value="-PT11H09M42S" calcext:value-type="time">
            <text:p>12:50:18</text:p>
          </table:table-cell>
          <table:table-cell table:formula="of:=[Sheet2.C52]-[Sheet2.I51]" office:value-type="float" office:value="0.018194500000007" calcext:value-type="float">
            <text:p>0.0181945</text:p>
          </table:table-cell>
          <table:table-cell table:formula="of:=[Sheet2.D52]-[Sheet2.J51]" office:value-type="float" office:value="-0.0789583" calcext:value-type="float">
            <text:p>-0.0789583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06:03" calcext:value-type="date">
            <text:p>12-30-1899 22:06:03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Sheet2.A53]-[Sheet2.G52]" office:value-type="float" office:value="0" calcext:value-type="float">
            <text:p>0</text:p>
          </table:table-cell>
          <table:table-cell table:formula="of:=[Sheet2.B53]-[Sheet2.H52]" office:value-type="time" office:time-value="PT11H25M58S" calcext:value-type="time">
            <text:p>11:25:58</text:p>
          </table:table-cell>
          <table:table-cell table:formula="of:=[Sheet2.C53]-[Sheet2.I52]" office:value-type="float" office:value="0.00756939999999418" calcext:value-type="float">
            <text:p>0.0075694</text:p>
          </table:table-cell>
          <table:table-cell table:formula="of:=[Sheet2.D53]-[Sheet2.J52]" office:value-type="float" office:value="0.0687499999999979" calcext:value-type="float">
            <text:p>0.06875</text:p>
          </table:table-cell>
          <table:table-cell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 table:number-columns-repeated="2"/>
          <table:table-cell office:value-type="float" office:value="55555593" calcext:value-type="float">
            <text:p>55555593</text:p>
          </table:table-cell>
          <table:table-cell office:value-type="date" office:date-value="1899-12-30T22:11:48" calcext:value-type="date">
            <text:p>12-30-1899 22:11:48</text:p>
          </table:table-cell>
          <table:table-cell office:value-type="float" office:value="114.0578472" calcext:value-type="float">
            <text:p>114.0578472</text:p>
          </table:table-cell>
          <table:table-cell office:value-type="float" office:value="22.6177778" calcext:value-type="float">
            <text:p>22.6177778</text:p>
          </table:table-cell>
          <table:table-cell/>
          <table:table-cell table:formula="of:=[Sheet2.A54]-[Sheet2.G53]" office:value-type="float" office:value="0" calcext:value-type="float">
            <text:p>0</text:p>
          </table:table-cell>
          <table:table-cell table:formula="of:=[Sheet2.B54]-[Sheet2.H53]" office:value-type="time" office:time-value="PT00H05M45S" calcext:value-type="time">
            <text:p>00:05:45</text:p>
          </table:table-cell>
          <table:table-cell table:formula="of:=[Sheet2.C54]-[Sheet2.I53]" office:value-type="float" office:value="0" calcext:value-type="float">
            <text:p>0</text:p>
          </table:table-cell>
          <table:table-cell table:formula="of:=[Sheet2.D54]-[Sheet2.J5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 table:number-columns-repeated="2"/>
          <table:table-cell table:style-name="ce2" office:value-type="float" office:value="55555593" calcext:value-type="float">
            <text:p>55555593</text:p>
          </table:table-cell>
          <table:table-cell table:style-name="ce5" office:value-type="date" office:date-value="1899-12-30T22:12:24" calcext:value-type="date">
            <text:p>12-30-1899 22:12:24</text:p>
          </table:table-cell>
          <table:table-cell table:style-name="ce2" office:value-type="float" office:value="114.0578472" calcext:value-type="float">
            <text:p>114.0578472</text:p>
          </table:table-cell>
          <table:table-cell table:style-name="ce2" office:value-type="float" office:value="22.6177778" calcext:value-type="float">
            <text:p>22.6177778</text:p>
          </table:table-cell>
          <table:table-cell table:style-name="ce2"/>
          <table:table-cell table:style-name="ce20" table:formula="of:=[Sheet2.A55]-[Sheet2.G54]" office:value-type="float" office:value="0" calcext:value-type="float">
            <text:p>0</text:p>
          </table:table-cell>
          <table:table-cell table:style-name="ce26" table:formula="of:=[Sheet2.B55]-[Sheet2.H54]" office:value-type="time" office:time-value="PT00H00M36S" calcext:value-type="time">
            <text:p>00:00:36</text:p>
          </table:table-cell>
          <table:table-cell table:style-name="ce33" table:formula="of:=[Sheet2.C55]-[Sheet2.I54]" office:value-type="float" office:value="0" calcext:value-type="float">
            <text:p>0</text:p>
          </table:table-cell>
          <table:table-cell table:style-name="ce33" table:formula="of:=[Sheet2.D55]-[Sheet2.J54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1:38.00000000001" calcext:value-type="date">
            <text:p>12-30-1899 20:31:38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Sheet2.A56]-[Sheet2.G55]" office:value-type="float" office:value="1" calcext:value-type="float">
            <text:p>1</text:p>
          </table:table-cell>
          <table:table-cell table:formula="of:=[Sheet2.B56]-[Sheet2.H55]" office:value-type="time" office:time-value="-PT01H40M46S" calcext:value-type="time">
            <text:p>22:19:14</text:p>
          </table:table-cell>
          <table:table-cell table:formula="of:=[Sheet2.C56]-[Sheet2.I55]" office:value-type="float" office:value="-0.0690972000000016" calcext:value-type="float">
            <text:p>-0.0690972</text:p>
          </table:table-cell>
          <table:table-cell table:formula="of:=[Sheet2.D56]-[Sheet2.J55]" office:value-type="float" office:value="0.0635416000000006" calcext:value-type="float">
            <text:p>0.0635416</text:p>
          </table:table-cell>
          <table:table-cell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 table:number-columns-repeated="2"/>
          <table:table-cell office:value-type="float" office:value="55555594" calcext:value-type="float">
            <text:p>55555594</text:p>
          </table:table-cell>
          <table:table-cell office:value-type="date" office:date-value="1899-12-30T20:32:34" calcext:value-type="date">
            <text:p>12-30-1899 20:32:34</text:p>
          </table:table-cell>
          <table:table-cell office:value-type="float" office:value="113.98875" calcext:value-type="float">
            <text:p>113.98875</text:p>
          </table:table-cell>
          <table:table-cell office:value-type="float" office:value="22.6813194" calcext:value-type="float">
            <text:p>22.6813194</text:p>
          </table:table-cell>
          <table:table-cell/>
          <table:table-cell table:formula="of:=[Sheet2.A57]-[Sheet2.G56]" office:value-type="float" office:value="0" calcext:value-type="float">
            <text:p>0</text:p>
          </table:table-cell>
          <table:table-cell table:formula="of:=[Sheet2.B57]-[Sheet2.H56]" office:value-type="time" office:time-value="PT00H00M56S" calcext:value-type="time">
            <text:p>00:00:56</text:p>
          </table:table-cell>
          <table:table-cell table:formula="of:=[Sheet2.C57]-[Sheet2.I56]" office:value-type="float" office:value="0" calcext:value-type="float">
            <text:p>0</text:p>
          </table:table-cell>
          <table:table-cell table:formula="of:=[Sheet2.D57]-[Sheet2.J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12" calcext:value-type="date">
            <text:p>12-30-1899 22:41:12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Sheet2.A58]-[Sheet2.G57]" office:value-type="float" office:value="1" calcext:value-type="float">
            <text:p>1</text:p>
          </table:table-cell>
          <table:table-cell table:formula="of:=[Sheet2.B58]-[Sheet2.H57]" office:value-type="time" office:time-value="PT02H08M38S" calcext:value-type="time">
            <text:p>02:08:38</text:p>
          </table:table-cell>
          <table:table-cell table:formula="of:=[Sheet2.C58]-[Sheet2.I57]" office:value-type="float" office:value="0.0449306000000007" calcext:value-type="float">
            <text:p>0.0449306</text:p>
          </table:table-cell>
          <table:table-cell table:formula="of:=[Sheet2.D58]-[Sheet2.J57]" office:value-type="float" office:value="-0.0663887999999986" calcext:value-type="float">
            <text:p>-0.0663888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2:41:43.999999999" calcext:value-type="date">
            <text:p>12-30-1899 22:41:4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Sheet2.A59]-[Sheet2.G58]" office:value-type="float" office:value="0" calcext:value-type="float">
            <text:p>0</text:p>
          </table:table-cell>
          <table:table-cell table:formula="of:=[Sheet2.B59]-[Sheet2.H58]" office:value-type="time" office:time-value="PT00H00M31.999999999S" calcext:value-type="time">
            <text:p>00:00:32</text:p>
          </table:table-cell>
          <table:table-cell table:formula="of:=[Sheet2.C59]-[Sheet2.I58]" office:value-type="float" office:value="0" calcext:value-type="float">
            <text:p>0</text:p>
          </table:table-cell>
          <table:table-cell table:formula="of:=[Sheet2.D59]-[Sheet2.J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07:33" calcext:value-type="date">
            <text:p>12-30-1899 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Sheet2.A60]-[Sheet2.G59]" office:value-type="float" office:value="0" calcext:value-type="float">
            <text:p>0</text:p>
          </table:table-cell>
          <table:table-cell table:formula="of:=[Sheet2.B60]-[Sheet2.H59]" office:value-type="time" office:time-value="PT00H25M49.000000001S" calcext:value-type="time">
            <text:p>00:25:49</text:p>
          </table:table-cell>
          <table:table-cell table:formula="of:=[Sheet2.C60]-[Sheet2.I59]" office:value-type="float" office:value="-0.00868059999999105" calcext:value-type="float">
            <text:p>-0.0086806</text:p>
          </table:table-cell>
          <table:table-cell table:formula="of:=[Sheet2.D60]-[Sheet2.J59]" office:value-type="float" office:value="-0.000347300000001383" calcext:value-type="float">
            <text:p>-0.0003473</text:p>
          </table:table-cell>
          <table:table-cell/>
        </table:table-row>
        <table:table-row table:style-name="ro1"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 table:number-columns-repeated="2"/>
          <table:table-cell table:style-name="ce2" office:value-type="float" office:value="55555595" calcext:value-type="float">
            <text:p>55555595</text:p>
          </table:table-cell>
          <table:table-cell table:style-name="ce5" office:value-type="date" office:date-value="1899-12-30T23:08:08" calcext:value-type="date">
            <text:p>12-30-1899 23:08:08</text:p>
          </table:table-cell>
          <table:table-cell table:style-name="ce2" office:value-type="float" office:value="114.025" calcext:value-type="float">
            <text:p>114.025</text:p>
          </table:table-cell>
          <table:table-cell table:style-name="ce2" office:value-type="float" office:value="22.6145833" calcext:value-type="float">
            <text:p>22.6145833</text:p>
          </table:table-cell>
          <table:table-cell table:style-name="ce2"/>
          <table:table-cell table:style-name="ce20" table:formula="of:=[Sheet2.A61]-[Sheet2.G60]" office:value-type="float" office:value="0" calcext:value-type="float">
            <text:p>0</text:p>
          </table:table-cell>
          <table:table-cell table:style-name="ce26" table:formula="of:=[Sheet2.B61]-[Sheet2.H60]" office:value-type="time" office:time-value="PT00H00M35S" calcext:value-type="time">
            <text:p>00:00:35</text:p>
          </table:table-cell>
          <table:table-cell table:style-name="ce33" table:formula="of:=[Sheet2.C61]-[Sheet2.I60]" office:value-type="float" office:value="0" calcext:value-type="float">
            <text:p>0</text:p>
          </table:table-cell>
          <table:table-cell table:style-name="ce33" table:formula="of:=[Sheet2.D61]-[Sheet2.J60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 table:number-columns-repeated="2"/>
          <table:table-cell office:value-type="float" office:value="55555595" calcext:value-type="float">
            <text:p>55555595</text:p>
          </table:table-cell>
          <table:table-cell office:value-type="date" office:date-value="1899-12-30T23:13:25.999999998" calcext:value-type="date">
            <text:p>12-30-1899 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33" calcext:value-type="float">
            <text:p>22.6145833</text:p>
          </table:table-cell>
          <table:table-cell/>
          <table:table-cell table:formula="of:=[Sheet2.A62]-[Sheet2.G61]" office:value-type="float" office:value="0" calcext:value-type="float">
            <text:p>0</text:p>
          </table:table-cell>
          <table:table-cell table:formula="of:=[Sheet2.B62]-[Sheet2.H61]" office:value-type="time" office:time-value="PT00H05M17.999999998S" calcext:value-type="time">
            <text:p>00:05:18</text:p>
          </table:table-cell>
          <table:table-cell table:formula="of:=[Sheet2.C62]-[Sheet2.I61]" office:value-type="float" office:value="0" calcext:value-type="float">
            <text:p>0</text:p>
          </table:table-cell>
          <table:table-cell table:formula="of:=[Sheet2.D62]-[Sheet2.J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 table:number-columns-repeated="2"/>
          <table:table-cell office:value-type="float" office:value="55555596" calcext:value-type="float">
            <text:p>55555596</text:p>
          </table:table-cell>
          <table:table-cell office:value-type="date" office:date-value="1899-12-30T16:20:09.999999998" calcext:value-type="date">
            <text:p>12-30-1899 16:20:10</text:p>
          </table:table-cell>
          <table:table-cell office:value-type="float" office:value="113.8830556" calcext:value-type="float">
            <text:p>113.8830556</text:p>
          </table:table-cell>
          <table:table-cell office:value-type="float" office:value="22.7885417" calcext:value-type="float">
            <text:p>22.7885417</text:p>
          </table:table-cell>
          <table:table-cell/>
          <table:table-cell table:formula="of:=[Sheet2.A63]-[Sheet2.G62]" office:value-type="float" office:value="1" calcext:value-type="float">
            <text:p>1</text:p>
          </table:table-cell>
          <table:table-cell table:formula="of:=[Sheet2.B63]-[Sheet2.H62]" office:value-type="time" office:time-value="-PT06H53M16S" calcext:value-type="time">
            <text:p>17:06:44</text:p>
          </table:table-cell>
          <table:table-cell table:formula="of:=[Sheet2.C63]-[Sheet2.I62]" office:value-type="float" office:value="-0.1419444" calcext:value-type="float">
            <text:p>-0.1419444</text:p>
          </table:table-cell>
          <table:table-cell table:formula="of:=[Sheet2.D63]-[Sheet2.J62]" office:value-type="float" office:value="0.1739584" calcext:value-type="float">
            <text:p>0.1739584</text:p>
          </table:table-cell>
          <table:table-cell/>
        </table:table-row>
        <table:table-row table:style-name="ro1"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597" calcext:value-type="float">
            <text:p>55555597</text:p>
          </table:table-cell>
          <table:table-cell office:value-type="date" office:date-value="1899-12-30T20:10:14" calcext:value-type="date">
            <text:p>12-30-1899 20:10:1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64]-[Sheet2.G63]" office:value-type="float" office:value="1" calcext:value-type="float">
            <text:p>1</text:p>
          </table:table-cell>
          <table:table-cell table:formula="of:=[Sheet2.B64]-[Sheet2.H63]" office:value-type="time" office:time-value="PT03H50M04.000000002S" calcext:value-type="time">
            <text:p>03:50:04</text:p>
          </table:table-cell>
          <table:table-cell table:formula="of:=[Sheet2.C64]-[Sheet2.I63]" office:value-type="float" office:value="0.16079839999999" calcext:value-type="float">
            <text:p>0.1607984</text:p>
          </table:table-cell>
          <table:table-cell table:formula="of:=[Sheet2.D64]-[Sheet2.J63]" office:value-type="float" office:value="-0.257784699999998" calcext:value-type="float">
            <text:p>-0.2577847</text:p>
          </table:table-cell>
          <table:table-cell/>
        </table:table-row>
        <table:table-row table:style-name="ro1"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 table:number-columns-repeated="2"/>
          <table:table-cell office:value-type="float" office:value="55555598" calcext:value-type="float">
            <text:p>55555598</text:p>
          </table:table-cell>
          <table:table-cell office:value-type="date" office:date-value="1899-12-30T15:48:44" calcext:value-type="date">
            <text:p>12-30-1899 15:48:44</text:p>
          </table:table-cell>
          <table:table-cell office:value-type="float" office:value="113.943897" calcext:value-type="float">
            <text:p>113.943897</text:p>
          </table:table-cell>
          <table:table-cell office:value-type="float" office:value="22.790735" calcext:value-type="float">
            <text:p>22.790735</text:p>
          </table:table-cell>
          <table:table-cell/>
          <table:table-cell table:formula="of:=[Sheet2.A65]-[Sheet2.G64]" office:value-type="float" office:value="1" calcext:value-type="float">
            <text:p>1</text:p>
          </table:table-cell>
          <table:table-cell table:formula="of:=[Sheet2.B65]-[Sheet2.H64]" office:value-type="time" office:time-value="-PT04H21M30S" calcext:value-type="time">
            <text:p>19:38:30</text:p>
          </table:table-cell>
          <table:table-cell table:formula="of:=[Sheet2.C65]-[Sheet2.I64]" office:value-type="float" office:value="-0.0999569999999892" calcext:value-type="float">
            <text:p>-0.099957</text:p>
          </table:table-cell>
          <table:table-cell table:formula="of:=[Sheet2.D65]-[Sheet2.J64]" office:value-type="float" office:value="0.259978" calcext:value-type="float">
            <text:p>0.259978</text:p>
          </table:table-cell>
          <table:table-cell/>
        </table:table-row>
        <table:table-row table:style-name="ro1"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 table:number-columns-repeated="2"/>
          <table:table-cell office:value-type="float" office:value="55555599" calcext:value-type="float">
            <text:p>55555599</text:p>
          </table:table-cell>
          <table:table-cell office:value-type="date" office:date-value="1899-12-30T14:03:35" calcext:value-type="date">
            <text:p>12-30-1899 14:03:35</text:p>
          </table:table-cell>
          <table:table-cell office:value-type="float" office:value="114.050772" calcext:value-type="float">
            <text:p>114.050772</text:p>
          </table:table-cell>
          <table:table-cell office:value-type="float" office:value="22.569709" calcext:value-type="float">
            <text:p>22.569709</text:p>
          </table:table-cell>
          <table:table-cell/>
          <table:table-cell table:formula="of:=[Sheet2.A66]-[Sheet2.G65]" office:value-type="float" office:value="1" calcext:value-type="float">
            <text:p>1</text:p>
          </table:table-cell>
          <table:table-cell table:formula="of:=[Sheet2.B66]-[Sheet2.H65]" office:value-type="time" office:time-value="-PT01H45M09S" calcext:value-type="time">
            <text:p>22:14:51</text:p>
          </table:table-cell>
          <table:table-cell table:formula="of:=[Sheet2.C66]-[Sheet2.I65]" office:value-type="float" office:value="0.106874999999988" calcext:value-type="float">
            <text:p>0.106875</text:p>
          </table:table-cell>
          <table:table-cell table:formula="of:=[Sheet2.D66]-[Sheet2.J65]" office:value-type="float" office:value="-0.221026000000002" calcext:value-type="float">
            <text:p>-0.221026</text:p>
          </table:table-cell>
          <table:table-cell/>
        </table:table-row>
        <table:table-row table:style-name="ro1"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0" calcext:value-type="float">
            <text:p>55555600</text:p>
          </table:table-cell>
          <table:table-cell office:value-type="date" office:date-value="1899-12-30T15:51:56" calcext:value-type="date">
            <text:p>12-30-1899 15:51:56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Sheet2.A67]-[Sheet2.G66]" office:value-type="float" office:value="1" calcext:value-type="float">
            <text:p>1</text:p>
          </table:table-cell>
          <table:table-cell table:formula="of:=[Sheet2.B67]-[Sheet2.H66]" office:value-type="time" office:time-value="PT01H48M21S" calcext:value-type="time">
            <text:p>01:48:21</text:p>
          </table:table-cell>
          <table:table-cell table:formula="of:=[Sheet2.C67]-[Sheet2.I66]" office:value-type="float" office:value="-0.20417479999999" calcext:value-type="float">
            <text:p>-0.2041748</text:p>
          </table:table-cell>
          <table:table-cell table:formula="of:=[Sheet2.D67]-[Sheet2.J66]" office:value-type="float" office:value="0.202791000000001" calcext:value-type="float">
            <text:p>0.202791</text:p>
          </table:table-cell>
          <table:table-cell/>
        </table:table-row>
        <table:table-row table:style-name="ro1"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1" calcext:value-type="float">
            <text:p>55555601</text:p>
          </table:table-cell>
          <table:table-cell office:value-type="date" office:date-value="1899-12-30T23:58:59" calcext:value-type="date">
            <text:p>12-30-1899 23:58:5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68]-[Sheet2.G67]" office:value-type="float" office:value="1" calcext:value-type="float">
            <text:p>1</text:p>
          </table:table-cell>
          <table:table-cell table:formula="of:=[Sheet2.B68]-[Sheet2.H67]" office:value-type="time" office:time-value="PT08H07M03S" calcext:value-type="time">
            <text:p>08:07:03</text:p>
          </table:table-cell>
          <table:table-cell table:formula="of:=[Sheet2.C68]-[Sheet2.I67]" office:value-type="float" office:value="0.197256799999991" calcext:value-type="float">
            <text:p>0.1972568</text:p>
          </table:table-cell>
          <table:table-cell table:formula="of:=[Sheet2.D68]-[Sheet2.J67]" office:value-type="float" office:value="-0.241743" calcext:value-type="float">
            <text:p>-0.241743</text:p>
          </table:table-cell>
          <table:table-cell/>
        </table:table-row>
        <table:table-row table:style-name="ro1"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 table:number-columns-repeated="2"/>
          <table:table-cell office:value-type="float" office:value="55555602" calcext:value-type="float">
            <text:p>55555602</text:p>
          </table:table-cell>
          <table:table-cell office:value-type="date" office:date-value="1899-12-30T23:22:54" calcext:value-type="date">
            <text:p>12-30-1899 23:22:54</text:p>
          </table:table-cell>
          <table:table-cell office:value-type="float" office:value="114.0336806" calcext:value-type="float">
            <text:p>114.0336806</text:p>
          </table:table-cell>
          <table:table-cell office:value-type="float" office:value="22.6149306" calcext:value-type="float">
            <text:p>22.6149306</text:p>
          </table:table-cell>
          <table:table-cell/>
          <table:table-cell table:formula="of:=[Sheet2.A69]-[Sheet2.G68]" office:value-type="float" office:value="1" calcext:value-type="float">
            <text:p>1</text:p>
          </table:table-cell>
          <table:table-cell table:formula="of:=[Sheet2.B69]-[Sheet2.H68]" office:value-type="time" office:time-value="-PT00H36M05S" calcext:value-type="time">
            <text:p>23:23:55</text:p>
          </table:table-cell>
          <table:table-cell table:formula="of:=[Sheet2.C69]-[Sheet2.I68]" office:value-type="float" office:value="-0.0101733999999993" calcext:value-type="float">
            <text:p>-0.0101734</text:p>
          </table:table-cell>
          <table:table-cell table:formula="of:=[Sheet2.D69]-[Sheet2.J68]" office:value-type="float" office:value="0.0841735999999997" calcext:value-type="float">
            <text:p>0.0841736</text:p>
          </table:table-cell>
          <table:table-cell/>
        </table:table-row>
        <table:table-row table:style-name="ro1"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3" calcext:value-type="float">
            <text:p>55555603</text:p>
          </table:table-cell>
          <table:table-cell office:value-type="date" office:date-value="1899-12-30T23:45:49.00000000001" calcext:value-type="date">
            <text:p>12-30-1899 23:45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70]-[Sheet2.G69]" office:value-type="float" office:value="1" calcext:value-type="float">
            <text:p>1</text:p>
          </table:table-cell>
          <table:table-cell table:formula="of:=[Sheet2.B70]-[Sheet2.H69]" office:value-type="time" office:time-value="PT00H22M55S" calcext:value-type="time">
            <text:p>00:22:55</text:p>
          </table:table-cell>
          <table:table-cell table:formula="of:=[Sheet2.C70]-[Sheet2.I69]" office:value-type="float" office:value="0.0101733999999993" calcext:value-type="float">
            <text:p>0.0101734</text:p>
          </table:table-cell>
          <table:table-cell table:formula="of:=[Sheet2.D70]-[Sheet2.J69]" office:value-type="float" office:value="-0.0841735999999997" calcext:value-type="float">
            <text:p>-0.0841736</text:p>
          </table:table-cell>
          <table:table-cell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4" calcext:value-type="float">
            <text:p>55555604</text:p>
          </table:table-cell>
          <table:table-cell office:value-type="date" office:date-value="1899-12-30T23:57:18.00000000001" calcext:value-type="date">
            <text:p>12-30-1899 23:57:1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71]-[Sheet2.G70]" office:value-type="float" office:value="1" calcext:value-type="float">
            <text:p>1</text:p>
          </table:table-cell>
          <table:table-cell table:formula="of:=[Sheet2.B71]-[Sheet2.H70]" office:value-type="time" office:time-value="PT00H11M29S" calcext:value-type="time">
            <text:p>00:11:29</text:p>
          </table:table-cell>
          <table:table-cell table:formula="of:=[Sheet2.C71]-[Sheet2.I70]" office:value-type="float" office:value="0" calcext:value-type="float">
            <text:p>0</text:p>
          </table:table-cell>
          <table:table-cell table:formula="of:=[Sheet2.D71]-[Sheet2.J7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8:24.00000000001" calcext:value-type="date">
            <text:p>12-30-1899 23:58:24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72]-[Sheet2.G71]" office:value-type="float" office:value="0" calcext:value-type="float">
            <text:p>0</text:p>
          </table:table-cell>
          <table:table-cell table:style-name="ce26" table:formula="of:=[Sheet2.B72]-[Sheet2.H71]" office:value-type="time" office:time-value="PT00H01M06S" calcext:value-type="time">
            <text:p>00:01:06</text:p>
          </table:table-cell>
          <table:table-cell table:style-name="ce33" table:formula="of:=[Sheet2.C72]-[Sheet2.I71]" office:value-type="float" office:value="0" calcext:value-type="float">
            <text:p>0</text:p>
          </table:table-cell>
          <table:table-cell table:style-name="ce33" table:formula="of:=[Sheet2.D72]-[Sheet2.J71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4" calcext:value-type="float">
            <text:p>55555604</text:p>
          </table:table-cell>
          <table:table-cell table:style-name="ce5" office:value-type="date" office:date-value="1899-12-30T23:59:06" calcext:value-type="date">
            <text:p>12-30-1899 23:59:0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73]-[Sheet2.G72]" office:value-type="float" office:value="0" calcext:value-type="float">
            <text:p>0</text:p>
          </table:table-cell>
          <table:table-cell table:style-name="ce26" table:formula="of:=[Sheet2.B73]-[Sheet2.H72]" office:value-type="time" office:time-value="PT00H00M42S" calcext:value-type="time">
            <text:p>00:00:42</text:p>
          </table:table-cell>
          <table:table-cell table:style-name="ce33" table:formula="of:=[Sheet2.C73]-[Sheet2.I72]" office:value-type="float" office:value="0" calcext:value-type="float">
            <text:p>0</text:p>
          </table:table-cell>
          <table:table-cell table:style-name="ce33" table:formula="of:=[Sheet2.D73]-[Sheet2.J72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09:42" calcext:value-type="date">
            <text:p>12-30-1899 20:09:42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Sheet2.A74]-[Sheet2.G73]" office:value-type="float" office:value="1" calcext:value-type="float">
            <text:p>1</text:p>
          </table:table-cell>
          <table:table-cell table:formula="of:=[Sheet2.B74]-[Sheet2.H73]" office:value-type="time" office:time-value="-PT03H49M24S" calcext:value-type="time">
            <text:p>20:10:36</text:p>
          </table:table-cell>
          <table:table-cell table:formula="of:=[Sheet2.C74]-[Sheet2.I73]" office:value-type="float" office:value="-0.204826199999999" calcext:value-type="float">
            <text:p>-0.2048262</text:p>
          </table:table-cell>
          <table:table-cell table:formula="of:=[Sheet2.D74]-[Sheet2.J73]" office:value-type="float" office:value="0.239104099999999" calcext:value-type="float">
            <text:p>0.2391041</text:p>
          </table:table-cell>
          <table:table-cell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 table:number-columns-repeated="2"/>
          <table:table-cell office:value-type="float" office:value="55555605" calcext:value-type="float">
            <text:p>55555605</text:p>
          </table:table-cell>
          <table:table-cell office:value-type="date" office:date-value="1899-12-30T20:10:09.00000000001" calcext:value-type="date">
            <text:p>12-30-1899 20:10:09</text:p>
          </table:table-cell>
          <table:table-cell office:value-type="float" office:value="113.8452778" calcext:value-type="float">
            <text:p>113.8452778</text:p>
          </table:table-cell>
          <table:table-cell office:value-type="float" office:value="22.7605556" calcext:value-type="float">
            <text:p>22.7605556</text:p>
          </table:table-cell>
          <table:table-cell/>
          <table:table-cell table:formula="of:=[Sheet2.A75]-[Sheet2.G74]" office:value-type="float" office:value="0" calcext:value-type="float">
            <text:p>0</text:p>
          </table:table-cell>
          <table:table-cell table:formula="of:=[Sheet2.B75]-[Sheet2.H74]" office:value-type="time" office:time-value="PT00H00M27S" calcext:value-type="time">
            <text:p>00:00:27</text:p>
          </table:table-cell>
          <table:table-cell table:formula="of:=[Sheet2.C75]-[Sheet2.I74]" office:value-type="float" office:value="0.00625000000000853" calcext:value-type="float">
            <text:p>0.00625</text:p>
          </table:table-cell>
          <table:table-cell table:formula="of:=[Sheet2.D75]-[Sheet2.J74]" office:value-type="float" office:value="-0.00930549999999997" calcext:value-type="float">
            <text:p>-0.0093055</text:p>
          </table:table-cell>
          <table:table-cell/>
        </table:table-row>
        <table:table-row table:style-name="ro1"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6" calcext:value-type="float">
            <text:p>55555606</text:p>
          </table:table-cell>
          <table:table-cell office:value-type="date" office:date-value="1899-12-30T23:52:41" calcext:value-type="date">
            <text:p>12-30-1899 23:52:4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76]-[Sheet2.G75]" office:value-type="float" office:value="1" calcext:value-type="float">
            <text:p>1</text:p>
          </table:table-cell>
          <table:table-cell table:formula="of:=[Sheet2.B76]-[Sheet2.H75]" office:value-type="time" office:time-value="PT03H42M32S" calcext:value-type="time">
            <text:p>03:42:32</text:p>
          </table:table-cell>
          <table:table-cell table:formula="of:=[Sheet2.C76]-[Sheet2.I75]" office:value-type="float" office:value="0.198576199999991" calcext:value-type="float">
            <text:p>0.1985762</text:p>
          </table:table-cell>
          <table:table-cell table:formula="of:=[Sheet2.D76]-[Sheet2.J75]" office:value-type="float" office:value="-0.229798599999999" calcext:value-type="float">
            <text:p>-0.2297986</text:p>
          </table:table-cell>
          <table:table-cell/>
        </table:table-row>
        <table:table-row table:style-name="ro1"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 table:number-columns-repeated="2"/>
          <table:table-cell office:value-type="float" office:value="55555607" calcext:value-type="float">
            <text:p>55555607</text:p>
          </table:table-cell>
          <table:table-cell office:value-type="date" office:date-value="1899-12-30T16:03:34.999999998" calcext:value-type="date">
            <text:p>12-30-1899 16:03:35</text:p>
          </table:table-cell>
          <table:table-cell office:value-type="float" office:value="113.8408333" calcext:value-type="float">
            <text:p>113.8408333</text:p>
          </table:table-cell>
          <table:table-cell office:value-type="float" office:value="22.7657639" calcext:value-type="float">
            <text:p>22.7657639</text:p>
          </table:table-cell>
          <table:table-cell/>
          <table:table-cell table:formula="of:=[Sheet2.A77]-[Sheet2.G76]" office:value-type="float" office:value="1" calcext:value-type="float">
            <text:p>1</text:p>
          </table:table-cell>
          <table:table-cell table:formula="of:=[Sheet2.B77]-[Sheet2.H76]" office:value-type="time" office:time-value="-PT07H49M06.000000002S" calcext:value-type="time">
            <text:p>16:10:54</text:p>
          </table:table-cell>
          <table:table-cell table:formula="of:=[Sheet2.C77]-[Sheet2.I76]" office:value-type="float" office:value="-0.203020699999996" calcext:value-type="float">
            <text:p>-0.2030207</text:p>
          </table:table-cell>
          <table:table-cell table:formula="of:=[Sheet2.D77]-[Sheet2.J76]" office:value-type="float" office:value="0.235006899999998" calcext:value-type="float">
            <text:p>0.2350069</text:p>
          </table:table-cell>
          <table:table-cell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08" calcext:value-type="float">
            <text:p>55555608</text:p>
          </table:table-cell>
          <table:table-cell office:value-type="date" office:date-value="1899-12-30T23:46:48.999999999" calcext:value-type="date">
            <text:p>12-30-1899 23:46:49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78]-[Sheet2.G77]" office:value-type="float" office:value="1" calcext:value-type="float">
            <text:p>1</text:p>
          </table:table-cell>
          <table:table-cell table:formula="of:=[Sheet2.B78]-[Sheet2.H77]" office:value-type="time" office:time-value="PT07H43M14.000000001S" calcext:value-type="time">
            <text:p>07:43:14</text:p>
          </table:table-cell>
          <table:table-cell table:formula="of:=[Sheet2.C78]-[Sheet2.I77]" office:value-type="float" office:value="0.203020699999996" calcext:value-type="float">
            <text:p>0.2030207</text:p>
          </table:table-cell>
          <table:table-cell table:formula="of:=[Sheet2.D78]-[Sheet2.J77]" office:value-type="float" office:value="-0.235006899999998" calcext:value-type="float">
            <text:p>-0.2350069</text:p>
          </table:table-cell>
          <table:table-cell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7:56" calcext:value-type="date">
            <text:p>12-30-1899 23:47:5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79]-[Sheet2.G78]" office:value-type="float" office:value="0" calcext:value-type="float">
            <text:p>0</text:p>
          </table:table-cell>
          <table:table-cell table:style-name="ce26" table:formula="of:=[Sheet2.B79]-[Sheet2.H78]" office:value-type="time" office:time-value="PT00H01M07.000000001S" calcext:value-type="time">
            <text:p>00:01:07</text:p>
          </table:table-cell>
          <table:table-cell table:style-name="ce33" table:formula="of:=[Sheet2.C79]-[Sheet2.I78]" office:value-type="float" office:value="0" calcext:value-type="float">
            <text:p>0</text:p>
          </table:table-cell>
          <table:table-cell table:style-name="ce33" table:formula="of:=[Sheet2.D79]-[Sheet2.J78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08" calcext:value-type="float">
            <text:p>55555608</text:p>
          </table:table-cell>
          <table:table-cell table:style-name="ce5" office:value-type="date" office:date-value="1899-12-30T23:48:35" calcext:value-type="date">
            <text:p>12-30-1899 23:48:35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80]-[Sheet2.G79]" office:value-type="float" office:value="0" calcext:value-type="float">
            <text:p>0</text:p>
          </table:table-cell>
          <table:table-cell table:style-name="ce26" table:formula="of:=[Sheet2.B80]-[Sheet2.H79]" office:value-type="time" office:time-value="PT00H00M39S" calcext:value-type="time">
            <text:p>00:00:39</text:p>
          </table:table-cell>
          <table:table-cell table:style-name="ce33" table:formula="of:=[Sheet2.C80]-[Sheet2.I79]" office:value-type="float" office:value="0" calcext:value-type="float">
            <text:p>0</text:p>
          </table:table-cell>
          <table:table-cell table:style-name="ce33" table:formula="of:=[Sheet2.D80]-[Sheet2.J7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10.00000000001" calcext:value-type="date">
            <text:p>12-30-1899 20:29:10</text:p>
          </table:table-cell>
          <table:table-cell office:value-type="float" office:value="113.8465972" calcext:value-type="float">
            <text:p>113.8465972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Sheet2.A81]-[Sheet2.G80]" office:value-type="float" office:value="1" calcext:value-type="float">
            <text:p>1</text:p>
          </table:table-cell>
          <table:table-cell table:formula="of:=[Sheet2.B81]-[Sheet2.H80]" office:value-type="time" office:time-value="-PT03H19M25S" calcext:value-type="time">
            <text:p>20:40:35</text:p>
          </table:table-cell>
          <table:table-cell table:formula="of:=[Sheet2.C81]-[Sheet2.I80]" office:value-type="float" office:value="-0.197256799999991" calcext:value-type="float">
            <text:p>-0.1972568</text:p>
          </table:table-cell>
          <table:table-cell table:formula="of:=[Sheet2.D81]-[Sheet2.J80]" office:value-type="float" office:value="0.241743" calcext:value-type="float">
            <text:p>0.241743</text:p>
          </table:table-cell>
          <table:table-cell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 table:number-columns-repeated="2"/>
          <table:table-cell office:value-type="float" office:value="55555609" calcext:value-type="float">
            <text:p>55555609</text:p>
          </table:table-cell>
          <table:table-cell office:value-type="date" office:date-value="1899-12-30T20:29:57" calcext:value-type="date">
            <text:p>12-30-1899 20:29:57</text:p>
          </table:table-cell>
          <table:table-cell office:value-type="float" office:value="113.8390278" calcext:value-type="float">
            <text:p>113.8390278</text:p>
          </table:table-cell>
          <table:table-cell office:value-type="float" office:value="22.7698611" calcext:value-type="float">
            <text:p>22.7698611</text:p>
          </table:table-cell>
          <table:table-cell/>
          <table:table-cell table:formula="of:=[Sheet2.A82]-[Sheet2.G81]" office:value-type="float" office:value="0" calcext:value-type="float">
            <text:p>0</text:p>
          </table:table-cell>
          <table:table-cell table:formula="of:=[Sheet2.B82]-[Sheet2.H81]" office:value-type="time" office:time-value="PT00H00M47S" calcext:value-type="time">
            <text:p>00:00:47</text:p>
          </table:table-cell>
          <table:table-cell table:formula="of:=[Sheet2.C82]-[Sheet2.I81]" office:value-type="float" office:value="-0.00756940000000839" calcext:value-type="float">
            <text:p>-0.0075694</text:p>
          </table:table-cell>
          <table:table-cell table:formula="of:=[Sheet2.D82]-[Sheet2.J81]" office:value-type="float" office:value="-0.00263890000000089" calcext:value-type="float">
            <text:p>-0.0026389</text:p>
          </table:table-cell>
          <table:table-cell/>
        </table:table-row>
        <table:table-row table:style-name="ro1"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 table:number-columns-repeated="2"/>
          <table:table-cell office:value-type="float" office:value="55555610" calcext:value-type="float">
            <text:p>55555610</text:p>
          </table:table-cell>
          <table:table-cell office:value-type="date" office:date-value="1899-12-30T22:02:30" calcext:value-type="date">
            <text:p>12-30-1899 22:02:30</text:p>
          </table:table-cell>
          <table:table-cell office:value-type="float" office:value="114.0413194" calcext:value-type="float">
            <text:p>114.0413194</text:p>
          </table:table-cell>
          <table:table-cell office:value-type="float" office:value="22.6332639" calcext:value-type="float">
            <text:p>22.6332639</text:p>
          </table:table-cell>
          <table:table-cell/>
          <table:table-cell table:formula="of:=[Sheet2.A83]-[Sheet2.G82]" office:value-type="float" office:value="1" calcext:value-type="float">
            <text:p>1</text:p>
          </table:table-cell>
          <table:table-cell table:formula="of:=[Sheet2.B83]-[Sheet2.H82]" office:value-type="time" office:time-value="PT01H32M33S" calcext:value-type="time">
            <text:p>01:32:33</text:p>
          </table:table-cell>
          <table:table-cell table:formula="of:=[Sheet2.C83]-[Sheet2.I82]" office:value-type="float" office:value="0.202291600000009" calcext:value-type="float">
            <text:p>0.2022916</text:p>
          </table:table-cell>
          <table:table-cell table:formula="of:=[Sheet2.D83]-[Sheet2.J82]" office:value-type="float" office:value="-0.136597200000001" calcext:value-type="float">
            <text:p>-0.1365972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38:58" calcext:value-type="date">
            <text:p>12-30-1899 23:38:58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Sheet2.A84]-[Sheet2.G83]" office:value-type="float" office:value="1" calcext:value-type="float">
            <text:p>1</text:p>
          </table:table-cell>
          <table:table-cell table:formula="of:=[Sheet2.B84]-[Sheet2.H83]" office:value-type="time" office:time-value="PT01H36M28S" calcext:value-type="time">
            <text:p>01:36:28</text:p>
          </table:table-cell>
          <table:table-cell table:formula="of:=[Sheet2.C84]-[Sheet2.I83]" office:value-type="float" office:value="-0.0294444000000027" calcext:value-type="float">
            <text:p>-0.0294444</text:p>
          </table:table-cell>
          <table:table-cell table:formula="of:=[Sheet2.D84]-[Sheet2.J83]" office:value-type="float" office:value="0.0383333000000015" calcext:value-type="float">
            <text:p>0.0383333</text:p>
          </table:table-cell>
          <table:table-cell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 table:number-columns-repeated="2"/>
          <table:table-cell office:value-type="float" office:value="55555611" calcext:value-type="float">
            <text:p>55555611</text:p>
          </table:table-cell>
          <table:table-cell office:value-type="date" office:date-value="1899-12-30T23:57:51" calcext:value-type="date">
            <text:p>12-30-1899 23:57:51</text:p>
          </table:table-cell>
          <table:table-cell office:value-type="float" office:value="114.011875" calcext:value-type="float">
            <text:p>114.011875</text:p>
          </table:table-cell>
          <table:table-cell office:value-type="float" office:value="22.6715972" calcext:value-type="float">
            <text:p>22.6715972</text:p>
          </table:table-cell>
          <table:table-cell/>
          <table:table-cell table:formula="of:=[Sheet2.A85]-[Sheet2.G84]" office:value-type="float" office:value="0" calcext:value-type="float">
            <text:p>0</text:p>
          </table:table-cell>
          <table:table-cell table:formula="of:=[Sheet2.B85]-[Sheet2.H84]" office:value-type="time" office:time-value="PT00H18M53S" calcext:value-type="time">
            <text:p>00:18:53</text:p>
          </table:table-cell>
          <table:table-cell table:formula="of:=[Sheet2.C85]-[Sheet2.I84]" office:value-type="float" office:value="0" calcext:value-type="float">
            <text:p>0</text:p>
          </table:table-cell>
          <table:table-cell table:formula="of:=[Sheet2.D85]-[Sheet2.J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2" calcext:value-type="float">
            <text:p>55555612</text:p>
          </table:table-cell>
          <table:table-cell office:value-type="date" office:date-value="1899-12-30T22:45:50.999999998" calcext:value-type="date">
            <text:p>12-30-1899 22:45:51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86]-[Sheet2.G85]" office:value-type="float" office:value="1" calcext:value-type="float">
            <text:p>1</text:p>
          </table:table-cell>
          <table:table-cell table:formula="of:=[Sheet2.B86]-[Sheet2.H85]" office:value-type="time" office:time-value="-PT01H12M00.000000002S" calcext:value-type="time">
            <text:p>22:48:00</text:p>
          </table:table-cell>
          <table:table-cell table:formula="of:=[Sheet2.C86]-[Sheet2.I85]" office:value-type="float" office:value="0.0319789999999927" calcext:value-type="float">
            <text:p>0.031979</text:p>
          </table:table-cell>
          <table:table-cell table:formula="of:=[Sheet2.D86]-[Sheet2.J85]" office:value-type="float" office:value="-0.1408402" calcext:value-type="float">
            <text:p>-0.1408402</text:p>
          </table:table-cell>
          <table:table-cell/>
        </table:table-row>
        <table:table-row table:style-name="ro1"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3" calcext:value-type="float">
            <text:p>55555613</text:p>
          </table:table-cell>
          <table:table-cell office:value-type="date" office:date-value="1899-12-30T23:48:12.999999999" calcext:value-type="date">
            <text:p>12-30-1899 23:48:13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87]-[Sheet2.G86]" office:value-type="float" office:value="1" calcext:value-type="float">
            <text:p>1</text:p>
          </table:table-cell>
          <table:table-cell table:formula="of:=[Sheet2.B87]-[Sheet2.H86]" office:value-type="time" office:time-value="PT01H02M22.000000001S" calcext:value-type="time">
            <text:p>01:02:22</text:p>
          </table:table-cell>
          <table:table-cell table:formula="of:=[Sheet2.C87]-[Sheet2.I86]" office:value-type="float" office:value="0" calcext:value-type="float">
            <text:p>0</text:p>
          </table:table-cell>
          <table:table-cell table:formula="of:=[Sheet2.D87]-[Sheet2.J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3:24.00000000001" calcext:value-type="date">
            <text:p>12-30-1899 23:43:24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88]-[Sheet2.G87]" office:value-type="float" office:value="1" calcext:value-type="float">
            <text:p>1</text:p>
          </table:table-cell>
          <table:table-cell table:formula="of:=[Sheet2.B88]-[Sheet2.H87]" office:value-type="time" office:time-value="-PT00H04M48.999999999S" calcext:value-type="time">
            <text:p>23:55:11</text:p>
          </table:table-cell>
          <table:table-cell table:formula="of:=[Sheet2.C88]-[Sheet2.I87]" office:value-type="float" office:value="0" calcext:value-type="float">
            <text:p>0</text:p>
          </table:table-cell>
          <table:table-cell table:formula="of:=[Sheet2.D88]-[Sheet2.J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 table:number-columns-repeated="2"/>
          <table:table-cell office:value-type="float" office:value="55555614" calcext:value-type="float">
            <text:p>55555614</text:p>
          </table:table-cell>
          <table:table-cell office:value-type="date" office:date-value="1899-12-30T23:47:48" calcext:value-type="date">
            <text:p>12-30-1899 23:47:48</text:p>
          </table:table-cell>
          <table:table-cell office:value-type="float" office:value="114.043854" calcext:value-type="float">
            <text:p>114.043854</text:p>
          </table:table-cell>
          <table:table-cell office:value-type="float" office:value="22.530757" calcext:value-type="float">
            <text:p>22.530757</text:p>
          </table:table-cell>
          <table:table-cell/>
          <table:table-cell table:formula="of:=[Sheet2.A89]-[Sheet2.G88]" office:value-type="float" office:value="0" calcext:value-type="float">
            <text:p>0</text:p>
          </table:table-cell>
          <table:table-cell table:formula="of:=[Sheet2.B89]-[Sheet2.H88]" office:value-type="time" office:time-value="PT00H04M24S" calcext:value-type="time">
            <text:p>00:04:24</text:p>
          </table:table-cell>
          <table:table-cell table:formula="of:=[Sheet2.C89]-[Sheet2.I88]" office:value-type="float" office:value="0" calcext:value-type="float">
            <text:p>0</text:p>
          </table:table-cell>
          <table:table-cell table:formula="of:=[Sheet2.D89]-[Sheet2.J8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 table:number-columns-repeated="2"/>
          <table:table-cell table:style-name="ce2" office:value-type="float" office:value="55555614" calcext:value-type="float">
            <text:p>55555614</text:p>
          </table:table-cell>
          <table:table-cell table:style-name="ce5" office:value-type="date" office:date-value="1899-12-30T23:49:36" calcext:value-type="date">
            <text:p>12-30-1899 23:49:36</text:p>
          </table:table-cell>
          <table:table-cell table:style-name="ce2" office:value-type="float" office:value="114.043854" calcext:value-type="float">
            <text:p>114.043854</text:p>
          </table:table-cell>
          <table:table-cell table:style-name="ce2" office:value-type="float" office:value="22.530757" calcext:value-type="float">
            <text:p>22.530757</text:p>
          </table:table-cell>
          <table:table-cell table:style-name="ce2"/>
          <table:table-cell table:style-name="ce20" table:formula="of:=[Sheet2.A90]-[Sheet2.G89]" office:value-type="float" office:value="0" calcext:value-type="float">
            <text:p>0</text:p>
          </table:table-cell>
          <table:table-cell table:style-name="ce26" table:formula="of:=[Sheet2.B90]-[Sheet2.H89]" office:value-type="time" office:time-value="PT00H01M48S" calcext:value-type="time">
            <text:p>00:01:48</text:p>
          </table:table-cell>
          <table:table-cell table:style-name="ce33" table:formula="of:=[Sheet2.C90]-[Sheet2.I89]" office:value-type="float" office:value="0" calcext:value-type="float">
            <text:p>0</text:p>
          </table:table-cell>
          <table:table-cell table:style-name="ce33" table:formula="of:=[Sheet2.D90]-[Sheet2.J89]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/>
          <table:table-cell office:value-type="date" office:date-value="1899-12-30T12:04:00" calcext:value-type="date">
            <text:p>12-30-1899 12:04:00</text:p>
          </table:table-cell>
          <table:table-cell table:number-columns-repeated="5"/>
          <table:table-cell office:value-type="date" office:date-value="1899-12-30T12:04:00" calcext:value-type="date">
            <text:p>12-30-1899 12:04:00</text:p>
          </table:table-cell>
          <table:table-cell table:number-columns-repeated="3"/>
          <table:table-cell table:formula="of:=[Sheet2.A91]-[Sheet2.G90]" office:value-type="float" office:value="-55555614" calcext:value-type="float">
            <text:p>-55555614</text:p>
          </table:table-cell>
          <table:table-cell table:formula="of:=[Sheet2.B91]-[Sheet2.H90]" office:value-type="time" office:time-value="-PT11H45M36S" calcext:value-type="time">
            <text:p>12:14:24</text:p>
          </table:table-cell>
          <table:table-cell table:formula="of:=[Sheet2.C91]-[Sheet2.I90]" office:value-type="float" office:value="-114.043854" calcext:value-type="float">
            <text:p>-114.043854</text:p>
          </table:table-cell>
          <table:table-cell table:formula="of:=[Sheet2.D91]-[Sheet2.J90]" office:value-type="float" office:value="-22.530757" calcext:value-type="float">
            <text:p>-22.530757</text:p>
          </table:table-cell>
          <table:table-cell/>
        </table:table-row>
        <table:table-row table:style-name="ro1">
          <table:table-cell/>
          <table:table-cell office:value-type="date" office:date-value="1899-12-30T16:04:00" calcext:value-type="date">
            <text:p>12-30-1899 16:04:00</text:p>
          </table:table-cell>
          <table:table-cell table:number-columns-repeated="5"/>
          <table:table-cell table:style-name="ce6" office:value-type="date" office:date-value="1899-12-30T12:08:00" calcext:value-type="date">
            <text:p>12-30-1899 12:08:00</text:p>
          </table:table-cell>
          <table:table-cell table:number-columns-repeated="3"/>
          <table:table-cell table:formula="of:=[Sheet2.A92]-[Sheet2.G91]" office:value-type="float" office:value="0" calcext:value-type="float">
            <text:p>0</text:p>
          </table:table-cell>
          <table:table-cell table:formula="of:=[Sheet2.B92]-[Sheet2.H91]" office:value-type="time" office:time-value="PT04H00M00S" calcext:value-type="time">
            <text:p>04:00:0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899-12-31T12:04:00" calcext:value-type="date">
            <text:p>12-31-1899 12:04:00</text:p>
          </table:table-cell>
          <table:table-cell table:number-columns-repeated="9"/>
          <table:table-cell table:formula="of:=[Sheet2.A93]-[Sheet2.G92]" office:value-type="float" office:value="0" calcext:value-type="float">
            <text:p>0</text:p>
          </table:table-cell>
          <table:table-cell table:formula="of:=[Sheet2.B93]-[Sheet2.H92]" office:value-type="time" office:time-value="PT23H56M00S" calcext:value-type="time">
            <text:p>23:56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Sheet2.A94]-[Sheet2.G93]" office:value-type="float" office:value="0" calcext:value-type="float">
            <text:p>0</text:p>
          </table:table-cell>
          <table:table-cell table:formula="of:=[Sheet2.B94]-[Sheet2.H9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Sheet2.A95]-[Sheet2.G94]" office:value-type="float" office:value="0" calcext:value-type="float">
            <text:p>0</text:p>
          </table:table-cell>
          <table:table-cell table:formula="of:=[Sheet2.B95]-[Sheet2.H9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Sheet2.A96]-[Sheet2.G95]" office:value-type="float" office:value="0" calcext:value-type="float">
            <text:p>0</text:p>
          </table:table-cell>
          <table:table-cell table:formula="of:=[Sheet2.B96]-[Sheet2.H9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table:style-name="ce21"/>
          <table:table-cell table:style-name="ce27"/>
          <table:table-cell table:style-name="ce34" table:number-columns-repeated="2"/>
          <table:table-cell/>
        </table:table-row>
        <table:table-row table:style-name="ro1" table:number-rows-repeated="100">
          <table:table-cell table:number-columns-repeated="11"/>
          <table:table-cell table:style-name="ce22"/>
          <table:table-cell table:style-name="ce28"/>
          <table:table-cell table:style-name="ce35" table:number-columns-repeated="2"/>
          <table:table-cell/>
        </table:table-row>
        <table:table-row table:style-name="ro1">
          <table:table-cell table:number-columns-repeated="11"/>
          <table:table-cell table:style-name="ce23"/>
          <table:table-cell table:style-name="ce29"/>
          <table:table-cell table:style-name="ce36" table:number-columns-repeated="2"/>
          <table:table-cell/>
        </table:table-row>
        <table:table-row table:style-name="ro1" table:number-rows-repeated="104837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2.L201:Sheet2.L1048576 Sheet2.L1:Sheet2.L98">
            <calcext:condition calcext:apply-style-name="Untitled3" calcext:value="=1" calcext:base-cell-address="Sheet2.L1"/>
          </calcext:conditional-format>
          <calcext:conditional-format calcext:target-range-address="Sheet2.M201:Sheet2.M1048576 Sheet2.M1:Sheet2.M98">
            <calcext:condition calcext:apply-style-name="Untitled1" calcext:value="formula-is([Sheet2.L1]=1)" calcext:base-cell-address="Sheet2.M1"/>
            <calcext:condition calcext:apply-style-name="Untitled3" calcext:value="&lt;0" calcext:base-cell-address="Sheet2.M1"/>
            <calcext:condition calcext:apply-style-name="Untitled2" calcext:value="&gt;0.1666666667" calcext:base-cell-address="Sheet2.M1"/>
            <calcext:condition calcext:apply-style-name="Untitled3" calcext:value="&gt;0.0027777" calcext:base-cell-address="Sheet2.M1"/>
          </calcext:conditional-format>
          <calcext:conditional-format calcext:target-range-address="Sheet2.N201:Sheet2.O1048576 Sheet2.N1:Sheet2.O98">
            <calcext:condition calcext:apply-style-name="Untitled1" calcext:value="formula-is([Sheet2.L1]=1)" calcext:base-cell-address="Sheet2.N1"/>
            <calcext:condition calcext:apply-style-name="Untitled3" calcext:value="!=0" calcext:base-cell-address="Sheet2.N1"/>
          </calcext:conditional-format>
          <calcext:conditional-format calcext:target-range-address="Sheet2.L100:Sheet2.L200">
            <calcext:condition calcext:apply-style-name="Untitled3" calcext:value="=1" calcext:base-cell-address="Sheet2.L100"/>
          </calcext:conditional-format>
          <calcext:conditional-format calcext:target-range-address="Sheet2.M100:Sheet2.M200">
            <calcext:condition calcext:apply-style-name="Untitled1" calcext:value="formula-is([Sheet2.L100]=1)" calcext:base-cell-address="Sheet2.M100"/>
            <calcext:condition calcext:apply-style-name="Untitled3" calcext:value="&lt;0" calcext:base-cell-address="Sheet2.M100"/>
            <calcext:condition calcext:apply-style-name="Untitled2" calcext:value="&gt;0.1666666667" calcext:base-cell-address="Sheet2.M100"/>
            <calcext:condition calcext:apply-style-name="Untitled3" calcext:value="&gt;0.0027777" calcext:base-cell-address="Sheet2.M100"/>
          </calcext:conditional-format>
          <calcext:conditional-format calcext:target-range-address="Sheet2.N100:Sheet2.O200">
            <calcext:condition calcext:apply-style-name="Untitled1" calcext:value="formula-is([Sheet2.L100]=1)" calcext:base-cell-address="Sheet2.N100"/>
            <calcext:condition calcext:apply-style-name="Untitled3" calcext:value="!=0" calcext:base-cell-address="Sheet2.N100"/>
          </calcext:conditional-format>
          <calcext:conditional-format calcext:target-range-address="Sheet2.L99:Sheet2.L99">
            <calcext:condition calcext:apply-style-name="Untitled3" calcext:value="=1" calcext:base-cell-address="Sheet2.L99"/>
          </calcext:conditional-format>
          <calcext:conditional-format calcext:target-range-address="Sheet2.M99:Sheet2.M99">
            <calcext:condition calcext:apply-style-name="Untitled1" calcext:value="formula-is([Sheet2.L99]=1)" calcext:base-cell-address="Sheet2.M99"/>
            <calcext:condition calcext:apply-style-name="Untitled3" calcext:value="&lt;0" calcext:base-cell-address="Sheet2.M99"/>
            <calcext:condition calcext:apply-style-name="Untitled2" calcext:value="&gt;0.1666666667" calcext:base-cell-address="Sheet2.M99"/>
            <calcext:condition calcext:apply-style-name="Untitled3" calcext:value="&gt;0.0027777" calcext:base-cell-address="Sheet2.M99"/>
          </calcext:conditional-format>
          <calcext:conditional-format calcext:target-range-address="Sheet2.N99:Sheet2.O99">
            <calcext:condition calcext:apply-style-name="Untitled1" calcext:value="formula-is([Sheet2.L99]=1)" calcext:base-cell-address="Sheet2.N99"/>
            <calcext:condition calcext:apply-style-name="Untitled3" calcext:value="!=0" calcext:base-cell-address="Sheet2.N99"/>
          </calcext:conditional-format>
          <calcext:conditional-format calcext:target-range-address="Sheet2.L100:Sheet2.L199">
            <calcext:condition calcext:apply-style-name="Untitled3" calcext:value="=1" calcext:base-cell-address="Sheet2.L100"/>
          </calcext:conditional-format>
          <calcext:conditional-format calcext:target-range-address="Sheet2.M100:Sheet2.M199">
            <calcext:condition calcext:apply-style-name="Untitled1" calcext:value="formula-is([Sheet2.L100]=1)" calcext:base-cell-address="Sheet2.M100"/>
            <calcext:condition calcext:apply-style-name="Untitled3" calcext:value="&lt;0" calcext:base-cell-address="Sheet2.M100"/>
            <calcext:condition calcext:apply-style-name="Untitled2" calcext:value="&gt;0.1666666667" calcext:base-cell-address="Sheet2.M100"/>
            <calcext:condition calcext:apply-style-name="Untitled3" calcext:value="&gt;0.0027777" calcext:base-cell-address="Sheet2.M100"/>
          </calcext:conditional-format>
          <calcext:conditional-format calcext:target-range-address="Sheet2.N100:Sheet2.O199">
            <calcext:condition calcext:apply-style-name="Untitled1" calcext:value="formula-is([Sheet2.L100]=1)" calcext:base-cell-address="Sheet2.N100"/>
            <calcext:condition calcext:apply-style-name="Untitled3" calcext:value="!=0" calcext:base-cell-address="Sheet2.N100"/>
          </calcext:conditional-format>
        </calcext:conditional-formats>
      </table:table>
      <table:table table:name="Sheet3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ce40"/>
        <table:table-column table:style-name="co1" table:number-columns-repeated="3" table:default-cell-style-name="Default"/>
        <table:table-column table:style-name="co1" table:default-cell-style-name="ce42"/>
        <table:table-column table:style-name="co5" table:default-cell-style-name="ce43"/>
        <table:table-column table:style-name="co6" table:default-cell-style-name="ce44"/>
        <table:table-column table:style-name="co1" table:default-cell-style-name="ce4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9"/>
        </table:table-row>
        <table:table-row table:style-name="ro1">
          <table:table-cell table:style-name="ce37" office:value-type="float" office:value="55555556" calcext:value-type="float">
            <text:p>55555556</text:p>
          </table:table-cell>
          <table:table-cell table:style-name="ce38" office:value-type="string" calcext:value-type="string">
            <text:p>0-01-01</text:p>
          </table:table-cell>
          <table:table-cell table:style-name="ce41" office:value-type="string" calcext:value-type="string">
            <text:p>13:10:09</text:p>
          </table:table-cell>
          <table:table-cell table:style-name="ce37" office:value-type="float" office:value="114.0398" calcext:value-type="float">
            <text:p>114.0398</text:p>
          </table:table-cell>
          <table:table-cell table:style-name="ce37" office:value-type="float" office:value="22.57403" calcext:value-type="float">
            <text:p>22.57403</text:p>
          </table:table-cell>
          <table:table-cell/>
          <table:table-cell table:formula="of:=[Sheet3.A3]-[Sheet3.A2]" office:value-type="float" office:value="0" calcext:value-type="float">
            <text:p>0</text:p>
          </table:table-cell>
          <table:table-cell table:formula="of:=[Sheet3.C3]-[Sheet3.C2]" office:value-type="float" office:value="0.123854166666667" calcext:value-type="float">
            <text:p>0.1238541667</text:p>
          </table:table-cell>
          <table:table-cell table:formula="of:=[Sheet3.D3]-[Sheet3.D2]" office:value-type="float" office:value="-0.234099999999998" calcext:value-type="float">
            <text:p>-0.2341</text:p>
          </table:table-cell>
          <table:table-cell table:formula="of:=[Sheet3.E3]-[Sheet3.E2]" office:value-type="float" office:value="0.187359999999998" calcext:value-type="float">
            <text:p>0.18736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6:08:30</text:p>
          </table:table-cell>
          <table:table-cell office:value-type="float" office:value="113.8057" calcext:value-type="float">
            <text:p>113.8057</text:p>
          </table:table-cell>
          <table:table-cell office:value-type="float" office:value="22.76139" calcext:value-type="float">
            <text:p>22.76139</text:p>
          </table:table-cell>
          <table:table-cell/>
          <table:table-cell table:formula="of:=[Sheet3.A4]-[Sheet3.A3]" office:value-type="float" office:value="0" calcext:value-type="float">
            <text:p>0</text:p>
          </table:table-cell>
          <table:table-cell table:formula="of:=[Sheet3.C4]-[Sheet3.C3]" office:value-type="float" office:value="0.0629398148148148" calcext:value-type="float">
            <text:p>0.0629398148</text:p>
          </table:table-cell>
          <table:table-cell table:formula="of:=[Sheet3.D4]-[Sheet3.D3]" office:value-type="float" office:value="0.00329999999999586" calcext:value-type="float">
            <text:p>0.0033</text:p>
          </table:table-cell>
          <table:table-cell table:formula="of:=[Sheet3.E4]-[Sheet3.E3]" office:value-type="float" office:value="-0.00520999999999816" calcext:value-type="float">
            <text:p>-0.00521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39:08</text:p>
          </table:table-cell>
          <table:table-cell office:value-type="float" office:value="113.809" calcext:value-type="float">
            <text:p>113.809</text:p>
          </table:table-cell>
          <table:table-cell office:value-type="float" office:value="22.75618" calcext:value-type="float">
            <text:p>22.75618</text:p>
          </table:table-cell>
          <table:table-cell/>
          <table:table-cell table:formula="of:=[Sheet3.A5]-[Sheet3.A4]" office:value-type="float" office:value="0" calcext:value-type="float">
            <text:p>0</text:p>
          </table:table-cell>
          <table:table-cell table:formula="of:=[Sheet3.C5]-[Sheet3.C4]" office:value-type="float" office:value="0.132743055555556" calcext:value-type="float">
            <text:p>0.1327430556</text:p>
          </table:table-cell>
          <table:table-cell table:formula="of:=[Sheet3.D5]-[Sheet3.D4]" office:value-type="float" office:value="0.0375999999999976" calcext:value-type="float">
            <text:p>0.0376</text:p>
          </table:table-cell>
          <table:table-cell table:formula="of:=[Sheet3.E5]-[Sheet3.E4]" office:value-type="float" office:value="0.0163200000000003" calcext:value-type="float">
            <text:p>0.01632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50:17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Sheet3.A6]-[Sheet3.A5]" office:value-type="float" office:value="0" calcext:value-type="float">
            <text:p>0</text:p>
          </table:table-cell>
          <table:table-cell table:formula="of:=[Sheet3.C6]-[Sheet3.C5]" office:value-type="float" office:value="0.126967592592593" calcext:value-type="float">
            <text:p>0.1269675926</text:p>
          </table:table-cell>
          <table:table-cell table:formula="of:=[Sheet3.D6]-[Sheet3.D5]" office:value-type="float" office:value="0.1798" calcext:value-type="float">
            <text:p>0.1798</text:p>
          </table:table-cell>
          <table:table-cell table:formula="of:=[Sheet3.E6]-[Sheet3.E5]" office:value-type="float" office:value="-0.146460000000001" calcext:value-type="float">
            <text:p>-0.14646</text:p>
          </table:table-cell>
          <table:table-cell table:number-columns-repeated="4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3:07</text:p>
          </table:table-cell>
          <table:table-cell office:value-type="float" office:value="114.0264" calcext:value-type="float">
            <text:p>114.0264</text:p>
          </table:table-cell>
          <table:table-cell office:value-type="float" office:value="22.62604" calcext:value-type="float">
            <text:p>22.62604</text:p>
          </table:table-cell>
          <table:table-cell/>
          <table:table-cell table:formula="of:=[Sheet3.A7]-[Sheet3.A6]" office:value-type="float" office:value="5" calcext:value-type="float">
            <text:p>5</text:p>
          </table:table-cell>
          <table:table-cell table:formula="of:=[Sheet3.C7]-[Sheet3.C6]" office:value-type="float" office:value="-0.000972222222222263" calcext:value-type="float">
            <text:p>-0.0009722222</text:p>
          </table:table-cell>
          <table:table-cell table:formula="of:=[Sheet3.D7]-[Sheet3.D6]" office:value-type="float" office:value="0.0174999999999983" calcext:value-type="float">
            <text:p>0.0175</text:p>
          </table:table-cell>
          <table:table-cell table:formula="of:=[Sheet3.E7]-[Sheet3.E6]" office:value-type="float" office:value="-0.0952799999999989" calcext:value-type="float">
            <text:p>-0.09528</text:p>
          </table:table-cell>
          <table:table-cell table:number-columns-repeated="4"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1:4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8]-[Sheet3.A7]" office:value-type="float" office:value="0" calcext:value-type="float">
            <text:p>0</text:p>
          </table:table-cell>
          <table:table-cell table:formula="of:=[Sheet3.C8]-[Sheet3.C7]" office:value-type="float" office:value="0.000856481481481541" calcext:value-type="float">
            <text:p>0.0008564815</text:p>
          </table:table-cell>
          <table:table-cell table:formula="of:=[Sheet3.D8]-[Sheet3.D7]" office:value-type="float" office:value="0" calcext:value-type="float">
            <text:p>0</text:p>
          </table:table-cell>
          <table:table-cell table:formula="of:=[Sheet3.E8]-[Sheet3.E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61" calcext:value-type="float">
            <text:p>5555556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57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9]-[Sheet3.A8]" office:value-type="float" office:value="4" calcext:value-type="float">
            <text:p>4</text:p>
          </table:table-cell>
          <table:table-cell table:formula="of:=[Sheet3.C9]-[Sheet3.C8]" office:value-type="float" office:value="-0.223946759259259" calcext:value-type="float">
            <text:p>-0.2239467593</text:p>
          </table:table-cell>
          <table:table-cell table:formula="of:=[Sheet3.D9]-[Sheet3.D8]" office:value-type="float" office:value="-0.223799999999997" calcext:value-type="float">
            <text:p>-0.2238</text:p>
          </table:table-cell>
          <table:table-cell table:formula="of:=[Sheet3.E9]-[Sheet3.E8]" office:value-type="float" office:value="0.22007" calcext:value-type="float">
            <text:p>0.22007</text:p>
          </table:table-cell>
          <table:table-cell table:number-columns-repeated="4"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8:30:28</text:p>
          </table:table-cell>
          <table:table-cell office:value-type="float" office:value="113.8201" calcext:value-type="float">
            <text:p>113.8201</text:p>
          </table:table-cell>
          <table:table-cell office:value-type="float" office:value="22.75083" calcext:value-type="float">
            <text:p>22.75083</text:p>
          </table:table-cell>
          <table:table-cell/>
          <table:table-cell table:formula="of:=[Sheet3.A10]-[Sheet3.A9]" office:value-type="float" office:value="0" calcext:value-type="float">
            <text:p>0</text:p>
          </table:table-cell>
          <table:table-cell table:formula="of:=[Sheet3.C10]-[Sheet3.C9]" office:value-type="float" office:value="0.000185185185185177" calcext:value-type="float">
            <text:p>0.0001851852</text:p>
          </table:table-cell>
          <table:table-cell table:formula="of:=[Sheet3.D10]-[Sheet3.D9]" office:value-type="float" office:value="0" calcext:value-type="float">
            <text:p>0</text:p>
          </table:table-cell>
          <table:table-cell table:formula="of:=[Sheet3.E10]-[Sheet3.E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65" calcext:value-type="float">
            <text:p>5555556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8:30:44</text:p>
          </table:table-cell>
          <table:table-cell office:value-type="float" office:value="113.8201" calcext:value-type="float">
            <text:p>113.8201</text:p>
          </table:table-cell>
          <table:table-cell office:value-type="float" office:value="22.75083" calcext:value-type="float">
            <text:p>22.75083</text:p>
          </table:table-cell>
          <table:table-cell/>
          <table:table-cell table:formula="of:=[Sheet3.A11]-[Sheet3.A10]" office:value-type="float" office:value="5" calcext:value-type="float">
            <text:p>5</text:p>
          </table:table-cell>
          <table:table-cell table:formula="of:=[Sheet3.C11]-[Sheet3.C10]" office:value-type="float" office:value="0.168356481481481" calcext:value-type="float">
            <text:p>0.1683564815</text:p>
          </table:table-cell>
          <table:table-cell table:formula="of:=[Sheet3.D11]-[Sheet3.D10]" office:value-type="float" office:value="0.223799999999997" calcext:value-type="float">
            <text:p>0.2238</text:p>
          </table:table-cell>
          <table:table-cell table:formula="of:=[Sheet3.E11]-[Sheet3.E10]" office:value-type="float" office:value="-0.22007" calcext:value-type="float">
            <text:p>-0.22007</text:p>
          </table:table-cell>
          <table:table-cell table:number-columns-repeated="4"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33:1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12]-[Sheet3.A11]" office:value-type="float" office:value="0" calcext:value-type="float">
            <text:p>0</text:p>
          </table:table-cell>
          <table:table-cell table:formula="of:=[Sheet3.C12]-[Sheet3.C11]" office:value-type="float" office:value="0.00229166666666669" calcext:value-type="float">
            <text:p>0.0022916667</text:p>
          </table:table-cell>
          <table:table-cell table:formula="of:=[Sheet3.D12]-[Sheet3.D11]" office:value-type="float" office:value="0" calcext:value-type="float">
            <text:p>0</text:p>
          </table:table-cell>
          <table:table-cell table:formula="of:=[Sheet3.E12]-[Sheet3.E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0" calcext:value-type="float">
            <text:p>555555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36:2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13]-[Sheet3.A12]" office:value-type="float" office:value="1" calcext:value-type="float">
            <text:p>1</text:p>
          </table:table-cell>
          <table:table-cell table:formula="of:=[Sheet3.C13]-[Sheet3.C12]" office:value-type="float" office:value="0.046886574074074" calcext:value-type="float">
            <text:p>0.0468865741</text:p>
          </table:table-cell>
          <table:table-cell table:formula="of:=[Sheet3.D13]-[Sheet3.D12]" office:value-type="float" office:value="0" calcext:value-type="float">
            <text:p>0</text:p>
          </table:table-cell>
          <table:table-cell table:formula="of:=[Sheet3.E13]-[Sheet3.E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5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14]-[Sheet3.A13]" office:value-type="float" office:value="0" calcext:value-type="float">
            <text:p>0</text:p>
          </table:table-cell>
          <table:table-cell table:formula="of:=[Sheet3.C14]-[Sheet3.C13]" office:value-type="float" office:value="0.00305555555555559" calcext:value-type="float">
            <text:p>0.0030555556</text:p>
          </table:table-cell>
          <table:table-cell table:formula="of:=[Sheet3.D14]-[Sheet3.D13]" office:value-type="float" office:value="0" calcext:value-type="float">
            <text:p>0</text:p>
          </table:table-cell>
          <table:table-cell table:formula="of:=[Sheet3.E14]-[Sheet3.E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1" calcext:value-type="float">
            <text:p>5555557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8:2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15]-[Sheet3.A14]" office:value-type="float" office:value="2" calcext:value-type="float">
            <text:p>2</text:p>
          </table:table-cell>
          <table:table-cell table:formula="of:=[Sheet3.C15]-[Sheet3.C14]" office:value-type="float" office:value="-0.0198726851851851" calcext:value-type="float">
            <text:p>-0.0198726852</text:p>
          </table:table-cell>
          <table:table-cell table:formula="of:=[Sheet3.D15]-[Sheet3.D14]" office:value-type="float" office:value="0" calcext:value-type="float">
            <text:p>0</text:p>
          </table:table-cell>
          <table:table-cell table:formula="of:=[Sheet3.E15]-[Sheet3.E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9:4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16]-[Sheet3.A15]" office:value-type="float" office:value="0" calcext:value-type="float">
            <text:p>0</text:p>
          </table:table-cell>
          <table:table-cell table:formula="of:=[Sheet3.C16]-[Sheet3.C15]" office:value-type="float" office:value="0.00085648148148143" calcext:value-type="float">
            <text:p>0.0008564815</text:p>
          </table:table-cell>
          <table:table-cell table:formula="of:=[Sheet3.D16]-[Sheet3.D15]" office:value-type="float" office:value="0" calcext:value-type="float">
            <text:p>0</text:p>
          </table:table-cell>
          <table:table-cell table:formula="of:=[Sheet3.E16]-[Sheet3.E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3" calcext:value-type="float">
            <text:p>5555557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21:0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17]-[Sheet3.A16]" office:value-type="float" office:value="2" calcext:value-type="float">
            <text:p>2</text:p>
          </table:table-cell>
          <table:table-cell table:formula="of:=[Sheet3.C17]-[Sheet3.C16]" office:value-type="float" office:value="-0.0284606481481481" calcext:value-type="float">
            <text:p>-0.0284606481</text:p>
          </table:table-cell>
          <table:table-cell table:formula="of:=[Sheet3.D17]-[Sheet3.D16]" office:value-type="float" office:value="0" calcext:value-type="float">
            <text:p>0</text:p>
          </table:table-cell>
          <table:table-cell table:formula="of:=[Sheet3.E17]-[Sheet3.E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0:01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18]-[Sheet3.A17]" office:value-type="float" office:value="0" calcext:value-type="float">
            <text:p>0</text:p>
          </table:table-cell>
          <table:table-cell table:formula="of:=[Sheet3.C18]-[Sheet3.C17]" office:value-type="float" office:value="0.00453703703703701" calcext:value-type="float">
            <text:p>0.004537037</text:p>
          </table:table-cell>
          <table:table-cell table:formula="of:=[Sheet3.D18]-[Sheet3.D17]" office:value-type="float" office:value="0" calcext:value-type="float">
            <text:p>0</text:p>
          </table:table-cell>
          <table:table-cell table:formula="of:=[Sheet3.E18]-[Sheet3.E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6:33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19]-[Sheet3.A18]" office:value-type="float" office:value="0" calcext:value-type="float">
            <text:p>0</text:p>
          </table:table-cell>
          <table:table-cell table:formula="of:=[Sheet3.C19]-[Sheet3.C18]" office:value-type="float" office:value="0.000416666666666621" calcext:value-type="float">
            <text:p>0.0004166667</text:p>
          </table:table-cell>
          <table:table-cell table:formula="of:=[Sheet3.D19]-[Sheet3.D18]" office:value-type="float" office:value="0" calcext:value-type="float">
            <text:p>0</text:p>
          </table:table-cell>
          <table:table-cell table:formula="of:=[Sheet3.E19]-[Sheet3.E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5" calcext:value-type="float">
            <text:p>5555557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7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20]-[Sheet3.A19]" office:value-type="float" office:value="4" calcext:value-type="float">
            <text:p>4</text:p>
          </table:table-cell>
          <table:table-cell table:formula="of:=[Sheet3.C20]-[Sheet3.C19]" office:value-type="float" office:value="-0.0192129629629629" calcext:value-type="float">
            <text:p>-0.019212963</text:p>
          </table:table-cell>
          <table:table-cell table:formula="of:=[Sheet3.D20]-[Sheet3.D19]" office:value-type="float" office:value="-0.125399999999999" calcext:value-type="float">
            <text:p>-0.1254</text:p>
          </table:table-cell>
          <table:table-cell table:formula="of:=[Sheet3.E20]-[Sheet3.E19]" office:value-type="float" office:value="0.246880000000001" calcext:value-type="float">
            <text:p>0.24688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9:29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Sheet3.A21]-[Sheet3.A20]" office:value-type="float" office:value="0" calcext:value-type="float">
            <text:p>0</text:p>
          </table:table-cell>
          <table:table-cell table:formula="of:=[Sheet3.C21]-[Sheet3.C20]" office:value-type="float" office:value="0.000324074074074088" calcext:value-type="float">
            <text:p>0.0003240741</text:p>
          </table:table-cell>
          <table:table-cell table:formula="of:=[Sheet3.D21]-[Sheet3.D20]" office:value-type="float" office:value="0" calcext:value-type="float">
            <text:p>0</text:p>
          </table:table-cell>
          <table:table-cell table:formula="of:=[Sheet3.E21]-[Sheet3.E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9:57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Sheet3.A22]-[Sheet3.A21]" office:value-type="float" office:value="0" calcext:value-type="float">
            <text:p>0</text:p>
          </table:table-cell>
          <table:table-cell table:formula="of:=[Sheet3.C22]-[Sheet3.C21]" office:value-type="float" office:value="0.0020486111111111" calcext:value-type="float">
            <text:p>0.0020486111</text:p>
          </table:table-cell>
          <table:table-cell table:formula="of:=[Sheet3.D22]-[Sheet3.D21]" office:value-type="float" office:value="0" calcext:value-type="float">
            <text:p>0</text:p>
          </table:table-cell>
          <table:table-cell table:formula="of:=[Sheet3.E22]-[Sheet3.E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79" calcext:value-type="float">
            <text:p>5555557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2:54</text:p>
          </table:table-cell>
          <table:table-cell office:value-type="float" office:value="113.9185" calcext:value-type="float">
            <text:p>113.9185</text:p>
          </table:table-cell>
          <table:table-cell office:value-type="float" office:value="22.77764" calcext:value-type="float">
            <text:p>22.77764</text:p>
          </table:table-cell>
          <table:table-cell/>
          <table:table-cell table:formula="of:=[Sheet3.A23]-[Sheet3.A22]" office:value-type="float" office:value="14" calcext:value-type="float">
            <text:p>14</text:p>
          </table:table-cell>
          <table:table-cell table:formula="of:=[Sheet3.C23]-[Sheet3.C22]" office:value-type="float" office:value="-0.48806712962963" calcext:value-type="float">
            <text:p>-0.4880671296</text:p>
          </table:table-cell>
          <table:table-cell table:formula="of:=[Sheet3.D23]-[Sheet3.D22]" office:value-type="float" office:value="0.131799999999998" calcext:value-type="float">
            <text:p>0.1318</text:p>
          </table:table-cell>
          <table:table-cell table:formula="of:=[Sheet3.E23]-[Sheet3.E22]" office:value-type="float" office:value="-0.228610000000003" calcext:value-type="float">
            <text:p>-0.22861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0:40:05</text:p>
          </table:table-cell>
          <table:table-cell office:value-type="float" office:value="114.0503" calcext:value-type="float">
            <text:p>114.0503</text:p>
          </table:table-cell>
          <table:table-cell office:value-type="float" office:value="22.54903" calcext:value-type="float">
            <text:p>22.54903</text:p>
          </table:table-cell>
          <table:table-cell/>
          <table:table-cell table:formula="of:=[Sheet3.A24]-[Sheet3.A23]" office:value-type="float" office:value="0" calcext:value-type="float">
            <text:p>0</text:p>
          </table:table-cell>
          <table:table-cell table:formula="of:=[Sheet3.C24]-[Sheet3.C23]" office:value-type="float" office:value="0.476365740740741" calcext:value-type="float">
            <text:p>0.4763657407</text:p>
          </table:table-cell>
          <table:table-cell table:formula="of:=[Sheet3.D24]-[Sheet3.D23]" office:value-type="float" office:value="0.00750000000000739" calcext:value-type="float">
            <text:p>0.0075</text:p>
          </table:table-cell>
          <table:table-cell table:formula="of:=[Sheet3.E24]-[Sheet3.E23]" office:value-type="float" office:value="0.0687500000000014" calcext:value-type="float">
            <text:p>0.06875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06:03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Sheet3.A25]-[Sheet3.A24]" office:value-type="float" office:value="0" calcext:value-type="float">
            <text:p>0</text:p>
          </table:table-cell>
          <table:table-cell table:formula="of:=[Sheet3.C25]-[Sheet3.C24]" office:value-type="float" office:value="0.00399305555555562" calcext:value-type="float">
            <text:p>0.0039930556</text:p>
          </table:table-cell>
          <table:table-cell table:formula="of:=[Sheet3.D25]-[Sheet3.D24]" office:value-type="float" office:value="0" calcext:value-type="float">
            <text:p>0</text:p>
          </table:table-cell>
          <table:table-cell table:formula="of:=[Sheet3.E25]-[Sheet3.E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1:48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Sheet3.A26]-[Sheet3.A25]" office:value-type="float" office:value="0" calcext:value-type="float">
            <text:p>0</text:p>
          </table:table-cell>
          <table:table-cell table:formula="of:=[Sheet3.C26]-[Sheet3.C25]" office:value-type="float" office:value="0.000416666666666621" calcext:value-type="float">
            <text:p>0.0004166667</text:p>
          </table:table-cell>
          <table:table-cell table:formula="of:=[Sheet3.D26]-[Sheet3.D25]" office:value-type="float" office:value="0" calcext:value-type="float">
            <text:p>0</text:p>
          </table:table-cell>
          <table:table-cell table:formula="of:=[Sheet3.E26]-[Sheet3.E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3" calcext:value-type="float">
            <text:p>5555559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2:24</text:p>
          </table:table-cell>
          <table:table-cell office:value-type="float" office:value="114.0578" calcext:value-type="float">
            <text:p>114.0578</text:p>
          </table:table-cell>
          <table:table-cell office:value-type="float" office:value="22.61778" calcext:value-type="float">
            <text:p>22.61778</text:p>
          </table:table-cell>
          <table:table-cell/>
          <table:table-cell table:formula="of:=[Sheet3.A27]-[Sheet3.A26]" office:value-type="float" office:value="1" calcext:value-type="float">
            <text:p>1</text:p>
          </table:table-cell>
          <table:table-cell table:formula="of:=[Sheet3.C27]-[Sheet3.C26]" office:value-type="float" office:value="-0.0699768518518519" calcext:value-type="float">
            <text:p>-0.0699768519</text:p>
          </table:table-cell>
          <table:table-cell table:formula="of:=[Sheet3.D27]-[Sheet3.D26]" office:value-type="float" office:value="-0.0691000000000059" calcext:value-type="float">
            <text:p>-0.0691</text:p>
          </table:table-cell>
          <table:table-cell table:formula="of:=[Sheet3.E27]-[Sheet3.E26]" office:value-type="float" office:value="0.0635399999999997" calcext:value-type="float">
            <text:p>0.06354</text:p>
          </table:table-cell>
          <table:table-cell table:number-columns-repeated="4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1:38</text:p>
          </table:table-cell>
          <table:table-cell office:value-type="float" office:value="113.9887" calcext:value-type="float">
            <text:p>113.9887</text:p>
          </table:table-cell>
          <table:table-cell office:value-type="float" office:value="22.68132" calcext:value-type="float">
            <text:p>22.68132</text:p>
          </table:table-cell>
          <table:table-cell/>
          <table:table-cell table:formula="of:=[Sheet3.A28]-[Sheet3.A27]" office:value-type="float" office:value="0" calcext:value-type="float">
            <text:p>0</text:p>
          </table:table-cell>
          <table:table-cell table:formula="of:=[Sheet3.C28]-[Sheet3.C27]" office:value-type="float" office:value="0.000648148148148175" calcext:value-type="float">
            <text:p>0.0006481481</text:p>
          </table:table-cell>
          <table:table-cell table:formula="of:=[Sheet3.D28]-[Sheet3.D27]" office:value-type="float" office:value="0" calcext:value-type="float">
            <text:p>0</text:p>
          </table:table-cell>
          <table:table-cell table:formula="of:=[Sheet3.E28]-[Sheet3.E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4" calcext:value-type="float">
            <text:p>5555559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2:34</text:p>
          </table:table-cell>
          <table:table-cell office:value-type="float" office:value="113.9887" calcext:value-type="float">
            <text:p>113.9887</text:p>
          </table:table-cell>
          <table:table-cell office:value-type="float" office:value="22.68132" calcext:value-type="float">
            <text:p>22.68132</text:p>
          </table:table-cell>
          <table:table-cell/>
          <table:table-cell table:formula="of:=[Sheet3.A29]-[Sheet3.A28]" office:value-type="float" office:value="1" calcext:value-type="float">
            <text:p>1</text:p>
          </table:table-cell>
          <table:table-cell table:formula="of:=[Sheet3.C29]-[Sheet3.C28]" office:value-type="float" office:value="0.0893287037037037" calcext:value-type="float">
            <text:p>0.0893287037</text:p>
          </table:table-cell>
          <table:table-cell table:formula="of:=[Sheet3.D29]-[Sheet3.D28]" office:value-type="float" office:value="0.0450000000000017" calcext:value-type="float">
            <text:p>0.045</text:p>
          </table:table-cell>
          <table:table-cell table:formula="of:=[Sheet3.E29]-[Sheet3.E28]" office:value-type="float" office:value="-0.0663899999999984" calcext:value-type="float">
            <text:p>-0.06639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1:12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Sheet3.A30]-[Sheet3.A29]" office:value-type="float" office:value="0" calcext:value-type="float">
            <text:p>0</text:p>
          </table:table-cell>
          <table:table-cell table:formula="of:=[Sheet3.C30]-[Sheet3.C29]" office:value-type="float" office:value="0.000370370370370354" calcext:value-type="float">
            <text:p>0.0003703704</text:p>
          </table:table-cell>
          <table:table-cell table:formula="of:=[Sheet3.D30]-[Sheet3.D29]" office:value-type="float" office:value="0" calcext:value-type="float">
            <text:p>0</text:p>
          </table:table-cell>
          <table:table-cell table:formula="of:=[Sheet3.E30]-[Sheet3.E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1:44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Sheet3.A31]-[Sheet3.A30]" office:value-type="float" office:value="0" calcext:value-type="float">
            <text:p>0</text:p>
          </table:table-cell>
          <table:table-cell table:formula="of:=[Sheet3.C31]-[Sheet3.C30]" office:value-type="float" office:value="0.0179282407407407" calcext:value-type="float">
            <text:p>0.0179282407</text:p>
          </table:table-cell>
          <table:table-cell table:formula="of:=[Sheet3.D31]-[Sheet3.D30]" office:value-type="float" office:value="-0.00869999999999038" calcext:value-type="float">
            <text:p>-0.0087</text:p>
          </table:table-cell>
          <table:table-cell table:formula="of:=[Sheet3.E31]-[Sheet3.E30]" office:value-type="float" office:value="-0.000350000000000961" calcext:value-type="float">
            <text:p>-0.00035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07:33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Sheet3.A32]-[Sheet3.A31]" office:value-type="float" office:value="0" calcext:value-type="float">
            <text:p>0</text:p>
          </table:table-cell>
          <table:table-cell table:formula="of:=[Sheet3.C32]-[Sheet3.C31]" office:value-type="float" office:value="0.000405092592592582" calcext:value-type="float">
            <text:p>0.0004050926</text:p>
          </table:table-cell>
          <table:table-cell table:formula="of:=[Sheet3.D32]-[Sheet3.D31]" office:value-type="float" office:value="0" calcext:value-type="float">
            <text:p>0</text:p>
          </table:table-cell>
          <table:table-cell table:formula="of:=[Sheet3.E32]-[Sheet3.E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08:08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Sheet3.A33]-[Sheet3.A32]" office:value-type="float" office:value="0" calcext:value-type="float">
            <text:p>0</text:p>
          </table:table-cell>
          <table:table-cell table:formula="of:=[Sheet3.C33]-[Sheet3.C32]" office:value-type="float" office:value="0.00368055555555558" calcext:value-type="float">
            <text:p>0.0036805556</text:p>
          </table:table-cell>
          <table:table-cell table:formula="of:=[Sheet3.D33]-[Sheet3.D32]" office:value-type="float" office:value="0" calcext:value-type="float">
            <text:p>0</text:p>
          </table:table-cell>
          <table:table-cell table:formula="of:=[Sheet3.E33]-[Sheet3.E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595" calcext:value-type="float">
            <text:p>555555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26</text:p>
          </table:table-cell>
          <table:table-cell office:value-type="float" office:value="114.025" calcext:value-type="float">
            <text:p>114.025</text:p>
          </table:table-cell>
          <table:table-cell office:value-type="float" office:value="22.61458" calcext:value-type="float">
            <text:p>22.61458</text:p>
          </table:table-cell>
          <table:table-cell/>
          <table:table-cell table:formula="of:=[Sheet3.A34]-[Sheet3.A33]" office:value-type="float" office:value="9" calcext:value-type="float">
            <text:p>9</text:p>
          </table:table-cell>
          <table:table-cell table:formula="of:=[Sheet3.C34]-[Sheet3.C33]" office:value-type="float" office:value="0.030462962962963" calcext:value-type="float">
            <text:p>0.030462963</text:p>
          </table:table-cell>
          <table:table-cell table:formula="of:=[Sheet3.D34]-[Sheet3.D33]" office:value-type="float" office:value="0.0188999999999879" calcext:value-type="float">
            <text:p>0.0189</text:p>
          </table:table-cell>
          <table:table-cell table:formula="of:=[Sheet3.E34]-[Sheet3.E33]" office:value-type="float" office:value="-0.0838199999999993" calcext:value-type="float">
            <text:p>-0.08382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1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35]-[Sheet3.A34]" office:value-type="float" office:value="0" calcext:value-type="float">
            <text:p>0</text:p>
          </table:table-cell>
          <table:table-cell table:formula="of:=[Sheet3.C35]-[Sheet3.C34]" office:value-type="float" office:value="0.000763888888888897" calcext:value-type="float">
            <text:p>0.0007638889</text:p>
          </table:table-cell>
          <table:table-cell table:formula="of:=[Sheet3.D35]-[Sheet3.D34]" office:value-type="float" office:value="0" calcext:value-type="float">
            <text:p>0</text:p>
          </table:table-cell>
          <table:table-cell table:formula="of:=[Sheet3.E35]-[Sheet3.E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8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36]-[Sheet3.A35]" office:value-type="float" office:value="0" calcext:value-type="float">
            <text:p>0</text:p>
          </table:table-cell>
          <table:table-cell table:formula="of:=[Sheet3.C36]-[Sheet3.C35]" office:value-type="float" office:value="0.000486111111111076" calcext:value-type="float">
            <text:p>0.0004861111</text:p>
          </table:table-cell>
          <table:table-cell table:formula="of:=[Sheet3.D36]-[Sheet3.D35]" office:value-type="float" office:value="0" calcext:value-type="float">
            <text:p>0</text:p>
          </table:table-cell>
          <table:table-cell table:formula="of:=[Sheet3.E36]-[Sheet3.E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4" calcext:value-type="float">
            <text:p>5555560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9:0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37]-[Sheet3.A36]" office:value-type="float" office:value="1" calcext:value-type="float">
            <text:p>1</text:p>
          </table:table-cell>
          <table:table-cell table:formula="of:=[Sheet3.C37]-[Sheet3.C36]" office:value-type="float" office:value="-0.159305555555556" calcext:value-type="float">
            <text:p>-0.1593055556</text:p>
          </table:table-cell>
          <table:table-cell table:formula="of:=[Sheet3.D37]-[Sheet3.D36]" office:value-type="float" office:value="-0.204899999999995" calcext:value-type="float">
            <text:p>-0.2049</text:p>
          </table:table-cell>
          <table:table-cell table:formula="of:=[Sheet3.E37]-[Sheet3.E36]" office:value-type="float" office:value="0.239100000000001" calcext:value-type="float">
            <text:p>0.2391</text:p>
          </table:table-cell>
          <table:table-cell table:number-columns-repeated="4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09:42</text:p>
          </table:table-cell>
          <table:table-cell office:value-type="float" office:value="113.839" calcext:value-type="float">
            <text:p>113.839</text:p>
          </table:table-cell>
          <table:table-cell office:value-type="float" office:value="22.76986" calcext:value-type="float">
            <text:p>22.76986</text:p>
          </table:table-cell>
          <table:table-cell/>
          <table:table-cell table:formula="of:=[Sheet3.A38]-[Sheet3.A37]" office:value-type="float" office:value="0" calcext:value-type="float">
            <text:p>0</text:p>
          </table:table-cell>
          <table:table-cell table:formula="of:=[Sheet3.C38]-[Sheet3.C37]" office:value-type="float" office:value="0.000312500000000049" calcext:value-type="float">
            <text:p>0.0003125</text:p>
          </table:table-cell>
          <table:table-cell table:formula="of:=[Sheet3.D38]-[Sheet3.D37]" office:value-type="float" office:value="0.00629999999999598" calcext:value-type="float">
            <text:p>0.0063</text:p>
          </table:table-cell>
          <table:table-cell table:formula="of:=[Sheet3.E38]-[Sheet3.E37]" office:value-type="float" office:value="-0.00929999999999964" calcext:value-type="float">
            <text:p>-0.0093</text:p>
          </table:table-cell>
          <table:table-cell table:number-columns-repeated="4"/>
        </table:table-row>
        <table:table-row table:style-name="ro1">
          <table:table-cell office:value-type="float" office:value="55555605" calcext:value-type="float">
            <text:p>5555560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10:09</text:p>
          </table:table-cell>
          <table:table-cell office:value-type="float" office:value="113.8453" calcext:value-type="float">
            <text:p>113.8453</text:p>
          </table:table-cell>
          <table:table-cell office:value-type="float" office:value="22.76056" calcext:value-type="float">
            <text:p>22.76056</text:p>
          </table:table-cell>
          <table:table-cell/>
          <table:table-cell table:formula="of:=[Sheet3.A39]-[Sheet3.A38]" office:value-type="float" office:value="3" calcext:value-type="float">
            <text:p>3</text:p>
          </table:table-cell>
          <table:table-cell table:formula="of:=[Sheet3.C39]-[Sheet3.C38]" office:value-type="float" office:value="0.150462962962963" calcext:value-type="float">
            <text:p>0.150462963</text:p>
          </table:table-cell>
          <table:table-cell table:formula="of:=[Sheet3.D39]-[Sheet3.D38]" office:value-type="float" office:value="0.198599999999999" calcext:value-type="float">
            <text:p>0.1986</text:p>
          </table:table-cell>
          <table:table-cell table:formula="of:=[Sheet3.E39]-[Sheet3.E38]" office:value-type="float" office:value="-0.229800000000001" calcext:value-type="float">
            <text:p>-0.2298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6:4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40]-[Sheet3.A39]" office:value-type="float" office:value="0" calcext:value-type="float">
            <text:p>0</text:p>
          </table:table-cell>
          <table:table-cell table:formula="of:=[Sheet3.C40]-[Sheet3.C39]" office:value-type="float" office:value="0.000775462962962936" calcext:value-type="float">
            <text:p>0.000775463</text:p>
          </table:table-cell>
          <table:table-cell table:formula="of:=[Sheet3.D40]-[Sheet3.D39]" office:value-type="float" office:value="0" calcext:value-type="float">
            <text:p>0</text:p>
          </table:table-cell>
          <table:table-cell table:formula="of:=[Sheet3.E40]-[Sheet3.E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7:5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41]-[Sheet3.A40]" office:value-type="float" office:value="0" calcext:value-type="float">
            <text:p>0</text:p>
          </table:table-cell>
          <table:table-cell table:formula="of:=[Sheet3.C41]-[Sheet3.C40]" office:value-type="float" office:value="0.000451388888888959" calcext:value-type="float">
            <text:p>0.0004513889</text:p>
          </table:table-cell>
          <table:table-cell table:formula="of:=[Sheet3.D41]-[Sheet3.D40]" office:value-type="float" office:value="0" calcext:value-type="float">
            <text:p>0</text:p>
          </table:table-cell>
          <table:table-cell table:formula="of:=[Sheet3.E41]-[Sheet3.E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08" calcext:value-type="float">
            <text:p>5555560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8:35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42]-[Sheet3.A41]" office:value-type="float" office:value="1" calcext:value-type="float">
            <text:p>1</text:p>
          </table:table-cell>
          <table:table-cell table:formula="of:=[Sheet3.C42]-[Sheet3.C41]" office:value-type="float" office:value="-0.138483796296296" calcext:value-type="float">
            <text:p>-0.1384837963</text:p>
          </table:table-cell>
          <table:table-cell table:formula="of:=[Sheet3.D42]-[Sheet3.D41]" office:value-type="float" office:value="-0.197299999999998" calcext:value-type="float">
            <text:p>-0.1973</text:p>
          </table:table-cell>
          <table:table-cell table:formula="of:=[Sheet3.E42]-[Sheet3.E41]" office:value-type="float" office:value="0.24174" calcext:value-type="float">
            <text:p>0.24174</text:p>
          </table:table-cell>
          <table:table-cell table:number-columns-repeated="4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29:10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/>
          <table:table-cell table:formula="of:=[Sheet3.A43]-[Sheet3.A42]" office:value-type="float" office:value="0" calcext:value-type="float">
            <text:p>0</text:p>
          </table:table-cell>
          <table:table-cell table:formula="of:=[Sheet3.C43]-[Sheet3.C42]" office:value-type="float" office:value="0.000543981481481493" calcext:value-type="float">
            <text:p>0.0005439815</text:p>
          </table:table-cell>
          <table:table-cell table:formula="of:=[Sheet3.D43]-[Sheet3.D42]" office:value-type="float" office:value="-0.0075999999999965" calcext:value-type="float">
            <text:p>-0.0076</text:p>
          </table:table-cell>
          <table:table-cell table:formula="of:=[Sheet3.E43]-[Sheet3.E42]" office:value-type="float" office:value="-0.00263999999999953" calcext:value-type="float">
            <text:p>-0.00264</text:p>
          </table:table-cell>
          <table:table-cell table:number-columns-repeated="4"/>
        </table:table-row>
        <table:table-row table:style-name="ro1">
          <table:table-cell office:value-type="float" office:value="55555609" calcext:value-type="float">
            <text:p>5555560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29:57</text:p>
          </table:table-cell>
          <table:table-cell office:value-type="float" office:value="113.839" calcext:value-type="float">
            <text:p>113.839</text:p>
          </table:table-cell>
          <table:table-cell office:value-type="float" office:value="22.76986" calcext:value-type="float">
            <text:p>22.76986</text:p>
          </table:table-cell>
          <table:table-cell/>
          <table:table-cell table:formula="of:=[Sheet3.A44]-[Sheet3.A43]" office:value-type="float" office:value="2" calcext:value-type="float">
            <text:p>2</text:p>
          </table:table-cell>
          <table:table-cell table:formula="of:=[Sheet3.C44]-[Sheet3.C43]" office:value-type="float" office:value="0.131261574074074" calcext:value-type="float">
            <text:p>0.1312615741</text:p>
          </table:table-cell>
          <table:table-cell table:formula="of:=[Sheet3.D44]-[Sheet3.D43]" office:value-type="float" office:value="0.172899999999999" calcext:value-type="float">
            <text:p>0.1729</text:p>
          </table:table-cell>
          <table:table-cell table:formula="of:=[Sheet3.E44]-[Sheet3.E43]" office:value-type="float" office:value="-0.0982599999999998" calcext:value-type="float">
            <text:p>-0.09826</text:p>
          </table:table-cell>
          <table:table-cell table:number-columns-repeated="4"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8:58</text:p>
          </table:table-cell>
          <table:table-cell office:value-type="float" office:value="114.0119" calcext:value-type="float">
            <text:p>114.0119</text:p>
          </table:table-cell>
          <table:table-cell office:value-type="float" office:value="22.6716" calcext:value-type="float">
            <text:p>22.6716</text:p>
          </table:table-cell>
          <table:table-cell/>
          <table:table-cell table:formula="of:=[Sheet3.A45]-[Sheet3.A44]" office:value-type="float" office:value="0" calcext:value-type="float">
            <text:p>0</text:p>
          </table:table-cell>
          <table:table-cell table:formula="of:=[Sheet3.C45]-[Sheet3.C44]" office:value-type="float" office:value="0.0131134259259259" calcext:value-type="float">
            <text:p>0.0131134259</text:p>
          </table:table-cell>
          <table:table-cell table:formula="of:=[Sheet3.D45]-[Sheet3.D44]" office:value-type="float" office:value="0" calcext:value-type="float">
            <text:p>0</text:p>
          </table:table-cell>
          <table:table-cell table:formula="of:=[Sheet3.E45]-[Sheet3.E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1" calcext:value-type="float">
            <text:p>5555561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51</text:p>
          </table:table-cell>
          <table:table-cell office:value-type="float" office:value="114.0119" calcext:value-type="float">
            <text:p>114.0119</text:p>
          </table:table-cell>
          <table:table-cell office:value-type="float" office:value="22.6716" calcext:value-type="float">
            <text:p>22.6716</text:p>
          </table:table-cell>
          <table:table-cell/>
          <table:table-cell table:formula="of:=[Sheet3.A46]-[Sheet3.A45]" office:value-type="float" office:value="3" calcext:value-type="float">
            <text:p>3</text:p>
          </table:table-cell>
          <table:table-cell table:formula="of:=[Sheet3.C46]-[Sheet3.C45]" office:value-type="float" office:value="-0.0100347222222222" calcext:value-type="float">
            <text:p>-0.0100347222</text:p>
          </table:table-cell>
          <table:table-cell table:formula="of:=[Sheet3.D46]-[Sheet3.D45]" office:value-type="float" office:value="0.0319999999999965" calcext:value-type="float">
            <text:p>0.032</text:p>
          </table:table-cell>
          <table:table-cell table:formula="of:=[Sheet3.E46]-[Sheet3.E45]" office:value-type="float" office:value="-0.140840000000001" calcext:value-type="float">
            <text:p>-0.14084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47]-[Sheet3.A46]" office:value-type="float" office:value="0" calcext:value-type="float">
            <text:p>0</text:p>
          </table:table-cell>
          <table:table-cell table:formula="of:=[Sheet3.C47]-[Sheet3.C46]" office:value-type="float" office:value="0.00305555555555559" calcext:value-type="float">
            <text:p>0.0030555556</text:p>
          </table:table-cell>
          <table:table-cell table:formula="of:=[Sheet3.D47]-[Sheet3.D46]" office:value-type="float" office:value="0" calcext:value-type="float">
            <text:p>0</text:p>
          </table:table-cell>
          <table:table-cell table:formula="of:=[Sheet3.E47]-[Sheet3.E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7:4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48]-[Sheet3.A47]" office:value-type="float" office:value="0" calcext:value-type="float">
            <text:p>0</text:p>
          </table:table-cell>
          <table:table-cell table:formula="of:=[Sheet3.C48]-[Sheet3.C47]" office:value-type="float" office:value="0.00124999999999997" calcext:value-type="float">
            <text:p>0.00125</text:p>
          </table:table-cell>
          <table:table-cell table:formula="of:=[Sheet3.D48]-[Sheet3.D47]" office:value-type="float" office:value="0" calcext:value-type="float">
            <text:p>0</text:p>
          </table:table-cell>
          <table:table-cell table:formula="of:=[Sheet3.E48]-[Sheet3.E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4" calcext:value-type="float">
            <text:p>5555561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36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49]-[Sheet3.A48]" office:value-type="float" office:value="4" calcext:value-type="float">
            <text:p>4</text:p>
          </table:table-cell>
          <table:table-cell table:formula="of:=[Sheet3.C49]-[Sheet3.C48]" office:value-type="float" office:value="0.00488425925925928" calcext:value-type="float">
            <text:p>0.0048842593</text:p>
          </table:table-cell>
          <table:table-cell table:formula="of:=[Sheet3.D49]-[Sheet3.D48]" office:value-type="float" office:value="0" calcext:value-type="float">
            <text:p>0</text:p>
          </table:table-cell>
          <table:table-cell table:formula="of:=[Sheet3.E49]-[Sheet3.E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8" calcext:value-type="float">
            <text:p>5555561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6:38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50]-[Sheet3.A49]" office:value-type="float" office:value="0" calcext:value-type="float">
            <text:p>0</text:p>
          </table:table-cell>
          <table:table-cell table:formula="of:=[Sheet3.C50]-[Sheet3.C49]" office:value-type="float" office:value="0.000601851851851798" calcext:value-type="float">
            <text:p>0.0006018519</text:p>
          </table:table-cell>
          <table:table-cell table:formula="of:=[Sheet3.D50]-[Sheet3.D49]" office:value-type="float" office:value="0" calcext:value-type="float">
            <text:p>0</text:p>
          </table:table-cell>
          <table:table-cell table:formula="of:=[Sheet3.E50]-[Sheet3.E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8" calcext:value-type="float">
            <text:p>5555561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7:3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51]-[Sheet3.A50]" office:value-type="float" office:value="1" calcext:value-type="float">
            <text:p>1</text:p>
          </table:table-cell>
          <table:table-cell table:formula="of:=[Sheet3.C51]-[Sheet3.C50]" office:value-type="float" office:value="-0.0103009259259259" calcext:value-type="float">
            <text:p>-0.0103009259</text:p>
          </table:table-cell>
          <table:table-cell table:formula="of:=[Sheet3.D51]-[Sheet3.D50]" office:value-type="float" office:value="0" calcext:value-type="float">
            <text:p>0</text:p>
          </table:table-cell>
          <table:table-cell table:formula="of:=[Sheet3.E51]-[Sheet3.E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2:40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52]-[Sheet3.A51]" office:value-type="float" office:value="0" calcext:value-type="float">
            <text:p>0</text:p>
          </table:table-cell>
          <table:table-cell table:formula="of:=[Sheet3.C52]-[Sheet3.C51]" office:value-type="float" office:value="0.000624999999999987" calcext:value-type="float">
            <text:p>0.000625</text:p>
          </table:table-cell>
          <table:table-cell table:formula="of:=[Sheet3.D52]-[Sheet3.D51]" office:value-type="float" office:value="0" calcext:value-type="float">
            <text:p>0</text:p>
          </table:table-cell>
          <table:table-cell table:formula="of:=[Sheet3.E52]-[Sheet3.E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3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53]-[Sheet3.A52]" office:value-type="float" office:value="0" calcext:value-type="float">
            <text:p>0</text:p>
          </table:table-cell>
          <table:table-cell table:formula="of:=[Sheet3.C53]-[Sheet3.C52]" office:value-type="float" office:value="0.0037962962962963" calcext:value-type="float">
            <text:p>0.0037962963</text:p>
          </table:table-cell>
          <table:table-cell table:formula="of:=[Sheet3.D53]-[Sheet3.D52]" office:value-type="float" office:value="0" calcext:value-type="float">
            <text:p>0</text:p>
          </table:table-cell>
          <table:table-cell table:formula="of:=[Sheet3.E53]-[Sheet3.E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02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54]-[Sheet3.A53]" office:value-type="float" office:value="0" calcext:value-type="float">
            <text:p>0</text:p>
          </table:table-cell>
          <table:table-cell table:formula="of:=[Sheet3.C54]-[Sheet3.C53]" office:value-type="float" office:value="0.0000810185185186052" calcext:value-type="float">
            <text:p>8.10185185186052E-05</text:p>
          </table:table-cell>
          <table:table-cell table:formula="of:=[Sheet3.D54]-[Sheet3.D53]" office:value-type="float" office:value="0" calcext:value-type="float">
            <text:p>0</text:p>
          </table:table-cell>
          <table:table-cell table:formula="of:=[Sheet3.E54]-[Sheet3.E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9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55]-[Sheet3.A54]" office:value-type="float" office:value="2" calcext:value-type="float">
            <text:p>2</text:p>
          </table:table-cell>
          <table:table-cell table:formula="of:=[Sheet3.C55]-[Sheet3.C54]" office:value-type="float" office:value="-0.175520833333333" calcext:value-type="float">
            <text:p>-0.1755208333</text:p>
          </table:table-cell>
          <table:table-cell table:formula="of:=[Sheet3.D55]-[Sheet3.D54]" office:value-type="float" office:value="-0.165399999999991" calcext:value-type="float">
            <text:p>-0.1654</text:p>
          </table:table-cell>
          <table:table-cell table:formula="of:=[Sheet3.E55]-[Sheet3.E54]" office:value-type="float" office:value="0.24896" calcext:value-type="float">
            <text:p>0.24896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9:36:24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Sheet3.A56]-[Sheet3.A55]" office:value-type="float" office:value="0" calcext:value-type="float">
            <text:p>0</text:p>
          </table:table-cell>
          <table:table-cell table:formula="of:=[Sheet3.C56]-[Sheet3.C55]" office:value-type="float" office:value="0.037349537037037" calcext:value-type="float">
            <text:p>0.037349537</text:p>
          </table:table-cell>
          <table:table-cell table:formula="of:=[Sheet3.D56]-[Sheet3.D55]" office:value-type="float" office:value="0" calcext:value-type="float">
            <text:p>0</text:p>
          </table:table-cell>
          <table:table-cell table:formula="of:=[Sheet3.E56]-[Sheet3.E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0:11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Sheet3.A57]-[Sheet3.A56]" office:value-type="float" office:value="0" calcext:value-type="float">
            <text:p>0</text:p>
          </table:table-cell>
          <table:table-cell table:formula="of:=[Sheet3.C57]-[Sheet3.C56]" office:value-type="float" office:value="0.000543981481481493" calcext:value-type="float">
            <text:p>0.0005439815</text:p>
          </table:table-cell>
          <table:table-cell table:formula="of:=[Sheet3.D57]-[Sheet3.D56]" office:value-type="float" office:value="0" calcext:value-type="float">
            <text:p>0</text:p>
          </table:table-cell>
          <table:table-cell table:formula="of:=[Sheet3.E57]-[Sheet3.E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1" calcext:value-type="float">
            <text:p>5555562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30:58</text:p>
          </table:table-cell>
          <table:table-cell office:value-type="float" office:value="113.8785" calcext:value-type="float">
            <text:p>113.8785</text:p>
          </table:table-cell>
          <table:table-cell office:value-type="float" office:value="22.77972" calcext:value-type="float">
            <text:p>22.77972</text:p>
          </table:table-cell>
          <table:table-cell/>
          <table:table-cell table:formula="of:=[Sheet3.A58]-[Sheet3.A57]" office:value-type="float" office:value="3" calcext:value-type="float">
            <text:p>3</text:p>
          </table:table-cell>
          <table:table-cell table:formula="of:=[Sheet3.C58]-[Sheet3.C57]" office:value-type="float" office:value="0.139189814814815" calcext:value-type="float">
            <text:p>0.1391898148</text:p>
          </table:table-cell>
          <table:table-cell table:formula="of:=[Sheet3.D58]-[Sheet3.D57]" office:value-type="float" office:value="0.165399999999991" calcext:value-type="float">
            <text:p>0.1654</text:p>
          </table:table-cell>
          <table:table-cell table:formula="of:=[Sheet3.E58]-[Sheet3.E57]" office:value-type="float" office:value="-0.24896" calcext:value-type="float">
            <text:p>-0.24896</text:p>
          </table:table-cell>
          <table:table-cell table:number-columns-repeated="4"/>
        </table:table-row>
        <table:table-row table:style-name="ro1">
          <table:table-cell office:value-type="float" office:value="55555624" calcext:value-type="float">
            <text:p>5555562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1:24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59]-[Sheet3.A58]" office:value-type="float" office:value="0" calcext:value-type="float">
            <text:p>0</text:p>
          </table:table-cell>
          <table:table-cell table:formula="of:=[Sheet3.C59]-[Sheet3.C58]" office:value-type="float" office:value="0.00112268518518521" calcext:value-type="float">
            <text:p>0.0011226852</text:p>
          </table:table-cell>
          <table:table-cell table:formula="of:=[Sheet3.D59]-[Sheet3.D58]" office:value-type="float" office:value="0" calcext:value-type="float">
            <text:p>0</text:p>
          </table:table-cell>
          <table:table-cell table:formula="of:=[Sheet3.E59]-[Sheet3.E5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24" calcext:value-type="float">
            <text:p>5555562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3:01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/>
          <table:table-cell table:formula="of:=[Sheet3.A60]-[Sheet3.A59]" office:value-type="float" office:value="8" calcext:value-type="float">
            <text:p>8</text:p>
          </table:table-cell>
          <table:table-cell table:formula="of:=[Sheet3.C60]-[Sheet3.C59]" office:value-type="float" office:value="-0.0133796296296296" calcext:value-type="float">
            <text:p>-0.0133796296</text:p>
          </table:table-cell>
          <table:table-cell table:formula="of:=[Sheet3.D60]-[Sheet3.D59]" office:value-type="float" office:value="0.00310000000000343" calcext:value-type="float">
            <text:p>0.0031</text:p>
          </table:table-cell>
          <table:table-cell table:formula="of:=[Sheet3.E60]-[Sheet3.E59]" office:value-type="float" office:value="0.0869299999999988" calcext:value-type="float">
            <text:p>0.08693</text:p>
          </table:table-cell>
          <table:table-cell table:number-columns-repeated="4"/>
        </table:table-row>
        <table:table-row table:style-name="ro1">
          <table:table-cell office:value-type="float" office:value="55555632" calcext:value-type="float">
            <text:p>5555563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45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22.61769" calcext:value-type="float">
            <text:p>22.61769</text:p>
          </table:table-cell>
          <table:table-cell/>
          <table:table-cell table:formula="of:=[Sheet3.A61]-[Sheet3.A60]" office:value-type="float" office:value="0" calcext:value-type="float">
            <text:p>0</text:p>
          </table:table-cell>
          <table:table-cell table:formula="of:=[Sheet3.C61]-[Sheet3.C60]" office:value-type="float" office:value="0.00261574074074067" calcext:value-type="float">
            <text:p>0.0026157407</text:p>
          </table:table-cell>
          <table:table-cell table:formula="of:=[Sheet3.D61]-[Sheet3.D60]" office:value-type="float" office:value="0" calcext:value-type="float">
            <text:p>0</text:p>
          </table:table-cell>
          <table:table-cell table:formula="of:=[Sheet3.E61]-[Sheet3.E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32" calcext:value-type="float">
            <text:p>5555563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7:31</text:p>
          </table:table-cell>
          <table:table-cell office:value-type="float" office:value="114.047" calcext:value-type="float">
            <text:p>114.047</text:p>
          </table:table-cell>
          <table:table-cell office:value-type="float" office:value="22.61769" calcext:value-type="float">
            <text:p>22.61769</text:p>
          </table:table-cell>
          <table:table-cell/>
          <table:table-cell table:formula="of:=[Sheet3.A62]-[Sheet3.A61]" office:value-type="float" office:value="7" calcext:value-type="float">
            <text:p>7</text:p>
          </table:table-cell>
          <table:table-cell table:formula="of:=[Sheet3.C62]-[Sheet3.C61]" office:value-type="float" office:value="-0.0339930555555555" calcext:value-type="float">
            <text:p>-0.0339930556</text:p>
          </table:table-cell>
          <table:table-cell table:formula="of:=[Sheet3.D62]-[Sheet3.D61]" office:value-type="float" office:value="0.0191000000000088" calcext:value-type="float">
            <text:p>0.0191</text:p>
          </table:table-cell>
          <table:table-cell table:formula="of:=[Sheet3.E62]-[Sheet3.E61]" office:value-type="float" office:value="-0.0772699999999986" calcext:value-type="float">
            <text:p>-0.07727</text:p>
          </table:table-cell>
          <table:table-cell table:number-columns-repeated="4"/>
        </table:table-row>
        <table:table-row table:style-name="ro1">
          <table:table-cell office:value-type="float" office:value="55555639" calcext:value-type="float">
            <text:p>5555563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8:3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Sheet3.A63]-[Sheet3.A62]" office:value-type="float" office:value="0" calcext:value-type="float">
            <text:p>0</text:p>
          </table:table-cell>
          <table:table-cell table:formula="of:=[Sheet3.C63]-[Sheet3.C62]" office:value-type="float" office:value="0.000335648148148127" calcext:value-type="float">
            <text:p>0.0003356481</text:p>
          </table:table-cell>
          <table:table-cell table:formula="of:=[Sheet3.D63]-[Sheet3.D62]" office:value-type="float" office:value="-0.000900000000001455" calcext:value-type="float">
            <text:p>-0.0009</text:p>
          </table:table-cell>
          <table:table-cell table:formula="of:=[Sheet3.E63]-[Sheet3.E62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39" calcext:value-type="float">
            <text:p>5555563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9:03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64]-[Sheet3.A63]" office:value-type="float" office:value="4" calcext:value-type="float">
            <text:p>4</text:p>
          </table:table-cell>
          <table:table-cell table:formula="of:=[Sheet3.C64]-[Sheet3.C63]" office:value-type="float" office:value="-0.23193287037037" calcext:value-type="float">
            <text:p>-0.2319328704</text:p>
          </table:table-cell>
          <table:table-cell table:formula="of:=[Sheet3.D64]-[Sheet3.D63]" office:value-type="float" office:value="0.000900000000001455" calcext:value-type="float">
            <text:p>0.0009</text:p>
          </table:table-cell>
          <table:table-cell table:formula="of:=[Sheet3.E64]-[Sheet3.E63]" office:value-type="float" office:value="0.0015199999999993" calcext:value-type="float">
            <text:p>0.00152</text:p>
          </table:table-cell>
          <table:table-cell table:number-columns-repeated="4"/>
        </table:table-row>
        <table:table-row table:style-name="ro1">
          <table:table-cell office:value-type="float" office:value="55555643" calcext:value-type="float">
            <text:p>5555564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15:0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Sheet3.A65]-[Sheet3.A64]" office:value-type="float" office:value="0" calcext:value-type="float">
            <text:p>0</text:p>
          </table:table-cell>
          <table:table-cell table:formula="of:=[Sheet3.C65]-[Sheet3.C64]" office:value-type="float" office:value="0.274756944444444" calcext:value-type="float">
            <text:p>0.2747569444</text:p>
          </table:table-cell>
          <table:table-cell table:formula="of:=[Sheet3.D65]-[Sheet3.D64]" office:value-type="float" office:value="-0.002900000000011" calcext:value-type="float">
            <text:p>-0.0029</text:p>
          </table:table-cell>
          <table:table-cell table:formula="of:=[Sheet3.E65]-[Sheet3.E64]" office:value-type="float" office:value="-0.00209000000000259" calcext:value-type="float">
            <text:p>-0.00209</text:p>
          </table:table-cell>
          <table:table-cell table:number-columns-repeated="4"/>
        </table:table-row>
        <table:table-row table:style-name="ro1">
          <table:table-cell office:value-type="float" office:value="55555643" calcext:value-type="float">
            <text:p>55555643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43</text:p>
          </table:table-cell>
          <table:table-cell office:value-type="float" office:value="114.0632" calcext:value-type="float">
            <text:p>114.0632</text:p>
          </table:table-cell>
          <table:table-cell office:value-type="float" office:value="22.53833" calcext:value-type="float">
            <text:p>22.53833</text:p>
          </table:table-cell>
          <table:table-cell/>
          <table:table-cell table:formula="of:=[Sheet3.A66]-[Sheet3.A65]" office:value-type="float" office:value="4" calcext:value-type="float">
            <text:p>4</text:p>
          </table:table-cell>
          <table:table-cell table:formula="of:=[Sheet3.C66]-[Sheet3.C65]" office:value-type="float" office:value="-0.988703703703704" calcext:value-type="float">
            <text:p>-0.9887037037</text:p>
          </table:table-cell>
          <table:table-cell table:formula="of:=[Sheet3.D66]-[Sheet3.D65]" office:value-type="float" office:value="0.00760000000001071" calcext:value-type="float">
            <text:p>0.0076</text:p>
          </table:table-cell>
          <table:table-cell table:formula="of:=[Sheet3.E66]-[Sheet3.E65]" office:value-type="float" office:value="0.00931000000000282" calcext:value-type="float">
            <text:p>0.00931</text:p>
          </table:table-cell>
          <table:table-cell table:number-columns-repeated="4"/>
        </table:table-row>
        <table:table-row table:style-name="ro1">
          <table:table-cell office:value-type="float" office:value="55555647" calcext:value-type="float">
            <text:p>55555647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00:06:59</text:p>
          </table:table-cell>
          <table:table-cell office:value-type="float" office:value="114.0708" calcext:value-type="float">
            <text:p>114.0708</text:p>
          </table:table-cell>
          <table:table-cell office:value-type="float" office:value="22.54764" calcext:value-type="float">
            <text:p>22.54764</text:p>
          </table:table-cell>
          <table:table-cell/>
          <table:table-cell table:formula="of:=[Sheet3.A67]-[Sheet3.A66]" office:value-type="float" office:value="0" calcext:value-type="float">
            <text:p>0</text:p>
          </table:table-cell>
          <table:table-cell table:formula="of:=[Sheet3.C67]-[Sheet3.C66]" office:value-type="float" office:value="0.000636574074074074" calcext:value-type="float">
            <text:p>0.0006365741</text:p>
          </table:table-cell>
          <table:table-cell table:formula="of:=[Sheet3.D67]-[Sheet3.D66]" office:value-type="float" office:value="0" calcext:value-type="float">
            <text:p>0</text:p>
          </table:table-cell>
          <table:table-cell table:formula="of:=[Sheet3.E67]-[Sheet3.E66]" office:value-type="float" office:value="-0.00174000000000163" calcext:value-type="float">
            <text:p>-0.00174</text:p>
          </table:table-cell>
          <table:table-cell table:number-columns-repeated="4"/>
        </table:table-row>
        <table:table-row table:style-name="ro1">
          <table:table-cell office:value-type="float" office:value="55555647" calcext:value-type="float">
            <text:p>55555647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00:07:54</text:p>
          </table:table-cell>
          <table:table-cell office:value-type="float" office:value="114.0708" calcext:value-type="float">
            <text:p>114.0708</text:p>
          </table:table-cell>
          <table:table-cell office:value-type="float" office:value="22.5459" calcext:value-type="float">
            <text:p>22.5459</text:p>
          </table:table-cell>
          <table:table-cell/>
          <table:table-cell table:formula="of:=[Sheet3.A68]-[Sheet3.A67]" office:value-type="float" office:value="1" calcext:value-type="float">
            <text:p>1</text:p>
          </table:table-cell>
          <table:table-cell table:formula="of:=[Sheet3.C68]-[Sheet3.C67]" office:value-type="float" office:value="0.965659722222222" calcext:value-type="float">
            <text:p>0.9656597222</text:p>
          </table:table-cell>
          <table:table-cell table:formula="of:=[Sheet3.D68]-[Sheet3.D67]" office:value-type="float" office:value="-0.0046999999999997" calcext:value-type="float">
            <text:p>-0.0047</text:p>
          </table:table-cell>
          <table:table-cell table:formula="of:=[Sheet3.E68]-[Sheet3.E67]" office:value-type="float" office:value="-0.0054799999999986" calcext:value-type="float">
            <text:p>-0.00548</text:p>
          </table:table-cell>
          <table:table-cell table:number-columns-repeated="4"/>
        </table:table-row>
        <table:table-row table:style-name="ro1">
          <table:table-cell office:value-type="float" office:value="55555648" calcext:value-type="float">
            <text:p>5555564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8:27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Sheet3.A69]-[Sheet3.A68]" office:value-type="float" office:value="0" calcext:value-type="float">
            <text:p>0</text:p>
          </table:table-cell>
          <table:table-cell table:formula="of:=[Sheet3.C69]-[Sheet3.C68]" office:value-type="float" office:value="0.0001388888888888" calcext:value-type="float">
            <text:p>0.0001388889</text:p>
          </table:table-cell>
          <table:table-cell table:formula="of:=[Sheet3.D69]-[Sheet3.D68]" office:value-type="float" office:value="-0.000900000000001455" calcext:value-type="float">
            <text:p>-0.0009</text:p>
          </table:table-cell>
          <table:table-cell table:formula="of:=[Sheet3.E69]-[Sheet3.E68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48" calcext:value-type="float">
            <text:p>5555564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8:39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70]-[Sheet3.A69]" office:value-type="float" office:value="2" calcext:value-type="float">
            <text:p>2</text:p>
          </table:table-cell>
          <table:table-cell table:formula="of:=[Sheet3.C70]-[Sheet3.C69]" office:value-type="float" office:value="-0.0228819444444444" calcext:value-type="float">
            <text:p>-0.0228819444</text:p>
          </table:table-cell>
          <table:table-cell table:formula="of:=[Sheet3.D70]-[Sheet3.D69]" office:value-type="float" office:value="0" calcext:value-type="float">
            <text:p>0</text:p>
          </table:table-cell>
          <table:table-cell table:formula="of:=[Sheet3.E70]-[Sheet3.E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0" calcext:value-type="float">
            <text:p>5555565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5:42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71]-[Sheet3.A70]" office:value-type="float" office:value="0" calcext:value-type="float">
            <text:p>0</text:p>
          </table:table-cell>
          <table:table-cell table:formula="of:=[Sheet3.C71]-[Sheet3.C70]" office:value-type="float" office:value="0.000150462962962949" calcext:value-type="float">
            <text:p>0.000150463</text:p>
          </table:table-cell>
          <table:table-cell table:formula="of:=[Sheet3.D71]-[Sheet3.D70]" office:value-type="float" office:value="0" calcext:value-type="float">
            <text:p>0</text:p>
          </table:table-cell>
          <table:table-cell table:formula="of:=[Sheet3.E71]-[Sheet3.E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0" calcext:value-type="float">
            <text:p>5555565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45:5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72]-[Sheet3.A71]" office:value-type="float" office:value="1" calcext:value-type="float">
            <text:p>1</text:p>
          </table:table-cell>
          <table:table-cell table:formula="of:=[Sheet3.C72]-[Sheet3.C71]" office:value-type="float" office:value="0.00644675925925919" calcext:value-type="float">
            <text:p>0.0064467593</text:p>
          </table:table-cell>
          <table:table-cell table:formula="of:=[Sheet3.D72]-[Sheet3.D71]" office:value-type="float" office:value="-0.00200000000000955" calcext:value-type="float">
            <text:p>-0.002</text:p>
          </table:table-cell>
          <table:table-cell table:formula="of:=[Sheet3.E72]-[Sheet3.E71]" office:value-type="float" office:value="-0.00057000000000329" calcext:value-type="float">
            <text:p>-0.00057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55:12</text:p>
          </table:table-cell>
          <table:table-cell office:value-type="float" office:value="114.0632" calcext:value-type="float">
            <text:p>114.0632</text:p>
          </table:table-cell>
          <table:table-cell office:value-type="float" office:value="22.53833" calcext:value-type="float">
            <text:p>22.53833</text:p>
          </table:table-cell>
          <table:table-cell/>
          <table:table-cell table:formula="of:=[Sheet3.A73]-[Sheet3.A72]" office:value-type="float" office:value="0" calcext:value-type="float">
            <text:p>0</text:p>
          </table:table-cell>
          <table:table-cell table:formula="of:=[Sheet3.C73]-[Sheet3.C72]" office:value-type="float" office:value="0.000277777777777821" calcext:value-type="float">
            <text:p>0.0002777778</text:p>
          </table:table-cell>
          <table:table-cell table:formula="of:=[Sheet3.D73]-[Sheet3.D72]" office:value-type="float" office:value="0.00200000000000955" calcext:value-type="float">
            <text:p>0.002</text:p>
          </table:table-cell>
          <table:table-cell table:formula="of:=[Sheet3.E73]-[Sheet3.E72]" office:value-type="float" office:value="0.00057000000000329" calcext:value-type="float">
            <text:p>0.00057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55:3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74]-[Sheet3.A73]" office:value-type="float" office:value="0" calcext:value-type="float">
            <text:p>0</text:p>
          </table:table-cell>
          <table:table-cell table:formula="of:=[Sheet3.C74]-[Sheet3.C73]" office:value-type="float" office:value="0.0187384259259259" calcext:value-type="float">
            <text:p>0.0187384259</text:p>
          </table:table-cell>
          <table:table-cell table:formula="of:=[Sheet3.D74]-[Sheet3.D73]" office:value-type="float" office:value="0" calcext:value-type="float">
            <text:p>0</text:p>
          </table:table-cell>
          <table:table-cell table:formula="of:=[Sheet3.E74]-[Sheet3.E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1" calcext:value-type="float">
            <text:p>55555651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22:3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75]-[Sheet3.A74]" office:value-type="float" office:value="1" calcext:value-type="float">
            <text:p>1</text:p>
          </table:table-cell>
          <table:table-cell table:formula="of:=[Sheet3.C75]-[Sheet3.C74]" office:value-type="float" office:value="-0.0453935185185185" calcext:value-type="float">
            <text:p>-0.0453935185</text:p>
          </table:table-cell>
          <table:table-cell table:formula="of:=[Sheet3.D75]-[Sheet3.D74]" office:value-type="float" office:value="-0.0275000000000034" calcext:value-type="float">
            <text:p>-0.0275</text:p>
          </table:table-cell>
          <table:table-cell table:formula="of:=[Sheet3.E75]-[Sheet3.E74]" office:value-type="float" office:value="0.0580599999999976" calcext:value-type="float">
            <text:p>0.05806</text:p>
          </table:table-cell>
          <table:table-cell table:number-columns-repeated="4"/>
        </table:table-row>
        <table:table-row table:style-name="ro1">
          <table:table-cell office:value-type="float" office:value="55555652" calcext:value-type="float">
            <text:p>5555565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7:13</text:p>
          </table:table-cell>
          <table:table-cell office:value-type="float" office:value="114.0377" calcext:value-type="float">
            <text:p>114.0377</text:p>
          </table:table-cell>
          <table:table-cell office:value-type="float" office:value="22.59696" calcext:value-type="float">
            <text:p>22.59696</text:p>
          </table:table-cell>
          <table:table-cell/>
          <table:table-cell table:formula="of:=[Sheet3.A76]-[Sheet3.A75]" office:value-type="float" office:value="0" calcext:value-type="float">
            <text:p>0</text:p>
          </table:table-cell>
          <table:table-cell table:formula="of:=[Sheet3.C76]-[Sheet3.C75]" office:value-type="float" office:value="0.000752314814814747" calcext:value-type="float">
            <text:p>0.0007523148</text:p>
          </table:table-cell>
          <table:table-cell table:formula="of:=[Sheet3.D76]-[Sheet3.D75]" office:value-type="float" office:value="-0.00400000000000489" calcext:value-type="float">
            <text:p>-0.004</text:p>
          </table:table-cell>
          <table:table-cell table:formula="of:=[Sheet3.E76]-[Sheet3.E75]" office:value-type="float" office:value="0.0179700000000018" calcext:value-type="float">
            <text:p>0.01797</text:p>
          </table:table-cell>
          <table:table-cell table:number-columns-repeated="4"/>
        </table:table-row>
        <table:table-row table:style-name="ro1">
          <table:table-cell office:value-type="float" office:value="55555652" calcext:value-type="float">
            <text:p>5555565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18:18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Sheet3.A77]-[Sheet3.A76]" office:value-type="float" office:value="3" calcext:value-type="float">
            <text:p>3</text:p>
          </table:table-cell>
          <table:table-cell table:formula="of:=[Sheet3.C77]-[Sheet3.C76]" office:value-type="float" office:value="0.0520138888888889" calcext:value-type="float">
            <text:p>0.0520138889</text:p>
          </table:table-cell>
          <table:table-cell table:formula="of:=[Sheet3.D77]-[Sheet3.D76]" office:value-type="float" office:value="0.0315000000000083" calcext:value-type="float">
            <text:p>0.0315</text:p>
          </table:table-cell>
          <table:table-cell table:formula="of:=[Sheet3.E77]-[Sheet3.E76]" office:value-type="float" office:value="-0.0760299999999994" calcext:value-type="float">
            <text:p>-0.07603</text:p>
          </table:table-cell>
          <table:table-cell table:number-columns-repeated="4"/>
        </table:table-row>
        <table:table-row table:style-name="ro1">
          <table:table-cell office:value-type="float" office:value="55555655" calcext:value-type="float">
            <text:p>5555565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12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78]-[Sheet3.A77]" office:value-type="float" office:value="0" calcext:value-type="float">
            <text:p>0</text:p>
          </table:table-cell>
          <table:table-cell table:formula="of:=[Sheet3.C78]-[Sheet3.C77]" office:value-type="float" office:value="0.000162037037037099" calcext:value-type="float">
            <text:p>0.000162037</text:p>
          </table:table-cell>
          <table:table-cell table:formula="of:=[Sheet3.D78]-[Sheet3.D77]" office:value-type="float" office:value="0" calcext:value-type="float">
            <text:p>0</text:p>
          </table:table-cell>
          <table:table-cell table:formula="of:=[Sheet3.E78]-[Sheet3.E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55" calcext:value-type="float">
            <text:p>5555565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3:2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79]-[Sheet3.A78]" office:value-type="float" office:value="5" calcext:value-type="float">
            <text:p>5</text:p>
          </table:table-cell>
          <table:table-cell table:formula="of:=[Sheet3.C79]-[Sheet3.C78]" office:value-type="float" office:value="0.0133680555555555" calcext:value-type="float">
            <text:p>0.0133680556</text:p>
          </table:table-cell>
          <table:table-cell table:formula="of:=[Sheet3.D79]-[Sheet3.D78]" office:value-type="float" office:value="0" calcext:value-type="float">
            <text:p>0</text:p>
          </table:table-cell>
          <table:table-cell table:formula="of:=[Sheet3.E79]-[Sheet3.E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0" calcext:value-type="float">
            <text:p>5555566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4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80]-[Sheet3.A79]" office:value-type="float" office:value="0" calcext:value-type="float">
            <text:p>0</text:p>
          </table:table-cell>
          <table:table-cell table:formula="of:=[Sheet3.C80]-[Sheet3.C79]" office:value-type="float" office:value="0.000196759259259216" calcext:value-type="float">
            <text:p>0.0001967593</text:p>
          </table:table-cell>
          <table:table-cell table:formula="of:=[Sheet3.D80]-[Sheet3.D79]" office:value-type="float" office:value="0" calcext:value-type="float">
            <text:p>0</text:p>
          </table:table-cell>
          <table:table-cell table:formula="of:=[Sheet3.E80]-[Sheet3.E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0" calcext:value-type="float">
            <text:p>5555566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2:58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81]-[Sheet3.A80]" office:value-type="float" office:value="4" calcext:value-type="float">
            <text:p>4</text:p>
          </table:table-cell>
          <table:table-cell table:formula="of:=[Sheet3.C81]-[Sheet3.C80]" office:value-type="float" office:value="-0.130578703703704" calcext:value-type="float">
            <text:p>-0.1305787037</text:p>
          </table:table-cell>
          <table:table-cell table:formula="of:=[Sheet3.D81]-[Sheet3.D80]" office:value-type="float" office:value="-0.011800000000008" calcext:value-type="float">
            <text:p>-0.0118</text:p>
          </table:table-cell>
          <table:table-cell table:formula="of:=[Sheet3.E81]-[Sheet3.E80]" office:value-type="float" office:value="0.0823199999999993" calcext:value-type="float">
            <text:p>0.08232</text:p>
          </table:table-cell>
          <table:table-cell table:number-columns-repeated="4"/>
        </table:table-row>
        <table:table-row table:style-name="ro1">
          <table:table-cell office:value-type="float" office:value="55555664" calcext:value-type="float">
            <text:p>5555566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44:56</text:p>
          </table:table-cell>
          <table:table-cell office:value-type="float" office:value="114.0534" calcext:value-type="float">
            <text:p>114.0534</text:p>
          </table:table-cell>
          <table:table-cell office:value-type="float" office:value="22.62122" calcext:value-type="float">
            <text:p>22.62122</text:p>
          </table:table-cell>
          <table:table-cell/>
          <table:table-cell table:formula="of:=[Sheet3.A82]-[Sheet3.A81]" office:value-type="float" office:value="0" calcext:value-type="float">
            <text:p>0</text:p>
          </table:table-cell>
          <table:table-cell table:formula="of:=[Sheet3.C82]-[Sheet3.C81]" office:value-type="float" office:value="0.000150462962963061" calcext:value-type="float">
            <text:p>0.000150463</text:p>
          </table:table-cell>
          <table:table-cell table:formula="of:=[Sheet3.D82]-[Sheet3.D81]" office:value-type="float" office:value="0" calcext:value-type="float">
            <text:p>0</text:p>
          </table:table-cell>
          <table:table-cell table:formula="of:=[Sheet3.E82]-[Sheet3.E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4" calcext:value-type="float">
            <text:p>55555664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0:45:09</text:p>
          </table:table-cell>
          <table:table-cell office:value-type="float" office:value="114.0534" calcext:value-type="float">
            <text:p>114.0534</text:p>
          </table:table-cell>
          <table:table-cell office:value-type="float" office:value="22.62122" calcext:value-type="float">
            <text:p>22.62122</text:p>
          </table:table-cell>
          <table:table-cell/>
          <table:table-cell table:formula="of:=[Sheet3.A83]-[Sheet3.A82]" office:value-type="float" office:value="2" calcext:value-type="float">
            <text:p>2</text:p>
          </table:table-cell>
          <table:table-cell table:formula="of:=[Sheet3.C83]-[Sheet3.C82]" office:value-type="float" office:value="0.101122685185185" calcext:value-type="float">
            <text:p>0.1011226852</text:p>
          </table:table-cell>
          <table:table-cell table:formula="of:=[Sheet3.D83]-[Sheet3.D82]" office:value-type="float" office:value="0.011800000000008" calcext:value-type="float">
            <text:p>0.0118</text:p>
          </table:table-cell>
          <table:table-cell table:formula="of:=[Sheet3.E83]-[Sheet3.E82]" office:value-type="float" office:value="-0.0823199999999993" calcext:value-type="float">
            <text:p>-0.08232</text:p>
          </table:table-cell>
          <table:table-cell table:number-columns-repeated="4"/>
        </table:table-row>
        <table:table-row table:style-name="ro1">
          <table:table-cell office:value-type="float" office:value="55555666" calcext:value-type="float">
            <text:p>5555566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0:4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84]-[Sheet3.A83]" office:value-type="float" office:value="0" calcext:value-type="float">
            <text:p>0</text:p>
          </table:table-cell>
          <table:table-cell table:formula="of:=[Sheet3.C84]-[Sheet3.C83]" office:value-type="float" office:value="0.000173611111111138" calcext:value-type="float">
            <text:p>0.0001736111</text:p>
          </table:table-cell>
          <table:table-cell table:formula="of:=[Sheet3.D84]-[Sheet3.D83]" office:value-type="float" office:value="0" calcext:value-type="float">
            <text:p>0</text:p>
          </table:table-cell>
          <table:table-cell table:formula="of:=[Sheet3.E84]-[Sheet3.E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6" calcext:value-type="float">
            <text:p>5555566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1:0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85]-[Sheet3.A84]" office:value-type="float" office:value="3" calcext:value-type="float">
            <text:p>3</text:p>
          </table:table-cell>
          <table:table-cell table:formula="of:=[Sheet3.C85]-[Sheet3.C84]" office:value-type="float" office:value="0.0271990740740741" calcext:value-type="float">
            <text:p>0.0271990741</text:p>
          </table:table-cell>
          <table:table-cell table:formula="of:=[Sheet3.D85]-[Sheet3.D84]" office:value-type="float" office:value="0" calcext:value-type="float">
            <text:p>0</text:p>
          </table:table-cell>
          <table:table-cell table:formula="of:=[Sheet3.E85]-[Sheet3.E8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69" calcext:value-type="float">
            <text:p>5555566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11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86]-[Sheet3.A85]" office:value-type="float" office:value="0" calcext:value-type="float">
            <text:p>0</text:p>
          </table:table-cell>
          <table:table-cell table:formula="of:=[Sheet3.C86]-[Sheet3.C85]" office:value-type="float" office:value="0.000127314814814872" calcext:value-type="float">
            <text:p>0.0001273148</text:p>
          </table:table-cell>
          <table:table-cell table:formula="of:=[Sheet3.D86]-[Sheet3.D85]" office:value-type="float" office:value="0.000900000000001455" calcext:value-type="float">
            <text:p>0.0009</text:p>
          </table:table-cell>
          <table:table-cell table:formula="of:=[Sheet3.E86]-[Sheet3.E85]" office:value-type="float" office:value="0.0015199999999993" calcext:value-type="float">
            <text:p>0.00152</text:p>
          </table:table-cell>
          <table:table-cell table:number-columns-repeated="3"/>
          <table:table-cell table:style-name="ce46"/>
        </table:table-row>
        <table:table-row table:style-name="ro1">
          <table:table-cell office:value-type="float" office:value="55555669" calcext:value-type="float">
            <text:p>5555566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0:22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Sheet3.A87]-[Sheet3.A86]" office:value-type="float" office:value="1" calcext:value-type="float">
            <text:p>1</text:p>
          </table:table-cell>
          <table:table-cell table:formula="of:=[Sheet3.C87]-[Sheet3.C86]" office:value-type="float" office:value="-0.0615162037037037" calcext:value-type="float">
            <text:p>-0.0615162037</text:p>
          </table:table-cell>
          <table:table-cell table:formula="of:=[Sheet3.D87]-[Sheet3.D86]" office:value-type="float" office:value="-0.0324000000000098" calcext:value-type="float">
            <text:p>-0.0324</text:p>
          </table:table-cell>
          <table:table-cell table:formula="of:=[Sheet3.E87]-[Sheet3.E86]" office:value-type="float" office:value="0.0745100000000001" calcext:value-type="float">
            <text:p>0.07451</text:p>
          </table:table-cell>
          <table:table-cell table:number-columns-repeated="4"/>
        </table:table-row>
        <table:table-row table:style-name="ro1">
          <table:table-cell office:value-type="float" office:value="55555670" calcext:value-type="float">
            <text:p>555556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1:47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Sheet3.A88]-[Sheet3.A87]" office:value-type="float" office:value="0" calcext:value-type="float">
            <text:p>0</text:p>
          </table:table-cell>
          <table:table-cell table:formula="of:=[Sheet3.C88]-[Sheet3.C87]" office:value-type="float" office:value="0.000162037037036988" calcext:value-type="float">
            <text:p>0.000162037</text:p>
          </table:table-cell>
          <table:table-cell table:formula="of:=[Sheet3.D88]-[Sheet3.D87]" office:value-type="float" office:value="0" calcext:value-type="float">
            <text:p>0</text:p>
          </table:table-cell>
          <table:table-cell table:formula="of:=[Sheet3.E88]-[Sheet3.E8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0" calcext:value-type="float">
            <text:p>55555670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2:22:01</text:p>
          </table:table-cell>
          <table:table-cell office:value-type="float" office:value="114.0337" calcext:value-type="float">
            <text:p>114.0337</text:p>
          </table:table-cell>
          <table:table-cell office:value-type="float" office:value="22.61493" calcext:value-type="float">
            <text:p>22.61493</text:p>
          </table:table-cell>
          <table:table-cell/>
          <table:table-cell table:formula="of:=[Sheet3.A89]-[Sheet3.A88]" office:value-type="float" office:value="6" calcext:value-type="float">
            <text:p>6</text:p>
          </table:table-cell>
          <table:table-cell table:formula="of:=[Sheet3.C89]-[Sheet3.C88]" office:value-type="float" office:value="0.0357175925925927" calcext:value-type="float">
            <text:p>0.0357175926</text:p>
          </table:table-cell>
          <table:table-cell table:formula="of:=[Sheet3.D89]-[Sheet3.D88]" office:value-type="float" office:value="0.0315000000000083" calcext:value-type="float">
            <text:p>0.0315</text:p>
          </table:table-cell>
          <table:table-cell table:formula="of:=[Sheet3.E89]-[Sheet3.E88]" office:value-type="float" office:value="-0.0760299999999994" calcext:value-type="float">
            <text:p>-0.07603</text:p>
          </table:table-cell>
          <table:table-cell table:number-columns-repeated="4"/>
        </table:table-row>
        <table:table-row table:style-name="ro1">
          <table:table-cell office:value-type="float" office:value="55555676" calcext:value-type="float">
            <text:p>5555567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2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90]-[Sheet3.A89]" office:value-type="float" office:value="0" calcext:value-type="float">
            <text:p>0</text:p>
          </table:table-cell>
          <table:table-cell table:formula="of:=[Sheet3.C90]-[Sheet3.C89]" office:value-type="float" office:value="0.000115740740740722" calcext:value-type="float">
            <text:p>0.0001157407</text:p>
          </table:table-cell>
          <table:table-cell table:formula="of:=[Sheet3.D90]-[Sheet3.D89]" office:value-type="float" office:value="0" calcext:value-type="float">
            <text:p>0</text:p>
          </table:table-cell>
          <table:table-cell table:formula="of:=[Sheet3.E90]-[Sheet3.E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6" calcext:value-type="float">
            <text:p>55555676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13:3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91]-[Sheet3.A90]" office:value-type="float" office:value="2" calcext:value-type="float">
            <text:p>2</text:p>
          </table:table-cell>
          <table:table-cell table:formula="of:=[Sheet3.C91]-[Sheet3.C90]" office:value-type="float" office:value="0.0204745370370371" calcext:value-type="float">
            <text:p>0.020474537</text:p>
          </table:table-cell>
          <table:table-cell table:formula="of:=[Sheet3.D91]-[Sheet3.D90]" office:value-type="float" office:value="0" calcext:value-type="float">
            <text:p>0</text:p>
          </table:table-cell>
          <table:table-cell table:formula="of:=[Sheet3.E91]-[Sheet3.E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8" calcext:value-type="float">
            <text:p>5555567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06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92]-[Sheet3.A91]" office:value-type="float" office:value="0" calcext:value-type="float">
            <text:p>0</text:p>
          </table:table-cell>
          <table:table-cell table:formula="of:=[Sheet3.C92]-[Sheet3.C91]" office:value-type="float" office:value="0.000127314814814761" calcext:value-type="float">
            <text:p>0.0001273148</text:p>
          </table:table-cell>
          <table:table-cell table:formula="of:=[Sheet3.D92]-[Sheet3.D91]" office:value-type="float" office:value="0" calcext:value-type="float">
            <text:p>0</text:p>
          </table:table-cell>
          <table:table-cell table:formula="of:=[Sheet3.E92]-[Sheet3.E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78" calcext:value-type="float">
            <text:p>55555678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3:1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93]-[Sheet3.A92]" office:value-type="float" office:value="4" calcext:value-type="float">
            <text:p>4</text:p>
          </table:table-cell>
          <table:table-cell table:formula="of:=[Sheet3.C93]-[Sheet3.C92]" office:value-type="float" office:value="-0.00581018518518517" calcext:value-type="float">
            <text:p>-0.0058101852</text:p>
          </table:table-cell>
          <table:table-cell table:formula="of:=[Sheet3.D93]-[Sheet3.D92]" office:value-type="float" office:value="0" calcext:value-type="float">
            <text:p>0</text:p>
          </table:table-cell>
          <table:table-cell table:formula="of:=[Sheet3.E93]-[Sheet3.E9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82" calcext:value-type="float">
            <text:p>5555568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4:55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94]-[Sheet3.A93]" office:value-type="float" office:value="0" calcext:value-type="float">
            <text:p>0</text:p>
          </table:table-cell>
          <table:table-cell table:formula="of:=[Sheet3.C94]-[Sheet3.C93]" office:value-type="float" office:value="0.000138888888888911" calcext:value-type="float">
            <text:p>0.0001388889</text:p>
          </table:table-cell>
          <table:table-cell table:formula="of:=[Sheet3.D94]-[Sheet3.D93]" office:value-type="float" office:value="0" calcext:value-type="float">
            <text:p>0</text:p>
          </table:table-cell>
          <table:table-cell table:formula="of:=[Sheet3.E94]-[Sheet3.E9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82" calcext:value-type="float">
            <text:p>5555568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35:0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95]-[Sheet3.A94]" office:value-type="float" office:value="13" calcext:value-type="float">
            <text:p>13</text:p>
          </table:table-cell>
          <table:table-cell table:formula="of:=[Sheet3.C95]-[Sheet3.C94]" office:value-type="float" office:value="0.00714120370370364" calcext:value-type="float">
            <text:p>0.0071412037</text:p>
          </table:table-cell>
          <table:table-cell table:formula="of:=[Sheet3.D95]-[Sheet3.D94]" office:value-type="float" office:value="0" calcext:value-type="float">
            <text:p>0</text:p>
          </table:table-cell>
          <table:table-cell table:formula="of:=[Sheet3.E95]-[Sheet3.E9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5:24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96]-[Sheet3.A95]" office:value-type="float" office:value="0" calcext:value-type="float">
            <text:p>0</text:p>
          </table:table-cell>
          <table:table-cell table:formula="of:=[Sheet3.C96]-[Sheet3.C95]" office:value-type="float" office:value="0.00030092592592601" calcext:value-type="float">
            <text:p>0.0003009259</text:p>
          </table:table-cell>
          <table:table-cell table:formula="of:=[Sheet3.D96]-[Sheet3.D95]" office:value-type="float" office:value="0" calcext:value-type="float">
            <text:p>0</text:p>
          </table:table-cell>
          <table:table-cell table:formula="of:=[Sheet3.E96]-[Sheet3.E9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45:50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97]-[Sheet3.A96]" office:value-type="float" office:value="0" calcext:value-type="float">
            <text:p>0</text:p>
          </table:table-cell>
          <table:table-cell table:formula="of:=[Sheet3.C97]-[Sheet3.C96]" office:value-type="float" office:value="0.00865740740740739" calcext:value-type="float">
            <text:p>0.0086574074</text:p>
          </table:table-cell>
          <table:table-cell table:formula="of:=[Sheet3.D97]-[Sheet3.D96]" office:value-type="float" office:value="0.000900000000001455" calcext:value-type="float">
            <text:p>0.0009</text:p>
          </table:table-cell>
          <table:table-cell table:formula="of:=[Sheet3.E97]-[Sheet3.E96]" office:value-type="float" office:value="0.0015199999999993" calcext:value-type="float">
            <text:p>0.00152</text:p>
          </table:table-cell>
          <table:table-cell table:number-columns-repeated="4"/>
        </table:table-row>
        <table:table-row table:style-name="ro1">
          <table:table-cell office:value-type="float" office:value="55555695" calcext:value-type="float">
            <text:p>55555695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8:18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Sheet3.A98]-[Sheet3.A97]" office:value-type="float" office:value="4" calcext:value-type="float">
            <text:p>4</text:p>
          </table:table-cell>
          <table:table-cell table:formula="of:=[Sheet3.C98]-[Sheet3.C97]" office:value-type="float" office:value="-0.0021296296296297" calcext:value-type="float">
            <text:p>-0.0021296296</text:p>
          </table:table-cell>
          <table:table-cell table:formula="of:=[Sheet3.D98]-[Sheet3.D97]" office:value-type="float" office:value="0" calcext:value-type="float">
            <text:p>0</text:p>
          </table:table-cell>
          <table:table-cell table:formula="of:=[Sheet3.E98]-[Sheet3.E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55699" calcext:value-type="float">
            <text:p>5555569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5:14</text:p>
          </table:table-cell>
          <table:table-cell office:value-type="float" office:value="114.0661" calcext:value-type="float">
            <text:p>114.0661</text:p>
          </table:table-cell>
          <table:table-cell office:value-type="float" office:value="22.54042" calcext:value-type="float">
            <text:p>22.54042</text:p>
          </table:table-cell>
          <table:table-cell/>
          <table:table-cell table:formula="of:=[Sheet3.A99]-[Sheet3.A98]" office:value-type="float" office:value="0" calcext:value-type="float">
            <text:p>0</text:p>
          </table:table-cell>
          <table:table-cell table:formula="of:=[Sheet3.C99]-[Sheet3.C98]" office:value-type="float" office:value="0.000150462962962949" calcext:value-type="float">
            <text:p>0.000150463</text:p>
          </table:table-cell>
          <table:table-cell table:formula="of:=[Sheet3.D99]-[Sheet3.D98]" office:value-type="float" office:value="-0.000900000000001455" calcext:value-type="float">
            <text:p>-0.0009</text:p>
          </table:table-cell>
          <table:table-cell table:formula="of:=[Sheet3.E99]-[Sheet3.E98]" office:value-type="float" office:value="-0.0015199999999993" calcext:value-type="float">
            <text:p>-0.00152</text:p>
          </table:table-cell>
          <table:table-cell table:number-columns-repeated="4"/>
        </table:table-row>
        <table:table-row table:style-name="ro1">
          <table:table-cell office:value-type="float" office:value="55555699" calcext:value-type="float">
            <text:p>55555699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23:55:27</text:p>
          </table:table-cell>
          <table:table-cell office:value-type="float" office:value="114.0652" calcext:value-type="float">
            <text:p>114.0652</text:p>
          </table:table-cell>
          <table:table-cell office:value-type="float" office:value="22.5389" calcext:value-type="float">
            <text:p>22.5389</text:p>
          </table:table-cell>
          <table:table-cell/>
          <table:table-cell table:formula="of:=[Sheet3.A100]-[Sheet3.A99]" office:value-type="float" office:value="3" calcext:value-type="float">
            <text:p>3</text:p>
          </table:table-cell>
          <table:table-cell table:formula="of:=[Sheet3.C100]-[Sheet3.C99]" office:value-type="float" office:value="-0.286875" calcext:value-type="float">
            <text:p>-0.286875</text:p>
          </table:table-cell>
          <table:table-cell table:formula="of:=[Sheet3.D100]-[Sheet3.D99]" office:value-type="float" office:value="-0.215800000000002" calcext:value-type="float">
            <text:p>-0.2158</text:p>
          </table:table-cell>
          <table:table-cell table:formula="of:=[Sheet3.E100]-[Sheet3.E99]" office:value-type="float" office:value="0.244919999999997" calcext:value-type="float">
            <text:p>0.24492</text:p>
          </table:table-cell>
          <table:table-cell table:number-columns-repeated="4"/>
        </table:table-row>
        <table:table-row table:style-name="ro1">
          <table:table-cell office:value-type="float" office:value="55555702" calcext:value-type="float">
            <text:p>55555702</text:p>
          </table:table-cell>
          <table:table-cell table:style-name="ce39" office:value-type="string" calcext:value-type="string">
            <text:p>0-01-01</text:p>
          </table:table-cell>
          <table:table-cell office:value-type="string" calcext:value-type="string">
            <text:p>17:02:21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/>
          <table:table-cell table:formula="of:=[Sheet3.A101]-[Sheet3.A100]" office:value-type="float" office:value="-55555702" calcext:value-type="float">
            <text:p>-55555702</text:p>
          </table:table-cell>
          <table:table-cell table:formula="of:=[Sheet3.C101]-[Sheet3.C100]" office:value-type="float" office:value="-0.709965277777778" calcext:value-type="float">
            <text:p>-0.7099652778</text:p>
          </table:table-cell>
          <table:table-cell table:formula="of:=[Sheet3.D101]-[Sheet3.D100]" office:value-type="float" office:value="-113.8494" calcext:value-type="float">
            <text:p>-113.8494</text:p>
          </table:table-cell>
          <table:table-cell table:formula="of:=[Sheet3.E101]-[Sheet3.E100]" office:value-type="float" office:value="-22.78382" calcext:value-type="float">
            <text:p>-22.78382</text:p>
          </table:table-cell>
          <table:table-cell table:number-columns-repeated="4"/>
        </table:table-row>
        <table:table-row table:style-name="ro1" table:number-rows-repeated="1048475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3.G1:Sheet3.G1048576">
            <calcext:condition calcext:apply-style-name="Untitled2" calcext:value="!=0" calcext:base-cell-address="Sheet3.G1"/>
          </calcext:conditional-format>
          <calcext:conditional-format calcext:target-range-address="Sheet3.I1:Sheet3.I1048576">
            <calcext:condition calcext:apply-style-name="Untitled3" calcext:value="formula-is([Sheet3.G1]&gt;0)" calcext:base-cell-address="Sheet3.I1"/>
            <calcext:condition calcext:apply-style-name="Untitled1" calcext:value="!=0" calcext:base-cell-address="Sheet3.I1"/>
          </calcext:conditional-format>
          <calcext:conditional-format calcext:target-range-address="Sheet3.J1:Sheet3.J1048576">
            <calcext:condition calcext:apply-style-name="Untitled3" calcext:value="formula-is([Sheet3.G1]&gt;0)" calcext:base-cell-address="Sheet3.J1"/>
            <calcext:condition calcext:apply-style-name="Untitled1" calcext:value="!=0" calcext:base-cell-address="Sheet3.J1"/>
          </calcext:conditional-format>
          <calcext:conditional-format calcext:target-range-address="Sheet3.H1:Sheet3.H1048576">
            <calcext:condition calcext:apply-style-name="Untitled3" calcext:value="formula-is([Sheet3.G1]&gt;0)" calcext:base-cell-address="Sheet3.H1"/>
            <calcext:condition calcext:apply-style-name="Untitled2" calcext:value="&gt;0.16666667" calcext:base-cell-address="Sheet3.H1"/>
            <calcext:condition calcext:apply-style-name="Untitled3" calcext:value="formula-is([Sheet3.H1]&gt;0.00227777)" calcext:base-cell-address="Sheet3.H1"/>
          </calcext:conditional-format>
          <calcext:conditional-format calcext:target-range-address="Sheet3.N85:Sheet3.N85">
            <calcext:condition calcext:apply-style-name="Untitled1" calcext:value="formula-is([Sheet3.M85]=1)" calcext:base-cell-address="Sheet3.N85"/>
            <calcext:condition calcext:apply-style-name="Untitled3" calcext:value="&lt;0" calcext:base-cell-address="Sheet3.N85"/>
            <calcext:condition calcext:apply-style-name="Untitled2" calcext:value="&gt;0.1666666667" calcext:base-cell-address="Sheet3.N85"/>
            <calcext:condition calcext:apply-style-name="Untitled3" calcext:value="&gt;0.0027777" calcext:base-cell-address="Sheet3.N85"/>
          </calcext:conditional-format>
        </calcext:conditional-formats>
      </table:table>
      <table:table table:name="Sheet4" table:style-name="ta1">
        <table:table-column table:style-name="co1" table:number-columns-repeated="7" table:default-cell-style-name="Default"/>
        <table:table-column table:style-name="co1" table:default-cell-style-name="ce75"/>
        <table:table-column table:style-name="co7" table:default-cell-style-name="ce86"/>
        <table:table-column table:style-name="co1" table:default-cell-style-name="ce95"/>
        <table:table-column table:style-name="co1" table:default-cell-style-name="ce104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0" office:value-type="string" calcext:value-type="string">
            <text:p>TI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style-name="ce73" office:value-type="string" calcext:value-type="string">
            <text:p>4 H</text:p>
          </table:table-cell>
          <table:table-cell table:style-name="ce84" office:value-type="time" office:time-value="PT04H00M00S" calcext:value-type="time">
            <text:p>04:00:00</text:p>
          </table:table-cell>
          <table:table-cell table:number-columns-repeated="3"/>
          <table:table-cell office:value-type="string" calcext:value-type="string">
            <text:p>ŠTO SE ODUZIMANJEM DESI S NIZOM 00 00 00</text:p>
          </table:table-cell>
          <table:table-cell table:number-columns-repeated="11"/>
        </table:table-row>
        <table:table-row table:style-name="ro1">
          <table:table-cell/>
          <table:table-cell table:style-name="ce40"/>
          <table:table-cell table:number-columns-repeated="5"/>
          <table:table-cell table:style-name="ce74" office:value-type="string" calcext:value-type="string">
            <text:p>10 MIN</text:p>
          </table:table-cell>
          <table:table-cell table:style-name="ce85" office:value-type="time" office:time-value="PT00H09M59.99999616S" calcext:value-type="time">
            <text:p>00:10:00</text:p>
          </table:table-cell>
          <table:table-cell table:number-columns-repeated="15"/>
        </table:table-row>
        <table:table-row table:style-name="ro1">
          <table:table-cell table:style-name="ce47" office:value-type="float" office:value="55555556" calcext:value-type="float">
            <text:p>55555556</text:p>
          </table:table-cell>
          <table:table-cell table:style-name="ce57" office:value-type="string" calcext:value-type="string">
            <text:p>13:10:09</text:p>
          </table:table-cell>
          <table:table-cell table:style-name="ce47" office:value-type="float" office:value="114.0398" calcext:value-type="float">
            <text:p>114.0398</text:p>
          </table:table-cell>
          <table:table-cell table:style-name="ce47" office:value-type="float" office:value="22.57403" calcext:value-type="float">
            <text:p>22.57403</text:p>
          </table:table-cell>
          <table:table-cell table:style-name="ce47"/>
          <table:table-cell table:style-name="ce71"/>
          <table:table-cell office:value-type="float" office:value="55555556" calcext:value-type="float">
            <text:p>55555556</text:p>
          </table:table-cell>
          <table:table-cell table:formula="of:=[Sheet4.A4]-[Sheet4.A3]" office:value-type="float" office:value="0" calcext:value-type="float">
            <text:p>0</text:p>
          </table:table-cell>
          <table:table-cell table:formula="of:=[Sheet4.B4]-[Sheet4.B3]" office:value-type="time" office:time-value="PT02H58M21S" calcext:value-type="time">
            <text:p>02:58:21</text:p>
          </table:table-cell>
          <table:table-cell table:formula="of:=[Sheet4.C4]-[Sheet4.C3]" office:value-type="float" office:value="-0.234099999999998" calcext:value-type="float">
            <text:p>-0.2341</text:p>
          </table:table-cell>
          <table:table-cell table:formula="of:=[Sheet4.D4]-[Sheet4.D3]" office:value-type="float" office:value="0.187359999999998" calcext:value-type="float">
            <text:p>0.18736</text:p>
          </table:table-cell>
          <table:table-cell/>
          <table:table-cell office:value-type="string" calcext:value-type="string">
            <text:p>1. nisu mi interesantni oni ID koji uopće nemaju <text:s/>0,0 barem k-1 puta</text:p>
          </table:table-cell>
          <table:table-cell table:number-columns-repeated="11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16:08:30</text:p>
          </table:table-cell>
          <table:table-cell office:value-type="float" office:value="113.8057" calcext:value-type="float">
            <text:p>113.8057</text:p>
          </table:table-cell>
          <table:table-cell office:value-type="float" office:value="22.76139" calcext:value-type="float">
            <text:p>22.76139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table:formula="of:=[Sheet4.A5]-[Sheet4.A4]" office:value-type="float" office:value="0" calcext:value-type="float">
            <text:p>0</text:p>
          </table:table-cell>
          <table:table-cell table:formula="of:=[Sheet4.B5]-[Sheet4.B4]" office:value-type="time" office:time-value="PT01H30M38S" calcext:value-type="time">
            <text:p>01:30:38</text:p>
          </table:table-cell>
          <table:table-cell table:formula="of:=[Sheet4.C5]-[Sheet4.C4]" office:value-type="float" office:value="0.00329999999999586" calcext:value-type="float">
            <text:p>0.0033</text:p>
          </table:table-cell>
          <table:table-cell table:formula="of:=[Sheet4.D5]-[Sheet4.D4]" office:value-type="float" office:value="-0.00520999999999816" calcext:value-type="float">
            <text:p>-0.00521</text:p>
          </table:table-cell>
          <table:table-cell table:number-columns-repeated="13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17:39:08</text:p>
          </table:table-cell>
          <table:table-cell office:value-type="float" office:value="113.809" calcext:value-type="float">
            <text:p>113.809</text:p>
          </table:table-cell>
          <table:table-cell office:value-type="float" office:value="22.75618" calcext:value-type="float">
            <text:p>22.75618</text:p>
          </table:table-cell>
          <table:table-cell table:number-columns-repeated="2"/>
          <table:table-cell office:value-type="float" office:value="55555556" calcext:value-type="float">
            <text:p>55555556</text:p>
          </table:table-cell>
          <table:table-cell table:formula="of:=[Sheet4.A6]-[Sheet4.A5]" office:value-type="float" office:value="0" calcext:value-type="float">
            <text:p>0</text:p>
          </table:table-cell>
          <table:table-cell table:formula="of:=[Sheet4.B6]-[Sheet4.B5]" office:value-type="time" office:time-value="PT03H11M09S" calcext:value-type="time">
            <text:p>03:11:09</text:p>
          </table:table-cell>
          <table:table-cell table:formula="of:=[Sheet4.C6]-[Sheet4.C5]" office:value-type="float" office:value="0.0375999999999976" calcext:value-type="float">
            <text:p>0.0376</text:p>
          </table:table-cell>
          <table:table-cell table:formula="of:=[Sheet4.D6]-[Sheet4.D5]" office:value-type="float" office:value="0.0163200000000003" calcext:value-type="float">
            <text:p>0.01632</text:p>
          </table:table-cell>
          <table:table-cell table:number-columns-repeated="13"/>
        </table:table-row>
        <table:table-row table:style-name="ro1">
          <table:table-cell office:value-type="float" office:value="55555556" calcext:value-type="float">
            <text:p>55555556</text:p>
          </table:table-cell>
          <table:table-cell table:style-name="ce39" office:value-type="string" calcext:value-type="string">
            <text:p>20:50:17</text:p>
          </table:table-cell>
          <table:table-cell office:value-type="float" office:value="113.8466" calcext:value-type="float">
            <text:p>113.8466</text:p>
          </table:table-cell>
          <table:table-cell office:value-type="float" office:value="22.7725" calcext:value-type="float">
            <text:p>22.7725</text:p>
          </table:table-cell>
          <table:table-cell table:number-columns-repeated="2"/>
          <table:table-cell table:style-name="ce48" office:value-type="float" office:value="55555556" calcext:value-type="float">
            <text:p>55555556</text:p>
          </table:table-cell>
          <table:table-cell table:formula="of:=[Sheet4.A7]-[Sheet4.A6]" office:value-type="float" office:value="0" calcext:value-type="float">
            <text:p>0</text:p>
          </table:table-cell>
          <table:table-cell table:formula="of:=[Sheet4.B7]-[Sheet4.B6]" office:value-type="time" office:time-value="PT03H02M50S" calcext:value-type="time">
            <text:p>03:02:50</text:p>
          </table:table-cell>
          <table:table-cell table:formula="of:=[Sheet4.C7]-[Sheet4.C6]" office:value-type="float" office:value="0.1798" calcext:value-type="float">
            <text:p>0.1798</text:p>
          </table:table-cell>
          <table:table-cell table:formula="of:=[Sheet4.D7]-[Sheet4.D6]" office:value-type="float" office:value="-0.146460000000001" calcext:value-type="float">
            <text:p>-0.14646</text:p>
          </table:table-cell>
          <table:table-cell table:number-columns-repeated="13"/>
        </table:table-row>
        <table:table-row table:style-name="ro1">
          <table:table-cell table:style-name="ce48" office:value-type="float" office:value="55555556" calcext:value-type="float">
            <text:p>55555556</text:p>
          </table:table-cell>
          <table:table-cell table:style-name="ce58" office:value-type="string" calcext:value-type="string">
            <text:p>23:53:07</text:p>
          </table:table-cell>
          <table:table-cell table:style-name="ce48" office:value-type="float" office:value="114.0264" calcext:value-type="float">
            <text:p>114.0264</text:p>
          </table:table-cell>
          <table:table-cell table:style-name="ce48" office:value-type="float" office:value="22.62604" calcext:value-type="float">
            <text:p>22.62604</text:p>
          </table:table-cell>
          <table:table-cell/>
          <table:table-cell table:style-name="ce51"/>
          <table:table-cell table:style-name="ce49" office:value-type="float" office:value="55555593" calcext:value-type="float">
            <text:p>55555593</text:p>
          </table:table-cell>
          <table:table-cell table:style-name="ce76" table:formula="of:=[Sheet4.A8]-[Sheet4.A7]" office:value-type="float" office:value="37" calcext:value-type="float">
            <text:p>37</text:p>
          </table:table-cell>
          <table:table-cell table:style-name="ce87" table:formula="of:=[Sheet4.B8]-[Sheet4.B7]" office:value-type="time" office:time-value="-PT13H13M02S" calcext:value-type="time">
            <text:p>10:46:58</text:p>
          </table:table-cell>
          <table:table-cell table:style-name="ce96" table:formula="of:=[Sheet4.C8]-[Sheet4.C7]" office:value-type="float" office:value="0.0238999999999976" calcext:value-type="float">
            <text:p>0.0239</text:p>
          </table:table-cell>
          <table:table-cell table:style-name="ce105" table:formula="of:=[Sheet4.D8]-[Sheet4.D7]" office:value-type="float" office:value="-0.0770100000000014" calcext:value-type="float">
            <text:p>-0.07701</text:p>
          </table:table-cell>
          <table:table-cell table:number-columns-repeated="13"/>
        </table:table-row>
        <table:table-row table:style-name="ro1">
          <table:table-cell table:style-name="ce49" office:value-type="float" office:value="55555593" calcext:value-type="float">
            <text:p>55555593</text:p>
          </table:table-cell>
          <table:table-cell table:style-name="ce59" office:value-type="string" calcext:value-type="string">
            <text:p>10:40:05</text:p>
          </table:table-cell>
          <table:table-cell table:style-name="ce49" office:value-type="float" office:value="114.0503" calcext:value-type="float">
            <text:p>114.0503</text:p>
          </table:table-cell>
          <table:table-cell table:style-name="ce49" office:value-type="float" office:value="22.54903" calcext:value-type="float">
            <text:p>22.54903</text:p>
          </table:table-cell>
          <table:table-cell table:style-name="ce49"/>
          <table:table-cell/>
          <table:table-cell table:style-name="ce49" office:value-type="float" office:value="55555593" calcext:value-type="float">
            <text:p>55555593</text:p>
          </table:table-cell>
          <table:table-cell table:style-name="ce76" table:formula="of:=[Sheet4.A9]-[Sheet4.A8]" office:value-type="float" office:value="0" calcext:value-type="float">
            <text:p>0</text:p>
          </table:table-cell>
          <table:table-cell table:style-name="ce87" table:formula="of:=[Sheet4.B9]-[Sheet4.B8]" office:value-type="time" office:time-value="PT11H25M58S" calcext:value-type="time">
            <text:p>11:25:58</text:p>
          </table:table-cell>
          <table:table-cell table:style-name="ce96" table:formula="of:=[Sheet4.C9]-[Sheet4.C8]" office:value-type="float" office:value="0.00750000000000739" calcext:value-type="float">
            <text:p>0.0075</text:p>
          </table:table-cell>
          <table:table-cell table:style-name="ce105" table:formula="of:=[Sheet4.D9]-[Sheet4.D8]" office:value-type="float" office:value="0.0687500000000014" calcext:value-type="float">
            <text:p>0.06875</text:p>
          </table:table-cell>
          <table:table-cell table:style-name="ce113"/>
          <table:table-cell table:number-columns-repeated="2"/>
          <table:table-cell table:style-name="ce117"/>
          <table:table-cell table:number-columns-repeated="9"/>
        </table:table-row>
        <table:table-row table:style-name="ro1">
          <table:table-cell table:style-name="ce50" office:value-type="float" office:value="55555593" calcext:value-type="float">
            <text:p>55555593</text:p>
          </table:table-cell>
          <table:table-cell table:style-name="ce60" office:value-type="string" calcext:value-type="string">
            <office:annotation draw:style-name="gr1" draw:text-style-name="P2" svg:width="82.18pt" svg:height="28.09pt" svg:x="144.99pt" svg:y="59.87pt" draw:caption-point-x="-17.29pt" draw:caption-point-y="42.8pt">
              <dc:date>2019-03-21T00:00:00</dc:date>
              <text:p text:style-name="P1"><text:span text:style-name="T1">Arrival time na to </text:span><text:span text:style-name="T1">mjesto</text:span></text:p>
            </office:annotation>
            <text:p>22:06:03</text:p>
          </table:table-cell>
          <table:table-cell table:style-name="ce50" office:value-type="float" office:value="114.0578" calcext:value-type="float">
            <text:p>114.0578</text:p>
          </table:table-cell>
          <table:table-cell table:style-name="ce50" office:value-type="float" office:value="22.61778" calcext:value-type="float">
            <text:p>22.61778</text:p>
          </table:table-cell>
          <table:table-cell table:style-name="ce50" table:number-columns-repeated="2"/>
          <table:table-cell table:style-name="ce50" office:value-type="float" office:value="55555593" calcext:value-type="float">
            <text:p>55555593</text:p>
          </table:table-cell>
          <table:table-cell table:style-name="ce77" table:formula="of:=[Sheet4.A10]-[Sheet4.A9]" office:value-type="float" office:value="0" calcext:value-type="float">
            <text:p>0</text:p>
          </table:table-cell>
          <table:table-cell table:style-name="ce88" table:formula="of:=[Sheet4.B10]-[Sheet4.B9]" office:value-type="time" office:time-value="PT00H05M45S" calcext:value-type="time">
            <text:p>00:05:45</text:p>
          </table:table-cell>
          <table:table-cell table:style-name="ce97" table:formula="of:=[Sheet4.C10]-[Sheet4.C9]" office:value-type="float" office:value="0" calcext:value-type="float">
            <text:p>0</text:p>
          </table:table-cell>
          <table:table-cell table:style-name="ce106" table:formula="of:=[Sheet4.D10]-[Sheet4.D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/>k = 2, d = 10 min, g = 4 hours</text:p>
          </table:table-cell>
          <table:table-cell table:number-columns-repeated="7"/>
        </table:table-row>
        <table:table-row table:style-name="ro1">
          <table:table-cell table:style-name="ce50" office:value-type="float" office:value="55555593" calcext:value-type="float">
            <text:p>55555593</text:p>
          </table:table-cell>
          <table:table-cell table:style-name="ce61" office:value-type="string" calcext:value-type="string">
            <text:p>22:11:48</text:p>
          </table:table-cell>
          <table:table-cell table:style-name="ce52" office:value-type="float" office:value="114.0578" calcext:value-type="float">
            <text:p>114.0578</text:p>
          </table:table-cell>
          <table:table-cell table:style-name="ce52" office:value-type="float" office:value="22.61778" calcext:value-type="float">
            <text:p>22.61778</text:p>
          </table:table-cell>
          <table:table-cell table:style-name="ce52"/>
          <table:table-cell table:style-name="ce50"/>
          <table:table-cell table:style-name="ce72" office:value-type="float" office:value="55555593" calcext:value-type="float">
            <text:p>55555593</text:p>
          </table:table-cell>
          <table:table-cell table:style-name="ce78" table:formula="of:=[Sheet4.A11]-[Sheet4.A10]" office:value-type="float" office:value="0" calcext:value-type="float">
            <text:p>0</text:p>
          </table:table-cell>
          <table:table-cell table:style-name="ce89" table:formula="of:=[Sheet4.B11]-[Sheet4.B10]" office:value-type="time" office:time-value="PT00H00M36S" calcext:value-type="time">
            <text:p>00:00:36</text:p>
          </table:table-cell>
          <table:table-cell table:style-name="ce98" table:formula="of:=[Sheet4.C11]-[Sheet4.C10]" office:value-type="float" office:value="0" calcext:value-type="float">
            <text:p>0</text:p>
          </table:table-cell>
          <table:table-cell table:style-name="ce106" table:formula="of:=[Sheet4.D11]-[Sheet4.D10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40" table:formula="of:=SUM([Sheet4.I9:.I10])" office:value-type="time" office:time-value="PT00H06M21S" calcext:value-type="time">
            <text:p>00:06:21</text:p>
          </table:table-cell>
          <table:table-cell table:number-columns-repeated="11"/>
        </table:table-row>
        <table:table-row table:style-name="ro1">
          <table:table-cell table:style-name="ce51" office:value-type="float" office:value="55555593" calcext:value-type="float">
            <text:p>55555593</text:p>
          </table:table-cell>
          <table:table-cell table:style-name="ce62" office:value-type="string" calcext:value-type="string">
            <text:p>22:12:24</text:p>
          </table:table-cell>
          <table:table-cell table:style-name="ce51" office:value-type="float" office:value="114.0578" calcext:value-type="float">
            <text:p>114.0578</text:p>
          </table:table-cell>
          <table:table-cell table:style-name="ce51" office:value-type="float" office:value="22.61778" calcext:value-type="float">
            <text:p>22.61778</text:p>
          </table:table-cell>
          <table:table-cell table:style-name="ce49"/>
          <table:table-cell table:style-name="ce51"/>
          <table:table-cell table:style-name="ce49" office:value-type="float" office:value="55555595" calcext:value-type="float">
            <text:p>55555595</text:p>
          </table:table-cell>
          <table:table-cell table:style-name="ce76" table:formula="of:=[Sheet4.A12]-[Sheet4.A11]" office:value-type="float" office:value="2" calcext:value-type="float">
            <text:p>2</text:p>
          </table:table-cell>
          <table:table-cell table:style-name="ce87" table:formula="of:=[Sheet4.B12]-[Sheet4.B11]" office:value-type="time" office:time-value="PT00H28M48S" calcext:value-type="time">
            <text:p>00:28:48</text:p>
          </table:table-cell>
          <table:table-cell table:style-name="ce96" table:formula="of:=[Sheet4.C12]-[Sheet4.C11]" office:value-type="float" office:value="-0.0241000000000042" calcext:value-type="float">
            <text:p>-0.0241</text:p>
          </table:table-cell>
          <table:table-cell table:style-name="ce105" table:formula="of:=[Sheet4.D12]-[Sheet4.D11]" office:value-type="float" office:value="-0.00284999999999869" calcext:value-type="float">
            <text:p>-0.00285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stop_indentification&lt;-function(dataframe,k,d,g){</text:p>
          </table:table-cell>
          <table:table-cell table:style-name="ce114" table:number-columns-repeated="7"/>
        </table:table-row>
        <table:table-row table:style-name="ro1">
          <table:table-cell table:style-name="ce50" office:value-type="float" office:value="55555595" calcext:value-type="float">
            <text:p>55555595</text:p>
          </table:table-cell>
          <table:table-cell table:style-name="ce60" office:value-type="string" calcext:value-type="string">
            <text:p>22:41:12</text:p>
          </table:table-cell>
          <table:table-cell table:style-name="ce50" office:value-type="float" office:value="114.0337" calcext:value-type="float">
            <text:p>114.0337</text:p>
          </table:table-cell>
          <table:table-cell table:style-name="ce50" office:value-type="float" office:value="22.61493" calcext:value-type="float">
            <text:p>22.61493</text:p>
          </table:table-cell>
          <table:table-cell table:style-name="ce50" table:number-columns-repeated="2"/>
          <table:table-cell table:style-name="ce50" office:value-type="float" office:value="55555595" calcext:value-type="float">
            <text:p>55555595</text:p>
          </table:table-cell>
          <table:table-cell table:style-name="ce78" table:formula="of:=[Sheet4.A13]-[Sheet4.A12]" office:value-type="float" office:value="0" calcext:value-type="float">
            <text:p>0</text:p>
          </table:table-cell>
          <table:table-cell table:style-name="ce89" table:formula="of:=[Sheet4.B13]-[Sheet4.B12]" office:value-type="time" office:time-value="PT00H00M32S" calcext:value-type="time">
            <text:p>00:00:32</text:p>
          </table:table-cell>
          <table:table-cell table:style-name="ce98" table:formula="of:=[Sheet4.C13]-[Sheet4.C12]" office:value-type="float" office:value="0" calcext:value-type="float">
            <text:p>0</text:p>
          </table:table-cell>
          <table:table-cell table:style-name="ce106" table:formula="of:=[Sheet4.D13]-[Sheet4.D12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115" table:formula="of:=SUM([Sheet4.I12])" office:value-type="time" office:time-value="PT00H00M32S" calcext:value-type="time">
            <text:p>00:00:32</text:p>
          </table:table-cell>
          <table:table-cell table:style-name="ce114" table:number-columns-repeated="3"/>
          <table:table-cell table:style-name="ce116" office:value-type="string" calcext:value-type="string">
            <text:p><text:s text:c="2"/>n&lt;-1</text:p>
          </table:table-cell>
          <table:table-cell table:style-name="ce114" table:number-columns-repeated="7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9" office:value-type="string" calcext:value-type="string">
            <text:p>22:41:44</text:p>
          </table:table-cell>
          <table:table-cell table:style-name="ce49" office:value-type="float" office:value="114.0337" calcext:value-type="float">
            <text:p>114.0337</text:p>
          </table:table-cell>
          <table:table-cell table:style-name="ce49" office:value-type="float" office:value="22.61493" calcext:value-type="float">
            <text:p>22.61493</text:p>
          </table:table-cell>
          <table:table-cell table:style-name="ce49" table:number-columns-repeated="2"/>
          <table:table-cell table:style-name="ce49" office:value-type="float" office:value="55555595" calcext:value-type="float">
            <text:p>55555595</text:p>
          </table:table-cell>
          <table:table-cell table:style-name="ce76" table:formula="of:=[Sheet4.A14]-[Sheet4.A13]" office:value-type="float" office:value="0" calcext:value-type="float">
            <text:p>0</text:p>
          </table:table-cell>
          <table:table-cell table:style-name="ce87" table:formula="of:=[Sheet4.B14]-[Sheet4.B13]" office:value-type="time" office:time-value="PT00H25M49S" calcext:value-type="time">
            <text:p>00:25:49</text:p>
          </table:table-cell>
          <table:table-cell table:style-name="ce96" table:formula="of:=[Sheet4.C14]-[Sheet4.C13]" office:value-type="float" office:value="-0.00869999999999038" calcext:value-type="float">
            <text:p>-0.0087</text:p>
          </table:table-cell>
          <table:table-cell table:style-name="ce105" table:formula="of:=[Sheet4.D14]-[Sheet4.D13]" office:value-type="float" office:value="-0.000350000000000961" calcext:value-type="float">
            <text:p>-0.00035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2"/>stop_comfirmed &lt;-FALSE</text:p>
          </table:table-cell>
          <table:table-cell table:style-name="ce114" table:number-columns-repeated="7"/>
        </table:table-row>
        <table:table-row table:style-name="ro1">
          <table:table-cell table:style-name="ce50" office:value-type="float" office:value="55555595" calcext:value-type="float">
            <text:p>55555595</text:p>
          </table:table-cell>
          <table:table-cell table:style-name="ce63" office:value-type="string" calcext:value-type="string">
            <text:p>23:07:33</text:p>
          </table:table-cell>
          <table:table-cell table:style-name="ce50" office:value-type="float" office:value="114.025" calcext:value-type="float">
            <text:p>114.025</text:p>
          </table:table-cell>
          <table:table-cell table:style-name="ce50" office:value-type="float" office:value="22.61458" calcext:value-type="float">
            <text:p>22.61458</text:p>
          </table:table-cell>
          <table:table-cell table:style-name="ce50" table:number-columns-repeated="2"/>
          <table:table-cell table:style-name="ce50" office:value-type="float" office:value="55555595" calcext:value-type="float">
            <text:p>55555595</text:p>
          </table:table-cell>
          <table:table-cell table:style-name="ce77" table:formula="of:=[Sheet4.A15]-[Sheet4.A14]" office:value-type="float" office:value="0" calcext:value-type="float">
            <text:p>0</text:p>
          </table:table-cell>
          <table:table-cell table:style-name="ce88" table:formula="of:=[Sheet4.B15]-[Sheet4.B14]" office:value-type="time" office:time-value="PT00H00M35S" calcext:value-type="time">
            <text:p>00:00:35</text:p>
          </table:table-cell>
          <table:table-cell table:style-name="ce97" table:formula="of:=[Sheet4.C15]-[Sheet4.C14]" office:value-type="float" office:value="0" calcext:value-type="float">
            <text:p>0</text:p>
          </table:table-cell>
          <table:table-cell table:style-name="ce106" table:formula="of:=[Sheet4.D15]-[Sheet4.D14]" office:value-type="float" office:value="0" calcext:value-type="float">
            <text:p>0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2"/>first = dataframe[1,]</text:p>
          </table:table-cell>
          <table:table-cell table:style-name="ce114" table:number-columns-repeated="7"/>
        </table:table-row>
        <table:table-row table:style-name="ro1">
          <table:table-cell table:style-name="ce50" office:value-type="float" office:value="55555595" calcext:value-type="float">
            <text:p>55555595</text:p>
          </table:table-cell>
          <table:table-cell table:style-name="ce61" office:value-type="string" calcext:value-type="string">
            <text:p>23:08:08</text:p>
          </table:table-cell>
          <table:table-cell table:style-name="ce52" office:value-type="float" office:value="114.025" calcext:value-type="float">
            <text:p>114.025</text:p>
          </table:table-cell>
          <table:table-cell table:style-name="ce52" office:value-type="float" office:value="22.61458" calcext:value-type="float">
            <text:p>22.61458</text:p>
          </table:table-cell>
          <table:table-cell table:style-name="ce52"/>
          <table:table-cell table:style-name="ce50"/>
          <table:table-cell table:style-name="ce50" office:value-type="float" office:value="55555595" calcext:value-type="float">
            <text:p>55555595</text:p>
          </table:table-cell>
          <table:table-cell table:style-name="ce78" table:formula="of:=[Sheet4.A16]-[Sheet4.A15]" office:value-type="float" office:value="0" calcext:value-type="float">
            <text:p>0</text:p>
          </table:table-cell>
          <table:table-cell table:style-name="ce89" table:formula="of:=[Sheet4.B16]-[Sheet4.B15]" office:value-type="time" office:time-value="PT00H05M18S" calcext:value-type="time">
            <text:p>00:05:18</text:p>
          </table:table-cell>
          <table:table-cell table:style-name="ce98" table:formula="of:=[Sheet4.C16]-[Sheet4.C15]" office:value-type="float" office:value="0" calcext:value-type="float">
            <text:p>0</text:p>
          </table:table-cell>
          <table:table-cell table:style-name="ce106" table:formula="of:=[Sheet4.D16]-[Sheet4.D15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115" table:formula="of:=SUM([Sheet4.I14:.I15])" office:value-type="time" office:time-value="PT00H05M53S" calcext:value-type="time">
            <text:p>00:05:53</text:p>
          </table:table-cell>
          <table:table-cell table:style-name="ce114" table:number-columns-repeated="3"/>
          <table:table-cell table:style-name="ce116" office:value-type="string" calcext:value-type="string">
            <text:p><text:s text:c="2"/></text:p>
          </table:table-cell>
          <table:table-cell table:style-name="ce114" table:number-columns-repeated="7"/>
        </table:table-row>
        <table:table-row table:style-name="ro1">
          <table:table-cell table:style-name="ce49" office:value-type="float" office:value="55555595" calcext:value-type="float">
            <text:p>55555595</text:p>
          </table:table-cell>
          <table:table-cell table:style-name="ce59" office:value-type="string" calcext:value-type="string">
            <text:p>23:13:26</text:p>
          </table:table-cell>
          <table:table-cell table:style-name="ce49" office:value-type="float" office:value="114.025" calcext:value-type="float">
            <text:p>114.025</text:p>
          </table:table-cell>
          <table:table-cell table:style-name="ce49" office:value-type="float" office:value="22.61458" calcext:value-type="float">
            <text:p>22.61458</text:p>
          </table:table-cell>
          <table:table-cell table:style-name="ce49" table:number-columns-repeated="2"/>
          <table:table-cell office:value-type="float" office:value="55555619" calcext:value-type="float">
            <text:p>55555619</text:p>
          </table:table-cell>
          <table:table-cell table:formula="of:=[Sheet4.A17]-[Sheet4.A16]" office:value-type="float" office:value="24" calcext:value-type="float">
            <text:p>24</text:p>
          </table:table-cell>
          <table:table-cell table:formula="of:=[Sheet4.B17]-[Sheet4.B16]" office:value-type="time" office:time-value="PT00H29M14S" calcext:value-type="time">
            <text:p>00:29:14</text:p>
          </table:table-cell>
          <table:table-cell table:formula="of:=[Sheet4.C17]-[Sheet4.C16]" office:value-type="float" office:value="0.0188999999999879" calcext:value-type="float">
            <text:p>0.0189</text:p>
          </table:table-cell>
          <table:table-cell table:formula="of:=[Sheet4.D17]-[Sheet4.D16]" office:value-type="float" office:value="-0.0838199999999993" calcext:value-type="float">
            <text:p>-0.08382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2"/>for(i in 2:(nrow(dataframe))){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619" calcext:value-type="float">
            <text:p>55555619</text:p>
          </table:table-cell>
          <table:table-cell table:style-name="ce61" office:value-type="string" calcext:value-type="string">
            <text:p>23:42:40</text:p>
          </table:table-cell>
          <table:table-cell table:style-name="ce52" office:value-type="float" office:value="114.0439" calcext:value-type="float">
            <text:p>114.0439</text:p>
          </table:table-cell>
          <table:table-cell table:style-name="ce52" office:value-type="float" office:value="22.53076" calcext:value-type="float">
            <text:p>22.53076</text:p>
          </table:table-cell>
          <table:table-cell table:style-name="ce52" table:number-columns-repeated="2"/>
          <table:table-cell table:style-name="ce52" office:value-type="float" office:value="55555619" calcext:value-type="float">
            <text:p>55555619</text:p>
          </table:table-cell>
          <table:table-cell table:style-name="ce77" table:formula="of:=[Sheet4.A18]-[Sheet4.A17]" office:value-type="float" office:value="0" calcext:value-type="float">
            <text:p>0</text:p>
          </table:table-cell>
          <table:table-cell table:style-name="ce88" table:formula="of:=[Sheet4.B18]-[Sheet4.B17]" office:value-type="time" office:time-value="PT00H00M54S" calcext:value-type="time">
            <text:p>00:00:54</text:p>
          </table:table-cell>
          <table:table-cell table:style-name="ce97" table:formula="of:=[Sheet4.C18]-[Sheet4.C17]" office:value-type="float" office:value="0" calcext:value-type="float">
            <text:p>0</text:p>
          </table:table-cell>
          <table:table-cell table:style-name="ce107" table:formula="of:=[Sheet4.D18]-[Sheet4.D17]" office:value-type="float" office:value="0" calcext:value-type="float">
            <text:p>0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4"/>curr = dataframe[i,]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619" calcext:value-type="float">
            <text:p>55555619</text:p>
          </table:table-cell>
          <table:table-cell table:style-name="ce61" office:value-type="string" calcext:value-type="string">
            <text:p>23:43:34</text:p>
          </table:table-cell>
          <table:table-cell table:style-name="ce52" office:value-type="float" office:value="114.0439" calcext:value-type="float">
            <text:p>114.0439</text:p>
          </table:table-cell>
          <table:table-cell table:style-name="ce52" office:value-type="float" office:value="22.53076" calcext:value-type="float">
            <text:p>22.53076</text:p>
          </table:table-cell>
          <table:table-cell table:style-name="ce52" table:number-columns-repeated="2"/>
          <table:table-cell table:style-name="ce52" office:value-type="float" office:value="55555619" calcext:value-type="float">
            <text:p>55555619</text:p>
          </table:table-cell>
          <table:table-cell table:style-name="ce77" table:formula="of:=[Sheet4.A19]-[Sheet4.A18]" office:value-type="float" office:value="0" calcext:value-type="float">
            <text:p>0</text:p>
          </table:table-cell>
          <table:table-cell table:style-name="ce88" table:formula="of:=[Sheet4.B19]-[Sheet4.B18]" office:value-type="time" office:time-value="PT00H05M28S" calcext:value-type="time">
            <text:p>00:05:28</text:p>
          </table:table-cell>
          <table:table-cell table:style-name="ce97" table:formula="of:=[Sheet4.C19]-[Sheet4.C18]" office:value-type="float" office:value="0" calcext:value-type="float">
            <text:p>0</text:p>
          </table:table-cell>
          <table:table-cell table:style-name="ce107" table:formula="of:=[Sheet4.D19]-[Sheet4.D18]" office:value-type="float" office:value="0" calcext:value-type="float">
            <text:p>0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4"/>prev = dataframe[i-1 ,]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619" calcext:value-type="float">
            <text:p>55555619</text:p>
          </table:table-cell>
          <table:table-cell table:style-name="ce61" office:value-type="string" calcext:value-type="string">
            <text:p>23:49:02</text:p>
          </table:table-cell>
          <table:table-cell table:style-name="ce52" office:value-type="float" office:value="114.0439" calcext:value-type="float">
            <text:p>114.0439</text:p>
          </table:table-cell>
          <table:table-cell table:style-name="ce52" office:value-type="float" office:value="22.53076" calcext:value-type="float">
            <text:p>22.53076</text:p>
          </table:table-cell>
          <table:table-cell table:style-name="ce52" table:number-columns-repeated="2"/>
          <table:table-cell table:style-name="ce52" office:value-type="float" office:value="55555619" calcext:value-type="float">
            <text:p>55555619</text:p>
          </table:table-cell>
          <table:table-cell table:style-name="ce77" table:formula="of:=[Sheet4.A20]-[Sheet4.A19]" office:value-type="float" office:value="0" calcext:value-type="float">
            <text:p>0</text:p>
          </table:table-cell>
          <table:table-cell table:style-name="ce88" table:formula="of:=[Sheet4.B20]-[Sheet4.B19]" office:value-type="time" office:time-value="PT00H00M07S" calcext:value-type="time">
            <text:p>00:00:07</text:p>
          </table:table-cell>
          <table:table-cell table:style-name="ce97" table:formula="of:=[Sheet4.C20]-[Sheet4.C19]" office:value-type="float" office:value="0" calcext:value-type="float">
            <text:p>0</text:p>
          </table:table-cell>
          <table:table-cell table:style-name="ce107" table:formula="of:=[Sheet4.D20]-[Sheet4.D19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115" table:formula="of:=SUM([Sheet4.I17:.I19])" office:value-type="time" office:time-value="PT00H06M29S" calcext:value-type="time">
            <text:p>00:06:29</text:p>
          </table:table-cell>
          <table:table-cell table:style-name="ce114" table:number-columns-repeated="3"/>
          <table:table-cell table:style-name="ce116" office:value-type="string" calcext:value-type="string">
            <text:p><text:s text:c="4"/></text:p>
          </table:table-cell>
          <table:table-cell table:style-name="ce114" table:number-columns-repeated="7"/>
        </table:table-row>
        <table:table-row table:style-name="ro1">
          <table:table-cell office:value-type="float" office:value="55555619" calcext:value-type="float">
            <text:p>55555619</text:p>
          </table:table-cell>
          <table:table-cell table:style-name="ce39" office:value-type="string" calcext:value-type="string">
            <text:p>23:49:09</text:p>
          </table:table-cell>
          <table:table-cell office:value-type="float" office:value="114.0439" calcext:value-type="float">
            <text:p>114.0439</text:p>
          </table:table-cell>
          <table:table-cell office:value-type="float" office:value="22.53076" calcext:value-type="float">
            <text:p>22.53076</text:p>
          </table:table-cell>
          <table:table-cell table:number-columns-repeated="2"/>
          <table:table-cell office:value-type="float" office:value="55555739" calcext:value-type="float">
            <text:p>55555739</text:p>
          </table:table-cell>
          <table:table-cell table:formula="of:=[Sheet4.A21]-[Sheet4.A20]" office:value-type="float" office:value="120" calcext:value-type="float">
            <text:p>120</text:p>
          </table:table-cell>
          <table:table-cell table:formula="of:=[Sheet4.B21]-[Sheet4.B20]" office:value-type="time" office:time-value="-PT04H29M11S" calcext:value-type="time">
            <text:p>19:30:49</text:p>
          </table:table-cell>
          <table:table-cell table:formula="of:=[Sheet4.C21]-[Sheet4.C20]" office:value-type="float" office:value="0.0210000000000008" calcext:value-type="float">
            <text:p>0.021</text:p>
          </table:table-cell>
          <table:table-cell table:formula="of:=[Sheet4.D21]-[Sheet4.D20]" office:value-type="float" office:value="0.00124999999999886" calcext:value-type="float">
            <text:p>0.00125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4"/>if(curr$Latitude == first$Latitude &amp;&amp; curr$Longitude == first$Longitude &amp;&amp; ((curr$Time - prev$Time) &lt; g)){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39" calcext:value-type="float">
            <text:p>55555739</text:p>
          </table:table-cell>
          <table:table-cell table:style-name="ce64" office:value-type="string" calcext:value-type="string">
            <text:p>19:19:58</text:p>
          </table:table-cell>
          <table:table-cell table:style-name="ce52" office:value-type="float" office:value="114.0649" calcext:value-type="float">
            <text:p>114.0649</text:p>
          </table:table-cell>
          <table:table-cell table:style-name="ce52" office:value-type="float" office:value="22.53201" calcext:value-type="float">
            <text:p>22.53201</text:p>
          </table:table-cell>
          <table:table-cell table:style-name="ce52" table:number-columns-repeated="2"/>
          <table:table-cell table:style-name="ce52" office:value-type="float" office:value="55555739" calcext:value-type="float">
            <text:p>55555739</text:p>
          </table:table-cell>
          <table:table-cell table:style-name="ce77" table:formula="of:=[Sheet4.A22]-[Sheet4.A21]" office:value-type="float" office:value="0" calcext:value-type="float">
            <text:p>0</text:p>
          </table:table-cell>
          <table:table-cell table:style-name="ce88" table:formula="of:=[Sheet4.B22]-[Sheet4.B21]" office:value-type="time" office:time-value="PT00H01M02S" calcext:value-type="time">
            <text:p>00:01:02</text:p>
          </table:table-cell>
          <table:table-cell table:style-name="ce97" table:formula="of:=[Sheet4.C22]-[Sheet4.C21]" office:value-type="float" office:value="0" calcext:value-type="float">
            <text:p>0</text:p>
          </table:table-cell>
          <table:table-cell table:style-name="ce107" table:formula="of:=[Sheet4.D22]-[Sheet4.D21]" office:value-type="float" office:value="0" calcext:value-type="float">
            <text:p>0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8"/>n = n + 1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39" calcext:value-type="float">
            <text:p>55555739</text:p>
          </table:table-cell>
          <table:table-cell table:style-name="ce61" office:value-type="string" calcext:value-type="string">
            <text:p>19:21:00</text:p>
          </table:table-cell>
          <table:table-cell table:style-name="ce52" office:value-type="float" office:value="114.0649" calcext:value-type="float">
            <text:p>114.0649</text:p>
          </table:table-cell>
          <table:table-cell table:style-name="ce52" office:value-type="float" office:value="22.53201" calcext:value-type="float">
            <text:p>22.53201</text:p>
          </table:table-cell>
          <table:table-cell table:style-name="ce52" table:number-columns-repeated="2"/>
          <table:table-cell table:style-name="ce52" office:value-type="float" office:value="55555739" calcext:value-type="float">
            <text:p>55555739</text:p>
          </table:table-cell>
          <table:table-cell table:style-name="ce77" table:formula="of:=[Sheet4.A23]-[Sheet4.A22]" office:value-type="float" office:value="0" calcext:value-type="float">
            <text:p>0</text:p>
          </table:table-cell>
          <table:table-cell table:style-name="ce88" table:formula="of:=[Sheet4.B23]-[Sheet4.B22]" office:value-type="time" office:time-value="PT01H43M50S" calcext:value-type="time">
            <text:p>01:43:50</text:p>
          </table:table-cell>
          <table:table-cell table:style-name="ce97" table:formula="of:=[Sheet4.C23]-[Sheet4.C22]" office:value-type="float" office:value="0" calcext:value-type="float">
            <text:p>0</text:p>
          </table:table-cell>
          <table:table-cell table:style-name="ce107" table:formula="of:=[Sheet4.D23]-[Sheet4.D22]" office:value-type="float" office:value="0" calcext:value-type="float">
            <text:p>0</text:p>
          </table:table-cell>
          <table:table-cell/>
          <table:table-cell table:style-name="ce116"/>
          <table:table-cell table:style-name="ce114" table:number-columns-repeated="3"/>
          <table:table-cell table:style-name="ce116" office:value-type="string" calcext:value-type="string">
            <text:p><text:s text:c="6"/>if (n &gt;= k &amp;&amp; ((curr$Time - first$Time) &gt;= d) &amp;&amp; (stop_comfirmed == FALSE)){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39" calcext:value-type="float">
            <text:p>55555739</text:p>
          </table:table-cell>
          <table:table-cell table:style-name="ce64" office:value-type="string" calcext:value-type="string">
            <text:p>21:04:50</text:p>
          </table:table-cell>
          <table:table-cell table:style-name="ce52" office:value-type="float" office:value="114.0649" calcext:value-type="float">
            <text:p>114.0649</text:p>
          </table:table-cell>
          <table:table-cell table:style-name="ce52" office:value-type="float" office:value="22.53201" calcext:value-type="float">
            <text:p>22.53201</text:p>
          </table:table-cell>
          <table:table-cell table:style-name="ce52" table:number-columns-repeated="2"/>
          <table:table-cell table:style-name="ce52" office:value-type="float" office:value="55555739" calcext:value-type="float">
            <text:p>55555739</text:p>
          </table:table-cell>
          <table:table-cell table:style-name="ce77" table:formula="of:=[Sheet4.A24]-[Sheet4.A23]" office:value-type="float" office:value="0" calcext:value-type="float">
            <text:p>0</text:p>
          </table:table-cell>
          <table:table-cell table:style-name="ce88" table:formula="of:=[Sheet4.B24]-[Sheet4.B23]" office:value-type="time" office:time-value="PT00H00M15S" calcext:value-type="time">
            <text:p>00:00:15</text:p>
          </table:table-cell>
          <table:table-cell table:style-name="ce97" table:formula="of:=[Sheet4.C24]-[Sheet4.C23]" office:value-type="float" office:value="0" calcext:value-type="float">
            <text:p>0</text:p>
          </table:table-cell>
          <table:table-cell table:style-name="ce107" table:formula="of:=[Sheet4.D24]-[Sheet4.D23]" office:value-type="float" office:value="0" calcext:value-type="float">
            <text:p>0</text:p>
          </table:table-cell>
          <table:table-cell office:value-type="string" calcext:value-type="string">
            <text:p>Samo 1 stop</text:p>
          </table:table-cell>
          <table:table-cell table:style-name="ce115" table:formula="of:=SUM([Sheet4.I21:.I23])" office:value-type="time" office:time-value="PT01H45M07S" calcext:value-type="time">
            <text:p>01:45:07</text:p>
          </table:table-cell>
          <table:table-cell table:style-name="ce114" table:number-columns-repeated="3"/>
          <table:table-cell table:style-name="ce116" office:value-type="string" calcext:value-type="string">
            <text:p><text:s text:c="8"/>stop_comfirmed &lt;-TRUE</text:p>
          </table:table-cell>
          <table:table-cell table:style-name="ce114" table:number-columns-repeated="7"/>
        </table:table-row>
        <table:table-row table:style-name="ro1">
          <table:table-cell office:value-type="float" office:value="55555739" calcext:value-type="float">
            <text:p>55555739</text:p>
          </table:table-cell>
          <table:table-cell table:style-name="ce39" office:value-type="string" calcext:value-type="string">
            <text:p>21:05:05</text:p>
          </table:table-cell>
          <table:table-cell office:value-type="float" office:value="114.0649" calcext:value-type="float">
            <text:p>114.0649</text:p>
          </table:table-cell>
          <table:table-cell office:value-type="float" office:value="22.53201" calcext:value-type="float">
            <text:p>22.53201</text:p>
          </table:table-cell>
          <table:table-cell table:number-columns-repeated="2"/>
          <table:table-cell office:value-type="float" office:value="55555747" calcext:value-type="float">
            <text:p>55555747</text:p>
          </table:table-cell>
          <table:table-cell table:formula="of:=[Sheet4.A25]-[Sheet4.A24]" office:value-type="float" office:value="8" calcext:value-type="float">
            <text:p>8</text:p>
          </table:table-cell>
          <table:table-cell table:formula="of:=[Sheet4.B25]-[Sheet4.B24]" office:value-type="time" office:time-value="-PT03H59M32S" calcext:value-type="time">
            <text:p>20:00:28</text:p>
          </table:table-cell>
          <table:table-cell table:formula="of:=[Sheet4.C25]-[Sheet4.C24]" office:value-type="float" office:value="-0.215499999999992" calcext:value-type="float">
            <text:p>-0.2155</text:p>
          </table:table-cell>
          <table:table-cell table:formula="of:=[Sheet4.D25]-[Sheet4.D24]" office:value-type="float" office:value="0.251809999999999" calcext:value-type="float">
            <text:p>0.25181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6"/>}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47" calcext:value-type="float">
            <text:p>55555747</text:p>
          </table:table-cell>
          <table:table-cell table:style-name="ce61" office:value-type="string" calcext:value-type="string">
            <text:p>17:05:33</text:p>
          </table:table-cell>
          <table:table-cell table:style-name="ce52" office:value-type="float" office:value="113.8494" calcext:value-type="float">
            <text:p>113.8494</text:p>
          </table:table-cell>
          <table:table-cell table:style-name="ce52" office:value-type="float" office:value="22.78382" calcext:value-type="float">
            <text:p>22.78382</text:p>
          </table:table-cell>
          <table:table-cell table:style-name="ce52" table:number-columns-repeated="2"/>
          <table:table-cell table:style-name="ce52" office:value-type="float" office:value="55555747" calcext:value-type="float">
            <text:p>55555747</text:p>
          </table:table-cell>
          <table:table-cell table:style-name="ce77" table:formula="of:=[Sheet4.A26]-[Sheet4.A25]" office:value-type="float" office:value="0" calcext:value-type="float">
            <text:p>0</text:p>
          </table:table-cell>
          <table:table-cell table:style-name="ce88" table:formula="of:=[Sheet4.B26]-[Sheet4.B25]" office:value-type="time" office:time-value="PT00H00M42S" calcext:value-type="time">
            <text:p>00:00:42</text:p>
          </table:table-cell>
          <table:table-cell table:style-name="ce97" table:formula="of:=[Sheet4.C26]-[Sheet4.C25]" office:value-type="float" office:value="0" calcext:value-type="float">
            <text:p>0</text:p>
          </table:table-cell>
          <table:table-cell table:style-name="ce107" table:formula="of:=[Sheet4.D26]-[Sheet4.D25]" office:value-type="float" office:value="0" calcext:value-type="float">
            <text:p>0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8"/>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47" calcext:value-type="float">
            <text:p>55555747</text:p>
          </table:table-cell>
          <table:table-cell table:style-name="ce61" office:value-type="string" calcext:value-type="string">
            <text:p>17:06:15</text:p>
          </table:table-cell>
          <table:table-cell table:style-name="ce52" office:value-type="float" office:value="113.8494" calcext:value-type="float">
            <text:p>113.8494</text:p>
          </table:table-cell>
          <table:table-cell table:style-name="ce52" office:value-type="float" office:value="22.78382" calcext:value-type="float">
            <text:p>22.78382</text:p>
          </table:table-cell>
          <table:table-cell table:style-name="ce52" table:number-columns-repeated="2"/>
          <table:table-cell table:style-name="ce52" office:value-type="float" office:value="55555747" calcext:value-type="float">
            <text:p>55555747</text:p>
          </table:table-cell>
          <table:table-cell table:style-name="ce77" table:formula="of:=[Sheet4.A27]-[Sheet4.A26]" office:value-type="float" office:value="0" calcext:value-type="float">
            <text:p>0</text:p>
          </table:table-cell>
          <table:table-cell table:style-name="ce88" table:formula="of:=[Sheet4.B27]-[Sheet4.B26]" office:value-type="time" office:time-value="PT00H00M48S" calcext:value-type="time">
            <text:p>00:00:48</text:p>
          </table:table-cell>
          <table:table-cell table:style-name="ce97" table:formula="of:=[Sheet4.C27]-[Sheet4.C26]" office:value-type="float" office:value="0" calcext:value-type="float">
            <text:p>0</text:p>
          </table:table-cell>
          <table:table-cell table:style-name="ce107" table:formula="of:=[Sheet4.D27]-[Sheet4.D26]" office:value-type="float" office:value="0" calcext:value-type="float">
            <text:p>0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4"/>}else{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47" calcext:value-type="float">
            <text:p>55555747</text:p>
          </table:table-cell>
          <table:table-cell table:style-name="ce61" office:value-type="string" calcext:value-type="string">
            <text:p>17:07:03</text:p>
          </table:table-cell>
          <table:table-cell table:style-name="ce52" office:value-type="float" office:value="113.8494" calcext:value-type="float">
            <text:p>113.8494</text:p>
          </table:table-cell>
          <table:table-cell table:style-name="ce52" office:value-type="float" office:value="22.78382" calcext:value-type="float">
            <text:p>22.78382</text:p>
          </table:table-cell>
          <table:table-cell table:style-name="ce52" table:number-columns-repeated="2"/>
          <table:table-cell table:style-name="ce52" office:value-type="float" office:value="55555747" calcext:value-type="float">
            <text:p>55555747</text:p>
          </table:table-cell>
          <table:table-cell table:style-name="ce77" table:formula="of:=[Sheet4.A28]-[Sheet4.A27]" office:value-type="float" office:value="0" calcext:value-type="float">
            <text:p>0</text:p>
          </table:table-cell>
          <table:table-cell table:style-name="ce88" table:formula="of:=[Sheet4.B28]-[Sheet4.B27]" office:value-type="time" office:time-value="PT00H04M04S" calcext:value-type="time">
            <text:p>00:04:04</text:p>
          </table:table-cell>
          <table:table-cell table:style-name="ce97" table:formula="of:=[Sheet4.C28]-[Sheet4.C27]" office:value-type="float" office:value="0" calcext:value-type="float">
            <text:p>0</text:p>
          </table:table-cell>
          <table:table-cell table:style-name="ce107" table:formula="of:=[Sheet4.D28]-[Sheet4.D27]" office:value-type="float" office:value="0" calcext:value-type="float">
            <text:p>0</text:p>
          </table:table-cell>
          <table:table-cell office:value-type="string" calcext:value-type="string">
            <text:p>Nije 10 min!</text:p>
          </table:table-cell>
          <table:table-cell table:style-name="ce115" table:formula="of:=SUM([Sheet4.I25:.I27])" office:value-type="time" office:time-value="PT00H05M34S" calcext:value-type="time">
            <text:p>00:05:34</text:p>
          </table:table-cell>
          <table:table-cell table:style-name="ce114" table:number-columns-repeated="3"/>
          <table:table-cell table:style-name="ce116" office:value-type="string" calcext:value-type="string">
            <text:p><text:s text:c="6"/>if(stop_comfirmed==TRUE)valid_stop_df&lt;&lt;-rbind(valid_stop_df, cbind(first,prev$Time)) #Arrival i Departure Time</text:p>
          </table:table-cell>
          <table:table-cell table:style-name="ce114" table:number-columns-repeated="7"/>
        </table:table-row>
        <table:table-row table:style-name="ro1">
          <table:table-cell office:value-type="float" office:value="55555747" calcext:value-type="float">
            <text:p>55555747</text:p>
          </table:table-cell>
          <table:table-cell table:style-name="ce39" office:value-type="string" calcext:value-type="string">
            <text:p>17:11:07</text:p>
          </table:table-cell>
          <table:table-cell office:value-type="float" office:value="113.8494" calcext:value-type="float">
            <text:p>113.8494</text:p>
          </table:table-cell>
          <table:table-cell office:value-type="float" office:value="22.78382" calcext:value-type="float">
            <text:p>22.78382</text:p>
          </table:table-cell>
          <table:table-cell table:number-columns-repeated="2"/>
          <table:table-cell office:value-type="float" office:value="55555774" calcext:value-type="float">
            <text:p>55555774</text:p>
          </table:table-cell>
          <table:table-cell table:formula="of:=[Sheet4.A29]-[Sheet4.A28]" office:value-type="float" office:value="27" calcext:value-type="float">
            <text:p>27</text:p>
          </table:table-cell>
          <table:table-cell table:formula="of:=[Sheet4.B29]-[Sheet4.B28]" office:value-type="time" office:time-value="-PT08H38M01S" calcext:value-type="time">
            <text:p>15:21:59</text:p>
          </table:table-cell>
          <table:table-cell table:formula="of:=[Sheet4.C29]-[Sheet4.C28]" office:value-type="float" office:value="0.187799999999996" calcext:value-type="float">
            <text:p>0.1878</text:p>
          </table:table-cell>
          <table:table-cell table:formula="of:=[Sheet4.D29]-[Sheet4.D28]" office:value-type="float" office:value="-0.240069999999999" calcext:value-type="float">
            <text:p>-0.24007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6"/>first = curr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74" calcext:value-type="float">
            <text:p>55555774</text:p>
          </table:table-cell>
          <table:table-cell table:style-name="ce61" office:value-type="string" calcext:value-type="string">
            <text:p>08:33:06</text:p>
          </table:table-cell>
          <table:table-cell table:style-name="ce52" office:value-type="float" office:value="114.0372" calcext:value-type="float">
            <text:p>114.0372</text:p>
          </table:table-cell>
          <table:table-cell table:style-name="ce52" office:value-type="float" office:value="22.54375" calcext:value-type="float">
            <text:p>22.54375</text:p>
          </table:table-cell>
          <table:table-cell table:style-name="ce52" table:number-columns-repeated="2"/>
          <table:table-cell table:style-name="ce52" office:value-type="float" office:value="55555774" calcext:value-type="float">
            <text:p>55555774</text:p>
          </table:table-cell>
          <table:table-cell table:style-name="ce77" table:formula="of:=[Sheet4.A30]-[Sheet4.A29]" office:value-type="float" office:value="0" calcext:value-type="float">
            <text:p>0</text:p>
          </table:table-cell>
          <table:table-cell table:style-name="ce88" table:formula="of:=[Sheet4.B30]-[Sheet4.B29]" office:value-type="time" office:time-value="PT00H00M11S" calcext:value-type="time">
            <text:p>00:00:11</text:p>
          </table:table-cell>
          <table:table-cell table:style-name="ce97" table:formula="of:=[Sheet4.C30]-[Sheet4.C29]" office:value-type="float" office:value="0" calcext:value-type="float">
            <text:p>0</text:p>
          </table:table-cell>
          <table:table-cell table:style-name="ce107" table:formula="of:=[Sheet4.D30]-[Sheet4.D29]" office:value-type="float" office:value="0" calcext:value-type="float">
            <text:p>0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6"/>n&lt;-1</text:p>
          </table:table-cell>
          <table:table-cell table:style-name="ce114" table:number-columns-repeated="7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33:17</text:p>
          </table:table-cell>
          <table:table-cell office:value-type="float" office:value="114.0372" calcext:value-type="float">
            <text:p>114.0372</text:p>
          </table:table-cell>
          <table:table-cell office:value-type="float" office:value="22.54375" calcext:value-type="float">
            <text:p>22.54375</text:p>
          </table:table-cell>
          <table:table-cell table:number-columns-repeated="2"/>
          <table:table-cell office:value-type="float" office:value="55555774" calcext:value-type="float">
            <text:p>55555774</text:p>
          </table:table-cell>
          <table:table-cell table:formula="of:=[Sheet4.A31]-[Sheet4.A30]" office:value-type="float" office:value="0" calcext:value-type="float">
            <text:p>0</text:p>
          </table:table-cell>
          <table:table-cell table:formula="of:=[Sheet4.B31]-[Sheet4.B30]" office:value-type="time" office:time-value="PT00H03M33S" calcext:value-type="time">
            <text:p>00:03:33</text:p>
          </table:table-cell>
          <table:table-cell table:formula="of:=[Sheet4.C31]-[Sheet4.C30]" office:value-type="float" office:value="0.00600000000000023" calcext:value-type="float">
            <text:p>0.006</text:p>
          </table:table-cell>
          <table:table-cell table:formula="of:=[Sheet4.D31]-[Sheet4.D30]" office:value-type="float" office:value="0.0109700000000004" calcext:value-type="float">
            <text:p>0.01097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6"/>stop_comfirmed&lt;-FALSE</text:p>
          </table:table-cell>
          <table:table-cell table:style-name="ce114" table:number-columns-repeated="7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36:50</text:p>
          </table:table-cell>
          <table:table-cell office:value-type="float" office:value="114.0432" calcext:value-type="float">
            <text:p>114.0432</text:p>
          </table:table-cell>
          <table:table-cell office:value-type="float" office:value="22.55472" calcext:value-type="float">
            <text:p>22.55472</text:p>
          </table:table-cell>
          <table:table-cell table:number-columns-repeated="2"/>
          <table:table-cell office:value-type="float" office:value="55555774" calcext:value-type="float">
            <text:p>55555774</text:p>
          </table:table-cell>
          <table:table-cell table:formula="of:=[Sheet4.A32]-[Sheet4.A31]" office:value-type="float" office:value="0" calcext:value-type="float">
            <text:p>0</text:p>
          </table:table-cell>
          <table:table-cell table:formula="of:=[Sheet4.B32]-[Sheet4.B31]" office:value-type="time" office:time-value="PT00H03M19S" calcext:value-type="time">
            <text:p>00:03:19</text:p>
          </table:table-cell>
          <table:table-cell table:formula="of:=[Sheet4.C32]-[Sheet4.C31]" office:value-type="float" office:value="0.00530000000000541" calcext:value-type="float">
            <text:p>0.0053</text:p>
          </table:table-cell>
          <table:table-cell table:formula="of:=[Sheet4.D32]-[Sheet4.D31]" office:value-type="float" office:value="0.0121500000000019" calcext:value-type="float">
            <text:p>0.01215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4"/>}</text:p>
          </table:table-cell>
          <table:table-cell table:style-name="ce114" table:number-columns-repeated="7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40:09</text:p>
          </table:table-cell>
          <table:table-cell office:value-type="float" office:value="114.0485" calcext:value-type="float">
            <text:p>114.0485</text:p>
          </table:table-cell>
          <table:table-cell office:value-type="float" office:value="22.56687" calcext:value-type="float">
            <text:p>22.56687</text:p>
          </table:table-cell>
          <table:table-cell table:number-columns-repeated="2"/>
          <table:table-cell office:value-type="float" office:value="55555774" calcext:value-type="float">
            <text:p>55555774</text:p>
          </table:table-cell>
          <table:table-cell table:formula="of:=[Sheet4.A33]-[Sheet4.A32]" office:value-type="float" office:value="0" calcext:value-type="float">
            <text:p>0</text:p>
          </table:table-cell>
          <table:table-cell table:formula="of:=[Sheet4.B33]-[Sheet4.B32]" office:value-type="time" office:time-value="PT00H01M27S" calcext:value-type="time">
            <text:p>00:01:27</text:p>
          </table:table-cell>
          <table:table-cell table:formula="of:=[Sheet4.C33]-[Sheet4.C32]" office:value-type="float" office:value="0.0108999999999924" calcext:value-type="float">
            <text:p>0.0109</text:p>
          </table:table-cell>
          <table:table-cell table:formula="of:=[Sheet4.D33]-[Sheet4.D32]" office:value-type="float" office:value="0.00244" calcext:value-type="float">
            <text:p>0.00244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2"/>}</text:p>
          </table:table-cell>
          <table:table-cell table:style-name="ce114" table:number-columns-repeated="7"/>
        </table:table-row>
        <table:table-row table:style-name="ro1">
          <table:table-cell office:value-type="float" office:value="55555774" calcext:value-type="float">
            <text:p>55555774</text:p>
          </table:table-cell>
          <table:table-cell table:style-name="ce39" office:value-type="string" calcext:value-type="string">
            <text:p>08:41:36</text:p>
          </table:table-cell>
          <table:table-cell office:value-type="float" office:value="114.0594" calcext:value-type="float">
            <text:p>114.0594</text:p>
          </table:table-cell>
          <table:table-cell office:value-type="float" office:value="22.56931" calcext:value-type="float">
            <text:p>22.56931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34]-[Sheet4.A33]" office:value-type="float" office:value="13" calcext:value-type="float">
            <text:p>13</text:p>
          </table:table-cell>
          <table:table-cell table:formula="of:=[Sheet4.B34]-[Sheet4.B33]" office:value-type="time" office:time-value="-PT08H14M05S" calcext:value-type="time">
            <text:p>15:45:55</text:p>
          </table:table-cell>
          <table:table-cell table:formula="of:=[Sheet4.C34]-[Sheet4.C33]" office:value-type="float" office:value="-0.00929999999999609" calcext:value-type="float">
            <text:p>-0.0093</text:p>
          </table:table-cell>
          <table:table-cell table:formula="of:=[Sheet4.D34]-[Sheet4.D33]" office:value-type="float" office:value="-0.0282700000000027" calcext:value-type="float">
            <text:p>-0.02827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2"/></text:p>
          </table:table-cell>
          <table:table-cell table:style-name="ce114" table:number-columns-repeated="7"/>
        </table:table-row>
        <table:table-row table:style-name="ro1">
          <table:table-cell table:style-name="ce53" office:value-type="float" office:value="55555787" calcext:value-type="float">
            <text:p>55555787</text:p>
          </table:table-cell>
          <table:table-cell table:style-name="ce65" office:value-type="string" calcext:value-type="string">
            <text:p>00:27:31</text:p>
          </table:table-cell>
          <table:table-cell table:style-name="ce53" office:value-type="float" office:value="114.0501" calcext:value-type="float">
            <text:p>114.0501</text:p>
          </table:table-cell>
          <table:table-cell table:style-name="ce53" office:value-type="float" office:value="22.54104" calcext:value-type="float">
            <text:p>22.54104</text:p>
          </table:table-cell>
          <table:table-cell table:style-name="ce53" table:number-columns-repeated="2"/>
          <table:table-cell table:style-name="ce53" office:value-type="float" office:value="55555787" calcext:value-type="float">
            <text:p>55555787</text:p>
          </table:table-cell>
          <table:table-cell table:style-name="ce79" table:formula="of:=[Sheet4.A35]-[Sheet4.A34]" office:value-type="float" office:value="0" calcext:value-type="float">
            <text:p>0</text:p>
          </table:table-cell>
          <table:table-cell table:style-name="ce90" table:formula="of:=[Sheet4.B35]-[Sheet4.B34]" office:value-type="time" office:time-value="PT00H00M11S" calcext:value-type="time">
            <text:p>00:00:11</text:p>
          </table:table-cell>
          <table:table-cell table:style-name="ce99" table:formula="of:=[Sheet4.C35]-[Sheet4.C34]" office:value-type="float" office:value="0" calcext:value-type="float">
            <text:p>0</text:p>
          </table:table-cell>
          <table:table-cell table:style-name="ce108" table:formula="of:=[Sheet4.D35]-[Sheet4.D34]" office:value-type="float" office:value="0" calcext:value-type="float">
            <text:p>0</text:p>
          </table:table-cell>
          <table:table-cell/>
          <table:table-cell table:style-name="ce114" table:number-columns-repeated="4"/>
          <table:table-cell table:style-name="ce116" office:value-type="string" calcext:value-type="string">
            <text:p><text:s text:c="2"/>if(stop_comfirmed==TRUE)valid_stop_df&lt;&lt;-rbind(valid_stop_df, cbind(first,prev$Time)) #Arrival i Departure Time</text:p>
          </table:table-cell>
          <table:table-cell table:style-name="ce114" table:number-columns-repeated="7"/>
        </table:table-row>
        <table:table-row table:style-name="ro1">
          <table:table-cell table:style-name="ce54" office:value-type="float" office:value="55555787" calcext:value-type="float">
            <text:p>55555787</text:p>
          </table:table-cell>
          <table:table-cell table:style-name="ce66" office:value-type="string" calcext:value-type="string">
            <text:p>00:27:42</text:p>
          </table:table-cell>
          <table:table-cell table:style-name="ce54" office:value-type="float" office:value="114.0501" calcext:value-type="float">
            <text:p>114.0501</text:p>
          </table:table-cell>
          <table:table-cell table:style-name="ce54" office:value-type="float" office:value="22.54104" calcext:value-type="float">
            <text:p>22.54104</text:p>
          </table:table-cell>
          <table:table-cell table:style-name="ce54" table:number-columns-repeated="2"/>
          <table:table-cell table:style-name="ce54" office:value-type="float" office:value="55555787" calcext:value-type="float">
            <text:p>55555787</text:p>
          </table:table-cell>
          <table:table-cell table:style-name="ce80" table:formula="of:=[Sheet4.A36]-[Sheet4.A35]" office:value-type="float" office:value="0" calcext:value-type="float">
            <text:p>0</text:p>
          </table:table-cell>
          <table:table-cell table:style-name="ce91" table:formula="of:=[Sheet4.B36]-[Sheet4.B35]" office:value-type="time" office:time-value="PT00H02M23S" calcext:value-type="time">
            <text:p>00:02:23</text:p>
          </table:table-cell>
          <table:table-cell table:style-name="ce100" table:formula="of:=[Sheet4.C36]-[Sheet4.C35]" office:value-type="float" office:value="0" calcext:value-type="float">
            <text:p>0</text:p>
          </table:table-cell>
          <table:table-cell table:style-name="ce109" table:formula="of:=[Sheet4.D36]-[Sheet4.D35]" office:value-type="float" office:value="0" calcext:value-type="float">
            <text:p>0</text:p>
          </table:table-cell>
          <table:table-cell table:number-columns-repeated="5"/>
          <table:table-cell table:style-name="ce116" office:value-type="string" calcext:value-type="string">
            <text:p><text:s text:c="2"/>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30:0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37]-[Sheet4.A36]" office:value-type="float" office:value="0" calcext:value-type="float">
            <text:p>0</text:p>
          </table:table-cell>
          <table:table-cell table:style-name="ce92" table:formula="of:=[Sheet4.B37]-[Sheet4.B36]" office:value-type="time" office:time-value="PT00H03M20S" calcext:value-type="time">
            <text:p>00:03:20</text:p>
          </table:table-cell>
          <table:table-cell table:style-name="ce101" table:formula="of:=[Sheet4.C37]-[Sheet4.C36]" office:value-type="float" office:value="0" calcext:value-type="float">
            <text:p>0</text:p>
          </table:table-cell>
          <table:table-cell table:style-name="ce110" table:formula="of:=[Sheet4.D37]-[Sheet4.D36]" office:value-type="float" office:value="0" calcext:value-type="float">
            <text:p>0</text:p>
          </table:table-cell>
          <table:table-cell table:number-columns-repeated="5"/>
          <table:table-cell table:style-name="ce116" office:value-type="string" calcext:value-type="string">
            <text:p>}</text:p>
          </table:table-cell>
          <table:table-cell table:style-name="ce114" table:number-columns-repeated="7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33:2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38]-[Sheet4.A37]" office:value-type="float" office:value="0" calcext:value-type="float">
            <text:p>0</text:p>
          </table:table-cell>
          <table:table-cell table:style-name="ce92" table:formula="of:=[Sheet4.B38]-[Sheet4.B37]" office:value-type="time" office:time-value="PT00H03M09S" calcext:value-type="time">
            <text:p>00:03:09</text:p>
          </table:table-cell>
          <table:table-cell table:style-name="ce101" table:formula="of:=[Sheet4.C38]-[Sheet4.C37]" office:value-type="float" office:value="0" calcext:value-type="float">
            <text:p>0</text:p>
          </table:table-cell>
          <table:table-cell table:style-name="ce110" table:formula="of:=[Sheet4.D38]-[Sheet4.D37]" office:value-type="float" office:value="0" calcext:value-type="float">
            <text:p>0</text:p>
          </table:table-cell>
          <table:table-cell/>
          <table:table-cell table:style-name="ce40"/>
          <table:table-cell table:number-columns-repeated="11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36:3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39]-[Sheet4.A38]" office:value-type="float" office:value="0" calcext:value-type="float">
            <text:p>0</text:p>
          </table:table-cell>
          <table:table-cell table:style-name="ce92" table:formula="of:=[Sheet4.B39]-[Sheet4.B38]" office:value-type="time" office:time-value="PT00H03M58S" calcext:value-type="time">
            <text:p>00:03:58</text:p>
          </table:table-cell>
          <table:table-cell table:style-name="ce101" table:formula="of:=[Sheet4.C39]-[Sheet4.C38]" office:value-type="float" office:value="0" calcext:value-type="float">
            <text:p>0</text:p>
          </table:table-cell>
          <table:table-cell table:style-name="ce110" table:formula="of:=[Sheet4.D39]-[Sheet4.D38]" office:value-type="float" office:value="0" calcext:value-type="float">
            <text:p>0</text:p>
          </table:table-cell>
          <table:table-cell/>
          <table:table-cell table:style-name="ce40"/>
          <table:table-cell table:number-columns-repeated="11"/>
        </table:table-row>
        <table:table-row table:style-name="ro1">
          <table:table-cell table:style-name="ce55" office:value-type="float" office:value="55555787" calcext:value-type="float">
            <text:p>55555787</text:p>
          </table:table-cell>
          <table:table-cell table:style-name="ce67" office:value-type="string" calcext:value-type="string">
            <text:p>00:40:32</text:p>
          </table:table-cell>
          <table:table-cell table:style-name="ce55" office:value-type="float" office:value="114.0501" calcext:value-type="float">
            <text:p>114.0501</text:p>
          </table:table-cell>
          <table:table-cell table:style-name="ce55" office:value-type="float" office:value="22.54104" calcext:value-type="float">
            <text:p>22.54104</text:p>
          </table:table-cell>
          <table:table-cell table:style-name="ce55" table:number-columns-repeated="2"/>
          <table:table-cell table:style-name="ce55" office:value-type="float" office:value="55555787" calcext:value-type="float">
            <text:p>55555787</text:p>
          </table:table-cell>
          <table:table-cell table:style-name="ce82" table:formula="of:=[Sheet4.A40]-[Sheet4.A39]" office:value-type="float" office:value="0" calcext:value-type="float">
            <text:p>0</text:p>
          </table:table-cell>
          <table:table-cell table:style-name="ce93" table:formula="of:=[Sheet4.B40]-[Sheet4.B39]" office:value-type="time" office:time-value="PT00H06M41S" calcext:value-type="time">
            <text:p>00:06:41</text:p>
          </table:table-cell>
          <table:table-cell table:style-name="ce102" table:formula="of:=[Sheet4.C40]-[Sheet4.C39]" office:value-type="float" office:value="0" calcext:value-type="float">
            <text:p>0</text:p>
          </table:table-cell>
          <table:table-cell table:style-name="ce111" table:formula="of:=[Sheet4.D40]-[Sheet4.D39]" office:value-type="float" office:value="0" calcext:value-type="float">
            <text:p>0</text:p>
          </table:table-cell>
          <table:table-cell table:style-name="ce40" table:formula="of:=[Sheet4.B39]-[Sheet4.B34]" office:value-type="time" office:time-value="PT00H13M01S" calcext:value-type="time">
            <text:p>00:13:01</text:p>
          </table:table-cell>
          <table:table-cell table:style-name="ce40" table:formula="of:=SUM([Sheet4.I34:.I38])" office:value-type="time" office:time-value="PT00H13M01S" calcext:value-type="time">
            <text:p>00:13:01</text:p>
          </table:table-cell>
          <table:table-cell table:style-name="ce40" office:value-type="string" calcext:value-type="string">
            <text:p>TO NIJE DEPARTURE TIME!</text:p>
          </table:table-cell>
          <table:table-cell table:number-columns-repeated="10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47:13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1]-[Sheet4.A40]" office:value-type="float" office:value="0" calcext:value-type="float">
            <text:p>0</text:p>
          </table:table-cell>
          <table:table-cell table:style-name="ce92" table:formula="of:=[Sheet4.B41]-[Sheet4.B40]" office:value-type="time" office:time-value="PT00H02M52S" calcext:value-type="time">
            <text:p>00:02:52</text:p>
          </table:table-cell>
          <table:table-cell table:style-name="ce101" table:formula="of:=[Sheet4.C41]-[Sheet4.C40]" office:value-type="float" office:value="0" calcext:value-type="float">
            <text:p>0</text:p>
          </table:table-cell>
          <table:table-cell table:style-name="ce110" table:formula="of:=[Sheet4.D41]-[Sheet4.D4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50:0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2]-[Sheet4.A41]" office:value-type="float" office:value="0" calcext:value-type="float">
            <text:p>0</text:p>
          </table:table-cell>
          <table:table-cell table:style-name="ce92" table:formula="of:=[Sheet4.B42]-[Sheet4.B41]" office:value-type="time" office:time-value="PT00H00M29S" calcext:value-type="time">
            <text:p>00:00:29</text:p>
          </table:table-cell>
          <table:table-cell table:style-name="ce101" table:formula="of:=[Sheet4.C42]-[Sheet4.C41]" office:value-type="float" office:value="0" calcext:value-type="float">
            <text:p>0</text:p>
          </table:table-cell>
          <table:table-cell table:style-name="ce110" table:formula="of:=[Sheet4.D42]-[Sheet4.D4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50:3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3]-[Sheet4.A42]" office:value-type="float" office:value="0" calcext:value-type="float">
            <text:p>0</text:p>
          </table:table-cell>
          <table:table-cell table:style-name="ce92" table:formula="of:=[Sheet4.B43]-[Sheet4.B42]" office:value-type="time" office:time-value="PT00H00M16S" calcext:value-type="time">
            <text:p>00:00:16</text:p>
          </table:table-cell>
          <table:table-cell table:style-name="ce101" table:formula="of:=[Sheet4.C43]-[Sheet4.C42]" office:value-type="float" office:value="0" calcext:value-type="float">
            <text:p>0</text:p>
          </table:table-cell>
          <table:table-cell table:style-name="ce110" table:formula="of:=[Sheet4.D43]-[Sheet4.D4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50:5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4]-[Sheet4.A43]" office:value-type="float" office:value="0" calcext:value-type="float">
            <text:p>0</text:p>
          </table:table-cell>
          <table:table-cell table:style-name="ce92" table:formula="of:=[Sheet4.B44]-[Sheet4.B43]" office:value-type="time" office:time-value="PT00H04M05S" calcext:value-type="time">
            <text:p>00:04:05</text:p>
          </table:table-cell>
          <table:table-cell table:style-name="ce101" table:formula="of:=[Sheet4.C44]-[Sheet4.C43]" office:value-type="float" office:value="0" calcext:value-type="float">
            <text:p>0</text:p>
          </table:table-cell>
          <table:table-cell table:style-name="ce110" table:formula="of:=[Sheet4.D44]-[Sheet4.D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54:5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5]-[Sheet4.A44]" office:value-type="float" office:value="0" calcext:value-type="float">
            <text:p>0</text:p>
          </table:table-cell>
          <table:table-cell table:style-name="ce92" table:formula="of:=[Sheet4.B45]-[Sheet4.B44]" office:value-type="time" office:time-value="PT00H04M50S" calcext:value-type="time">
            <text:p>00:04:50</text:p>
          </table:table-cell>
          <table:table-cell table:style-name="ce101" table:formula="of:=[Sheet4.C45]-[Sheet4.C44]" office:value-type="float" office:value="0" calcext:value-type="float">
            <text:p>0</text:p>
          </table:table-cell>
          <table:table-cell table:style-name="ce110" table:formula="of:=[Sheet4.D45]-[Sheet4.D4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0:59:4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6]-[Sheet4.A45]" office:value-type="float" office:value="0" calcext:value-type="float">
            <text:p>0</text:p>
          </table:table-cell>
          <table:table-cell table:style-name="ce92" table:formula="of:=[Sheet4.B46]-[Sheet4.B45]" office:value-type="time" office:time-value="PT00H01M33S" calcext:value-type="time">
            <text:p>00:01:33</text:p>
          </table:table-cell>
          <table:table-cell table:style-name="ce101" table:formula="of:=[Sheet4.C46]-[Sheet4.C45]" office:value-type="float" office:value="0" calcext:value-type="float">
            <text:p>0</text:p>
          </table:table-cell>
          <table:table-cell table:style-name="ce110" table:formula="of:=[Sheet4.D46]-[Sheet4.D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01:18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7]-[Sheet4.A46]" office:value-type="float" office:value="0" calcext:value-type="float">
            <text:p>0</text:p>
          </table:table-cell>
          <table:table-cell table:style-name="ce92" table:formula="of:=[Sheet4.B47]-[Sheet4.B46]" office:value-type="time" office:time-value="PT00H00M24S" calcext:value-type="time">
            <text:p>00:00:24</text:p>
          </table:table-cell>
          <table:table-cell table:style-name="ce101" table:formula="of:=[Sheet4.C47]-[Sheet4.C46]" office:value-type="float" office:value="0" calcext:value-type="float">
            <text:p>0</text:p>
          </table:table-cell>
          <table:table-cell table:style-name="ce110" table:formula="of:=[Sheet4.D47]-[Sheet4.D4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01:4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8]-[Sheet4.A47]" office:value-type="float" office:value="0" calcext:value-type="float">
            <text:p>0</text:p>
          </table:table-cell>
          <table:table-cell table:style-name="ce92" table:formula="of:=[Sheet4.B48]-[Sheet4.B47]" office:value-type="time" office:time-value="PT00H06M35S" calcext:value-type="time">
            <text:p>00:06:35</text:p>
          </table:table-cell>
          <table:table-cell table:style-name="ce101" table:formula="of:=[Sheet4.C48]-[Sheet4.C47]" office:value-type="float" office:value="0" calcext:value-type="float">
            <text:p>0</text:p>
          </table:table-cell>
          <table:table-cell table:style-name="ce110" table:formula="of:=[Sheet4.D48]-[Sheet4.D4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08:1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49]-[Sheet4.A48]" office:value-type="float" office:value="0" calcext:value-type="float">
            <text:p>0</text:p>
          </table:table-cell>
          <table:table-cell table:style-name="ce92" table:formula="of:=[Sheet4.B49]-[Sheet4.B48]" office:value-type="time" office:time-value="PT00H00M53S" calcext:value-type="time">
            <text:p>00:00:53</text:p>
          </table:table-cell>
          <table:table-cell table:style-name="ce101" table:formula="of:=[Sheet4.C49]-[Sheet4.C48]" office:value-type="float" office:value="0" calcext:value-type="float">
            <text:p>0</text:p>
          </table:table-cell>
          <table:table-cell table:style-name="ce110" table:formula="of:=[Sheet4.D49]-[Sheet4.D4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09:1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0]-[Sheet4.A49]" office:value-type="float" office:value="0" calcext:value-type="float">
            <text:p>0</text:p>
          </table:table-cell>
          <table:table-cell table:style-name="ce92" table:formula="of:=[Sheet4.B50]-[Sheet4.B49]" office:value-type="time" office:time-value="PT00H05M52S" calcext:value-type="time">
            <text:p>00:05:52</text:p>
          </table:table-cell>
          <table:table-cell table:style-name="ce101" table:formula="of:=[Sheet4.C50]-[Sheet4.C49]" office:value-type="float" office:value="0" calcext:value-type="float">
            <text:p>0</text:p>
          </table:table-cell>
          <table:table-cell table:style-name="ce110" table:formula="of:=[Sheet4.D50]-[Sheet4.D4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15:0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1]-[Sheet4.A50]" office:value-type="float" office:value="0" calcext:value-type="float">
            <text:p>0</text:p>
          </table:table-cell>
          <table:table-cell table:style-name="ce92" table:formula="of:=[Sheet4.B51]-[Sheet4.B50]" office:value-type="time" office:time-value="PT00H07M53S" calcext:value-type="time">
            <text:p>00:07:53</text:p>
          </table:table-cell>
          <table:table-cell table:style-name="ce101" table:formula="of:=[Sheet4.C51]-[Sheet4.C50]" office:value-type="float" office:value="0" calcext:value-type="float">
            <text:p>0</text:p>
          </table:table-cell>
          <table:table-cell table:style-name="ce110" table:formula="of:=[Sheet4.D51]-[Sheet4.D5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22:5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2]-[Sheet4.A51]" office:value-type="float" office:value="0" calcext:value-type="float">
            <text:p>0</text:p>
          </table:table-cell>
          <table:table-cell table:style-name="ce92" table:formula="of:=[Sheet4.B52]-[Sheet4.B51]" office:value-type="time" office:time-value="PT00H07M53S" calcext:value-type="time">
            <text:p>00:07:53</text:p>
          </table:table-cell>
          <table:table-cell table:style-name="ce101" table:formula="of:=[Sheet4.C52]-[Sheet4.C51]" office:value-type="float" office:value="0" calcext:value-type="float">
            <text:p>0</text:p>
          </table:table-cell>
          <table:table-cell table:style-name="ce110" table:formula="of:=[Sheet4.D52]-[Sheet4.D5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30:48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3]-[Sheet4.A52]" office:value-type="float" office:value="0" calcext:value-type="float">
            <text:p>0</text:p>
          </table:table-cell>
          <table:table-cell table:style-name="ce92" table:formula="of:=[Sheet4.B53]-[Sheet4.B52]" office:value-type="time" office:time-value="PT00H00M48S" calcext:value-type="time">
            <text:p>00:00:48</text:p>
          </table:table-cell>
          <table:table-cell table:style-name="ce101" table:formula="of:=[Sheet4.C53]-[Sheet4.C52]" office:value-type="float" office:value="0" calcext:value-type="float">
            <text:p>0</text:p>
          </table:table-cell>
          <table:table-cell table:style-name="ce110" table:formula="of:=[Sheet4.D53]-[Sheet4.D5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31:3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4]-[Sheet4.A53]" office:value-type="float" office:value="0" calcext:value-type="float">
            <text:p>0</text:p>
          </table:table-cell>
          <table:table-cell table:style-name="ce92" table:formula="of:=[Sheet4.B54]-[Sheet4.B53]" office:value-type="time" office:time-value="PT00H09M57S" calcext:value-type="time">
            <text:p>00:09:57</text:p>
          </table:table-cell>
          <table:table-cell table:style-name="ce101" table:formula="of:=[Sheet4.C54]-[Sheet4.C53]" office:value-type="float" office:value="0" calcext:value-type="float">
            <text:p>0</text:p>
          </table:table-cell>
          <table:table-cell table:style-name="ce110" table:formula="of:=[Sheet4.D54]-[Sheet4.D5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1:41:33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5]-[Sheet4.A54]" office:value-type="float" office:value="0" calcext:value-type="float">
            <text:p>0</text:p>
          </table:table-cell>
          <table:table-cell table:style-name="ce92" table:formula="of:=[Sheet4.B55]-[Sheet4.B54]" office:value-type="time" office:time-value="PT00H29M23S" calcext:value-type="time">
            <text:p>00:29:23</text:p>
          </table:table-cell>
          <table:table-cell table:style-name="ce101" table:formula="of:=[Sheet4.C55]-[Sheet4.C54]" office:value-type="float" office:value="0" calcext:value-type="float">
            <text:p>0</text:p>
          </table:table-cell>
          <table:table-cell table:style-name="ce110" table:formula="of:=[Sheet4.D55]-[Sheet4.D5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10:5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6]-[Sheet4.A55]" office:value-type="float" office:value="0" calcext:value-type="float">
            <text:p>0</text:p>
          </table:table-cell>
          <table:table-cell table:style-name="ce92" table:formula="of:=[Sheet4.B56]-[Sheet4.B55]" office:value-type="time" office:time-value="PT00H00M10S" calcext:value-type="time">
            <text:p>00:00:10</text:p>
          </table:table-cell>
          <table:table-cell table:style-name="ce101" table:formula="of:=[Sheet4.C56]-[Sheet4.C55]" office:value-type="float" office:value="0" calcext:value-type="float">
            <text:p>0</text:p>
          </table:table-cell>
          <table:table-cell table:style-name="ce110" table:formula="of:=[Sheet4.D56]-[Sheet4.D5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11:0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7]-[Sheet4.A56]" office:value-type="float" office:value="0" calcext:value-type="float">
            <text:p>0</text:p>
          </table:table-cell>
          <table:table-cell table:style-name="ce92" table:formula="of:=[Sheet4.B57]-[Sheet4.B56]" office:value-type="time" office:time-value="PT00H03M26S" calcext:value-type="time">
            <text:p>00:03:26</text:p>
          </table:table-cell>
          <table:table-cell table:style-name="ce101" table:formula="of:=[Sheet4.C57]-[Sheet4.C56]" office:value-type="float" office:value="0" calcext:value-type="float">
            <text:p>0</text:p>
          </table:table-cell>
          <table:table-cell table:style-name="ce110" table:formula="of:=[Sheet4.D57]-[Sheet4.D5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14:3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8]-[Sheet4.A57]" office:value-type="float" office:value="0" calcext:value-type="float">
            <text:p>0</text:p>
          </table:table-cell>
          <table:table-cell table:style-name="ce92" table:formula="of:=[Sheet4.B58]-[Sheet4.B57]" office:value-type="time" office:time-value="PT00H02M12S" calcext:value-type="time">
            <text:p>00:02:12</text:p>
          </table:table-cell>
          <table:table-cell table:style-name="ce101" table:formula="of:=[Sheet4.C58]-[Sheet4.C57]" office:value-type="float" office:value="0" calcext:value-type="float">
            <text:p>0</text:p>
          </table:table-cell>
          <table:table-cell table:style-name="ce110" table:formula="of:=[Sheet4.D58]-[Sheet4.D5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16:4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59]-[Sheet4.A58]" office:value-type="float" office:value="0" calcext:value-type="float">
            <text:p>0</text:p>
          </table:table-cell>
          <table:table-cell table:style-name="ce92" table:formula="of:=[Sheet4.B59]-[Sheet4.B58]" office:value-type="time" office:time-value="PT00H11M19S" calcext:value-type="time">
            <text:p>00:11:19</text:p>
          </table:table-cell>
          <table:table-cell table:style-name="ce101" table:formula="of:=[Sheet4.C59]-[Sheet4.C58]" office:value-type="float" office:value="0" calcext:value-type="float">
            <text:p>0</text:p>
          </table:table-cell>
          <table:table-cell table:style-name="ce110" table:formula="of:=[Sheet4.D59]-[Sheet4.D5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28:03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0]-[Sheet4.A59]" office:value-type="float" office:value="0" calcext:value-type="float">
            <text:p>0</text:p>
          </table:table-cell>
          <table:table-cell table:style-name="ce92" table:formula="of:=[Sheet4.B60]-[Sheet4.B59]" office:value-type="time" office:time-value="PT00H01M02S" calcext:value-type="time">
            <text:p>00:01:02</text:p>
          </table:table-cell>
          <table:table-cell table:style-name="ce101" table:formula="of:=[Sheet4.C60]-[Sheet4.C59]" office:value-type="float" office:value="0" calcext:value-type="float">
            <text:p>0</text:p>
          </table:table-cell>
          <table:table-cell table:style-name="ce110" table:formula="of:=[Sheet4.D60]-[Sheet4.D5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29:0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1]-[Sheet4.A60]" office:value-type="float" office:value="0" calcext:value-type="float">
            <text:p>0</text:p>
          </table:table-cell>
          <table:table-cell table:style-name="ce92" table:formula="of:=[Sheet4.B61]-[Sheet4.B60]" office:value-type="time" office:time-value="PT00H13M57S" calcext:value-type="time">
            <text:p>00:13:57</text:p>
          </table:table-cell>
          <table:table-cell table:style-name="ce101" table:formula="of:=[Sheet4.C61]-[Sheet4.C60]" office:value-type="float" office:value="0" calcext:value-type="float">
            <text:p>0</text:p>
          </table:table-cell>
          <table:table-cell table:style-name="ce110" table:formula="of:=[Sheet4.D61]-[Sheet4.D6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43:0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2]-[Sheet4.A61]" office:value-type="float" office:value="0" calcext:value-type="float">
            <text:p>0</text:p>
          </table:table-cell>
          <table:table-cell table:style-name="ce92" table:formula="of:=[Sheet4.B62]-[Sheet4.B61]" office:value-type="time" office:time-value="PT00H00M28S" calcext:value-type="time">
            <text:p>00:00:28</text:p>
          </table:table-cell>
          <table:table-cell table:style-name="ce101" table:formula="of:=[Sheet4.C62]-[Sheet4.C61]" office:value-type="float" office:value="0" calcext:value-type="float">
            <text:p>0</text:p>
          </table:table-cell>
          <table:table-cell table:style-name="ce110" table:formula="of:=[Sheet4.D62]-[Sheet4.D6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43:3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3]-[Sheet4.A62]" office:value-type="float" office:value="0" calcext:value-type="float">
            <text:p>0</text:p>
          </table:table-cell>
          <table:table-cell table:style-name="ce92" table:formula="of:=[Sheet4.B63]-[Sheet4.B62]" office:value-type="time" office:time-value="PT00H01M12S" calcext:value-type="time">
            <text:p>00:01:12</text:p>
          </table:table-cell>
          <table:table-cell table:style-name="ce101" table:formula="of:=[Sheet4.C63]-[Sheet4.C62]" office:value-type="float" office:value="0" calcext:value-type="float">
            <text:p>0</text:p>
          </table:table-cell>
          <table:table-cell table:style-name="ce110" table:formula="of:=[Sheet4.D63]-[Sheet4.D6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44:4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4]-[Sheet4.A63]" office:value-type="float" office:value="0" calcext:value-type="float">
            <text:p>0</text:p>
          </table:table-cell>
          <table:table-cell table:style-name="ce92" table:formula="of:=[Sheet4.B64]-[Sheet4.B63]" office:value-type="time" office:time-value="PT00H13M27S" calcext:value-type="time">
            <text:p>00:13:27</text:p>
          </table:table-cell>
          <table:table-cell table:style-name="ce101" table:formula="of:=[Sheet4.C64]-[Sheet4.C63]" office:value-type="float" office:value="0" calcext:value-type="float">
            <text:p>0</text:p>
          </table:table-cell>
          <table:table-cell table:style-name="ce110" table:formula="of:=[Sheet4.D64]-[Sheet4.D6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58:09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5]-[Sheet4.A64]" office:value-type="float" office:value="0" calcext:value-type="float">
            <text:p>0</text:p>
          </table:table-cell>
          <table:table-cell table:style-name="ce92" table:formula="of:=[Sheet4.B65]-[Sheet4.B64]" office:value-type="time" office:time-value="PT00H00M11S" calcext:value-type="time">
            <text:p>00:00:11</text:p>
          </table:table-cell>
          <table:table-cell table:style-name="ce101" table:formula="of:=[Sheet4.C65]-[Sheet4.C64]" office:value-type="float" office:value="0" calcext:value-type="float">
            <text:p>0</text:p>
          </table:table-cell>
          <table:table-cell table:style-name="ce110" table:formula="of:=[Sheet4.D65]-[Sheet4.D6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58:2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6]-[Sheet4.A65]" office:value-type="float" office:value="0" calcext:value-type="float">
            <text:p>0</text:p>
          </table:table-cell>
          <table:table-cell table:style-name="ce92" table:formula="of:=[Sheet4.B66]-[Sheet4.B65]" office:value-type="time" office:time-value="PT00H00M06S" calcext:value-type="time">
            <text:p>00:00:06</text:p>
          </table:table-cell>
          <table:table-cell table:style-name="ce101" table:formula="of:=[Sheet4.C66]-[Sheet4.C65]" office:value-type="float" office:value="0" calcext:value-type="float">
            <text:p>0</text:p>
          </table:table-cell>
          <table:table-cell table:style-name="ce110" table:formula="of:=[Sheet4.D66]-[Sheet4.D6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2:58:2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7]-[Sheet4.A66]" office:value-type="float" office:value="0" calcext:value-type="float">
            <text:p>0</text:p>
          </table:table-cell>
          <table:table-cell table:style-name="ce92" table:formula="of:=[Sheet4.B67]-[Sheet4.B66]" office:value-type="time" office:time-value="PT00H14M28S" calcext:value-type="time">
            <text:p>00:14:28</text:p>
          </table:table-cell>
          <table:table-cell table:style-name="ce101" table:formula="of:=[Sheet4.C67]-[Sheet4.C66]" office:value-type="float" office:value="0" calcext:value-type="float">
            <text:p>0</text:p>
          </table:table-cell>
          <table:table-cell table:style-name="ce110" table:formula="of:=[Sheet4.D67]-[Sheet4.D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12:5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8]-[Sheet4.A67]" office:value-type="float" office:value="0" calcext:value-type="float">
            <text:p>0</text:p>
          </table:table-cell>
          <table:table-cell table:style-name="ce92" table:formula="of:=[Sheet4.B68]-[Sheet4.B67]" office:value-type="time" office:time-value="PT00H14M23S" calcext:value-type="time">
            <text:p>00:14:23</text:p>
          </table:table-cell>
          <table:table-cell table:style-name="ce101" table:formula="of:=[Sheet4.C68]-[Sheet4.C67]" office:value-type="float" office:value="0" calcext:value-type="float">
            <text:p>0</text:p>
          </table:table-cell>
          <table:table-cell table:style-name="ce110" table:formula="of:=[Sheet4.D68]-[Sheet4.D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27:1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69]-[Sheet4.A68]" office:value-type="float" office:value="0" calcext:value-type="float">
            <text:p>0</text:p>
          </table:table-cell>
          <table:table-cell table:style-name="ce92" table:formula="of:=[Sheet4.B69]-[Sheet4.B68]" office:value-type="time" office:time-value="PT00H00M26S" calcext:value-type="time">
            <text:p>00:00:26</text:p>
          </table:table-cell>
          <table:table-cell table:style-name="ce101" table:formula="of:=[Sheet4.C69]-[Sheet4.C68]" office:value-type="float" office:value="0" calcext:value-type="float">
            <text:p>0</text:p>
          </table:table-cell>
          <table:table-cell table:style-name="ce110" table:formula="of:=[Sheet4.D69]-[Sheet4.D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27:43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0]-[Sheet4.A69]" office:value-type="float" office:value="0" calcext:value-type="float">
            <text:p>0</text:p>
          </table:table-cell>
          <table:table-cell table:style-name="ce92" table:formula="of:=[Sheet4.B70]-[Sheet4.B69]" office:value-type="time" office:time-value="PT00H05M45S" calcext:value-type="time">
            <text:p>00:05:45</text:p>
          </table:table-cell>
          <table:table-cell table:style-name="ce101" table:formula="of:=[Sheet4.C70]-[Sheet4.C69]" office:value-type="float" office:value="0" calcext:value-type="float">
            <text:p>0</text:p>
          </table:table-cell>
          <table:table-cell table:style-name="ce110" table:formula="of:=[Sheet4.D70]-[Sheet4.D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33:28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1]-[Sheet4.A70]" office:value-type="float" office:value="0" calcext:value-type="float">
            <text:p>0</text:p>
          </table:table-cell>
          <table:table-cell table:style-name="ce92" table:formula="of:=[Sheet4.B71]-[Sheet4.B70]" office:value-type="time" office:time-value="PT00H00M28S" calcext:value-type="time">
            <text:p>00:00:28</text:p>
          </table:table-cell>
          <table:table-cell table:style-name="ce101" table:formula="of:=[Sheet4.C71]-[Sheet4.C70]" office:value-type="float" office:value="0" calcext:value-type="float">
            <text:p>0</text:p>
          </table:table-cell>
          <table:table-cell table:style-name="ce110" table:formula="of:=[Sheet4.D71]-[Sheet4.D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33:5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2]-[Sheet4.A71]" office:value-type="float" office:value="0" calcext:value-type="float">
            <text:p>0</text:p>
          </table:table-cell>
          <table:table-cell table:style-name="ce92" table:formula="of:=[Sheet4.B72]-[Sheet4.B71]" office:value-type="time" office:time-value="PT00H05M31S" calcext:value-type="time">
            <text:p>00:05:31</text:p>
          </table:table-cell>
          <table:table-cell table:style-name="ce101" table:formula="of:=[Sheet4.C72]-[Sheet4.C71]" office:value-type="float" office:value="0" calcext:value-type="float">
            <text:p>0</text:p>
          </table:table-cell>
          <table:table-cell table:style-name="ce110" table:formula="of:=[Sheet4.D72]-[Sheet4.D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39:2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3]-[Sheet4.A72]" office:value-type="float" office:value="0" calcext:value-type="float">
            <text:p>0</text:p>
          </table:table-cell>
          <table:table-cell table:style-name="ce92" table:formula="of:=[Sheet4.B73]-[Sheet4.B72]" office:value-type="time" office:time-value="PT00H02M23S" calcext:value-type="time">
            <text:p>00:02:23</text:p>
          </table:table-cell>
          <table:table-cell table:style-name="ce101" table:formula="of:=[Sheet4.C73]-[Sheet4.C72]" office:value-type="float" office:value="0" calcext:value-type="float">
            <text:p>0</text:p>
          </table:table-cell>
          <table:table-cell table:style-name="ce110" table:formula="of:=[Sheet4.D73]-[Sheet4.D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41:5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4]-[Sheet4.A73]" office:value-type="float" office:value="0" calcext:value-type="float">
            <text:p>0</text:p>
          </table:table-cell>
          <table:table-cell table:style-name="ce92" table:formula="of:=[Sheet4.B74]-[Sheet4.B73]" office:value-type="time" office:time-value="PT00H03M17S" calcext:value-type="time">
            <text:p>00:03:17</text:p>
          </table:table-cell>
          <table:table-cell table:style-name="ce101" table:formula="of:=[Sheet4.C74]-[Sheet4.C73]" office:value-type="float" office:value="0" calcext:value-type="float">
            <text:p>0</text:p>
          </table:table-cell>
          <table:table-cell table:style-name="ce110" table:formula="of:=[Sheet4.D74]-[Sheet4.D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45:0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5]-[Sheet4.A74]" office:value-type="float" office:value="0" calcext:value-type="float">
            <text:p>0</text:p>
          </table:table-cell>
          <table:table-cell table:style-name="ce92" table:formula="of:=[Sheet4.B75]-[Sheet4.B74]" office:value-type="time" office:time-value="PT00H11M15S" calcext:value-type="time">
            <text:p>00:11:15</text:p>
          </table:table-cell>
          <table:table-cell table:style-name="ce101" table:formula="of:=[Sheet4.C75]-[Sheet4.C74]" office:value-type="float" office:value="0" calcext:value-type="float">
            <text:p>0</text:p>
          </table:table-cell>
          <table:table-cell table:style-name="ce110" table:formula="of:=[Sheet4.D75]-[Sheet4.D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56:2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6]-[Sheet4.A75]" office:value-type="float" office:value="0" calcext:value-type="float">
            <text:p>0</text:p>
          </table:table-cell>
          <table:table-cell table:style-name="ce92" table:formula="of:=[Sheet4.B76]-[Sheet4.B75]" office:value-type="time" office:time-value="PT00H00M10S" calcext:value-type="time">
            <text:p>00:00:10</text:p>
          </table:table-cell>
          <table:table-cell table:style-name="ce101" table:formula="of:=[Sheet4.C76]-[Sheet4.C75]" office:value-type="float" office:value="0" calcext:value-type="float">
            <text:p>0</text:p>
          </table:table-cell>
          <table:table-cell table:style-name="ce110" table:formula="of:=[Sheet4.D76]-[Sheet4.D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3:56:3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7]-[Sheet4.A76]" office:value-type="float" office:value="0" calcext:value-type="float">
            <text:p>0</text:p>
          </table:table-cell>
          <table:table-cell table:style-name="ce92" table:formula="of:=[Sheet4.B77]-[Sheet4.B76]" office:value-type="time" office:time-value="PT00H14M24S" calcext:value-type="time">
            <text:p>00:14:24</text:p>
          </table:table-cell>
          <table:table-cell table:style-name="ce101" table:formula="of:=[Sheet4.C77]-[Sheet4.C76]" office:value-type="float" office:value="0" calcext:value-type="float">
            <text:p>0</text:p>
          </table:table-cell>
          <table:table-cell table:style-name="ce110" table:formula="of:=[Sheet4.D77]-[Sheet4.D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4:10:5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8]-[Sheet4.A77]" office:value-type="float" office:value="0" calcext:value-type="float">
            <text:p>0</text:p>
          </table:table-cell>
          <table:table-cell table:style-name="ce92" table:formula="of:=[Sheet4.B78]-[Sheet4.B77]" office:value-type="time" office:time-value="PT00H00M09S" calcext:value-type="time">
            <text:p>00:00:09</text:p>
          </table:table-cell>
          <table:table-cell table:style-name="ce101" table:formula="of:=[Sheet4.C78]-[Sheet4.C77]" office:value-type="float" office:value="0" calcext:value-type="float">
            <text:p>0</text:p>
          </table:table-cell>
          <table:table-cell table:style-name="ce110" table:formula="of:=[Sheet4.D78]-[Sheet4.D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4:11:0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79]-[Sheet4.A78]" office:value-type="float" office:value="0" calcext:value-type="float">
            <text:p>0</text:p>
          </table:table-cell>
          <table:table-cell table:style-name="ce92" table:formula="of:=[Sheet4.B79]-[Sheet4.B78]" office:value-type="time" office:time-value="PT00H14M24S" calcext:value-type="time">
            <text:p>00:14:24</text:p>
          </table:table-cell>
          <table:table-cell table:style-name="ce101" table:formula="of:=[Sheet4.C79]-[Sheet4.C78]" office:value-type="float" office:value="0" calcext:value-type="float">
            <text:p>0</text:p>
          </table:table-cell>
          <table:table-cell table:style-name="ce110" table:formula="of:=[Sheet4.D79]-[Sheet4.D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4:25:29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0]-[Sheet4.A79]" office:value-type="float" office:value="0" calcext:value-type="float">
            <text:p>0</text:p>
          </table:table-cell>
          <table:table-cell table:style-name="ce92" table:formula="of:=[Sheet4.B80]-[Sheet4.B79]" office:value-type="time" office:time-value="PT00H00M09S" calcext:value-type="time">
            <text:p>00:00:09</text:p>
          </table:table-cell>
          <table:table-cell table:style-name="ce101" table:formula="of:=[Sheet4.C80]-[Sheet4.C79]" office:value-type="float" office:value="0" calcext:value-type="float">
            <text:p>0</text:p>
          </table:table-cell>
          <table:table-cell table:style-name="ce110" table:formula="of:=[Sheet4.D80]-[Sheet4.D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4:25:38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1]-[Sheet4.A80]" office:value-type="float" office:value="0" calcext:value-type="float">
            <text:p>0</text:p>
          </table:table-cell>
          <table:table-cell table:style-name="ce92" table:formula="of:=[Sheet4.B81]-[Sheet4.B80]" office:value-type="time" office:time-value="PT00H14M24S" calcext:value-type="time">
            <text:p>00:14:24</text:p>
          </table:table-cell>
          <table:table-cell table:style-name="ce101" table:formula="of:=[Sheet4.C81]-[Sheet4.C80]" office:value-type="float" office:value="0" calcext:value-type="float">
            <text:p>0</text:p>
          </table:table-cell>
          <table:table-cell table:style-name="ce110" table:formula="of:=[Sheet4.D81]-[Sheet4.D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4:40:0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2]-[Sheet4.A81]" office:value-type="float" office:value="0" calcext:value-type="float">
            <text:p>0</text:p>
          </table:table-cell>
          <table:table-cell table:style-name="ce92" table:formula="of:=[Sheet4.B82]-[Sheet4.B81]" office:value-type="time" office:time-value="PT00H00M22S" calcext:value-type="time">
            <text:p>00:00:22</text:p>
          </table:table-cell>
          <table:table-cell table:style-name="ce101" table:formula="of:=[Sheet4.C82]-[Sheet4.C81]" office:value-type="float" office:value="0" calcext:value-type="float">
            <text:p>0</text:p>
          </table:table-cell>
          <table:table-cell table:style-name="ce110" table:formula="of:=[Sheet4.D82]-[Sheet4.D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4:40:2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3]-[Sheet4.A82]" office:value-type="float" office:value="0" calcext:value-type="float">
            <text:p>0</text:p>
          </table:table-cell>
          <table:table-cell table:style-name="ce92" table:formula="of:=[Sheet4.B83]-[Sheet4.B82]" office:value-type="time" office:time-value="PT00H10M09S" calcext:value-type="time">
            <text:p>00:10:09</text:p>
          </table:table-cell>
          <table:table-cell table:style-name="ce101" table:formula="of:=[Sheet4.C83]-[Sheet4.C82]" office:value-type="float" office:value="0" calcext:value-type="float">
            <text:p>0</text:p>
          </table:table-cell>
          <table:table-cell table:style-name="ce110" table:formula="of:=[Sheet4.D83]-[Sheet4.D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4:50:33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4]-[Sheet4.A83]" office:value-type="float" office:value="0" calcext:value-type="float">
            <text:p>0</text:p>
          </table:table-cell>
          <table:table-cell table:style-name="ce92" table:formula="of:=[Sheet4.B84]-[Sheet4.B83]" office:value-type="time" office:time-value="PT00H04M01S" calcext:value-type="time">
            <text:p>00:04:01</text:p>
          </table:table-cell>
          <table:table-cell table:style-name="ce101" table:formula="of:=[Sheet4.C84]-[Sheet4.C83]" office:value-type="float" office:value="0" calcext:value-type="float">
            <text:p>0</text:p>
          </table:table-cell>
          <table:table-cell table:style-name="ce110" table:formula="of:=[Sheet4.D84]-[Sheet4.D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4:54:3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5]-[Sheet4.A84]" office:value-type="float" office:value="0" calcext:value-type="float">
            <text:p>0</text:p>
          </table:table-cell>
          <table:table-cell table:style-name="ce92" table:formula="of:=[Sheet4.B85]-[Sheet4.B84]" office:value-type="time" office:time-value="PT00H11M10S" calcext:value-type="time">
            <text:p>00:11:10</text:p>
          </table:table-cell>
          <table:table-cell table:style-name="ce101" table:formula="of:=[Sheet4.C85]-[Sheet4.C84]" office:value-type="float" office:value="0" calcext:value-type="float">
            <text:p>0</text:p>
          </table:table-cell>
          <table:table-cell table:style-name="ce110" table:formula="of:=[Sheet4.D85]-[Sheet4.D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05:4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6]-[Sheet4.A85]" office:value-type="float" office:value="0" calcext:value-type="float">
            <text:p>0</text:p>
          </table:table-cell>
          <table:table-cell table:style-name="ce92" table:formula="of:=[Sheet4.B86]-[Sheet4.B85]" office:value-type="time" office:time-value="PT00H03M24S" calcext:value-type="time">
            <text:p>00:03:24</text:p>
          </table:table-cell>
          <table:table-cell table:style-name="ce101" table:formula="of:=[Sheet4.C86]-[Sheet4.C85]" office:value-type="float" office:value="0" calcext:value-type="float">
            <text:p>0</text:p>
          </table:table-cell>
          <table:table-cell table:style-name="ce110" table:formula="of:=[Sheet4.D86]-[Sheet4.D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09:08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7]-[Sheet4.A86]" office:value-type="float" office:value="0" calcext:value-type="float">
            <text:p>0</text:p>
          </table:table-cell>
          <table:table-cell table:style-name="ce92" table:formula="of:=[Sheet4.B87]-[Sheet4.B86]" office:value-type="time" office:time-value="PT00H05M59S" calcext:value-type="time">
            <text:p>00:05:59</text:p>
          </table:table-cell>
          <table:table-cell table:style-name="ce101" table:formula="of:=[Sheet4.C87]-[Sheet4.C86]" office:value-type="float" office:value="0" calcext:value-type="float">
            <text:p>0</text:p>
          </table:table-cell>
          <table:table-cell table:style-name="ce110" table:formula="of:=[Sheet4.D87]-[Sheet4.D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15:0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8]-[Sheet4.A87]" office:value-type="float" office:value="0" calcext:value-type="float">
            <text:p>0</text:p>
          </table:table-cell>
          <table:table-cell table:style-name="ce92" table:formula="of:=[Sheet4.B88]-[Sheet4.B87]" office:value-type="time" office:time-value="PT00H00M04S" calcext:value-type="time">
            <text:p>00:00:04</text:p>
          </table:table-cell>
          <table:table-cell table:style-name="ce101" table:formula="of:=[Sheet4.C88]-[Sheet4.C87]" office:value-type="float" office:value="0" calcext:value-type="float">
            <text:p>0</text:p>
          </table:table-cell>
          <table:table-cell table:style-name="ce110" table:formula="of:=[Sheet4.D88]-[Sheet4.D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15:11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89]-[Sheet4.A88]" office:value-type="float" office:value="0" calcext:value-type="float">
            <text:p>0</text:p>
          </table:table-cell>
          <table:table-cell table:style-name="ce92" table:formula="of:=[Sheet4.B89]-[Sheet4.B88]" office:value-type="time" office:time-value="PT00H08M30S" calcext:value-type="time">
            <text:p>00:08:30</text:p>
          </table:table-cell>
          <table:table-cell table:style-name="ce101" table:formula="of:=[Sheet4.C89]-[Sheet4.C88]" office:value-type="float" office:value="0" calcext:value-type="float">
            <text:p>0</text:p>
          </table:table-cell>
          <table:table-cell table:style-name="ce110" table:formula="of:=[Sheet4.D89]-[Sheet4.D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23:41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0]-[Sheet4.A89]" office:value-type="float" office:value="0" calcext:value-type="float">
            <text:p>0</text:p>
          </table:table-cell>
          <table:table-cell table:style-name="ce92" table:formula="of:=[Sheet4.B90]-[Sheet4.B89]" office:value-type="time" office:time-value="PT00H11M23S" calcext:value-type="time">
            <text:p>00:11:23</text:p>
          </table:table-cell>
          <table:table-cell table:style-name="ce101" table:formula="of:=[Sheet4.C90]-[Sheet4.C89]" office:value-type="float" office:value="0" calcext:value-type="float">
            <text:p>0</text:p>
          </table:table-cell>
          <table:table-cell table:style-name="ce110" table:formula="of:=[Sheet4.D90]-[Sheet4.D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35:0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1]-[Sheet4.A90]" office:value-type="float" office:value="0" calcext:value-type="float">
            <text:p>0</text:p>
          </table:table-cell>
          <table:table-cell table:style-name="ce92" table:formula="of:=[Sheet4.B91]-[Sheet4.B90]" office:value-type="time" office:time-value="PT00H00M10S" calcext:value-type="time">
            <text:p>00:00:10</text:p>
          </table:table-cell>
          <table:table-cell table:style-name="ce101" table:formula="of:=[Sheet4.C91]-[Sheet4.C90]" office:value-type="float" office:value="0" calcext:value-type="float">
            <text:p>0</text:p>
          </table:table-cell>
          <table:table-cell table:style-name="ce110" table:formula="of:=[Sheet4.D91]-[Sheet4.D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35:1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2]-[Sheet4.A91]" office:value-type="float" office:value="0" calcext:value-type="float">
            <text:p>0</text:p>
          </table:table-cell>
          <table:table-cell table:style-name="ce92" table:formula="of:=[Sheet4.B92]-[Sheet4.B91]" office:value-type="time" office:time-value="PT00H03M00S" calcext:value-type="time">
            <text:p>00:03:00</text:p>
          </table:table-cell>
          <table:table-cell table:style-name="ce101" table:formula="of:=[Sheet4.C92]-[Sheet4.C91]" office:value-type="float" office:value="0" calcext:value-type="float">
            <text:p>0</text:p>
          </table:table-cell>
          <table:table-cell table:style-name="ce110" table:formula="of:=[Sheet4.D92]-[Sheet4.D9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38:1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3]-[Sheet4.A92]" office:value-type="float" office:value="0" calcext:value-type="float">
            <text:p>0</text:p>
          </table:table-cell>
          <table:table-cell table:style-name="ce92" table:formula="of:=[Sheet4.B93]-[Sheet4.B92]" office:value-type="time" office:time-value="PT00H06M53S" calcext:value-type="time">
            <text:p>00:06:53</text:p>
          </table:table-cell>
          <table:table-cell table:style-name="ce101" table:formula="of:=[Sheet4.C93]-[Sheet4.C92]" office:value-type="float" office:value="0" calcext:value-type="float">
            <text:p>0</text:p>
          </table:table-cell>
          <table:table-cell table:style-name="ce110" table:formula="of:=[Sheet4.D93]-[Sheet4.D9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45:0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4]-[Sheet4.A93]" office:value-type="float" office:value="0" calcext:value-type="float">
            <text:p>0</text:p>
          </table:table-cell>
          <table:table-cell table:style-name="ce92" table:formula="of:=[Sheet4.B94]-[Sheet4.B93]" office:value-type="time" office:time-value="PT00H00M08S" calcext:value-type="time">
            <text:p>00:00:08</text:p>
          </table:table-cell>
          <table:table-cell table:style-name="ce101" table:formula="of:=[Sheet4.C94]-[Sheet4.C93]" office:value-type="float" office:value="0" calcext:value-type="float">
            <text:p>0</text:p>
          </table:table-cell>
          <table:table-cell table:style-name="ce110" table:formula="of:=[Sheet4.D94]-[Sheet4.D9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45:1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5]-[Sheet4.A94]" office:value-type="float" office:value="0" calcext:value-type="float">
            <text:p>0</text:p>
          </table:table-cell>
          <table:table-cell table:style-name="ce92" table:formula="of:=[Sheet4.B95]-[Sheet4.B94]" office:value-type="time" office:time-value="PT00H07M32S" calcext:value-type="time">
            <text:p>00:07:32</text:p>
          </table:table-cell>
          <table:table-cell table:style-name="ce101" table:formula="of:=[Sheet4.C95]-[Sheet4.C94]" office:value-type="float" office:value="0" calcext:value-type="float">
            <text:p>0</text:p>
          </table:table-cell>
          <table:table-cell table:style-name="ce110" table:formula="of:=[Sheet4.D95]-[Sheet4.D9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5:52:4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6]-[Sheet4.A95]" office:value-type="float" office:value="0" calcext:value-type="float">
            <text:p>0</text:p>
          </table:table-cell>
          <table:table-cell table:style-name="ce92" table:formula="of:=[Sheet4.B96]-[Sheet4.B95]" office:value-type="time" office:time-value="PT00H14M32S" calcext:value-type="time">
            <text:p>00:14:32</text:p>
          </table:table-cell>
          <table:table-cell table:style-name="ce101" table:formula="of:=[Sheet4.C96]-[Sheet4.C95]" office:value-type="float" office:value="0" calcext:value-type="float">
            <text:p>0</text:p>
          </table:table-cell>
          <table:table-cell table:style-name="ce110" table:formula="of:=[Sheet4.D96]-[Sheet4.D9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6:07:19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7]-[Sheet4.A96]" office:value-type="float" office:value="0" calcext:value-type="float">
            <text:p>0</text:p>
          </table:table-cell>
          <table:table-cell table:style-name="ce92" table:formula="of:=[Sheet4.B97]-[Sheet4.B96]" office:value-type="time" office:time-value="PT00H00M08S" calcext:value-type="time">
            <text:p>00:00:08</text:p>
          </table:table-cell>
          <table:table-cell table:style-name="ce101" table:formula="of:=[Sheet4.C97]-[Sheet4.C96]" office:value-type="float" office:value="0" calcext:value-type="float">
            <text:p>0</text:p>
          </table:table-cell>
          <table:table-cell table:style-name="ce110" table:formula="of:=[Sheet4.D97]-[Sheet4.D9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6:07:2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8]-[Sheet4.A97]" office:value-type="float" office:value="0" calcext:value-type="float">
            <text:p>0</text:p>
          </table:table-cell>
          <table:table-cell table:style-name="ce92" table:formula="of:=[Sheet4.B98]-[Sheet4.B97]" office:value-type="time" office:time-value="PT00H34M37S" calcext:value-type="time">
            <text:p>00:34:37</text:p>
          </table:table-cell>
          <table:table-cell table:style-name="ce101" table:formula="of:=[Sheet4.C98]-[Sheet4.C97]" office:value-type="float" office:value="0" calcext:value-type="float">
            <text:p>0</text:p>
          </table:table-cell>
          <table:table-cell table:style-name="ce110" table:formula="of:=[Sheet4.D98]-[Sheet4.D9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6:42:0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99]-[Sheet4.A98]" office:value-type="float" office:value="0" calcext:value-type="float">
            <text:p>0</text:p>
          </table:table-cell>
          <table:table-cell table:style-name="ce92" table:formula="of:=[Sheet4.B99]-[Sheet4.B98]" office:value-type="time" office:time-value="PT00H22M19S" calcext:value-type="time">
            <text:p>00:22:19</text:p>
          </table:table-cell>
          <table:table-cell table:style-name="ce101" table:formula="of:=[Sheet4.C99]-[Sheet4.C98]" office:value-type="float" office:value="0" calcext:value-type="float">
            <text:p>0</text:p>
          </table:table-cell>
          <table:table-cell table:style-name="ce110" table:formula="of:=[Sheet4.D99]-[Sheet4.D9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7:04:23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0]-[Sheet4.A99]" office:value-type="float" office:value="0" calcext:value-type="float">
            <text:p>0</text:p>
          </table:table-cell>
          <table:table-cell table:style-name="ce92" table:formula="of:=[Sheet4.B100]-[Sheet4.B99]" office:value-type="time" office:time-value="PT01H28M50S" calcext:value-type="time">
            <text:p>01:28:50</text:p>
          </table:table-cell>
          <table:table-cell table:style-name="ce101" table:formula="of:=[Sheet4.C100]-[Sheet4.C99]" office:value-type="float" office:value="0" calcext:value-type="float">
            <text:p>0</text:p>
          </table:table-cell>
          <table:table-cell table:style-name="ce110" table:formula="of:=[Sheet4.D100]-[Sheet4.D9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8:33:13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1]-[Sheet4.A100]" office:value-type="float" office:value="0" calcext:value-type="float">
            <text:p>0</text:p>
          </table:table-cell>
          <table:table-cell table:style-name="ce92" table:formula="of:=[Sheet4.B101]-[Sheet4.B100]" office:value-type="time" office:time-value="PT01H09M54S" calcext:value-type="time">
            <text:p>01:09:54</text:p>
          </table:table-cell>
          <table:table-cell table:style-name="ce101" table:formula="of:=[Sheet4.C101]-[Sheet4.C100]" office:value-type="float" office:value="0" calcext:value-type="float">
            <text:p>0</text:p>
          </table:table-cell>
          <table:table-cell table:style-name="ce110" table:formula="of:=[Sheet4.D101]-[Sheet4.D10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09:43:0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2]-[Sheet4.A101]" office:value-type="float" office:value="0" calcext:value-type="float">
            <text:p>0</text:p>
          </table:table-cell>
          <table:table-cell table:style-name="ce92" table:formula="of:=[Sheet4.B102]-[Sheet4.B101]" office:value-type="time" office:time-value="PT01H04M06S" calcext:value-type="time">
            <text:p>01:04:06</text:p>
          </table:table-cell>
          <table:table-cell table:style-name="ce101" table:formula="of:=[Sheet4.C102]-[Sheet4.C101]" office:value-type="float" office:value="0" calcext:value-type="float">
            <text:p>0</text:p>
          </table:table-cell>
          <table:table-cell table:style-name="ce110" table:formula="of:=[Sheet4.D102]-[Sheet4.D10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0:47:13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3]-[Sheet4.A102]" office:value-type="float" office:value="0" calcext:value-type="float">
            <text:p>0</text:p>
          </table:table-cell>
          <table:table-cell table:style-name="ce92" table:formula="of:=[Sheet4.B103]-[Sheet4.B102]" office:value-type="time" office:time-value="PT00H35M15S" calcext:value-type="time">
            <text:p>00:35:15</text:p>
          </table:table-cell>
          <table:table-cell table:style-name="ce101" table:formula="of:=[Sheet4.C103]-[Sheet4.C102]" office:value-type="float" office:value="0" calcext:value-type="float">
            <text:p>0</text:p>
          </table:table-cell>
          <table:table-cell table:style-name="ce110" table:formula="of:=[Sheet4.D103]-[Sheet4.D10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1:22:28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52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4]-[Sheet4.A103]" office:value-type="float" office:value="0" calcext:value-type="float">
            <text:p>0</text:p>
          </table:table-cell>
          <table:table-cell table:style-name="ce92" table:formula="of:=[Sheet4.B104]-[Sheet4.B103]" office:value-type="time" office:time-value="PT00H00M19S" calcext:value-type="time">
            <text:p>00:00:19</text:p>
          </table:table-cell>
          <table:table-cell table:style-name="ce101" table:formula="of:=[Sheet4.C104]-[Sheet4.C103]" office:value-type="float" office:value="0" calcext:value-type="float">
            <text:p>0</text:p>
          </table:table-cell>
          <table:table-cell table:style-name="ce110" table:formula="of:=[Sheet4.D104]-[Sheet4.D10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1:22:4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5]-[Sheet4.A104]" office:value-type="float" office:value="0" calcext:value-type="float">
            <text:p>0</text:p>
          </table:table-cell>
          <table:table-cell table:style-name="ce92" table:formula="of:=[Sheet4.B105]-[Sheet4.B104]" office:value-type="time" office:time-value="PT00H00M30S" calcext:value-type="time">
            <text:p>00:00:30</text:p>
          </table:table-cell>
          <table:table-cell table:style-name="ce101" table:formula="of:=[Sheet4.C105]-[Sheet4.C104]" office:value-type="float" office:value="0" calcext:value-type="float">
            <text:p>0</text:p>
          </table:table-cell>
          <table:table-cell table:style-name="ce110" table:formula="of:=[Sheet4.D105]-[Sheet4.D10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1:23:17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6]-[Sheet4.A105]" office:value-type="float" office:value="0" calcext:value-type="float">
            <text:p>0</text:p>
          </table:table-cell>
          <table:table-cell table:style-name="ce92" table:formula="of:=[Sheet4.B106]-[Sheet4.B105]" office:value-type="time" office:time-value="PT00H00M22S" calcext:value-type="time">
            <text:p>00:00:22</text:p>
          </table:table-cell>
          <table:table-cell table:style-name="ce101" table:formula="of:=[Sheet4.C106]-[Sheet4.C105]" office:value-type="float" office:value="0" calcext:value-type="float">
            <text:p>0</text:p>
          </table:table-cell>
          <table:table-cell table:style-name="ce110" table:formula="of:=[Sheet4.D106]-[Sheet4.D10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1:23:39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7]-[Sheet4.A106]" office:value-type="float" office:value="0" calcext:value-type="float">
            <text:p>0</text:p>
          </table:table-cell>
          <table:table-cell table:style-name="ce92" table:formula="of:=[Sheet4.B107]-[Sheet4.B106]" office:value-type="time" office:time-value="PT00H00M15S" calcext:value-type="time">
            <text:p>00:00:15</text:p>
          </table:table-cell>
          <table:table-cell table:style-name="ce101" table:formula="of:=[Sheet4.C107]-[Sheet4.C106]" office:value-type="float" office:value="0" calcext:value-type="float">
            <text:p>0</text:p>
          </table:table-cell>
          <table:table-cell table:style-name="ce110" table:formula="of:=[Sheet4.D107]-[Sheet4.D10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1:23:5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8]-[Sheet4.A107]" office:value-type="float" office:value="0" calcext:value-type="float">
            <text:p>0</text:p>
          </table:table-cell>
          <table:table-cell table:style-name="ce92" table:formula="of:=[Sheet4.B108]-[Sheet4.B107]" office:value-type="time" office:time-value="PT00H03M31S" calcext:value-type="time">
            <text:p>00:03:31</text:p>
          </table:table-cell>
          <table:table-cell table:style-name="ce101" table:formula="of:=[Sheet4.C108]-[Sheet4.C107]" office:value-type="float" office:value="0" calcext:value-type="float">
            <text:p>0</text:p>
          </table:table-cell>
          <table:table-cell table:style-name="ce110" table:formula="of:=[Sheet4.D108]-[Sheet4.D10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1:27:2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09]-[Sheet4.A108]" office:value-type="float" office:value="0" calcext:value-type="float">
            <text:p>0</text:p>
          </table:table-cell>
          <table:table-cell table:style-name="ce92" table:formula="of:=[Sheet4.B109]-[Sheet4.B108]" office:value-type="time" office:time-value="PT00H08M00S" calcext:value-type="time">
            <text:p>00:08:00</text:p>
          </table:table-cell>
          <table:table-cell table:style-name="ce101" table:formula="of:=[Sheet4.C109]-[Sheet4.C108]" office:value-type="float" office:value="0" calcext:value-type="float">
            <text:p>0</text:p>
          </table:table-cell>
          <table:table-cell table:style-name="ce110" table:formula="of:=[Sheet4.D109]-[Sheet4.D10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1:35:2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0]-[Sheet4.A109]" office:value-type="float" office:value="0" calcext:value-type="float">
            <text:p>0</text:p>
          </table:table-cell>
          <table:table-cell table:style-name="ce92" table:formula="of:=[Sheet4.B110]-[Sheet4.B109]" office:value-type="time" office:time-value="PT00H11M25S" calcext:value-type="time">
            <text:p>00:11:25</text:p>
          </table:table-cell>
          <table:table-cell table:style-name="ce101" table:formula="of:=[Sheet4.C110]-[Sheet4.C109]" office:value-type="float" office:value="0" calcext:value-type="float">
            <text:p>0</text:p>
          </table:table-cell>
          <table:table-cell table:style-name="ce110" table:formula="of:=[Sheet4.D110]-[Sheet4.D10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1:46:5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1]-[Sheet4.A110]" office:value-type="float" office:value="0" calcext:value-type="float">
            <text:p>0</text:p>
          </table:table-cell>
          <table:table-cell table:style-name="ce92" table:formula="of:=[Sheet4.B111]-[Sheet4.B110]" office:value-type="time" office:time-value="PT00H15M46S" calcext:value-type="time">
            <text:p>00:15:46</text:p>
          </table:table-cell>
          <table:table-cell table:style-name="ce101" table:formula="of:=[Sheet4.C111]-[Sheet4.C110]" office:value-type="float" office:value="0" calcext:value-type="float">
            <text:p>0</text:p>
          </table:table-cell>
          <table:table-cell table:style-name="ce110" table:formula="of:=[Sheet4.D111]-[Sheet4.D11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02:3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2]-[Sheet4.A111]" office:value-type="float" office:value="0" calcext:value-type="float">
            <text:p>0</text:p>
          </table:table-cell>
          <table:table-cell table:style-name="ce92" table:formula="of:=[Sheet4.B112]-[Sheet4.B111]" office:value-type="time" office:time-value="PT00H00M59S" calcext:value-type="time">
            <text:p>00:00:59</text:p>
          </table:table-cell>
          <table:table-cell table:style-name="ce101" table:formula="of:=[Sheet4.C112]-[Sheet4.C111]" office:value-type="float" office:value="0" calcext:value-type="float">
            <text:p>0</text:p>
          </table:table-cell>
          <table:table-cell table:style-name="ce110" table:formula="of:=[Sheet4.D112]-[Sheet4.D11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03:3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3]-[Sheet4.A112]" office:value-type="float" office:value="0" calcext:value-type="float">
            <text:p>0</text:p>
          </table:table-cell>
          <table:table-cell table:style-name="ce92" table:formula="of:=[Sheet4.B113]-[Sheet4.B112]" office:value-type="time" office:time-value="PT00H02M37S" calcext:value-type="time">
            <text:p>00:02:37</text:p>
          </table:table-cell>
          <table:table-cell table:style-name="ce101" table:formula="of:=[Sheet4.C113]-[Sheet4.C112]" office:value-type="float" office:value="0" calcext:value-type="float">
            <text:p>0</text:p>
          </table:table-cell>
          <table:table-cell table:style-name="ce110" table:formula="of:=[Sheet4.D113]-[Sheet4.D11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06:1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4]-[Sheet4.A113]" office:value-type="float" office:value="0" calcext:value-type="float">
            <text:p>0</text:p>
          </table:table-cell>
          <table:table-cell table:style-name="ce92" table:formula="of:=[Sheet4.B114]-[Sheet4.B113]" office:value-type="time" office:time-value="PT00H00M23S" calcext:value-type="time">
            <text:p>00:00:23</text:p>
          </table:table-cell>
          <table:table-cell table:style-name="ce101" table:formula="of:=[Sheet4.C114]-[Sheet4.C113]" office:value-type="float" office:value="0" calcext:value-type="float">
            <text:p>0</text:p>
          </table:table-cell>
          <table:table-cell table:style-name="ce110" table:formula="of:=[Sheet4.D114]-[Sheet4.D11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06:3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5]-[Sheet4.A114]" office:value-type="float" office:value="0" calcext:value-type="float">
            <text:p>0</text:p>
          </table:table-cell>
          <table:table-cell table:style-name="ce92" table:formula="of:=[Sheet4.B115]-[Sheet4.B114]" office:value-type="time" office:time-value="PT00H00M30S" calcext:value-type="time">
            <text:p>00:00:30</text:p>
          </table:table-cell>
          <table:table-cell table:style-name="ce101" table:formula="of:=[Sheet4.C115]-[Sheet4.C114]" office:value-type="float" office:value="0" calcext:value-type="float">
            <text:p>0</text:p>
          </table:table-cell>
          <table:table-cell table:style-name="ce110" table:formula="of:=[Sheet4.D115]-[Sheet4.D11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07:0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6]-[Sheet4.A115]" office:value-type="float" office:value="0" calcext:value-type="float">
            <text:p>0</text:p>
          </table:table-cell>
          <table:table-cell table:style-name="ce92" table:formula="of:=[Sheet4.B116]-[Sheet4.B115]" office:value-type="time" office:time-value="PT00H03M33S" calcext:value-type="time">
            <text:p>00:03:33</text:p>
          </table:table-cell>
          <table:table-cell table:style-name="ce101" table:formula="of:=[Sheet4.C116]-[Sheet4.C115]" office:value-type="float" office:value="0" calcext:value-type="float">
            <text:p>0</text:p>
          </table:table-cell>
          <table:table-cell table:style-name="ce110" table:formula="of:=[Sheet4.D116]-[Sheet4.D11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10:38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7]-[Sheet4.A116]" office:value-type="float" office:value="0" calcext:value-type="float">
            <text:p>0</text:p>
          </table:table-cell>
          <table:table-cell table:style-name="ce92" table:formula="of:=[Sheet4.B117]-[Sheet4.B116]" office:value-type="time" office:time-value="PT00H00M26S" calcext:value-type="time">
            <text:p>00:00:26</text:p>
          </table:table-cell>
          <table:table-cell table:style-name="ce101" table:formula="of:=[Sheet4.C117]-[Sheet4.C116]" office:value-type="float" office:value="0" calcext:value-type="float">
            <text:p>0</text:p>
          </table:table-cell>
          <table:table-cell table:style-name="ce110" table:formula="of:=[Sheet4.D117]-[Sheet4.D11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11:0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8]-[Sheet4.A117]" office:value-type="float" office:value="0" calcext:value-type="float">
            <text:p>0</text:p>
          </table:table-cell>
          <table:table-cell table:style-name="ce92" table:formula="of:=[Sheet4.B118]-[Sheet4.B117]" office:value-type="time" office:time-value="PT00H01M52S" calcext:value-type="time">
            <text:p>00:01:52</text:p>
          </table:table-cell>
          <table:table-cell table:style-name="ce101" table:formula="of:=[Sheet4.C118]-[Sheet4.C117]" office:value-type="float" office:value="0" calcext:value-type="float">
            <text:p>0</text:p>
          </table:table-cell>
          <table:table-cell table:style-name="ce110" table:formula="of:=[Sheet4.D118]-[Sheet4.D11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12:5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19]-[Sheet4.A118]" office:value-type="float" office:value="0" calcext:value-type="float">
            <text:p>0</text:p>
          </table:table-cell>
          <table:table-cell table:style-name="ce92" table:formula="of:=[Sheet4.B119]-[Sheet4.B118]" office:value-type="time" office:time-value="PT00H00M06S" calcext:value-type="time">
            <text:p>00:00:06</text:p>
          </table:table-cell>
          <table:table-cell table:style-name="ce101" table:formula="of:=[Sheet4.C119]-[Sheet4.C118]" office:value-type="float" office:value="0" calcext:value-type="float">
            <text:p>0</text:p>
          </table:table-cell>
          <table:table-cell table:style-name="ce110" table:formula="of:=[Sheet4.D119]-[Sheet4.D11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13:0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0]-[Sheet4.A119]" office:value-type="float" office:value="0" calcext:value-type="float">
            <text:p>0</text:p>
          </table:table-cell>
          <table:table-cell table:style-name="ce92" table:formula="of:=[Sheet4.B120]-[Sheet4.B119]" office:value-type="time" office:time-value="PT00H01M08S" calcext:value-type="time">
            <text:p>00:01:08</text:p>
          </table:table-cell>
          <table:table-cell table:style-name="ce101" table:formula="of:=[Sheet4.C120]-[Sheet4.C119]" office:value-type="float" office:value="0" calcext:value-type="float">
            <text:p>0</text:p>
          </table:table-cell>
          <table:table-cell table:style-name="ce110" table:formula="of:=[Sheet4.D120]-[Sheet4.D1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14:1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1]-[Sheet4.A120]" office:value-type="float" office:value="0" calcext:value-type="float">
            <text:p>0</text:p>
          </table:table-cell>
          <table:table-cell table:style-name="ce92" table:formula="of:=[Sheet4.B121]-[Sheet4.B120]" office:value-type="time" office:time-value="PT00H06M22S" calcext:value-type="time">
            <text:p>00:06:22</text:p>
          </table:table-cell>
          <table:table-cell table:style-name="ce101" table:formula="of:=[Sheet4.C121]-[Sheet4.C120]" office:value-type="float" office:value="0" calcext:value-type="float">
            <text:p>0</text:p>
          </table:table-cell>
          <table:table-cell table:style-name="ce110" table:formula="of:=[Sheet4.D121]-[Sheet4.D12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20:3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2]-[Sheet4.A121]" office:value-type="float" office:value="0" calcext:value-type="float">
            <text:p>0</text:p>
          </table:table-cell>
          <table:table-cell table:style-name="ce92" table:formula="of:=[Sheet4.B122]-[Sheet4.B121]" office:value-type="time" office:time-value="PT00H00M30S" calcext:value-type="time">
            <text:p>00:00:30</text:p>
          </table:table-cell>
          <table:table-cell table:style-name="ce101" table:formula="of:=[Sheet4.C122]-[Sheet4.C121]" office:value-type="float" office:value="0" calcext:value-type="float">
            <text:p>0</text:p>
          </table:table-cell>
          <table:table-cell table:style-name="ce110" table:formula="of:=[Sheet4.D122]-[Sheet4.D12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21:02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3]-[Sheet4.A122]" office:value-type="float" office:value="0" calcext:value-type="float">
            <text:p>0</text:p>
          </table:table-cell>
          <table:table-cell table:style-name="ce92" table:formula="of:=[Sheet4.B123]-[Sheet4.B122]" office:value-type="time" office:time-value="PT00H00M07S" calcext:value-type="time">
            <text:p>00:00:07</text:p>
          </table:table-cell>
          <table:table-cell table:style-name="ce101" table:formula="of:=[Sheet4.C123]-[Sheet4.C122]" office:value-type="float" office:value="0" calcext:value-type="float">
            <text:p>0</text:p>
          </table:table-cell>
          <table:table-cell table:style-name="ce110" table:formula="of:=[Sheet4.D123]-[Sheet4.D12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21:09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4]-[Sheet4.A123]" office:value-type="float" office:value="0" calcext:value-type="float">
            <text:p>0</text:p>
          </table:table-cell>
          <table:table-cell table:style-name="ce92" table:formula="of:=[Sheet4.B124]-[Sheet4.B123]" office:value-type="time" office:time-value="PT00H00M11S" calcext:value-type="time">
            <text:p>00:00:11</text:p>
          </table:table-cell>
          <table:table-cell table:style-name="ce101" table:formula="of:=[Sheet4.C124]-[Sheet4.C123]" office:value-type="float" office:value="0" calcext:value-type="float">
            <text:p>0</text:p>
          </table:table-cell>
          <table:table-cell table:style-name="ce110" table:formula="of:=[Sheet4.D124]-[Sheet4.D12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21:2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5]-[Sheet4.A124]" office:value-type="float" office:value="0" calcext:value-type="float">
            <text:p>0</text:p>
          </table:table-cell>
          <table:table-cell table:style-name="ce92" table:formula="of:=[Sheet4.B125]-[Sheet4.B124]" office:value-type="time" office:time-value="PT00H01M24S" calcext:value-type="time">
            <text:p>00:01:24</text:p>
          </table:table-cell>
          <table:table-cell table:style-name="ce101" table:formula="of:=[Sheet4.C125]-[Sheet4.C124]" office:value-type="float" office:value="0" calcext:value-type="float">
            <text:p>0</text:p>
          </table:table-cell>
          <table:table-cell table:style-name="ce110" table:formula="of:=[Sheet4.D125]-[Sheet4.D12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22:4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6]-[Sheet4.A125]" office:value-type="float" office:value="0" calcext:value-type="float">
            <text:p>0</text:p>
          </table:table-cell>
          <table:table-cell table:style-name="ce92" table:formula="of:=[Sheet4.B126]-[Sheet4.B125]" office:value-type="time" office:time-value="PT00H02M05S" calcext:value-type="time">
            <text:p>00:02:05</text:p>
          </table:table-cell>
          <table:table-cell table:style-name="ce101" table:formula="of:=[Sheet4.C126]-[Sheet4.C125]" office:value-type="float" office:value="0" calcext:value-type="float">
            <text:p>0</text:p>
          </table:table-cell>
          <table:table-cell table:style-name="ce110" table:formula="of:=[Sheet4.D126]-[Sheet4.D12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24:49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7]-[Sheet4.A126]" office:value-type="float" office:value="0" calcext:value-type="float">
            <text:p>0</text:p>
          </table:table-cell>
          <table:table-cell table:style-name="ce92" table:formula="of:=[Sheet4.B127]-[Sheet4.B126]" office:value-type="time" office:time-value="PT00H00M06S" calcext:value-type="time">
            <text:p>00:00:06</text:p>
          </table:table-cell>
          <table:table-cell table:style-name="ce101" table:formula="of:=[Sheet4.C127]-[Sheet4.C126]" office:value-type="float" office:value="0" calcext:value-type="float">
            <text:p>0</text:p>
          </table:table-cell>
          <table:table-cell table:style-name="ce110" table:formula="of:=[Sheet4.D127]-[Sheet4.D12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24:55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8]-[Sheet4.A127]" office:value-type="float" office:value="0" calcext:value-type="float">
            <text:p>0</text:p>
          </table:table-cell>
          <table:table-cell table:style-name="ce92" table:formula="of:=[Sheet4.B128]-[Sheet4.B127]" office:value-type="time" office:time-value="PT00H00M59S" calcext:value-type="time">
            <text:p>00:00:59</text:p>
          </table:table-cell>
          <table:table-cell table:style-name="ce101" table:formula="of:=[Sheet4.C128]-[Sheet4.C127]" office:value-type="float" office:value="0" calcext:value-type="float">
            <text:p>0</text:p>
          </table:table-cell>
          <table:table-cell table:style-name="ce110" table:formula="of:=[Sheet4.D128]-[Sheet4.D12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25:54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29]-[Sheet4.A128]" office:value-type="float" office:value="0" calcext:value-type="float">
            <text:p>0</text:p>
          </table:table-cell>
          <table:table-cell table:style-name="ce92" table:formula="of:=[Sheet4.B129]-[Sheet4.B128]" office:value-type="time" office:time-value="PT00H08M52S" calcext:value-type="time">
            <text:p>00:08:52</text:p>
          </table:table-cell>
          <table:table-cell table:style-name="ce101" table:formula="of:=[Sheet4.C129]-[Sheet4.C128]" office:value-type="float" office:value="0" calcext:value-type="float">
            <text:p>0</text:p>
          </table:table-cell>
          <table:table-cell table:style-name="ce110" table:formula="of:=[Sheet4.D129]-[Sheet4.D12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34:46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30]-[Sheet4.A129]" office:value-type="float" office:value="0" calcext:value-type="float">
            <text:p>0</text:p>
          </table:table-cell>
          <table:table-cell table:style-name="ce92" table:formula="of:=[Sheet4.B130]-[Sheet4.B129]" office:value-type="time" office:time-value="PT00H00M44S" calcext:value-type="time">
            <text:p>00:00:44</text:p>
          </table:table-cell>
          <table:table-cell table:style-name="ce101" table:formula="of:=[Sheet4.C130]-[Sheet4.C129]" office:value-type="float" office:value="0" calcext:value-type="float">
            <text:p>0</text:p>
          </table:table-cell>
          <table:table-cell table:style-name="ce110" table:formula="of:=[Sheet4.D130]-[Sheet4.D12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35:30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31]-[Sheet4.A130]" office:value-type="float" office:value="0" calcext:value-type="float">
            <text:p>0</text:p>
          </table:table-cell>
          <table:table-cell table:style-name="ce92" table:formula="of:=[Sheet4.B131]-[Sheet4.B130]" office:value-type="time" office:time-value="PT00H00M59S" calcext:value-type="time">
            <text:p>00:00:59</text:p>
          </table:table-cell>
          <table:table-cell table:style-name="ce101" table:formula="of:=[Sheet4.C131]-[Sheet4.C130]" office:value-type="float" office:value="0" calcext:value-type="float">
            <text:p>0</text:p>
          </table:table-cell>
          <table:table-cell table:style-name="ce110" table:formula="of:=[Sheet4.D131]-[Sheet4.D13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36:29</text:p>
          </table:table-cell>
          <table:table-cell table:style-name="ce52" office:value-type="float" office:value="114.0501" calcext:value-type="float">
            <text:p>114.0501</text:p>
          </table:table-cell>
          <table:table-cell table:style-name="ce69" office:value-type="float" office:value="22.54104" calcext:value-type="float">
            <text:p>22.5410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81" table:formula="of:=[Sheet4.A132]-[Sheet4.A131]" office:value-type="float" office:value="0" calcext:value-type="float">
            <text:p>0</text:p>
          </table:table-cell>
          <table:table-cell table:style-name="ce92" table:formula="of:=[Sheet4.B132]-[Sheet4.B131]" office:value-type="time" office:time-value="PT00H00M41S" calcext:value-type="time">
            <text:p>00:00:41</text:p>
          </table:table-cell>
          <table:table-cell table:style-name="ce101" table:formula="of:=[Sheet4.C132]-[Sheet4.C131]" office:value-type="float" office:value="0" calcext:value-type="float">
            <text:p>0</text:p>
          </table:table-cell>
          <table:table-cell table:style-name="ce110" table:formula="of:=[Sheet4.D132]-[Sheet4.D13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6" office:value-type="float" office:value="55555787" calcext:value-type="float">
            <text:p>55555787</text:p>
          </table:table-cell>
          <table:table-cell table:style-name="ce68" office:value-type="string" calcext:value-type="string">
            <text:p>12:37:10</text:p>
          </table:table-cell>
          <table:table-cell table:style-name="ce56" office:value-type="float" office:value="114.0501" calcext:value-type="float">
            <text:p>114.0501</text:p>
          </table:table-cell>
          <table:table-cell table:style-name="ce70" office:value-type="float" office:value="22.54104" calcext:value-type="float">
            <text:p>22.54104</text:p>
          </table:table-cell>
          <table:table-cell table:style-name="ce56" table:number-columns-repeated="2"/>
          <table:table-cell table:style-name="ce56" office:value-type="float" office:value="55555787" calcext:value-type="float">
            <text:p>55555787</text:p>
          </table:table-cell>
          <table:table-cell table:style-name="ce83" table:formula="of:=[Sheet4.A133]-[Sheet4.A132]" office:value-type="float" office:value="0" calcext:value-type="float">
            <text:p>0</text:p>
          </table:table-cell>
          <table:table-cell table:style-name="ce94" table:formula="of:=[Sheet4.B133]-[Sheet4.B132]" office:value-type="time" office:time-value="PT00H01M15S" calcext:value-type="time">
            <text:p>00:01:15</text:p>
          </table:table-cell>
          <table:table-cell table:style-name="ce103" table:formula="of:=[Sheet4.C133]-[Sheet4.C132]" office:value-type="float" office:value="0" calcext:value-type="float">
            <text:p>0</text:p>
          </table:table-cell>
          <table:table-cell table:style-name="ce112" table:formula="of:=[Sheet4.D133]-[Sheet4.D13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2:38:25</text:p>
          </table:table-cell>
          <table:table-cell office:value-type="float" office:value="114.0501" calcext:value-type="float">
            <text:p>114.0501</text:p>
          </table:table-cell>
          <table:table-cell office:value-type="float" office:value="22.54104" calcext:value-type="float">
            <text:p>22.54104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134]-[Sheet4.A133]" office:value-type="float" office:value="0" calcext:value-type="float">
            <text:p>0</text:p>
          </table:table-cell>
          <table:table-cell table:formula="of:=[Sheet4.B134]-[Sheet4.B133]" office:value-type="time" office:time-value="PT00H02M38S" calcext:value-type="time">
            <text:p>00:02:38</text:p>
          </table:table-cell>
          <table:table-cell table:formula="of:=[Sheet4.C134]-[Sheet4.C133]" office:value-type="float" office:value="-0.00270000000000437" calcext:value-type="float">
            <text:p>-0.0027</text:p>
          </table:table-cell>
          <table:table-cell table:formula="of:=[Sheet4.D134]-[Sheet4.D133]" office:value-type="float" office:value="0.00202000000000169" calcext:value-type="float">
            <text:p>0.00202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2:41:03</text:p>
          </table:table-cell>
          <table:table-cell office:value-type="float" office:value="114.0474" calcext:value-type="float">
            <text:p>114.0474</text:p>
          </table:table-cell>
          <table:table-cell office:value-type="float" office:value="22.54306" calcext:value-type="float">
            <text:p>22.54306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135]-[Sheet4.A134]" office:value-type="float" office:value="0" calcext:value-type="float">
            <text:p>0</text:p>
          </table:table-cell>
          <table:table-cell table:formula="of:=[Sheet4.B135]-[Sheet4.B134]" office:value-type="time" office:time-value="PT00H09M16S" calcext:value-type="time">
            <text:p>00:09:16</text:p>
          </table:table-cell>
          <table:table-cell table:formula="of:=[Sheet4.C135]-[Sheet4.C134]" office:value-type="float" office:value="-0.00439999999998975" calcext:value-type="float">
            <text:p>-0.0044</text:p>
          </table:table-cell>
          <table:table-cell table:formula="of:=[Sheet4.D135]-[Sheet4.D134]" office:value-type="float" office:value="0.00075999999999965" calcext:value-type="float">
            <text:p>0.00076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2:50:19</text:p>
          </table:table-cell>
          <table:table-cell office:value-type="float" office:value="114.043" calcext:value-type="float">
            <text:p>114.043</text:p>
          </table:table-cell>
          <table:table-cell office:value-type="float" office:value="22.54382" calcext:value-type="float">
            <text:p>22.54382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136]-[Sheet4.A135]" office:value-type="float" office:value="0" calcext:value-type="float">
            <text:p>0</text:p>
          </table:table-cell>
          <table:table-cell table:formula="of:=[Sheet4.B136]-[Sheet4.B135]" office:value-type="time" office:time-value="PT00H06M00S" calcext:value-type="time">
            <text:p>00:06:00</text:p>
          </table:table-cell>
          <table:table-cell table:formula="of:=[Sheet4.C136]-[Sheet4.C135]" office:value-type="float" office:value="-0.00110000000000809" calcext:value-type="float">
            <text:p>-0.0011</text:p>
          </table:table-cell>
          <table:table-cell table:formula="of:=[Sheet4.D136]-[Sheet4.D135]" office:value-type="float" office:value="0.00347000000000008" calcext:value-type="float">
            <text:p>0.00347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2:56:19</text:p>
          </table:table-cell>
          <table:table-cell table:style-name="ce52" office:value-type="float" office:value="114.0419" calcext:value-type="float">
            <text:p>114.0419</text:p>
          </table:table-cell>
          <table:table-cell table:style-name="ce52" office:value-type="float" office:value="22.54729" calcext:value-type="float">
            <text:p>22.54729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37]-[Sheet4.A136]" office:value-type="float" office:value="0" calcext:value-type="float">
            <text:p>0</text:p>
          </table:table-cell>
          <table:table-cell table:style-name="ce88" table:formula="of:=[Sheet4.B137]-[Sheet4.B136]" office:value-type="time" office:time-value="PT00H00M21S" calcext:value-type="time">
            <text:p>00:00:21</text:p>
          </table:table-cell>
          <table:table-cell table:style-name="ce97" table:formula="of:=[Sheet4.C137]-[Sheet4.C136]" office:value-type="float" office:value="0" calcext:value-type="float">
            <text:p>0</text:p>
          </table:table-cell>
          <table:table-cell table:style-name="ce107" table:formula="of:=[Sheet4.D137]-[Sheet4.D13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2:56:40</text:p>
          </table:table-cell>
          <table:table-cell office:value-type="float" office:value="114.0419" calcext:value-type="float">
            <text:p>114.0419</text:p>
          </table:table-cell>
          <table:table-cell office:value-type="float" office:value="22.54729" calcext:value-type="float">
            <text:p>22.54729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138]-[Sheet4.A137]" office:value-type="float" office:value="0" calcext:value-type="float">
            <text:p>0</text:p>
          </table:table-cell>
          <table:table-cell table:formula="of:=[Sheet4.B138]-[Sheet4.B137]" office:value-type="time" office:time-value="PT00H06M17S" calcext:value-type="time">
            <text:p>00:06:17</text:p>
          </table:table-cell>
          <table:table-cell table:formula="of:=[Sheet4.C138]-[Sheet4.C137]" office:value-type="float" office:value="-0.0046999999999997" calcext:value-type="float">
            <text:p>-0.0047</text:p>
          </table:table-cell>
          <table:table-cell table:formula="of:=[Sheet4.D138]-[Sheet4.D137]" office:value-type="float" office:value="-0.00354000000000099" calcext:value-type="float">
            <text:p>-0.00354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02:57</text:p>
          </table:table-cell>
          <table:table-cell table:style-name="ce52" office:value-type="float" office:value="114.0372" calcext:value-type="float">
            <text:p>114.0372</text:p>
          </table:table-cell>
          <table:table-cell table:style-name="ce52" office:value-type="float" office:value="22.54375" calcext:value-type="float">
            <text:p>22.54375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39]-[Sheet4.A138]" office:value-type="float" office:value="0" calcext:value-type="float">
            <text:p>0</text:p>
          </table:table-cell>
          <table:table-cell table:style-name="ce88" table:formula="of:=[Sheet4.B139]-[Sheet4.B138]" office:value-type="time" office:time-value="PT00H01M29S" calcext:value-type="time">
            <text:p>00:01:29</text:p>
          </table:table-cell>
          <table:table-cell table:style-name="ce97" table:formula="of:=[Sheet4.C139]-[Sheet4.C138]" office:value-type="float" office:value="0" calcext:value-type="float">
            <text:p>0</text:p>
          </table:table-cell>
          <table:table-cell table:style-name="ce107" table:formula="of:=[Sheet4.D139]-[Sheet4.D13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3:04:26</text:p>
          </table:table-cell>
          <table:table-cell office:value-type="float" office:value="114.0372" calcext:value-type="float">
            <text:p>114.0372</text:p>
          </table:table-cell>
          <table:table-cell office:value-type="float" office:value="22.54375" calcext:value-type="float">
            <text:p>22.54375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140]-[Sheet4.A139]" office:value-type="float" office:value="0" calcext:value-type="float">
            <text:p>0</text:p>
          </table:table-cell>
          <table:table-cell table:formula="of:=[Sheet4.B140]-[Sheet4.B139]" office:value-type="time" office:time-value="PT00H06M47S" calcext:value-type="time">
            <text:p>00:06:47</text:p>
          </table:table-cell>
          <table:table-cell table:formula="of:=[Sheet4.C140]-[Sheet4.C139]" office:value-type="float" office:value="0.00379999999999825" calcext:value-type="float">
            <text:p>0.0038</text:p>
          </table:table-cell>
          <table:table-cell table:formula="of:=[Sheet4.D140]-[Sheet4.D139]" office:value-type="float" office:value="0.00235999999999947" calcext:value-type="float">
            <text:p>0.00236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11:13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1]-[Sheet4.A140]" office:value-type="float" office:value="0" calcext:value-type="float">
            <text:p>0</text:p>
          </table:table-cell>
          <table:table-cell table:style-name="ce88" table:formula="of:=[Sheet4.B141]-[Sheet4.B140]" office:value-type="time" office:time-value="PT00H02M39S" calcext:value-type="time">
            <text:p>00:02:39</text:p>
          </table:table-cell>
          <table:table-cell table:style-name="ce97" table:formula="of:=[Sheet4.C141]-[Sheet4.C140]" office:value-type="float" office:value="0" calcext:value-type="float">
            <text:p>0</text:p>
          </table:table-cell>
          <table:table-cell table:style-name="ce107" table:formula="of:=[Sheet4.D141]-[Sheet4.D14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13:52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2]-[Sheet4.A141]" office:value-type="float" office:value="0" calcext:value-type="float">
            <text:p>0</text:p>
          </table:table-cell>
          <table:table-cell table:style-name="ce88" table:formula="of:=[Sheet4.B142]-[Sheet4.B141]" office:value-type="time" office:time-value="PT00H09M44S" calcext:value-type="time">
            <text:p>00:09:44</text:p>
          </table:table-cell>
          <table:table-cell table:style-name="ce97" table:formula="of:=[Sheet4.C142]-[Sheet4.C141]" office:value-type="float" office:value="0" calcext:value-type="float">
            <text:p>0</text:p>
          </table:table-cell>
          <table:table-cell table:style-name="ce107" table:formula="of:=[Sheet4.D142]-[Sheet4.D14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23:36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3]-[Sheet4.A142]" office:value-type="float" office:value="0" calcext:value-type="float">
            <text:p>0</text:p>
          </table:table-cell>
          <table:table-cell table:style-name="ce88" table:formula="of:=[Sheet4.B143]-[Sheet4.B142]" office:value-type="time" office:time-value="PT00H02M10S" calcext:value-type="time">
            <text:p>00:02:10</text:p>
          </table:table-cell>
          <table:table-cell table:style-name="ce97" table:formula="of:=[Sheet4.C143]-[Sheet4.C142]" office:value-type="float" office:value="0" calcext:value-type="float">
            <text:p>0</text:p>
          </table:table-cell>
          <table:table-cell table:style-name="ce107" table:formula="of:=[Sheet4.D143]-[Sheet4.D14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25:46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4]-[Sheet4.A143]" office:value-type="float" office:value="0" calcext:value-type="float">
            <text:p>0</text:p>
          </table:table-cell>
          <table:table-cell table:style-name="ce88" table:formula="of:=[Sheet4.B144]-[Sheet4.B143]" office:value-type="time" office:time-value="PT00H10M07S" calcext:value-type="time">
            <text:p>00:10:07</text:p>
          </table:table-cell>
          <table:table-cell table:style-name="ce97" table:formula="of:=[Sheet4.C144]-[Sheet4.C143]" office:value-type="float" office:value="0" calcext:value-type="float">
            <text:p>0</text:p>
          </table:table-cell>
          <table:table-cell table:style-name="ce107" table:formula="of:=[Sheet4.D144]-[Sheet4.D1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35:53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5]-[Sheet4.A144]" office:value-type="float" office:value="0" calcext:value-type="float">
            <text:p>0</text:p>
          </table:table-cell>
          <table:table-cell table:style-name="ce88" table:formula="of:=[Sheet4.B145]-[Sheet4.B144]" office:value-type="time" office:time-value="PT00H03M23S" calcext:value-type="time">
            <text:p>00:03:23</text:p>
          </table:table-cell>
          <table:table-cell table:style-name="ce97" table:formula="of:=[Sheet4.C145]-[Sheet4.C144]" office:value-type="float" office:value="0" calcext:value-type="float">
            <text:p>0</text:p>
          </table:table-cell>
          <table:table-cell table:style-name="ce107" table:formula="of:=[Sheet4.D145]-[Sheet4.D14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39:16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6]-[Sheet4.A145]" office:value-type="float" office:value="0" calcext:value-type="float">
            <text:p>0</text:p>
          </table:table-cell>
          <table:table-cell table:style-name="ce88" table:formula="of:=[Sheet4.B146]-[Sheet4.B145]" office:value-type="time" office:time-value="PT00H08M31S" calcext:value-type="time">
            <text:p>00:08:31</text:p>
          </table:table-cell>
          <table:table-cell table:style-name="ce97" table:formula="of:=[Sheet4.C146]-[Sheet4.C145]" office:value-type="float" office:value="0" calcext:value-type="float">
            <text:p>0</text:p>
          </table:table-cell>
          <table:table-cell table:style-name="ce107" table:formula="of:=[Sheet4.D146]-[Sheet4.D1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47:47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7]-[Sheet4.A146]" office:value-type="float" office:value="0" calcext:value-type="float">
            <text:p>0</text:p>
          </table:table-cell>
          <table:table-cell table:style-name="ce88" table:formula="of:=[Sheet4.B147]-[Sheet4.B146]" office:value-type="time" office:time-value="PT00H03M30S" calcext:value-type="time">
            <text:p>00:03:30</text:p>
          </table:table-cell>
          <table:table-cell table:style-name="ce97" table:formula="of:=[Sheet4.C147]-[Sheet4.C146]" office:value-type="float" office:value="0" calcext:value-type="float">
            <text:p>0</text:p>
          </table:table-cell>
          <table:table-cell table:style-name="ce107" table:formula="of:=[Sheet4.D147]-[Sheet4.D14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51:17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8]-[Sheet4.A147]" office:value-type="float" office:value="0" calcext:value-type="float">
            <text:p>0</text:p>
          </table:table-cell>
          <table:table-cell table:style-name="ce88" table:formula="of:=[Sheet4.B148]-[Sheet4.B147]" office:value-type="time" office:time-value="PT00H00M20S" calcext:value-type="time">
            <text:p>00:00:20</text:p>
          </table:table-cell>
          <table:table-cell table:style-name="ce97" table:formula="of:=[Sheet4.C148]-[Sheet4.C147]" office:value-type="float" office:value="0" calcext:value-type="float">
            <text:p>0</text:p>
          </table:table-cell>
          <table:table-cell table:style-name="ce107" table:formula="of:=[Sheet4.D148]-[Sheet4.D14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51:37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49]-[Sheet4.A148]" office:value-type="float" office:value="0" calcext:value-type="float">
            <text:p>0</text:p>
          </table:table-cell>
          <table:table-cell table:style-name="ce88" table:formula="of:=[Sheet4.B149]-[Sheet4.B148]" office:value-type="time" office:time-value="PT00H02M34S" calcext:value-type="time">
            <text:p>00:02:34</text:p>
          </table:table-cell>
          <table:table-cell table:style-name="ce97" table:formula="of:=[Sheet4.C149]-[Sheet4.C148]" office:value-type="float" office:value="0" calcext:value-type="float">
            <text:p>0</text:p>
          </table:table-cell>
          <table:table-cell table:style-name="ce107" table:formula="of:=[Sheet4.D149]-[Sheet4.D14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54:11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0]-[Sheet4.A149]" office:value-type="float" office:value="0" calcext:value-type="float">
            <text:p>0</text:p>
          </table:table-cell>
          <table:table-cell table:style-name="ce88" table:formula="of:=[Sheet4.B150]-[Sheet4.B149]" office:value-type="time" office:time-value="PT00H00M33S" calcext:value-type="time">
            <text:p>00:00:33</text:p>
          </table:table-cell>
          <table:table-cell table:style-name="ce97" table:formula="of:=[Sheet4.C150]-[Sheet4.C149]" office:value-type="float" office:value="0" calcext:value-type="float">
            <text:p>0</text:p>
          </table:table-cell>
          <table:table-cell table:style-name="ce107" table:formula="of:=[Sheet4.D150]-[Sheet4.D14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54:44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1]-[Sheet4.A150]" office:value-type="float" office:value="0" calcext:value-type="float">
            <text:p>0</text:p>
          </table:table-cell>
          <table:table-cell table:style-name="ce88" table:formula="of:=[Sheet4.B151]-[Sheet4.B150]" office:value-type="time" office:time-value="PT00H00M21S" calcext:value-type="time">
            <text:p>00:00:21</text:p>
          </table:table-cell>
          <table:table-cell table:style-name="ce97" table:formula="of:=[Sheet4.C151]-[Sheet4.C150]" office:value-type="float" office:value="0" calcext:value-type="float">
            <text:p>0</text:p>
          </table:table-cell>
          <table:table-cell table:style-name="ce107" table:formula="of:=[Sheet4.D151]-[Sheet4.D15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3:55:05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2]-[Sheet4.A151]" office:value-type="float" office:value="0" calcext:value-type="float">
            <text:p>0</text:p>
          </table:table-cell>
          <table:table-cell table:style-name="ce88" table:formula="of:=[Sheet4.B152]-[Sheet4.B151]" office:value-type="time" office:time-value="PT00H08M16S" calcext:value-type="time">
            <text:p>00:08:16</text:p>
          </table:table-cell>
          <table:table-cell table:style-name="ce97" table:formula="of:=[Sheet4.C152]-[Sheet4.C151]" office:value-type="float" office:value="0" calcext:value-type="float">
            <text:p>0</text:p>
          </table:table-cell>
          <table:table-cell table:style-name="ce107" table:formula="of:=[Sheet4.D152]-[Sheet4.D15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4:03:21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3]-[Sheet4.A152]" office:value-type="float" office:value="0" calcext:value-type="float">
            <text:p>0</text:p>
          </table:table-cell>
          <table:table-cell table:style-name="ce88" table:formula="of:=[Sheet4.B153]-[Sheet4.B152]" office:value-type="time" office:time-value="PT00H05M56S" calcext:value-type="time">
            <text:p>00:05:56</text:p>
          </table:table-cell>
          <table:table-cell table:style-name="ce97" table:formula="of:=[Sheet4.C153]-[Sheet4.C152]" office:value-type="float" office:value="0" calcext:value-type="float">
            <text:p>0</text:p>
          </table:table-cell>
          <table:table-cell table:style-name="ce107" table:formula="of:=[Sheet4.D153]-[Sheet4.D15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4:09:17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4]-[Sheet4.A153]" office:value-type="float" office:value="0" calcext:value-type="float">
            <text:p>0</text:p>
          </table:table-cell>
          <table:table-cell table:style-name="ce88" table:formula="of:=[Sheet4.B154]-[Sheet4.B153]" office:value-type="time" office:time-value="PT00H01M36S" calcext:value-type="time">
            <text:p>00:01:36</text:p>
          </table:table-cell>
          <table:table-cell table:style-name="ce97" table:formula="of:=[Sheet4.C154]-[Sheet4.C153]" office:value-type="float" office:value="0" calcext:value-type="float">
            <text:p>0</text:p>
          </table:table-cell>
          <table:table-cell table:style-name="ce107" table:formula="of:=[Sheet4.D154]-[Sheet4.D15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4:10:53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5]-[Sheet4.A154]" office:value-type="float" office:value="0" calcext:value-type="float">
            <text:p>0</text:p>
          </table:table-cell>
          <table:table-cell table:style-name="ce88" table:formula="of:=[Sheet4.B155]-[Sheet4.B154]" office:value-type="time" office:time-value="PT00H08M59S" calcext:value-type="time">
            <text:p>00:08:59</text:p>
          </table:table-cell>
          <table:table-cell table:style-name="ce97" table:formula="of:=[Sheet4.C155]-[Sheet4.C154]" office:value-type="float" office:value="0" calcext:value-type="float">
            <text:p>0</text:p>
          </table:table-cell>
          <table:table-cell table:style-name="ce107" table:formula="of:=[Sheet4.D155]-[Sheet4.D15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4:19:52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6]-[Sheet4.A155]" office:value-type="float" office:value="0" calcext:value-type="float">
            <text:p>0</text:p>
          </table:table-cell>
          <table:table-cell table:style-name="ce88" table:formula="of:=[Sheet4.B156]-[Sheet4.B155]" office:value-type="time" office:time-value="PT00H00M26S" calcext:value-type="time">
            <text:p>00:00:26</text:p>
          </table:table-cell>
          <table:table-cell table:style-name="ce97" table:formula="of:=[Sheet4.C156]-[Sheet4.C155]" office:value-type="float" office:value="0" calcext:value-type="float">
            <text:p>0</text:p>
          </table:table-cell>
          <table:table-cell table:style-name="ce107" table:formula="of:=[Sheet4.D156]-[Sheet4.D15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4:20:18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7]-[Sheet4.A156]" office:value-type="float" office:value="0" calcext:value-type="float">
            <text:p>0</text:p>
          </table:table-cell>
          <table:table-cell table:style-name="ce88" table:formula="of:=[Sheet4.B157]-[Sheet4.B156]" office:value-type="time" office:time-value="PT00H00M20S" calcext:value-type="time">
            <text:p>00:00:20</text:p>
          </table:table-cell>
          <table:table-cell table:style-name="ce97" table:formula="of:=[Sheet4.C157]-[Sheet4.C156]" office:value-type="float" office:value="0" calcext:value-type="float">
            <text:p>0</text:p>
          </table:table-cell>
          <table:table-cell table:style-name="ce107" table:formula="of:=[Sheet4.D157]-[Sheet4.D15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4:20:38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8]-[Sheet4.A157]" office:value-type="float" office:value="0" calcext:value-type="float">
            <text:p>0</text:p>
          </table:table-cell>
          <table:table-cell table:style-name="ce88" table:formula="of:=[Sheet4.B158]-[Sheet4.B157]" office:value-type="time" office:time-value="PT00H00M28S" calcext:value-type="time">
            <text:p>00:00:28</text:p>
          </table:table-cell>
          <table:table-cell table:style-name="ce97" table:formula="of:=[Sheet4.C158]-[Sheet4.C157]" office:value-type="float" office:value="0" calcext:value-type="float">
            <text:p>0</text:p>
          </table:table-cell>
          <table:table-cell table:style-name="ce107" table:formula="of:=[Sheet4.D158]-[Sheet4.D15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4:21:06</text:p>
          </table:table-cell>
          <table:table-cell table:style-name="ce52" office:value-type="float" office:value="114.041" calcext:value-type="float">
            <text:p>114.041</text:p>
          </table:table-cell>
          <table:table-cell table:style-name="ce52" office:value-type="float" office:value="22.54611" calcext:value-type="float">
            <text:p>22.5461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59]-[Sheet4.A158]" office:value-type="float" office:value="0" calcext:value-type="float">
            <text:p>0</text:p>
          </table:table-cell>
          <table:table-cell table:style-name="ce88" table:formula="of:=[Sheet4.B159]-[Sheet4.B158]" office:value-type="time" office:time-value="PT00H00M09S" calcext:value-type="time">
            <text:p>00:00:09</text:p>
          </table:table-cell>
          <table:table-cell table:style-name="ce97" table:formula="of:=[Sheet4.C159]-[Sheet4.C158]" office:value-type="float" office:value="0" calcext:value-type="float">
            <text:p>0</text:p>
          </table:table-cell>
          <table:table-cell table:style-name="ce107" table:formula="of:=[Sheet4.D159]-[Sheet4.D15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4:21:15</text:p>
          </table:table-cell>
          <table:table-cell office:value-type="float" office:value="114.041" calcext:value-type="float">
            <text:p>114.041</text:p>
          </table:table-cell>
          <table:table-cell office:value-type="float" office:value="22.54611" calcext:value-type="float">
            <text:p>22.54611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160]-[Sheet4.A159]" office:value-type="float" office:value="0" calcext:value-type="float">
            <text:p>0</text:p>
          </table:table-cell>
          <table:table-cell table:formula="of:=[Sheet4.B160]-[Sheet4.B159]" office:value-type="time" office:time-value="PT03H53M35S" calcext:value-type="time">
            <text:p>03:53:35</text:p>
          </table:table-cell>
          <table:table-cell table:formula="of:=[Sheet4.C160]-[Sheet4.C159]" office:value-type="float" office:value="0.00620000000000687" calcext:value-type="float">
            <text:p>0.0062</text:p>
          </table:table-cell>
          <table:table-cell table:formula="of:=[Sheet4.D160]-[Sheet4.D159]" office:value-type="float" office:value="-0.00582999999999956" calcext:value-type="float">
            <text:p>-0.00583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18:14:50</text:p>
          </table:table-cell>
          <table:table-cell office:value-type="float" office:value="114.0472" calcext:value-type="float">
            <text:p>114.0472</text:p>
          </table:table-cell>
          <table:table-cell office:value-type="float" office:value="22.54028" calcext:value-type="float">
            <text:p>22.54028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161]-[Sheet4.A160]" office:value-type="float" office:value="0" calcext:value-type="float">
            <text:p>0</text:p>
          </table:table-cell>
          <table:table-cell table:formula="of:=[Sheet4.B161]-[Sheet4.B160]" office:value-type="time" office:time-value="PT00H04M58S" calcext:value-type="time">
            <text:p>00:04:58</text:p>
          </table:table-cell>
          <table:table-cell table:formula="of:=[Sheet4.C161]-[Sheet4.C160]" office:value-type="float" office:value="0.00139999999998963" calcext:value-type="float">
            <text:p>0.0014</text:p>
          </table:table-cell>
          <table:table-cell table:formula="of:=[Sheet4.D161]-[Sheet4.D160]" office:value-type="float" office:value="-0.000840000000000174" calcext:value-type="float">
            <text:p>-0.00084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19:48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62]-[Sheet4.A161]" office:value-type="float" office:value="0" calcext:value-type="float">
            <text:p>0</text:p>
          </table:table-cell>
          <table:table-cell table:style-name="ce88" table:formula="of:=[Sheet4.B162]-[Sheet4.B161]" office:value-type="time" office:time-value="PT00H00M23S" calcext:value-type="time">
            <text:p>00:00:23</text:p>
          </table:table-cell>
          <table:table-cell table:style-name="ce97" table:formula="of:=[Sheet4.C162]-[Sheet4.C161]" office:value-type="float" office:value="0" calcext:value-type="float">
            <text:p>0</text:p>
          </table:table-cell>
          <table:table-cell table:style-name="ce107" table:formula="of:=[Sheet4.D162]-[Sheet4.D16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20:11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63]-[Sheet4.A162]" office:value-type="float" office:value="0" calcext:value-type="float">
            <text:p>0</text:p>
          </table:table-cell>
          <table:table-cell table:style-name="ce88" table:formula="of:=[Sheet4.B163]-[Sheet4.B162]" office:value-type="time" office:time-value="PT00H00M10S" calcext:value-type="time">
            <text:p>00:00:10</text:p>
          </table:table-cell>
          <table:table-cell table:style-name="ce97" table:formula="of:=[Sheet4.C163]-[Sheet4.C162]" office:value-type="float" office:value="0" calcext:value-type="float">
            <text:p>0</text:p>
          </table:table-cell>
          <table:table-cell table:style-name="ce107" table:formula="of:=[Sheet4.D163]-[Sheet4.D16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20:21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64]-[Sheet4.A163]" office:value-type="float" office:value="0" calcext:value-type="float">
            <text:p>0</text:p>
          </table:table-cell>
          <table:table-cell table:style-name="ce88" table:formula="of:=[Sheet4.B164]-[Sheet4.B163]" office:value-type="time" office:time-value="PT00H09M04S" calcext:value-type="time">
            <text:p>00:09:04</text:p>
          </table:table-cell>
          <table:table-cell table:style-name="ce97" table:formula="of:=[Sheet4.C164]-[Sheet4.C163]" office:value-type="float" office:value="0" calcext:value-type="float">
            <text:p>0</text:p>
          </table:table-cell>
          <table:table-cell table:style-name="ce107" table:formula="of:=[Sheet4.D164]-[Sheet4.D16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29:25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65]-[Sheet4.A164]" office:value-type="float" office:value="0" calcext:value-type="float">
            <text:p>0</text:p>
          </table:table-cell>
          <table:table-cell table:style-name="ce88" table:formula="of:=[Sheet4.B165]-[Sheet4.B164]" office:value-type="time" office:time-value="PT00H01M41S" calcext:value-type="time">
            <text:p>00:01:41</text:p>
          </table:table-cell>
          <table:table-cell table:style-name="ce97" table:formula="of:=[Sheet4.C165]-[Sheet4.C164]" office:value-type="float" office:value="0" calcext:value-type="float">
            <text:p>0</text:p>
          </table:table-cell>
          <table:table-cell table:style-name="ce107" table:formula="of:=[Sheet4.D165]-[Sheet4.D16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31:06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66]-[Sheet4.A165]" office:value-type="float" office:value="0" calcext:value-type="float">
            <text:p>0</text:p>
          </table:table-cell>
          <table:table-cell table:style-name="ce88" table:formula="of:=[Sheet4.B166]-[Sheet4.B165]" office:value-type="time" office:time-value="PT00H00M17S" calcext:value-type="time">
            <text:p>00:00:17</text:p>
          </table:table-cell>
          <table:table-cell table:style-name="ce97" table:formula="of:=[Sheet4.C166]-[Sheet4.C165]" office:value-type="float" office:value="0" calcext:value-type="float">
            <text:p>0</text:p>
          </table:table-cell>
          <table:table-cell table:style-name="ce107" table:formula="of:=[Sheet4.D166]-[Sheet4.D16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31:23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67]-[Sheet4.A166]" office:value-type="float" office:value="0" calcext:value-type="float">
            <text:p>0</text:p>
          </table:table-cell>
          <table:table-cell table:style-name="ce88" table:formula="of:=[Sheet4.B167]-[Sheet4.B166]" office:value-type="time" office:time-value="PT00H07M42S" calcext:value-type="time">
            <text:p>00:07:42</text:p>
          </table:table-cell>
          <table:table-cell table:style-name="ce97" table:formula="of:=[Sheet4.C167]-[Sheet4.C166]" office:value-type="float" office:value="0" calcext:value-type="float">
            <text:p>0</text:p>
          </table:table-cell>
          <table:table-cell table:style-name="ce107" table:formula="of:=[Sheet4.D167]-[Sheet4.D1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39:05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68]-[Sheet4.A167]" office:value-type="float" office:value="0" calcext:value-type="float">
            <text:p>0</text:p>
          </table:table-cell>
          <table:table-cell table:style-name="ce88" table:formula="of:=[Sheet4.B168]-[Sheet4.B167]" office:value-type="time" office:time-value="PT00H00M16S" calcext:value-type="time">
            <text:p>00:00:16</text:p>
          </table:table-cell>
          <table:table-cell table:style-name="ce97" table:formula="of:=[Sheet4.C168]-[Sheet4.C167]" office:value-type="float" office:value="0" calcext:value-type="float">
            <text:p>0</text:p>
          </table:table-cell>
          <table:table-cell table:style-name="ce107" table:formula="of:=[Sheet4.D168]-[Sheet4.D1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39:21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69]-[Sheet4.A168]" office:value-type="float" office:value="0" calcext:value-type="float">
            <text:p>0</text:p>
          </table:table-cell>
          <table:table-cell table:style-name="ce88" table:formula="of:=[Sheet4.B169]-[Sheet4.B168]" office:value-type="time" office:time-value="PT00H02M19S" calcext:value-type="time">
            <text:p>00:02:19</text:p>
          </table:table-cell>
          <table:table-cell table:style-name="ce97" table:formula="of:=[Sheet4.C169]-[Sheet4.C168]" office:value-type="float" office:value="0" calcext:value-type="float">
            <text:p>0</text:p>
          </table:table-cell>
          <table:table-cell table:style-name="ce107" table:formula="of:=[Sheet4.D169]-[Sheet4.D1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1:40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0]-[Sheet4.A169]" office:value-type="float" office:value="0" calcext:value-type="float">
            <text:p>0</text:p>
          </table:table-cell>
          <table:table-cell table:style-name="ce88" table:formula="of:=[Sheet4.B170]-[Sheet4.B169]" office:value-type="time" office:time-value="PT00H00M19S" calcext:value-type="time">
            <text:p>00:00:19</text:p>
          </table:table-cell>
          <table:table-cell table:style-name="ce97" table:formula="of:=[Sheet4.C170]-[Sheet4.C169]" office:value-type="float" office:value="0" calcext:value-type="float">
            <text:p>0</text:p>
          </table:table-cell>
          <table:table-cell table:style-name="ce107" table:formula="of:=[Sheet4.D170]-[Sheet4.D1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1:59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1]-[Sheet4.A170]" office:value-type="float" office:value="0" calcext:value-type="float">
            <text:p>0</text:p>
          </table:table-cell>
          <table:table-cell table:style-name="ce88" table:formula="of:=[Sheet4.B171]-[Sheet4.B170]" office:value-type="time" office:time-value="PT00H00M30S" calcext:value-type="time">
            <text:p>00:00:30</text:p>
          </table:table-cell>
          <table:table-cell table:style-name="ce97" table:formula="of:=[Sheet4.C171]-[Sheet4.C170]" office:value-type="float" office:value="0" calcext:value-type="float">
            <text:p>0</text:p>
          </table:table-cell>
          <table:table-cell table:style-name="ce107" table:formula="of:=[Sheet4.D171]-[Sheet4.D1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2:29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2]-[Sheet4.A171]" office:value-type="float" office:value="0" calcext:value-type="float">
            <text:p>0</text:p>
          </table:table-cell>
          <table:table-cell table:style-name="ce88" table:formula="of:=[Sheet4.B172]-[Sheet4.B171]" office:value-type="time" office:time-value="PT00H00M19S" calcext:value-type="time">
            <text:p>00:00:19</text:p>
          </table:table-cell>
          <table:table-cell table:style-name="ce97" table:formula="of:=[Sheet4.C172]-[Sheet4.C171]" office:value-type="float" office:value="0" calcext:value-type="float">
            <text:p>0</text:p>
          </table:table-cell>
          <table:table-cell table:style-name="ce107" table:formula="of:=[Sheet4.D172]-[Sheet4.D1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2:48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3]-[Sheet4.A172]" office:value-type="float" office:value="0" calcext:value-type="float">
            <text:p>0</text:p>
          </table:table-cell>
          <table:table-cell table:style-name="ce88" table:formula="of:=[Sheet4.B173]-[Sheet4.B172]" office:value-type="time" office:time-value="PT00H00M11S" calcext:value-type="time">
            <text:p>00:00:11</text:p>
          </table:table-cell>
          <table:table-cell table:style-name="ce97" table:formula="of:=[Sheet4.C173]-[Sheet4.C172]" office:value-type="float" office:value="0" calcext:value-type="float">
            <text:p>0</text:p>
          </table:table-cell>
          <table:table-cell table:style-name="ce107" table:formula="of:=[Sheet4.D173]-[Sheet4.D1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2:59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4]-[Sheet4.A173]" office:value-type="float" office:value="0" calcext:value-type="float">
            <text:p>0</text:p>
          </table:table-cell>
          <table:table-cell table:style-name="ce88" table:formula="of:=[Sheet4.B174]-[Sheet4.B173]" office:value-type="time" office:time-value="PT00H00M23S" calcext:value-type="time">
            <text:p>00:00:23</text:p>
          </table:table-cell>
          <table:table-cell table:style-name="ce97" table:formula="of:=[Sheet4.C174]-[Sheet4.C173]" office:value-type="float" office:value="0" calcext:value-type="float">
            <text:p>0</text:p>
          </table:table-cell>
          <table:table-cell table:style-name="ce107" table:formula="of:=[Sheet4.D174]-[Sheet4.D1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3:22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5]-[Sheet4.A174]" office:value-type="float" office:value="0" calcext:value-type="float">
            <text:p>0</text:p>
          </table:table-cell>
          <table:table-cell table:style-name="ce88" table:formula="of:=[Sheet4.B175]-[Sheet4.B174]" office:value-type="time" office:time-value="PT00H00M35S" calcext:value-type="time">
            <text:p>00:00:35</text:p>
          </table:table-cell>
          <table:table-cell table:style-name="ce97" table:formula="of:=[Sheet4.C175]-[Sheet4.C174]" office:value-type="float" office:value="0" calcext:value-type="float">
            <text:p>0</text:p>
          </table:table-cell>
          <table:table-cell table:style-name="ce107" table:formula="of:=[Sheet4.D175]-[Sheet4.D1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3:57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6]-[Sheet4.A175]" office:value-type="float" office:value="0" calcext:value-type="float">
            <text:p>0</text:p>
          </table:table-cell>
          <table:table-cell table:style-name="ce88" table:formula="of:=[Sheet4.B176]-[Sheet4.B175]" office:value-type="time" office:time-value="PT00H01M42S" calcext:value-type="time">
            <text:p>00:01:42</text:p>
          </table:table-cell>
          <table:table-cell table:style-name="ce97" table:formula="of:=[Sheet4.C176]-[Sheet4.C175]" office:value-type="float" office:value="0" calcext:value-type="float">
            <text:p>0</text:p>
          </table:table-cell>
          <table:table-cell table:style-name="ce107" table:formula="of:=[Sheet4.D176]-[Sheet4.D1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5:39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7]-[Sheet4.A176]" office:value-type="float" office:value="0" calcext:value-type="float">
            <text:p>0</text:p>
          </table:table-cell>
          <table:table-cell table:style-name="ce88" table:formula="of:=[Sheet4.B177]-[Sheet4.B176]" office:value-type="time" office:time-value="PT00H03M07S" calcext:value-type="time">
            <text:p>00:03:07</text:p>
          </table:table-cell>
          <table:table-cell table:style-name="ce97" table:formula="of:=[Sheet4.C177]-[Sheet4.C176]" office:value-type="float" office:value="0" calcext:value-type="float">
            <text:p>0</text:p>
          </table:table-cell>
          <table:table-cell table:style-name="ce107" table:formula="of:=[Sheet4.D177]-[Sheet4.D1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8:46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8]-[Sheet4.A177]" office:value-type="float" office:value="0" calcext:value-type="float">
            <text:p>0</text:p>
          </table:table-cell>
          <table:table-cell table:style-name="ce88" table:formula="of:=[Sheet4.B178]-[Sheet4.B177]" office:value-type="time" office:time-value="PT00H00M24S" calcext:value-type="time">
            <text:p>00:00:24</text:p>
          </table:table-cell>
          <table:table-cell table:style-name="ce97" table:formula="of:=[Sheet4.C178]-[Sheet4.C177]" office:value-type="float" office:value="0" calcext:value-type="float">
            <text:p>0</text:p>
          </table:table-cell>
          <table:table-cell table:style-name="ce107" table:formula="of:=[Sheet4.D178]-[Sheet4.D1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49:10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79]-[Sheet4.A178]" office:value-type="float" office:value="0" calcext:value-type="float">
            <text:p>0</text:p>
          </table:table-cell>
          <table:table-cell table:style-name="ce88" table:formula="of:=[Sheet4.B179]-[Sheet4.B178]" office:value-type="time" office:time-value="PT00H09M15S" calcext:value-type="time">
            <text:p>00:09:15</text:p>
          </table:table-cell>
          <table:table-cell table:style-name="ce97" table:formula="of:=[Sheet4.C179]-[Sheet4.C178]" office:value-type="float" office:value="0" calcext:value-type="float">
            <text:p>0</text:p>
          </table:table-cell>
          <table:table-cell table:style-name="ce107" table:formula="of:=[Sheet4.D179]-[Sheet4.D1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8:58:25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0]-[Sheet4.A179]" office:value-type="float" office:value="0" calcext:value-type="float">
            <text:p>0</text:p>
          </table:table-cell>
          <table:table-cell table:style-name="ce88" table:formula="of:=[Sheet4.B180]-[Sheet4.B179]" office:value-type="time" office:time-value="PT00H01M49S" calcext:value-type="time">
            <text:p>00:01:49</text:p>
          </table:table-cell>
          <table:table-cell table:style-name="ce97" table:formula="of:=[Sheet4.C180]-[Sheet4.C179]" office:value-type="float" office:value="0" calcext:value-type="float">
            <text:p>0</text:p>
          </table:table-cell>
          <table:table-cell table:style-name="ce107" table:formula="of:=[Sheet4.D180]-[Sheet4.D1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00:14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1]-[Sheet4.A180]" office:value-type="float" office:value="0" calcext:value-type="float">
            <text:p>0</text:p>
          </table:table-cell>
          <table:table-cell table:style-name="ce88" table:formula="of:=[Sheet4.B181]-[Sheet4.B180]" office:value-type="time" office:time-value="PT00H00M53S" calcext:value-type="time">
            <text:p>00:00:53</text:p>
          </table:table-cell>
          <table:table-cell table:style-name="ce97" table:formula="of:=[Sheet4.C181]-[Sheet4.C180]" office:value-type="float" office:value="0" calcext:value-type="float">
            <text:p>0</text:p>
          </table:table-cell>
          <table:table-cell table:style-name="ce107" table:formula="of:=[Sheet4.D181]-[Sheet4.D1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01:07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2]-[Sheet4.A181]" office:value-type="float" office:value="0" calcext:value-type="float">
            <text:p>0</text:p>
          </table:table-cell>
          <table:table-cell table:style-name="ce88" table:formula="of:=[Sheet4.B182]-[Sheet4.B181]" office:value-type="time" office:time-value="PT00H00M25S" calcext:value-type="time">
            <text:p>00:00:25</text:p>
          </table:table-cell>
          <table:table-cell table:style-name="ce97" table:formula="of:=[Sheet4.C182]-[Sheet4.C181]" office:value-type="float" office:value="0" calcext:value-type="float">
            <text:p>0</text:p>
          </table:table-cell>
          <table:table-cell table:style-name="ce107" table:formula="of:=[Sheet4.D182]-[Sheet4.D1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01:32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3]-[Sheet4.A182]" office:value-type="float" office:value="0" calcext:value-type="float">
            <text:p>0</text:p>
          </table:table-cell>
          <table:table-cell table:style-name="ce88" table:formula="of:=[Sheet4.B183]-[Sheet4.B182]" office:value-type="time" office:time-value="PT00H05M04S" calcext:value-type="time">
            <text:p>00:05:04</text:p>
          </table:table-cell>
          <table:table-cell table:style-name="ce97" table:formula="of:=[Sheet4.C183]-[Sheet4.C182]" office:value-type="float" office:value="0" calcext:value-type="float">
            <text:p>0</text:p>
          </table:table-cell>
          <table:table-cell table:style-name="ce107" table:formula="of:=[Sheet4.D183]-[Sheet4.D1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06:36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4]-[Sheet4.A183]" office:value-type="float" office:value="0" calcext:value-type="float">
            <text:p>0</text:p>
          </table:table-cell>
          <table:table-cell table:style-name="ce88" table:formula="of:=[Sheet4.B184]-[Sheet4.B183]" office:value-type="time" office:time-value="PT00H00M44S" calcext:value-type="time">
            <text:p>00:00:44</text:p>
          </table:table-cell>
          <table:table-cell table:style-name="ce97" table:formula="of:=[Sheet4.C184]-[Sheet4.C183]" office:value-type="float" office:value="0" calcext:value-type="float">
            <text:p>0</text:p>
          </table:table-cell>
          <table:table-cell table:style-name="ce107" table:formula="of:=[Sheet4.D184]-[Sheet4.D1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07:20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5]-[Sheet4.A184]" office:value-type="float" office:value="0" calcext:value-type="float">
            <text:p>0</text:p>
          </table:table-cell>
          <table:table-cell table:style-name="ce88" table:formula="of:=[Sheet4.B185]-[Sheet4.B184]" office:value-type="time" office:time-value="PT00H00M13S" calcext:value-type="time">
            <text:p>00:00:13</text:p>
          </table:table-cell>
          <table:table-cell table:style-name="ce97" table:formula="of:=[Sheet4.C185]-[Sheet4.C184]" office:value-type="float" office:value="0" calcext:value-type="float">
            <text:p>0</text:p>
          </table:table-cell>
          <table:table-cell table:style-name="ce107" table:formula="of:=[Sheet4.D185]-[Sheet4.D1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07:33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6]-[Sheet4.A185]" office:value-type="float" office:value="0" calcext:value-type="float">
            <text:p>0</text:p>
          </table:table-cell>
          <table:table-cell table:style-name="ce88" table:formula="of:=[Sheet4.B186]-[Sheet4.B185]" office:value-type="time" office:time-value="PT00H07M13S" calcext:value-type="time">
            <text:p>00:07:13</text:p>
          </table:table-cell>
          <table:table-cell table:style-name="ce97" table:formula="of:=[Sheet4.C186]-[Sheet4.C185]" office:value-type="float" office:value="0" calcext:value-type="float">
            <text:p>0</text:p>
          </table:table-cell>
          <table:table-cell table:style-name="ce107" table:formula="of:=[Sheet4.D186]-[Sheet4.D1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14:46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7]-[Sheet4.A186]" office:value-type="float" office:value="0" calcext:value-type="float">
            <text:p>0</text:p>
          </table:table-cell>
          <table:table-cell table:style-name="ce88" table:formula="of:=[Sheet4.B187]-[Sheet4.B186]" office:value-type="time" office:time-value="PT00H00M07S" calcext:value-type="time">
            <text:p>00:00:07</text:p>
          </table:table-cell>
          <table:table-cell table:style-name="ce97" table:formula="of:=[Sheet4.C187]-[Sheet4.C186]" office:value-type="float" office:value="0" calcext:value-type="float">
            <text:p>0</text:p>
          </table:table-cell>
          <table:table-cell table:style-name="ce107" table:formula="of:=[Sheet4.D187]-[Sheet4.D1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14:53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8]-[Sheet4.A187]" office:value-type="float" office:value="0" calcext:value-type="float">
            <text:p>0</text:p>
          </table:table-cell>
          <table:table-cell table:style-name="ce88" table:formula="of:=[Sheet4.B188]-[Sheet4.B187]" office:value-type="time" office:time-value="PT00H00M04S" calcext:value-type="time">
            <text:p>00:00:04</text:p>
          </table:table-cell>
          <table:table-cell table:style-name="ce97" table:formula="of:=[Sheet4.C188]-[Sheet4.C187]" office:value-type="float" office:value="0" calcext:value-type="float">
            <text:p>0</text:p>
          </table:table-cell>
          <table:table-cell table:style-name="ce107" table:formula="of:=[Sheet4.D188]-[Sheet4.D1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14:57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89]-[Sheet4.A188]" office:value-type="float" office:value="0" calcext:value-type="float">
            <text:p>0</text:p>
          </table:table-cell>
          <table:table-cell table:style-name="ce88" table:formula="of:=[Sheet4.B189]-[Sheet4.B188]" office:value-type="time" office:time-value="PT00H00M57S" calcext:value-type="time">
            <text:p>00:00:57</text:p>
          </table:table-cell>
          <table:table-cell table:style-name="ce97" table:formula="of:=[Sheet4.C189]-[Sheet4.C188]" office:value-type="float" office:value="0" calcext:value-type="float">
            <text:p>0</text:p>
          </table:table-cell>
          <table:table-cell table:style-name="ce107" table:formula="of:=[Sheet4.D189]-[Sheet4.D1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15:54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0]-[Sheet4.A189]" office:value-type="float" office:value="0" calcext:value-type="float">
            <text:p>0</text:p>
          </table:table-cell>
          <table:table-cell table:style-name="ce88" table:formula="of:=[Sheet4.B190]-[Sheet4.B189]" office:value-type="time" office:time-value="PT00H20M49S" calcext:value-type="time">
            <text:p>00:20:49</text:p>
          </table:table-cell>
          <table:table-cell table:style-name="ce97" table:formula="of:=[Sheet4.C190]-[Sheet4.C189]" office:value-type="float" office:value="0" calcext:value-type="float">
            <text:p>0</text:p>
          </table:table-cell>
          <table:table-cell table:style-name="ce107" table:formula="of:=[Sheet4.D190]-[Sheet4.D1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36:43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1]-[Sheet4.A190]" office:value-type="float" office:value="0" calcext:value-type="float">
            <text:p>0</text:p>
          </table:table-cell>
          <table:table-cell table:style-name="ce88" table:formula="of:=[Sheet4.B191]-[Sheet4.B190]" office:value-type="time" office:time-value="PT00H00M28S" calcext:value-type="time">
            <text:p>00:00:28</text:p>
          </table:table-cell>
          <table:table-cell table:style-name="ce97" table:formula="of:=[Sheet4.C191]-[Sheet4.C190]" office:value-type="float" office:value="0" calcext:value-type="float">
            <text:p>0</text:p>
          </table:table-cell>
          <table:table-cell table:style-name="ce107" table:formula="of:=[Sheet4.D191]-[Sheet4.D1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37:11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2]-[Sheet4.A191]" office:value-type="float" office:value="0" calcext:value-type="float">
            <text:p>0</text:p>
          </table:table-cell>
          <table:table-cell table:style-name="ce88" table:formula="of:=[Sheet4.B192]-[Sheet4.B191]" office:value-type="time" office:time-value="PT00H02M34S" calcext:value-type="time">
            <text:p>00:02:34</text:p>
          </table:table-cell>
          <table:table-cell table:style-name="ce97" table:formula="of:=[Sheet4.C192]-[Sheet4.C191]" office:value-type="float" office:value="0" calcext:value-type="float">
            <text:p>0</text:p>
          </table:table-cell>
          <table:table-cell table:style-name="ce107" table:formula="of:=[Sheet4.D192]-[Sheet4.D19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39:45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3]-[Sheet4.A192]" office:value-type="float" office:value="0" calcext:value-type="float">
            <text:p>0</text:p>
          </table:table-cell>
          <table:table-cell table:style-name="ce88" table:formula="of:=[Sheet4.B193]-[Sheet4.B192]" office:value-type="time" office:time-value="PT00H04M08S" calcext:value-type="time">
            <text:p>00:04:08</text:p>
          </table:table-cell>
          <table:table-cell table:style-name="ce97" table:formula="of:=[Sheet4.C193]-[Sheet4.C192]" office:value-type="float" office:value="0" calcext:value-type="float">
            <text:p>0</text:p>
          </table:table-cell>
          <table:table-cell table:style-name="ce107" table:formula="of:=[Sheet4.D193]-[Sheet4.D19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43:53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4]-[Sheet4.A193]" office:value-type="float" office:value="0" calcext:value-type="float">
            <text:p>0</text:p>
          </table:table-cell>
          <table:table-cell table:style-name="ce88" table:formula="of:=[Sheet4.B194]-[Sheet4.B193]" office:value-type="time" office:time-value="PT00H00M18S" calcext:value-type="time">
            <text:p>00:00:18</text:p>
          </table:table-cell>
          <table:table-cell table:style-name="ce97" table:formula="of:=[Sheet4.C194]-[Sheet4.C193]" office:value-type="float" office:value="0" calcext:value-type="float">
            <text:p>0</text:p>
          </table:table-cell>
          <table:table-cell table:style-name="ce107" table:formula="of:=[Sheet4.D194]-[Sheet4.D19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44:11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5]-[Sheet4.A194]" office:value-type="float" office:value="0" calcext:value-type="float">
            <text:p>0</text:p>
          </table:table-cell>
          <table:table-cell table:style-name="ce88" table:formula="of:=[Sheet4.B195]-[Sheet4.B194]" office:value-type="time" office:time-value="PT00H03M51S" calcext:value-type="time">
            <text:p>00:03:51</text:p>
          </table:table-cell>
          <table:table-cell table:style-name="ce97" table:formula="of:=[Sheet4.C195]-[Sheet4.C194]" office:value-type="float" office:value="0" calcext:value-type="float">
            <text:p>0</text:p>
          </table:table-cell>
          <table:table-cell table:style-name="ce107" table:formula="of:=[Sheet4.D195]-[Sheet4.D19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48:02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6]-[Sheet4.A195]" office:value-type="float" office:value="0" calcext:value-type="float">
            <text:p>0</text:p>
          </table:table-cell>
          <table:table-cell table:style-name="ce88" table:formula="of:=[Sheet4.B196]-[Sheet4.B195]" office:value-type="time" office:time-value="PT00H00M21S" calcext:value-type="time">
            <text:p>00:00:21</text:p>
          </table:table-cell>
          <table:table-cell table:style-name="ce97" table:formula="of:=[Sheet4.C196]-[Sheet4.C195]" office:value-type="float" office:value="0" calcext:value-type="float">
            <text:p>0</text:p>
          </table:table-cell>
          <table:table-cell table:style-name="ce107" table:formula="of:=[Sheet4.D196]-[Sheet4.D19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48:23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7]-[Sheet4.A196]" office:value-type="float" office:value="0" calcext:value-type="float">
            <text:p>0</text:p>
          </table:table-cell>
          <table:table-cell table:style-name="ce88" table:formula="of:=[Sheet4.B197]-[Sheet4.B196]" office:value-type="time" office:time-value="PT00H01M06S" calcext:value-type="time">
            <text:p>00:01:06</text:p>
          </table:table-cell>
          <table:table-cell table:style-name="ce97" table:formula="of:=[Sheet4.C197]-[Sheet4.C196]" office:value-type="float" office:value="0" calcext:value-type="float">
            <text:p>0</text:p>
          </table:table-cell>
          <table:table-cell table:style-name="ce107" table:formula="of:=[Sheet4.D197]-[Sheet4.D19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19:49:29</text:p>
          </table:table-cell>
          <table:table-cell table:style-name="ce52" office:value-type="float" office:value="114.0486" calcext:value-type="float">
            <text:p>114.0486</text:p>
          </table:table-cell>
          <table:table-cell table:style-name="ce52" office:value-type="float" office:value="22.53944" calcext:value-type="float">
            <text:p>22.53944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198]-[Sheet4.A197]" office:value-type="float" office:value="0" calcext:value-type="float">
            <text:p>0</text:p>
          </table:table-cell>
          <table:table-cell table:style-name="ce88" table:formula="of:=[Sheet4.B198]-[Sheet4.B197]" office:value-type="time" office:time-value="PT00H12M24S" calcext:value-type="time">
            <text:p>00:12:24</text:p>
          </table:table-cell>
          <table:table-cell table:style-name="ce97" table:formula="of:=[Sheet4.C198]-[Sheet4.C197]" office:value-type="float" office:value="0" calcext:value-type="float">
            <text:p>0</text:p>
          </table:table-cell>
          <table:table-cell table:style-name="ce107" table:formula="of:=[Sheet4.D198]-[Sheet4.D19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20:01:53</text:p>
          </table:table-cell>
          <table:table-cell office:value-type="float" office:value="114.0486" calcext:value-type="float">
            <text:p>114.0486</text:p>
          </table:table-cell>
          <table:table-cell office:value-type="float" office:value="22.53944" calcext:value-type="float">
            <text:p>22.53944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199]-[Sheet4.A198]" office:value-type="float" office:value="0" calcext:value-type="float">
            <text:p>0</text:p>
          </table:table-cell>
          <table:table-cell table:formula="of:=[Sheet4.B199]-[Sheet4.B198]" office:value-type="time" office:time-value="PT00H06M40S" calcext:value-type="time">
            <text:p>00:06:40</text:p>
          </table:table-cell>
          <table:table-cell table:formula="of:=[Sheet4.C199]-[Sheet4.C198]" office:value-type="float" office:value="-0.00489999999999213" calcext:value-type="float">
            <text:p>-0.0049</text:p>
          </table:table-cell>
          <table:table-cell table:formula="of:=[Sheet4.D199]-[Sheet4.D198]" office:value-type="float" office:value="-0.00422999999999973" calcext:value-type="float">
            <text:p>-0.00423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20:08:33</text:p>
          </table:table-cell>
          <table:table-cell table:style-name="ce52" office:value-type="float" office:value="114.0437" calcext:value-type="float">
            <text:p>114.0437</text:p>
          </table:table-cell>
          <table:table-cell table:style-name="ce52" office:value-type="float" office:value="22.53521" calcext:value-type="float">
            <text:p>22.5352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200]-[Sheet4.A199]" office:value-type="float" office:value="0" calcext:value-type="float">
            <text:p>0</text:p>
          </table:table-cell>
          <table:table-cell table:style-name="ce88" table:formula="of:=[Sheet4.B200]-[Sheet4.B199]" office:value-type="time" office:time-value="PT00H00M47S" calcext:value-type="time">
            <text:p>00:00:47</text:p>
          </table:table-cell>
          <table:table-cell table:style-name="ce97" table:formula="of:=[Sheet4.C200]-[Sheet4.C199]" office:value-type="float" office:value="0" calcext:value-type="float">
            <text:p>0</text:p>
          </table:table-cell>
          <table:table-cell table:style-name="ce107" table:formula="of:=[Sheet4.D200]-[Sheet4.D19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2" office:value-type="float" office:value="55555787" calcext:value-type="float">
            <text:p>55555787</text:p>
          </table:table-cell>
          <table:table-cell table:style-name="ce61" office:value-type="string" calcext:value-type="string">
            <text:p>20:09:20</text:p>
          </table:table-cell>
          <table:table-cell table:style-name="ce52" office:value-type="float" office:value="114.0437" calcext:value-type="float">
            <text:p>114.0437</text:p>
          </table:table-cell>
          <table:table-cell table:style-name="ce52" office:value-type="float" office:value="22.53521" calcext:value-type="float">
            <text:p>22.53521</text:p>
          </table:table-cell>
          <table:table-cell table:style-name="ce52" table:number-columns-repeated="2"/>
          <table:table-cell table:style-name="ce52" office:value-type="float" office:value="55555787" calcext:value-type="float">
            <text:p>55555787</text:p>
          </table:table-cell>
          <table:table-cell table:style-name="ce77" table:formula="of:=[Sheet4.A201]-[Sheet4.A200]" office:value-type="float" office:value="0" calcext:value-type="float">
            <text:p>0</text:p>
          </table:table-cell>
          <table:table-cell table:style-name="ce88" table:formula="of:=[Sheet4.B201]-[Sheet4.B200]" office:value-type="time" office:time-value="PT00H00M19S" calcext:value-type="time">
            <text:p>00:00:19</text:p>
          </table:table-cell>
          <table:table-cell table:style-name="ce97" table:formula="of:=[Sheet4.C201]-[Sheet4.C200]" office:value-type="float" office:value="0" calcext:value-type="float">
            <text:p>0</text:p>
          </table:table-cell>
          <table:table-cell table:style-name="ce107" table:formula="of:=[Sheet4.D201]-[Sheet4.D20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5555787" calcext:value-type="float">
            <text:p>55555787</text:p>
          </table:table-cell>
          <table:table-cell table:style-name="ce39" office:value-type="string" calcext:value-type="string">
            <text:p>20:09:39</text:p>
          </table:table-cell>
          <table:table-cell office:value-type="float" office:value="114.0437" calcext:value-type="float">
            <text:p>114.0437</text:p>
          </table:table-cell>
          <table:table-cell office:value-type="float" office:value="22.53521" calcext:value-type="float">
            <text:p>22.53521</text:p>
          </table:table-cell>
          <table:table-cell table:number-columns-repeated="2"/>
          <table:table-cell office:value-type="float" office:value="55555787" calcext:value-type="float">
            <text:p>55555787</text:p>
          </table:table-cell>
          <table:table-cell table:formula="of:=[Sheet4.A202]-[Sheet4.A201]" office:value-type="float" office:value="-55555787" calcext:value-type="float">
            <text:p>-55555787</text:p>
          </table:table-cell>
          <table:table-cell table:formula="of:=[Sheet4.B202]-[Sheet4.B201]" office:value-type="time" office:time-value="-PT20H09M39S" calcext:value-type="time">
            <text:p>03:50:21</text:p>
          </table:table-cell>
          <table:table-cell table:formula="of:=[Sheet4.C202]-[Sheet4.C201]" office:value-type="float" office:value="-114.0437" calcext:value-type="float">
            <text:p>-114.0437</text:p>
          </table:table-cell>
          <table:table-cell table:formula="of:=[Sheet4.D202]-[Sheet4.D201]" office:value-type="float" office:value="-22.53521" calcext:value-type="float">
            <text:p>-22.53521</text:p>
          </table:table-cell>
          <table:table-cell table:number-columns-repeated="13"/>
        </table:table-row>
        <table:table-row table:style-name="ro1" table:number-rows-repeated="1048374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Sheet4.H133:Sheet4.H1048576 Sheet4.H1:Sheet4.H33">
            <calcext:condition calcext:apply-style-name="Untitled2" calcext:value="!=0" calcext:base-cell-address="Sheet4.H1"/>
          </calcext:conditional-format>
          <calcext:conditional-format calcext:target-range-address="Sheet4.I133:Sheet4.I1048576 Sheet4.I1:Sheet4.I33">
            <calcext:condition calcext:apply-style-name="Untitled3" calcext:value="formula-is([Sheet4.H1]&gt;0)" calcext:base-cell-address="Sheet4.I1"/>
            <calcext:condition calcext:apply-style-name="Untitled3" calcext:value="&gt;[$Sheet4.$I$1]" calcext:base-cell-address="Sheet4.I1"/>
          </calcext:conditional-format>
          <calcext:conditional-format calcext:target-range-address="Sheet4.J133:Sheet4.J1048576 Sheet4.J1:Sheet4.J33">
            <calcext:condition calcext:apply-style-name="Untitled3" calcext:value="formula-is([Sheet4.H1]&gt;0)" calcext:base-cell-address="Sheet4.J1"/>
          </calcext:conditional-format>
          <calcext:conditional-format calcext:target-range-address="Sheet4.K133:Sheet4.K1048576 Sheet4.K1:Sheet4.K33">
            <calcext:condition calcext:apply-style-name="Untitled3" calcext:value="formula-is([Sheet4.H1]&gt;0)" calcext:base-cell-address="Sheet4.K1"/>
          </calcext:conditional-format>
          <calcext:conditional-format calcext:target-range-address="Sheet4.H34:Sheet4.H132">
            <calcext:condition calcext:apply-style-name="Untitled2" calcext:value="!=0" calcext:base-cell-address="Sheet4.H34"/>
          </calcext:conditional-format>
          <calcext:conditional-format calcext:target-range-address="Sheet4.I34:Sheet4.I132">
            <calcext:condition calcext:apply-style-name="Untitled3" calcext:value="formula-is([Sheet4.H34]&gt;0)" calcext:base-cell-address="Sheet4.I34"/>
            <calcext:condition calcext:apply-style-name="Untitled3" calcext:value="&gt;[$Sheet4.$I$1]" calcext:base-cell-address="Sheet4.I34"/>
          </calcext:conditional-format>
          <calcext:conditional-format calcext:target-range-address="Sheet4.J34:Sheet4.J132">
            <calcext:condition calcext:apply-style-name="Untitled3" calcext:value="formula-is([Sheet4.H34]&gt;0)" calcext:base-cell-address="Sheet4.J34"/>
          </calcext:conditional-format>
          <calcext:conditional-format calcext:target-range-address="Sheet4.K34:Sheet4.K132">
            <calcext:condition calcext:apply-style-name="Untitled3" calcext:value="formula-is([Sheet4.H34]&gt;0)" calcext:base-cell-address="Sheet4.K34"/>
          </calcext:conditional-format>
        </calcext:conditional-formats>
      </table:table>
      <table:named-expressions/>
      <table:database-ranges>
        <table:database-range table:name="__Anonymous_Sheet_DB__0" table:target-range-address="Sheet1.G1:Sheet1.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 number:title="User-defined MM:SS">
      <number:minutes number:style="long"/>
      <number:text>:</number:text>
      <number:seconds number:style="long"/>
    </number:time-style>
    <number:date-style style:name="N123" number:title="MM-DD-YYYY HH:MM:SS">
      <number:month number:style="long"/>
      <number:text>-</number:text>
      <number:day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  <style:style style:name="Untitled2" style:family="table-cell" style:parent-style-name="Default">
      <style:table-cell-properties fo:background-color="#ccff66" fo:border="0.06pt solid #000000"/>
    </style:style>
    <style:style style:name="Untitled3" style:family="table-cell" style:parent-style-name="Default">
      <style:table-cell-properties fo:background-color="#dd4814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1:23:25.910994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48:21.980330664</meta:creation-date>
    <meta:editing-duration>PT6H7M46S</meta:editing-duration>
    <meta:editing-cycles>20</meta:editing-cycles>
    <meta:generator>LibreOffice/5.1.6.2$Linux_X86_64 LibreOffice_project/10m0$Build-2</meta:generator>
    <dc:date>2019-03-21T23:07:07.868481042</dc:date>
    <meta:document-statistic meta:table-count="4" meta:cell-count="4932" meta:object-count="0"/>
  </office:meta>
</office:document-meta>
</file>